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Helv" svg:font-family="Helv"/>
    <style:font-face style:name="Times New Roman" svg:font-family="&quot;Times New Roman&quot;"/>
  </office:font-face-decls>
  <office:automatic-styles>
    <style:style style:name="ce1" style:family="table-cell" style:parent-style-name="Default" style:data-style-name="N0"/>
    <style:style style:name="ce2" style:family="table-cell" style:parent-style-name="Heading_32_1" style:data-style-name="N0">
      <style:table-cell-properties fo:border="none"/>
      <style:text-properties fo:color="#000000" style:font-name="Arial" style:font-name-asian="Arial" style:font-name-complex="Arial" fo:font-size="14pt" style:font-size-asian="14pt" style:font-size-complex="14pt" fo:font-weight="bold" style:font-weight-asian="bold" style:font-weight-complex="bold"/>
    </style:style>
    <style:style style:name="ce3" style:family="table-cell" style:parent-style-name="Default" style:data-style-name="N0">
      <style:text-properties style:font-name="Arial" style:font-name-asian="Arial" style:font-name-complex="Arial" fo:font-size="12pt" style:font-size-asian="12pt" style:font-size-complex="12pt"/>
    </style:style>
    <style:style style:name="ce4" style:family="table-cell" style:parent-style-name="Heading_32_2" style:data-style-name="N0">
      <style:table-cell-properties fo:border="none"/>
      <style:text-properties fo:color="#000000" style:font-name="Arial" style:font-name-asian="Arial" style:font-name-complex="Arial" fo:font-size="12pt" style:font-size-asian="12pt" style:font-size-complex="12pt" fo:font-weight="bold" style:font-weight-asian="bold" style:font-weight-complex="bold"/>
    </style:style>
    <style:style style:name="ce5" style:family="table-cell" style:parent-style-name="Default" style:data-style-name="N0">
      <style:text-properties fo:color="#0000FF" style:font-name="Arial" style:font-name-asian="Arial" style:font-name-complex="Arial" fo:font-size="12pt" style:font-size-asian="12pt" style:font-size-complex="12pt" style:text-underline-style="solid" style:text-underline-type="single"/>
    </style:style>
    <style:style style:name="ce6" style:family="table-cell" style:parent-style-name="Hyperlink" style:data-style-name="N0">
      <style:table-cell-properties style:vertical-align="automatic"/>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Heading_32_2" style:data-style-name="N0">
      <style:table-cell-properties fo:border="none"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8" style:family="table-cell" style:parent-style-name="Default" style:data-style-name="N0">
      <style:text-properties style:font-name="Arial" style:font-name-asian="Arial" style:font-name-complex="Arial"/>
    </style:style>
    <style:style style:name="ce9"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0" style:family="table-cell" style:parent-style-name="Default" style:data-style-name="N0">
      <style:table-cell-properties style:vertical-align="top"/>
      <style:text-properties style:font-name="Arial" style:font-name-asian="Arial" style:font-name-complex="Arial" fo:font-size="12pt" style:font-size-asian="12pt" style:font-size-complex="12pt"/>
    </style:style>
    <style:style style:name="ce11" style:family="table-cell" style:parent-style-name="Default" style:data-style-name="N0">
      <style:table-cell-properties style:vertical-align="top" fo:wrap-option="wrap"/>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5"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Normal_Main" style:data-style-name="N3">
      <style:table-cell-properties style:vertical-align="top" fo:background-color="transparent"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1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8" style:family="table-cell" style:parent-style-name="Normal_32_3" style:data-style-name="N3">
      <style:table-cell-properties style:vertical-align="to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9" style:family="table-cell" style:parent-style-name="Default" style:data-style-name="N3">
      <style:table-cell-properties style:vertical-align="to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Default" style:data-style-name="N4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1" style:family="table-cell" style:parent-style-name="Heading_32_1" style:data-style-name="N0">
      <style:table-cell-properties fo:border="none" style:vertical-align="automatic" fo:background-color="transparent"/>
      <style:text-properties fo:color="#000000" style:font-name="Arial" style:font-name-asian="Arial" style:font-name-complex="Arial" fo:font-size="14pt" style:font-size-asian="14pt" style:font-size-complex="14pt" fo:font-weight="bold" style:font-weight-asian="bold" style:font-weight-complex="bold"/>
    </style:style>
    <style:style style:name="ce22" style:family="table-cell" style:parent-style-name="Default" style:data-style-name="N0">
      <style:table-cell-properties style:vertical-align="automatic" fo:wrap-option="wrap"/>
      <style:text-properties fo:color="#008080" style:font-name="Arial" style:font-name-asian="Arial" style:font-name-complex="Arial" fo:font-size="12pt" style:font-size-asian="12pt" style:font-size-complex="12pt" fo:font-weight="bold" style:font-weight-asian="bold" style:font-weight-complex="bold"/>
    </style:style>
    <style:style style:name="ce23" style:family="table-cell" style:parent-style-name="Heading_6._32_New_32_topics" style:data-style-name="N36">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4" style:family="table-cell" style:parent-style-name="Default" style:data-style-name="N0">
      <style:table-cell-properties style:vertical-align="automatic" fo:wrap-option="wrap"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2pt solid #000000" fo:border-left="none" fo:border-right="none" style:vertical-align="top"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fo:border-top="none" fo:border-bottom="2pt solid #000000" fo:border-left="none" fo:border-right="none" style:vertical-align="top"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0">
      <style:table-cell-properties fo:border-top="2pt solid #000000" fo:border-bottom="2pt solid #000000" fo:border-left="none" fo:border-right="none" style:vertical-align="top"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8" style:family="table-cell" style:parent-style-name="Default" style:data-style-name="N37">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9" style:family="table-cell" style:parent-style-name="Default" style:data-style-name="N37">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0" style:family="table-cell" style:parent-style-name="Comma_BUS1001"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1" style:family="table-cell" style:parent-style-name="Comma_BUS1001"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32" style:family="table-cell" style:parent-style-name="Default" style:data-style-name="N39">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3" style:family="table-cell" style:parent-style-name="Default" style:data-style-name="N0">
      <style:table-cell-properties fo:border-top="2pt solid #000000" fo:border-bottom="2pt solid #000000" fo:border-left="none" fo:border-right="none" style:vertical-align="top"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4" style:family="table-cell" style:parent-style-name="Default" style:data-style-name="N37">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5"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7" style:family="table-cell" style:parent-style-name="Default" style:data-style-name="N0">
      <style:text-properties fo:font-weight="bold" style:font-weight-asian="bold" style:font-weight-complex="bold"/>
    </style:style>
    <style:style style:name="ce38" style:family="table-cell" style:parent-style-name="Default" style:data-style-name="N39">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1.2888888888889cm"/>
    </style:style>
    <style:style style:name="co2" style:family="table-column">
      <style:table-column-properties fo:break-before="auto" style:column-width="1.69333333333333cm"/>
    </style:style>
    <style:style style:name="co3" style:family="table-column">
      <style:table-column-properties fo:break-before="auto" style:column-width="5.85611111111111cm" style:use-optimal-column-width="true"/>
    </style:style>
    <style:style style:name="co4" style:family="table-column">
      <style:table-column-properties fo:break-before="auto" style:column-width="10.0718055555556cm"/>
    </style:style>
    <style:style style:name="co5" style:family="table-column">
      <style:table-column-properties fo:break-before="auto" style:column-width="4.97416666666667cm"/>
    </style:style>
    <style:style style:name="co6" style:family="table-column">
      <style:table-column-properties fo:break-before="auto" style:column-width="3.38666666666667cm"/>
    </style:style>
    <style:style style:name="co7" style:family="table-column">
      <style:table-column-properties fo:break-before="auto" style:column-width="13.3526388888889cm"/>
    </style:style>
    <style:style style:name="co8" style:family="table-column">
      <style:table-column-properties fo:break-before="auto" style:column-width="3.79236111111111cm"/>
    </style:style>
    <style:style style:name="co9" style:family="table-column">
      <style:table-column-properties fo:break-before="auto" style:column-width="5.85611111111111cm"/>
    </style:style>
    <style:style style:name="co10" style:family="table-column">
      <style:table-column-properties fo:break-before="auto" style:column-width="2.57527777777778cm"/>
    </style:style>
    <style:style style:name="co11" style:family="table-column">
      <style:table-column-properties fo:break-before="auto" style:column-width="2.76930555555556cm"/>
    </style:style>
    <style:style style:name="co12" style:family="table-column">
      <style:table-column-properties fo:break-before="auto" style:column-width="1.88736111111111cm"/>
    </style:style>
    <style:style style:name="co13" style:family="table-column">
      <style:table-column-properties fo:break-before="auto" style:column-width="2.01083333333333cm"/>
    </style:style>
    <style:style style:name="co14" style:family="table-column">
      <style:table-column-properties fo:break-before="auto" style:column-width="1.83444444444444cm"/>
    </style:style>
    <style:style style:name="co15" style:family="table-column">
      <style:table-column-properties fo:break-before="auto" style:column-width="1.79916666666667cm"/>
    </style:style>
    <style:style style:name="co16" style:family="table-column">
      <style:table-column-properties fo:break-before="auto" style:column-width="1.72861111111111cm"/>
    </style:style>
    <style:style style:name="co17" style:family="table-column">
      <style:table-column-properties fo:break-before="auto" style:column-width="3.42194444444444cm" style:use-optimal-column-width="true"/>
    </style:style>
    <style:style style:name="co18" style:family="table-column">
      <style:table-column-properties fo:break-before="auto" style:column-width="3.13972222222222cm"/>
    </style:style>
    <style:style style:name="co19" style:family="table-column">
      <style:table-column-properties fo:break-before="auto" style:column-width="6.64986111111111cm"/>
    </style:style>
    <style:style style:name="co20" style:family="table-column">
      <style:table-column-properties fo:break-before="auto" style:column-width="1.86972222222222cm"/>
    </style:style>
    <style:style style:name="co21" style:family="table-column">
      <style:table-column-properties fo:break-before="auto" style:column-width="3.24555555555556cm" style:use-optimal-column-width="true"/>
    </style:style>
    <style:style style:name="ro1" style:family="table-row">
      <style:table-row-properties style:row-height="18pt" style:use-optimal-row-height="true" fo:break-before="auto"/>
    </style:style>
    <style:style style:name="ro2" style:family="table-row">
      <style:table-row-properties style:row-height="15.5pt" style:use-optimal-row-height="true" fo:break-before="auto"/>
    </style:style>
    <style:style style:name="ro3" style:family="table-row">
      <style:table-row-properties style:row-height="14.5pt" style:use-optimal-row-height="true" fo:break-before="auto"/>
    </style:style>
    <style:style style:name="ro4" style:family="table-row">
      <style:table-row-properties style:row-height="14.4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93pt" style:use-optimal-row-height="true" fo:break-before="auto"/>
    </style:style>
    <style:style style:name="ro7" style:family="table-row">
      <style:table-row-properties style:row-height="77.5pt" style:use-optimal-row-height="true" fo:break-before="auto"/>
    </style:style>
    <style:style style:name="ro8" style:family="table-row">
      <style:table-row-properties style:row-height="46.5pt" style:use-optimal-row-height="true" fo:break-before="auto"/>
    </style:style>
    <style:style style:name="ro9" style:family="table-row">
      <style:table-row-properties style:row-height="3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2">
            <text:p>Bus reliability and punctuality</text:p>
          </table:table-cell>
          <table:table-cell table:number-columns-repeated="16383"/>
        </table:table-row>
        <table:table-row table:style-name="ro2">
          <table:table-cell office:value-type="string" table:style-name="ce3">
            <text:p>This spreadsheet contains<text:s/><text:span text:style-name="T2">two</text:span><text:s/>data tables<text:s/></text:p>
          </table:table-cell>
          <table:table-cell table:number-columns-repeated="16383"/>
        </table:table-row>
        <table:table-row table:style-name="ro3">
          <table:table-cell table:number-columns-repeated="16384" table:style-name="ce1"/>
        </table:table-row>
        <table:table-row table:style-name="ro2">
          <table:table-cell office:value-type="string" table:style-name="ce3">
            <text:p>Source: Local Authorities</text:p>
          </table:table-cell>
          <table:table-cell table:number-columns-repeated="16383"/>
        </table:table-row>
        <table:table-row table:style-name="ro2">
          <table:table-cell office:value-type="string" table:style-name="ce3">
            <text:p>Last updated: January 2023</text:p>
          </table:table-cell>
          <table:table-cell table:number-columns-repeated="16383"/>
        </table:table-row>
        <table:table-row table:style-name="ro2">
          <table:table-cell office:value-type="string" table:style-name="ce3">
            <text:p>Next update: November 2023</text:p>
          </table:table-cell>
          <table:table-cell table:number-columns-repeated="16383"/>
        </table:table-row>
        <table:table-row table:style-name="ro3">
          <table:table-cell table:number-columns-repeated="16384" table:style-name="ce1"/>
        </table:table-row>
        <table:table-row table:style-name="ro2">
          <table:table-cell office:value-type="string" table:style-name="ce4">
            <text:p>Further information</text:p>
          </table:table-cell>
          <table:table-cell table:number-columns-repeated="16383"/>
        </table:table-row>
        <table:table-row table:style-name="ro2">
          <table:table-cell office:value-type="string" table:style-name="ce5">
            <text:p><text:a xlink:href="https://www.gov.uk/government/statistical-data-sets/bus-statistics-data-tables">Bus Statistics - data tables</text:a></text:p>
          </table:table-cell>
          <table:table-cell table:number-columns-repeated="16383"/>
        </table:table-row>
        <table:table-row table:style-name="ro2">
          <table:table-cell office:value-type="string" table:style-name="ce6">
            <text:p><text:a xlink:href="https://www.gov.uk/transport-statistics-notes-and-guidance-buses">Bus Statistics - Notes and Definitions</text:a></text:p>
          </table:table-cell>
          <table:table-cell table:number-columns-repeated="16383"/>
        </table:table-row>
        <table:table-row table:style-name="ro2">
          <table:table-cell table:style-name="ce3"/>
          <table:table-cell table:number-columns-repeated="16383"/>
        </table:table-row>
        <table:table-row table:style-name="ro2">
          <table:table-cell office:value-type="string" table:style-name="ce7">
            <text:p>Contact details<text:s/></text:p>
          </table:table-cell>
          <table:table-cell table:number-columns-repeated="16383"/>
        </table:table-row>
        <table:table-row table:style-name="ro2">
          <table:table-cell office:value-type="string" table:style-name="ce3">
            <text:p>Telephone: 020 7082 6602</text:p>
          </table:table-cell>
          <table:table-cell table:number-columns-repeated="16383"/>
        </table:table-row>
        <table:table-row table:style-name="ro2">
          <table:table-cell office:value-type="string" table:style-name="ce3">
            <text:p>Email: bus.statistics@dft.gov.uk</text:p>
          </table:table-cell>
          <table:table-cell table:number-columns-repeated="16383"/>
        </table:table-row>
        <table:table-row table:number-rows-repeated="1048562" table:style-name="ro4">
          <table:table-cell table:number-columns-repeated="16384"/>
        </table:table-row>
      </table:table>
      <table:table table:name="Table_of_Contents" table:style-name="ta1">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1">
          <table:table-cell office:value-type="string" table:style-name="ce2">
            <text:p>Table of contents</text:p>
          </table:table-cell>
          <table:table-cell table:number-columns-repeated="16383" table:style-name="ce1"/>
        </table:table-row>
        <table:table-row table:style-name="ro3">
          <table:table-cell office:value-type="string" table:style-name="ce8">
            <text:p>This worksheet contains one table</text:p>
          </table:table-cell>
          <table:table-cell table:style-name="ce8"/>
          <table:table-cell table:number-columns-repeated="16382" table:style-name="ce1"/>
        </table:table-row>
        <table:table-row table:style-name="ro2">
          <table:table-cell office:value-type="string" table:style-name="ce9">
            <text:p>Worksheet name</text:p>
          </table:table-cell>
          <table:table-cell office:value-type="string" table:style-name="ce9">
            <text:p>Worksheet title</text:p>
          </table:table-cell>
          <table:table-cell office:value-type="string" table:style-name="ce9">
            <text:p>Mapping to old tables</text:p>
          </table:table-cell>
          <table:table-cell table:number-columns-repeated="16381"/>
        </table:table-row>
        <table:table-row table:style-name="ro5">
          <table:table-cell office:value-type="string" table:style-name="ce10">
            <text:p>BUS09a</text:p>
          </table:table-cell>
          <table:table-cell office:value-type="string" table:style-name="ce11">
            <text:p>Non-frequent bus services running on time by local authority: England, annual from 2004/05</text:p>
          </table:table-cell>
          <table:table-cell office:value-type="string" table:style-name="ce10">
            <text:p>This replaces<text:s/><text:span text:style-name="T2">BUS0902</text:span></text:p>
          </table:table-cell>
          <table:table-cell table:number-columns-repeated="16381"/>
        </table:table-row>
        <table:table-row table:style-name="ro5">
          <table:table-cell office:value-type="string" table:style-name="ce10">
            <text:p>BUS09b</text:p>
          </table:table-cell>
          <table:table-cell office:value-type="string" table:style-name="ce11">
            <text:p>Average excess waiting time for frequent services by local authority: England, annual from 2004/05</text:p>
          </table:table-cell>
          <table:table-cell office:value-type="string" table:style-name="ce10">
            <text:p>This replaces<text:s/><text:span text:style-name="T2">BUS0903</text:span></text:p>
          </table:table-cell>
          <table:table-cell table:number-columns-repeated="16381"/>
        </table:table-row>
        <table:table-row table:number-rows-repeated="1048571" table:style-name="ro4">
          <table:table-cell table:number-columns-repeated="16384"/>
        </table:table-row>
      </table:table>
      <table:table table:name="Notes" table:style-name="ta2">
        <table:table-column table:style-name="co6" table:default-cell-style-name="ce1"/>
        <table:table-column table:style-name="co7" table:default-cell-style-name="ce12"/>
        <table:table-column table:style-name="co2" table:number-columns-repeated="16382" table:default-cell-style-name="ce1"/>
        <table:table-row table:style-name="ro1">
          <table:table-cell office:value-type="string" table:style-name="ce2">
            <text:p>Notes table</text:p>
          </table:table-cell>
          <table:table-cell table:style-name="ce12"/>
          <table:table-cell table:number-columns-repeated="16382"/>
        </table:table-row>
        <table:table-row table:style-name="ro2">
          <table:table-cell office:value-type="string" table:style-name="ce3">
            <text:p>This worksheet contains one table.<text:s/></text:p>
          </table:table-cell>
          <table:table-cell table:style-name="ce13"/>
          <table:table-cell table:number-columns-repeated="16382"/>
        </table:table-row>
        <table:table-row table:style-name="ro2">
          <table:table-cell office:value-type="string" table:style-name="ce14">
            <text:p>Note number</text:p>
          </table:table-cell>
          <table:table-cell office:value-type="string" table:style-name="ce15">
            <text:p>Note text</text:p>
          </table:table-cell>
          <table:table-cell table:number-columns-repeated="16382"/>
        </table:table-row>
        <table:table-row table:style-name="ro5">
          <table:table-cell office:value-type="float" office:value="1" table:style-name="ce16">
            <text:p>1</text:p>
          </table:table-cell>
          <table:table-cell office:value-type="string" table:style-name="ce17">
            <text:p>On time' is defined as between 1.00 minute early and 5.59 minutes late.</text:p>
          </table:table-cell>
          <table:table-cell table:number-columns-repeated="16382"/>
        </table:table-row>
        <table:table-row table:style-name="ro6">
          <table:table-cell office:value-type="float" office:value="2" table:style-name="ce18">
            <text:p>2</text:p>
          </table:table-cell>
          <table:table-cell office:value-type="string" table:style-name="ce17">
            <text:p>Prior to 2008/09 data were collected as part of the Best Value Performance Indicators. From 2008/09 to 2009/10 data were collected as part of the National Indicators. <text:s/>From 2010/11 data have been collated by DfT. The methodology used for the Best Value Performance Indicators, National Indicators and DfT collation remained the same.</text:p>
          </table:table-cell>
          <table:table-cell table:number-columns-repeated="16382"/>
        </table:table-row>
        <table:table-row table:style-name="ro7">
          <table:table-cell office:value-type="float" office:value="3" table:style-name="ce19">
            <text:p>3</text:p>
          </table:table-cell>
          <table:table-cell office:value-type="string" table:style-name="ce20">
            <text:p>Data are only available at ITA or London level, and therefore figures quoted are for Transport for London. Greater Manchester ITA, Merseyside ITA, Tyne and Wear ITA, West Midlands ITA, South Yorkshire ITA and West Yorkshire ITA respectively. <text:s/>Isles of Scilly are not included.</text:p>
          </table:table-cell>
          <table:table-cell table:number-columns-repeated="16382"/>
        </table:table-row>
        <table:table-row table:style-name="ro8">
          <table:table-cell office:value-type="float" office:value="4" table:style-name="ce19">
            <text:p>4</text:p>
          </table:table-cell>
          <table:table-cell office:value-type="string" table:style-name="ce20">
            <text:p>Local Government was reorganised in April 2009. County Councils were converted to one or more Unitary Authorities in these areas, removing districts.</text:p>
          </table:table-cell>
          <table:table-cell table:number-columns-repeated="16382"/>
        </table:table-row>
        <table:table-row table:style-name="ro2">
          <table:table-cell office:value-type="float" office:value="5" table:style-name="ce19">
            <text:p>5</text:p>
          </table:table-cell>
          <table:table-cell office:value-type="string" table:style-name="ce20">
            <text:p>From 2010/11 figures were reported to the nearest whole number.</text:p>
          </table:table-cell>
          <table:table-cell table:number-columns-repeated="16382"/>
        </table:table-row>
        <table:table-row table:style-name="ro8">
          <table:table-cell office:value-type="float" office:value="6" table:style-name="ce19">
            <text:p>6</text:p>
          </table:table-cell>
          <table:table-cell office:value-type="string" table:style-name="ce20">
            <text:p>These authorities reported changes to punctuality monitoring in 2011/12, which means data may not be directly comparable with previous years.</text:p>
          </table:table-cell>
          <table:table-cell table:number-columns-repeated="16382"/>
        </table:table-row>
        <table:table-row table:style-name="ro8">
          <table:table-cell office:value-type="float" office:value="7" table:style-name="ce19">
            <text:p>7</text:p>
          </table:table-cell>
          <table:table-cell office:value-type="string" table:style-name="ce20">
            <text:p>England figure estimated by weighting local authorities by their proportion of total bus vehicle trips (see table bus1001b). <text:s/>Missing data are imputed.</text:p>
          </table:table-cell>
          <table:table-cell table:number-columns-repeated="16382"/>
        </table:table-row>
        <table:table-row table:number-rows-repeated="1048566" table:style-name="ro4">
          <table:table-cell table:number-columns-repeated="16384"/>
        </table:table-row>
      </table:table>
      <table:table table:name="BUS09a" table:style-name="ta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2" table:number-columns-repeated="10" table:default-cell-style-name="ce1"/>
        <table:table-column table:style-name="co17" table:default-cell-style-name="ce1"/>
        <table:table-column table:style-name="co2" table:number-columns-repeated="16363" table:default-cell-style-name="ce1"/>
        <table:table-row table:style-name="ro1">
          <table:table-cell office:value-type="string" table:style-name="ce21">
            <text:p>Non-frequent bus services running on time [note 1] by local authority: England, annual from 2004/05 [Formerly National Indicator [note 2] 178a]</text:p>
          </table:table-cell>
          <table:table-cell table:style-name="ce21"/>
          <table:table-cell table:number-columns-repeated="18" table:style-name="ce3"/>
          <table:table-cell table:style-name="ce21"/>
          <table:table-cell table:number-columns-repeated="16363" table:style-name="ce3"/>
        </table:table-row>
        <table:table-row table:style-name="ro2">
          <table:table-cell office:value-type="string" table:style-name="ce3">
            <text:p>This worksheet contains one table. Some cells refer to notes which can be found on the notes worksheet.<text:s/></text:p>
          </table:table-cell>
          <table:table-cell table:style-name="ce3"/>
          <table:table-cell table:number-columns-repeated="18" table:style-name="ce1"/>
          <table:table-cell table:style-name="ce3"/>
          <table:table-cell table:number-columns-repeated="16363"/>
        </table:table-row>
        <table:table-row table:style-name="ro2">
          <table:table-cell office:value-type="string" table:style-name="ce10">
            <text:p>Some shorthand is used in this table, [z] = not applicable</text:p>
          </table:table-cell>
          <table:table-cell table:style-name="ce3"/>
          <table:table-cell table:number-columns-repeated="18" table:style-name="ce1"/>
          <table:table-cell table:style-name="ce3"/>
          <table:table-cell table:number-columns-repeated="16363"/>
        </table:table-row>
        <table:table-row table:style-name="ro2">
          <table:table-cell office:value-type="string" table:style-name="ce9">
            <text:p>Table BUS09a</text:p>
          </table:table-cell>
          <table:table-cell table:style-name="ce9"/>
          <table:table-cell table:number-columns-repeated="18" table:style-name="ce3"/>
          <table:table-cell table:style-name="ce9"/>
          <table:table-cell table:number-columns-repeated="16363" table:style-name="ce3"/>
        </table:table-row>
        <table:table-row table:style-name="ro2">
          <table:table-cell office:value-type="string" table:style-name="ce3">
            <text:p>Department for Transport statistics</text:p>
          </table:table-cell>
          <table:table-cell table:style-name="ce3"/>
          <table:table-cell table:number-columns-repeated="5" table:style-name="ce22"/>
          <table:table-cell table:style-name="ce23"/>
          <table:table-cell table:number-columns-repeated="16376" table:style-name="ce3"/>
        </table:table-row>
        <table:table-row table:style-name="ro2">
          <table:table-cell office:value-type="string" table:style-name="ce3">
            <text:p>The figures in this table are outside the scope of National Statistics</text:p>
          </table:table-cell>
          <table:table-cell table:style-name="ce3"/>
          <table:table-cell table:number-columns-repeated="5" table:style-name="ce22"/>
          <table:table-cell table:style-name="ce23"/>
          <table:table-cell table:number-columns-repeated="16376" table:style-name="ce3"/>
        </table:table-row>
        <table:table-row table:style-name="ro2">
          <table:table-cell office:value-type="string" table:style-name="ce9">
            <text:p>Percentage</text:p>
          </table:table-cell>
          <table:table-cell table:style-name="ce9"/>
          <table:table-cell table:number-columns-repeated="5" table:style-name="ce24"/>
          <table:table-cell table:style-name="ce23"/>
          <table:table-cell table:number-columns-repeated="10" table:style-name="ce3"/>
          <table:table-cell table:number-columns-repeated="3" table:style-name="ce9"/>
          <table:table-cell table:number-columns-repeated="16363" table:style-name="ce3"/>
        </table:table-row>
        <table:table-row table:style-name="ro5">
          <table:table-cell office:value-type="string" table:style-name="ce25">
            <text:p>LA Code</text:p>
          </table:table-cell>
          <table:table-cell office:value-type="string" table:style-name="ce25">
            <text:p>Local Authority/ Region</text:p>
          </table:table-cell>
          <table:table-cell office:value-type="string" table:style-name="ce26">
            <text:p>2004/05</text:p>
          </table:table-cell>
          <table:table-cell office:value-type="string" table:style-name="ce26">
            <text:p>2005/06</text:p>
          </table:table-cell>
          <table:table-cell office:value-type="string" table:style-name="ce26">
            <text:p>2006/07</text:p>
          </table:table-cell>
          <table:table-cell office:value-type="string" table:style-name="ce26">
            <text:p>2007/08</text:p>
          </table:table-cell>
          <table:table-cell office:value-type="string" table:style-name="ce26">
            <text:p>2008/09</text:p>
          </table:table-cell>
          <table:table-cell office:value-type="string" table:style-name="ce26">
            <text:p>2009/10</text:p>
          </table:table-cell>
          <table:table-cell office:value-type="string" table:style-name="ce26">
            <text:p>2010/11 [note 5]</text:p>
          </table:table-cell>
          <table:table-cell office:value-type="string" table:style-name="ce26">
            <text:p>2011/12 [note 5]</text:p>
          </table:table-cell>
          <table:table-cell office:value-type="string" table:style-name="ce26">
            <text:p>2012/13 [note 5]</text:p>
          </table:table-cell>
          <table:table-cell office:value-type="string" table:style-name="ce26">
            <text:p>2013/14 [note 5]</text:p>
          </table:table-cell>
          <table:table-cell office:value-type="string" table:style-name="ce26">
            <text:p>2014/15 [note 5]</text:p>
          </table:table-cell>
          <table:table-cell office:value-type="string" table:style-name="ce26">
            <text:p>2015/16</text:p>
          </table:table-cell>
          <table:table-cell office:value-type="string" table:style-name="ce26">
            <text:p>2016/17</text:p>
          </table:table-cell>
          <table:table-cell office:value-type="string" table:style-name="ce26">
            <text:p>2017/18</text:p>
          </table:table-cell>
          <table:table-cell office:value-type="string" table:style-name="ce26">
            <text:p>2018/19</text:p>
          </table:table-cell>
          <table:table-cell office:value-type="string" table:style-name="ce26">
            <text:p>2019/20</text:p>
          </table:table-cell>
          <table:table-cell office:value-type="string" table:style-name="ce26">
            <text:p>2020/21</text:p>
          </table:table-cell>
          <table:table-cell office:value-type="string" table:style-name="ce26">
            <text:p>2021/22</text:p>
          </table:table-cell>
          <table:table-cell office:value-type="string" table:style-name="ce27">
            <text:p>Notes</text:p>
          </table:table-cell>
          <table:table-cell table:number-columns-repeated="16363"/>
        </table:table-row>
        <table:table-row table:style-name="ro2">
          <table:table-cell office:value-type="string" table:style-name="ce9">
            <text:p>E12000001</text:p>
          </table:table-cell>
          <table:table-cell office:value-type="string" table:style-name="ce9">
            <text:p>North East</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float" office:value="79.5" table:style-name="ce28">
            <text:p>79.5</text:p>
          </table:table-cell>
          <table:table-cell office:value-type="float" office:value="78" table:style-name="ce28">
            <text:p>78.0</text:p>
          </table:table-cell>
          <table:table-cell office:value-type="float" office:value="78.900000000000006" table:style-name="ce28">
            <text:p>78.9</text:p>
          </table:table-cell>
          <table:table-cell office:value-type="float" office:value="80.5" table:style-name="ce28">
            <text:p>80.5</text:p>
          </table:table-cell>
          <table:table-cell office:value-type="float" office:value="79.599999999999994" table:style-name="ce28">
            <text:p>79.6</text:p>
          </table:table-cell>
          <table:table-cell office:value-type="float" office:value="81" table:style-name="ce28">
            <text:p>81.0</text:p>
          </table:table-cell>
          <table:table-cell office:value-type="float" office:value="81.900000000000006" table:style-name="ce28">
            <text:p>81.9</text:p>
          </table:table-cell>
          <table:table-cell office:value-type="float" office:value="85.3" table:style-name="ce28">
            <text:p>85.3</text:p>
          </table:table-cell>
          <table:table-cell office:value-type="float" office:value="89.8" table:style-name="ce28">
            <text:p>89.8</text:p>
          </table:table-cell>
          <table:table-cell office:value-type="float" office:value="87.6" table:style-name="ce28">
            <text:p>87.6</text:p>
          </table:table-cell>
          <table:table-cell office:value-type="float" office:value="88.1" table:style-name="ce28">
            <text:p>88.1</text:p>
          </table:table-cell>
          <table:table-cell office:value-type="float" office:value="88.5" table:style-name="ce28">
            <text:p>88.5</text:p>
          </table:table-cell>
          <table:table-cell office:value-type="float" office:value="91.3" table:style-name="ce28">
            <text:p>91.3</text:p>
          </table:table-cell>
          <table:table-cell office:value-type="float" office:value="90.4" table:style-name="ce28">
            <text:p>90.4</text:p>
          </table:table-cell>
          <table:table-cell office:value-type="string" table:style-name="ce9">
            <text:p>[Note 6]</text:p>
          </table:table-cell>
          <table:table-cell table:number-columns-repeated="16363"/>
        </table:table-row>
        <table:table-row table:style-name="ro2">
          <table:table-cell office:value-type="string" table:style-name="ce3">
            <text:p>E06000005</text:p>
          </table:table-cell>
          <table:table-cell office:value-type="string" table:style-name="ce3">
            <text:p>Darlington</text:p>
          </table:table-cell>
          <table:table-cell office:value-type="string" table:style-name="ce29">
            <text:p>[z]</text:p>
          </table:table-cell>
          <table:table-cell office:value-type="float" office:value="36.5" table:style-name="ce29">
            <text:p>36.5</text:p>
          </table:table-cell>
          <table:table-cell office:value-type="float" office:value="64" table:style-name="ce29">
            <text:p>64.0</text:p>
          </table:table-cell>
          <table:table-cell office:value-type="string" table:style-name="ce29">
            <text:p>[z]</text:p>
          </table:table-cell>
          <table:table-cell office:value-type="float" office:value="66" table:style-name="ce29">
            <text:p>66.0</text:p>
          </table:table-cell>
          <table:table-cell office:value-type="float" office:value="57.81" table:style-name="ce29">
            <text:p>57.8</text:p>
          </table:table-cell>
          <table:table-cell office:value-type="float" office:value="67" table:style-name="ce29">
            <text:p>67.0</text:p>
          </table:table-cell>
          <table:table-cell office:value-type="float" office:value="64" table:style-name="ce29">
            <text:p>64.0</text:p>
          </table:table-cell>
          <table:table-cell office:value-type="float" office:value="64" table:style-name="ce29">
            <text:p>64.0</text:p>
          </table:table-cell>
          <table:table-cell office:value-type="float" office:value="64" table:style-name="ce29">
            <text:p>64.0</text:p>
          </table:table-cell>
          <table:table-cell office:value-type="float" office:value="63" table:style-name="ce29">
            <text:p>63.0</text:p>
          </table:table-cell>
          <table:table-cell office:value-type="float" office:value="87" table:style-name="ce29">
            <text:p>87.0</text:p>
          </table:table-cell>
          <table:table-cell office:value-type="float" office:value="89" table:style-name="ce29">
            <text:p>89.0</text:p>
          </table:table-cell>
          <table:table-cell office:value-type="float" office:value="86.37" table:style-name="ce29">
            <text:p>86.4</text:p>
          </table:table-cell>
          <table:table-cell office:value-type="float" office:value="85.63" table:style-name="ce29">
            <text:p>85.6</text:p>
          </table:table-cell>
          <table:table-cell office:value-type="string" table:style-name="ce29">
            <text:p>[z]</text:p>
          </table:table-cell>
          <table:table-cell office:value-type="float" office:value="93" table:style-name="ce29">
            <text:p>93.0</text:p>
          </table:table-cell>
          <table:table-cell office:value-type="string" table:style-name="ce29">
            <text:p>[z]</text:p>
          </table:table-cell>
          <table:table-cell office:value-type="string" table:style-name="ce3">
            <text:p>[Note 4]</text:p>
          </table:table-cell>
          <table:table-cell table:number-columns-repeated="16363"/>
        </table:table-row>
        <table:table-row table:style-name="ro2">
          <table:table-cell office:value-type="string" table:style-name="ce3">
            <text:p>E06000047</text:p>
          </table:table-cell>
          <table:table-cell office:value-type="string" table:style-name="ce3">
            <text:p>Durham exc Darlington</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95" table:style-name="ce29">
            <text:p>95.0</text:p>
          </table:table-cell>
          <table:table-cell office:value-type="float" office:value="95.3" table:style-name="ce29">
            <text:p>95.3</text:p>
          </table:table-cell>
          <table:table-cell office:value-type="string" table:style-name="ce29">
            <text:p>[z]</text:p>
          </table:table-cell>
          <table:table-cell office:value-type="float" office:value="88" table:style-name="ce29">
            <text:p>88.0</text:p>
          </table:table-cell>
          <table:table-cell office:value-type="float" office:value="89" table:style-name="ce29">
            <text:p>89.0</text:p>
          </table:table-cell>
          <table:table-cell office:value-type="float" office:value="86" table:style-name="ce29">
            <text:p>86.0</text:p>
          </table:table-cell>
          <table:table-cell office:value-type="float" office:value="88" table:style-name="ce29">
            <text:p>88.0</text:p>
          </table:table-cell>
          <table:table-cell office:value-type="float" office:value="89" table:style-name="ce29">
            <text:p>89.0</text:p>
          </table:table-cell>
          <table:table-cell office:value-type="float" office:value="93" table:style-name="ce29">
            <text:p>93.0</text:p>
          </table:table-cell>
          <table:table-cell office:value-type="float" office:value="88" table:style-name="ce29">
            <text:p>88.0</text:p>
          </table:table-cell>
          <table:table-cell office:value-type="float" office:value="88" table:style-name="ce29">
            <text:p>88.0</text:p>
          </table:table-cell>
          <table:table-cell office:value-type="float" office:value="88" table:style-name="ce29">
            <text:p>88.0</text:p>
          </table:table-cell>
          <table:table-cell office:value-type="float" office:value="92" table:style-name="ce29">
            <text:p>92.0</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01</text:p>
          </table:table-cell>
          <table:table-cell office:value-type="string" table:style-name="ce3">
            <text:p>Hartlepool</text:p>
          </table:table-cell>
          <table:table-cell office:value-type="string" table:style-name="ce29">
            <text:p>[z]</text:p>
          </table:table-cell>
          <table:table-cell office:value-type="float" office:value="82.215000000000003" table:style-name="ce29">
            <text:p>82.2</text:p>
          </table:table-cell>
          <table:table-cell office:value-type="float" office:value="84.52" table:style-name="ce29">
            <text:p>84.5</text:p>
          </table:table-cell>
          <table:table-cell office:value-type="string" table:style-name="ce29">
            <text:p>[z]</text:p>
          </table:table-cell>
          <table:table-cell office:value-type="float" office:value="79" table:style-name="ce29">
            <text:p>79.0</text:p>
          </table:table-cell>
          <table:table-cell office:value-type="float" office:value="81.06" table:style-name="ce29">
            <text:p>81.1</text:p>
          </table:table-cell>
          <table:table-cell office:value-type="float" office:value="94" table:style-name="ce29">
            <text:p>94.0</text:p>
          </table:table-cell>
          <table:table-cell office:value-type="float" office:value="83" table:style-name="ce29">
            <text:p>83.0</text:p>
          </table:table-cell>
          <table:table-cell office:value-type="float" office:value="82" table:style-name="ce29">
            <text:p>82.0</text:p>
          </table:table-cell>
          <table:table-cell office:value-type="string" table:style-name="ce29">
            <text:p>[z]</text:p>
          </table:table-cell>
          <table:table-cell office:value-type="float" office:value="83" table:style-name="ce29">
            <text:p>83.0</text:p>
          </table:table-cell>
          <table:table-cell office:value-type="float" office:value="80" table:style-name="ce29">
            <text:p>80.0</text:p>
          </table:table-cell>
          <table:table-cell office:value-type="float" office:value="94" table:style-name="ce29">
            <text:p>94.0</text:p>
          </table:table-cell>
          <table:table-cell office:value-type="float" office:value="90" table:style-name="ce29">
            <text:p>90.0</text:p>
          </table:table-cell>
          <table:table-cell office:value-type="float" office:value="94" table:style-name="ce29">
            <text:p>94.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Note 4]</text:p>
          </table:table-cell>
          <table:table-cell table:number-columns-repeated="16363"/>
        </table:table-row>
        <table:table-row table:style-name="ro2">
          <table:table-cell office:value-type="string" table:style-name="ce3">
            <text:p>E06000002</text:p>
          </table:table-cell>
          <table:table-cell office:value-type="string" table:style-name="ce3">
            <text:p>Middlesbrough</text:p>
          </table:table-cell>
          <table:table-cell office:value-type="string" table:style-name="ce29">
            <text:p>[z]</text:p>
          </table:table-cell>
          <table:table-cell office:value-type="string" table:style-name="ce29">
            <text:p>[z]</text:p>
          </table:table-cell>
          <table:table-cell office:value-type="float" office:value="63.08" table:style-name="ce29">
            <text:p>63.1</text:p>
          </table:table-cell>
          <table:table-cell office:value-type="string" table:style-name="ce29">
            <text:p>[z]</text:p>
          </table:table-cell>
          <table:table-cell office:value-type="float" office:value="75" table:style-name="ce29">
            <text:p>75.0</text:p>
          </table:table-cell>
          <table:table-cell office:value-type="float" office:value="76" table:style-name="ce29">
            <text:p>76.0</text:p>
          </table:table-cell>
          <table:table-cell office:value-type="float" office:value="72" table:style-name="ce29">
            <text:p>72.0</text:p>
          </table:table-cell>
          <table:table-cell office:value-type="float" office:value="80" table:style-name="ce29">
            <text:p>80.0</text:p>
          </table:table-cell>
          <table:table-cell office:value-type="float" office:value="78" table:style-name="ce29">
            <text:p>78.0</text:p>
          </table:table-cell>
          <table:table-cell office:value-type="string" table:style-name="ce29">
            <text:p>[z]</text:p>
          </table:table-cell>
          <table:table-cell office:value-type="float" office:value="82" table:style-name="ce29">
            <text:p>82.0</text:p>
          </table:table-cell>
          <table:table-cell office:value-type="float" office:value="81" table:style-name="ce29">
            <text:p>81.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Note 4]</text:p>
          </table:table-cell>
          <table:table-cell table:number-columns-repeated="16363"/>
        </table:table-row>
        <table:table-row table:style-name="ro2">
          <table:table-cell office:value-type="string" table:style-name="ce3">
            <text:p>E06000048</text:p>
          </table:table-cell>
          <table:table-cell office:value-type="string" table:style-name="ce3">
            <text:p>Northumberland</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6" table:style-name="ce29">
            <text:p>86.0</text:p>
          </table:table-cell>
          <table:table-cell office:value-type="float" office:value="83.6" table:style-name="ce29">
            <text:p>83.6</text:p>
          </table:table-cell>
          <table:table-cell office:value-type="float" office:value="82" table:style-name="ce29">
            <text:p>82.0</text:p>
          </table:table-cell>
          <table:table-cell office:value-type="float" office:value="86" table:style-name="ce29">
            <text:p>86.0</text:p>
          </table:table-cell>
          <table:table-cell office:value-type="float" office:value="82" table:style-name="ce29">
            <text:p>82.0</text:p>
          </table:table-cell>
          <table:table-cell office:value-type="float" office:value="87" table:style-name="ce29">
            <text:p>87.0</text:p>
          </table:table-cell>
          <table:table-cell office:value-type="float" office:value="85" table:style-name="ce29">
            <text:p>85.0</text:p>
          </table:table-cell>
          <table:table-cell office:value-type="float" office:value="86" table:style-name="ce29">
            <text:p>86.0</text:p>
          </table:table-cell>
          <table:table-cell office:value-type="float" office:value="85" table:style-name="ce29">
            <text:p>85.0</text:p>
          </table:table-cell>
          <table:table-cell office:value-type="float" office:value="86" table:style-name="ce29">
            <text:p>86.0</text:p>
          </table:table-cell>
          <table:table-cell office:value-type="float" office:value="86" table:style-name="ce29">
            <text:p>86.0</text:p>
          </table:table-cell>
          <table:table-cell office:value-type="string" table:style-name="ce29">
            <text:p>[z]</text:p>
          </table:table-cell>
          <table:table-cell office:value-type="float" office:value="86" table:style-name="ce29">
            <text:p>86.0</text:p>
          </table:table-cell>
          <table:table-cell office:value-type="float" office:value="90" table:style-name="ce29">
            <text:p>90.0</text:p>
          </table:table-cell>
          <table:table-cell office:value-type="string" table:style-name="ce3">
            <text:p>[z]</text:p>
          </table:table-cell>
          <table:table-cell table:number-columns-repeated="16363"/>
        </table:table-row>
        <table:table-row table:style-name="ro2">
          <table:table-cell office:value-type="string" table:style-name="ce3">
            <text:p>E06000003</text:p>
          </table:table-cell>
          <table:table-cell office:value-type="string" table:style-name="ce3">
            <text:p>Redcar &amp; Cleveland</text:p>
          </table:table-cell>
          <table:table-cell office:value-type="string" table:style-name="ce29">
            <text:p>[z]</text:p>
          </table:table-cell>
          <table:table-cell office:value-type="float" office:value="70.754999999999995" table:style-name="ce29">
            <text:p>70.8</text:p>
          </table:table-cell>
          <table:table-cell office:value-type="float" office:value="73.180000000000007" table:style-name="ce29">
            <text:p>73.2</text:p>
          </table:table-cell>
          <table:table-cell office:value-type="string" table:style-name="ce29">
            <text:p>[z]</text:p>
          </table:table-cell>
          <table:table-cell office:value-type="float" office:value="77" table:style-name="ce29">
            <text:p>77.0</text:p>
          </table:table-cell>
          <table:table-cell office:value-type="float" office:value="81.400000000000006" table:style-name="ce29">
            <text:p>81.4</text:p>
          </table:table-cell>
          <table:table-cell office:value-type="float" office:value="83" table:style-name="ce29">
            <text:p>83.0</text:p>
          </table:table-cell>
          <table:table-cell office:value-type="float" office:value="76" table:style-name="ce29">
            <text:p>76.0</text:p>
          </table:table-cell>
          <table:table-cell office:value-type="float" office:value="75" table:style-name="ce29">
            <text:p>75.0</text:p>
          </table:table-cell>
          <table:table-cell office:value-type="string" table:style-name="ce29">
            <text:p>[z]</text:p>
          </table:table-cell>
          <table:table-cell office:value-type="float" office:value="83" table:style-name="ce29">
            <text:p>83.0</text:p>
          </table:table-cell>
          <table:table-cell office:value-type="float" office:value="86" table:style-name="ce29">
            <text:p>86.0</text:p>
          </table:table-cell>
          <table:table-cell office:value-type="float" office:value="88" table:style-name="ce29">
            <text:p>88.0</text:p>
          </table:table-cell>
          <table:table-cell office:value-type="float" office:value="85" table:style-name="ce29">
            <text:p>85.0</text:p>
          </table:table-cell>
          <table:table-cell office:value-type="float" office:value="84" table:style-name="ce29">
            <text:p>84.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Note 4]</text:p>
          </table:table-cell>
          <table:table-cell table:number-columns-repeated="16363"/>
        </table:table-row>
        <table:table-row table:style-name="ro2">
          <table:table-cell office:value-type="string" table:style-name="ce3">
            <text:p>E06000004</text:p>
          </table:table-cell>
          <table:table-cell office:value-type="string" table:style-name="ce3">
            <text:p>Stockton</text:p>
          </table:table-cell>
          <table:table-cell office:value-type="string" table:style-name="ce29">
            <text:p>[z]</text:p>
          </table:table-cell>
          <table:table-cell office:value-type="float" office:value="76.349999999999994" table:style-name="ce29">
            <text:p>76.4</text:p>
          </table:table-cell>
          <table:table-cell office:value-type="float" office:value="81.44" table:style-name="ce29">
            <text:p>81.4</text:p>
          </table:table-cell>
          <table:table-cell office:value-type="string" table:style-name="ce29">
            <text:p>[z]</text:p>
          </table:table-cell>
          <table:table-cell office:value-type="float" office:value="74" table:style-name="ce29">
            <text:p>74.0</text:p>
          </table:table-cell>
          <table:table-cell office:value-type="float" office:value="71" table:style-name="ce29">
            <text:p>71.0</text:p>
          </table:table-cell>
          <table:table-cell office:value-type="float" office:value="78" table:style-name="ce29">
            <text:p>78.0</text:p>
          </table:table-cell>
          <table:table-cell office:value-type="float" office:value="76" table:style-name="ce29">
            <text:p>76.0</text:p>
          </table:table-cell>
          <table:table-cell office:value-type="string" table:style-name="ce29">
            <text:p>[z]</text:p>
          </table:table-cell>
          <table:table-cell office:value-type="string" table:style-name="ce29">
            <text:p>[z]</text:p>
          </table:table-cell>
          <table:table-cell office:value-type="float" office:value="82" table:style-name="ce29">
            <text:p>82.0</text:p>
          </table:table-cell>
          <table:table-cell office:value-type="float" office:value="85" table:style-name="ce29">
            <text:p>85.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Note 4]</text:p>
          </table:table-cell>
          <table:table-cell table:number-columns-repeated="16363"/>
        </table:table-row>
        <table:table-row table:style-name="ro2">
          <table:table-cell office:value-type="string" table:style-name="ce3">
            <text:p>E47000006</text:p>
          </table:table-cell>
          <table:table-cell office:value-type="string" table:style-name="ce3">
            <text:p>Tees Valley ITA</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9.3" table:style-name="ce29">
            <text:p>89.3</text:p>
          </table:table-cell>
          <table:table-cell office:value-type="string" table:style-name="ce3">
            <text:p>[Note 3] [Note 4]</text:p>
          </table:table-cell>
          <table:table-cell table:number-columns-repeated="16363"/>
        </table:table-row>
        <table:table-row table:style-name="ro2">
          <table:table-cell office:value-type="string" table:style-name="ce3">
            <text:p>E11000004</text:p>
          </table:table-cell>
          <table:table-cell office:value-type="string" table:style-name="ce3">
            <text:p>Tyne and Wear ITA</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3.6" table:style-name="ce29">
            <text:p>83.6</text:p>
          </table:table-cell>
          <table:table-cell office:value-type="string" table:style-name="ce29">
            <text:p>[z]</text:p>
          </table:table-cell>
          <table:table-cell office:value-type="float" office:value="76" table:style-name="ce29">
            <text:p>76.0</text:p>
          </table:table-cell>
          <table:table-cell office:value-type="float" office:value="91" table:style-name="ce29">
            <text:p>91.0</text:p>
          </table:table-cell>
          <table:table-cell office:value-type="float" office:value="87" table:style-name="ce29">
            <text:p>87.0</text:p>
          </table:table-cell>
          <table:table-cell office:value-type="float" office:value="87" table:style-name="ce29">
            <text:p>87.0</text:p>
          </table:table-cell>
          <table:table-cell office:value-type="float" office:value="89" table:style-name="ce29">
            <text:p>89.0</text:p>
          </table:table-cell>
          <table:table-cell office:value-type="float" office:value="88" table:style-name="ce29">
            <text:p>88.0</text:p>
          </table:table-cell>
          <table:table-cell office:value-type="float" office:value="90" table:style-name="ce29">
            <text:p>90.0</text:p>
          </table:table-cell>
          <table:table-cell office:value-type="float" office:value="90" table:style-name="ce29">
            <text:p>90.0</text:p>
          </table:table-cell>
          <table:table-cell office:value-type="float" office:value="91" table:style-name="ce29">
            <text:p>91.0</text:p>
          </table:table-cell>
          <table:table-cell office:value-type="float" office:value="89" table:style-name="ce29">
            <text:p>89.0</text:p>
          </table:table-cell>
          <table:table-cell office:value-type="float" office:value="94" table:style-name="ce29">
            <text:p>94.0</text:p>
          </table:table-cell>
          <table:table-cell office:value-type="float" office:value="92" table:style-name="ce29">
            <text:p>92.0</text:p>
          </table:table-cell>
          <table:table-cell office:value-type="string" table:style-name="ce3">
            <text:p>[Note 3]</text:p>
          </table:table-cell>
          <table:table-cell table:number-columns-repeated="16363"/>
        </table:table-row>
        <table:table-row table:style-name="ro2">
          <table:table-cell office:value-type="string" table:style-name="ce9">
            <text:p>E12000002</text:p>
          </table:table-cell>
          <table:table-cell office:value-type="string" table:style-name="ce9">
            <text:p>North West<text:s/></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float" office:value="84.9" table:style-name="ce28">
            <text:p>84.9</text:p>
          </table:table-cell>
          <table:table-cell office:value-type="float" office:value="83.2" table:style-name="ce28">
            <text:p>83.2</text:p>
          </table:table-cell>
          <table:table-cell office:value-type="float" office:value="87" table:style-name="ce28">
            <text:p>87.0</text:p>
          </table:table-cell>
          <table:table-cell office:value-type="float" office:value="87.9" table:style-name="ce28">
            <text:p>87.9</text:p>
          </table:table-cell>
          <table:table-cell office:value-type="float" office:value="90.1" table:style-name="ce28">
            <text:p>90.1</text:p>
          </table:table-cell>
          <table:table-cell office:value-type="float" office:value="91.3" table:style-name="ce28">
            <text:p>91.3</text:p>
          </table:table-cell>
          <table:table-cell office:value-type="float" office:value="90.6" table:style-name="ce28">
            <text:p>90.6</text:p>
          </table:table-cell>
          <table:table-cell office:value-type="float" office:value="88" table:style-name="ce28">
            <text:p>88.0</text:p>
          </table:table-cell>
          <table:table-cell office:value-type="float" office:value="88.6" table:style-name="ce28">
            <text:p>88.6</text:p>
          </table:table-cell>
          <table:table-cell office:value-type="float" office:value="90.1" table:style-name="ce28">
            <text:p>90.1</text:p>
          </table:table-cell>
          <table:table-cell office:value-type="float" office:value="88.2" table:style-name="ce28">
            <text:p>88.2</text:p>
          </table:table-cell>
          <table:table-cell office:value-type="float" office:value="90.3" table:style-name="ce28">
            <text:p>90.3</text:p>
          </table:table-cell>
          <table:table-cell office:value-type="float" office:value="92.7" table:style-name="ce28">
            <text:p>92.7</text:p>
          </table:table-cell>
          <table:table-cell office:value-type="float" office:value="89.4" table:style-name="ce28">
            <text:p>89.4</text:p>
          </table:table-cell>
          <table:table-cell office:value-type="string" table:style-name="ce9">
            <text:p>[Note 6]</text:p>
          </table:table-cell>
          <table:table-cell table:number-columns-repeated="16363"/>
        </table:table-row>
        <table:table-row table:style-name="ro2">
          <table:table-cell office:value-type="string" table:style-name="ce3">
            <text:p>E06000008</text:p>
          </table:table-cell>
          <table:table-cell office:value-type="string" table:style-name="ce3">
            <text:p>Blackburn with Darwen</text:p>
          </table:table-cell>
          <table:table-cell office:value-type="string" table:style-name="ce29">
            <text:p>[z]</text:p>
          </table:table-cell>
          <table:table-cell office:value-type="float" office:value="96.25" table:style-name="ce29">
            <text:p>96.3</text:p>
          </table:table-cell>
          <table:table-cell office:value-type="float" office:value="97.5" table:style-name="ce29">
            <text:p>97.5</text:p>
          </table:table-cell>
          <table:table-cell office:value-type="float" office:value="91" table:style-name="ce29">
            <text:p>91.0</text:p>
          </table:table-cell>
          <table:table-cell office:value-type="float" office:value="92" table:style-name="ce29">
            <text:p>92.0</text:p>
          </table:table-cell>
          <table:table-cell office:value-type="float" office:value="79" table:style-name="ce29">
            <text:p>79.0</text:p>
          </table:table-cell>
          <table:table-cell office:value-type="float" office:value="89" table:style-name="ce29">
            <text:p>89.0</text:p>
          </table:table-cell>
          <table:table-cell office:value-type="float" office:value="87" table:style-name="ce29">
            <text:p>87.0</text:p>
          </table:table-cell>
          <table:table-cell office:value-type="float" office:value="90" table:style-name="ce29">
            <text:p>90.0</text:p>
          </table:table-cell>
          <table:table-cell office:value-type="float" office:value="84" table:style-name="ce29">
            <text:p>84.0</text:p>
          </table:table-cell>
          <table:table-cell office:value-type="float" office:value="89" table:style-name="ce29">
            <text:p>89.0</text:p>
          </table:table-cell>
          <table:table-cell office:value-type="float" office:value="77" table:style-name="ce29">
            <text:p>77.0</text:p>
          </table:table-cell>
          <table:table-cell office:value-type="float" office:value="89" table:style-name="ce29">
            <text:p>89.0</text:p>
          </table:table-cell>
          <table:table-cell office:value-type="float" office:value="91" table:style-name="ce29">
            <text:p>91.0</text:p>
          </table:table-cell>
          <table:table-cell office:value-type="float" office:value="94" table:style-name="ce29">
            <text:p>94.0</text:p>
          </table:table-cell>
          <table:table-cell office:value-type="float" office:value="89" table:style-name="ce29">
            <text:p>89.0</text:p>
          </table:table-cell>
          <table:table-cell office:value-type="float" office:value="93" table:style-name="ce29">
            <text:p>93.0</text:p>
          </table:table-cell>
          <table:table-cell office:value-type="float" office:value="90" table:style-name="ce29">
            <text:p>90.0</text:p>
          </table:table-cell>
          <table:table-cell office:value-type="string" table:style-name="ce3">
            <text:p>[z]</text:p>
          </table:table-cell>
          <table:table-cell table:number-columns-repeated="16363"/>
        </table:table-row>
        <table:table-row table:style-name="ro2">
          <table:table-cell office:value-type="string" table:style-name="ce3">
            <text:p>E06000009</text:p>
          </table:table-cell>
          <table:table-cell office:value-type="string" table:style-name="ce3">
            <text:p>Blackpool</text:p>
          </table:table-cell>
          <table:table-cell office:value-type="string" table:style-name="ce29">
            <text:p>[z]</text:p>
          </table:table-cell>
          <table:table-cell office:value-type="string" table:style-name="ce29">
            <text:p>[z]</text:p>
          </table:table-cell>
          <table:table-cell office:value-type="float" office:value="81" table:style-name="ce29">
            <text:p>81.0</text:p>
          </table:table-cell>
          <table:table-cell office:value-type="float" office:value="77" table:style-name="ce29">
            <text:p>77.0</text:p>
          </table:table-cell>
          <table:table-cell office:value-type="float" office:value="77" table:style-name="ce29">
            <text:p>77.0</text:p>
          </table:table-cell>
          <table:table-cell office:value-type="float" office:value="76" table:style-name="ce29">
            <text:p>76.0</text:p>
          </table:table-cell>
          <table:table-cell office:value-type="float" office:value="79" table:style-name="ce29">
            <text:p>79.0</text:p>
          </table:table-cell>
          <table:table-cell office:value-type="float" office:value="92" table:style-name="ce29">
            <text:p>92.0</text:p>
          </table:table-cell>
          <table:table-cell office:value-type="float" office:value="95" table:style-name="ce29">
            <text:p>95.0</text:p>
          </table:table-cell>
          <table:table-cell office:value-type="float" office:value="96" table:style-name="ce29">
            <text:p>96.0</text:p>
          </table:table-cell>
          <table:table-cell office:value-type="float" office:value="96" table:style-name="ce29">
            <text:p>96.0</text:p>
          </table:table-cell>
          <table:table-cell office:value-type="float" office:value="95" table:style-name="ce29">
            <text:p>95.0</text:p>
          </table:table-cell>
          <table:table-cell office:value-type="float" office:value="95" table:style-name="ce29">
            <text:p>95.0</text:p>
          </table:table-cell>
          <table:table-cell office:value-type="float" office:value="96" table:style-name="ce29">
            <text:p>96.0</text:p>
          </table:table-cell>
          <table:table-cell office:value-type="float" office:value="96" table:style-name="ce29">
            <text:p>96.0</text:p>
          </table:table-cell>
          <table:table-cell office:value-type="float" office:value="98" table:style-name="ce29">
            <text:p>98.0</text:p>
          </table:table-cell>
          <table:table-cell office:value-type="float" office:value="97" table:style-name="ce29">
            <text:p>97.0</text:p>
          </table:table-cell>
          <table:table-cell office:value-type="float" office:value="96" table:style-name="ce29">
            <text:p>96.0</text:p>
          </table:table-cell>
          <table:table-cell office:value-type="string" table:style-name="ce3">
            <text:p>[z]</text:p>
          </table:table-cell>
          <table:table-cell table:number-columns-repeated="16363"/>
        </table:table-row>
        <table:table-row table:style-name="ro2">
          <table:table-cell office:value-type="string" table:style-name="ce3">
            <text:p>E10000004</text:p>
          </table:table-cell>
          <table:table-cell office:value-type="string" table:style-name="ce3">
            <text:p>Che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91.3" table:style-name="ce29">
            <text:p>91.3</text:p>
          </table:table-cell>
          <table:table-cell office:value-type="float" office:value="84.57" table:style-name="ce29">
            <text:p>84.6</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49</text:p>
          </table:table-cell>
          <table:table-cell office:value-type="string" table:style-name="ce3">
            <text:p>Cheshire East</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6" table:style-name="ce29">
            <text:p>86.0</text:p>
          </table:table-cell>
          <table:table-cell office:value-type="float" office:value="93" table:style-name="ce29">
            <text:p>93.0</text:p>
          </table:table-cell>
          <table:table-cell office:value-type="float" office:value="92" table:style-name="ce29">
            <text:p>92.0</text:p>
          </table:table-cell>
          <table:table-cell office:value-type="float" office:value="86" table:style-name="ce29">
            <text:p>86.0</text:p>
          </table:table-cell>
          <table:table-cell office:value-type="float" office:value="97" table:style-name="ce29">
            <text:p>97.0</text:p>
          </table:table-cell>
          <table:table-cell office:value-type="float" office:value="94" table:style-name="ce29">
            <text:p>94.0</text:p>
          </table:table-cell>
          <table:table-cell office:value-type="string" table:style-name="ce29">
            <text:p>[z]</text:p>
          </table:table-cell>
          <table:table-cell office:value-type="float" office:value="85" table:style-name="ce29">
            <text:p>85.0</text:p>
          </table:table-cell>
          <table:table-cell office:value-type="float" office:value="95" table:style-name="ce29">
            <text:p>95.0</text:p>
          </table:table-cell>
          <table:table-cell office:value-type="float" office:value="85" table:style-name="ce29">
            <text:p>85.0</text:p>
          </table:table-cell>
          <table:table-cell office:value-type="string" table:style-name="ce29">
            <text:p>[z]</text:p>
          </table:table-cell>
          <table:table-cell office:value-type="string" table:style-name="ce29">
            <text:p>[z]</text:p>
          </table:table-cell>
          <table:table-cell office:value-type="float" office:value="86" table:style-name="ce29">
            <text:p>86.0</text:p>
          </table:table-cell>
          <table:table-cell office:value-type="string" table:style-name="ce3">
            <text:p>[z]</text:p>
          </table:table-cell>
          <table:table-cell table:number-columns-repeated="16363"/>
        </table:table-row>
        <table:table-row table:style-name="ro2">
          <table:table-cell office:value-type="string" table:style-name="ce3">
            <text:p>E06000050</text:p>
          </table:table-cell>
          <table:table-cell office:value-type="string" table:style-name="ce3">
            <text:p>Cheshire West and Chester</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4.5" table:style-name="ce29">
            <text:p>84.5</text:p>
          </table:table-cell>
          <table:table-cell office:value-type="float" office:value="86" table:style-name="ce29">
            <text:p>86.0</text:p>
          </table:table-cell>
          <table:table-cell office:value-type="float" office:value="86" table:style-name="ce29">
            <text:p>86.0</text:p>
          </table:table-cell>
          <table:table-cell office:value-type="float" office:value="85" table:style-name="ce29">
            <text:p>85.0</text:p>
          </table:table-cell>
          <table:table-cell office:value-type="float" office:value="95" table:style-name="ce29">
            <text:p>95.0</text:p>
          </table:table-cell>
          <table:table-cell office:value-type="float" office:value="87" table:style-name="ce29">
            <text:p>87.0</text:p>
          </table:table-cell>
          <table:table-cell office:value-type="float" office:value="90" table:style-name="ce29">
            <text:p>90.0</text:p>
          </table:table-cell>
          <table:table-cell office:value-type="float" office:value="84" table:style-name="ce29">
            <text:p>84.0</text:p>
          </table:table-cell>
          <table:table-cell office:value-type="float" office:value="86" table:style-name="ce29">
            <text:p>86.0</text:p>
          </table:table-cell>
          <table:table-cell office:value-type="float" office:value="86" table:style-name="ce29">
            <text:p>86.0</text:p>
          </table:table-cell>
          <table:table-cell office:value-type="string" table:style-name="ce29">
            <text:p>[z]</text:p>
          </table:table-cell>
          <table:table-cell office:value-type="float" office:value="88" table:style-name="ce29">
            <text:p>88.0</text:p>
          </table:table-cell>
          <table:table-cell office:value-type="float" office:value="87" table:style-name="ce29">
            <text:p>87.0</text:p>
          </table:table-cell>
          <table:table-cell office:value-type="string" table:style-name="ce3">
            <text:p>[z]</text:p>
          </table:table-cell>
          <table:table-cell table:number-columns-repeated="16363"/>
        </table:table-row>
        <table:table-row table:style-name="ro2">
          <table:table-cell office:value-type="string" table:style-name="ce3">
            <text:p>E10000006</text:p>
          </table:table-cell>
          <table:table-cell office:value-type="string" table:style-name="ce3">
            <text:p>Cumbria</text:p>
          </table:table-cell>
          <table:table-cell office:value-type="string" table:style-name="ce29">
            <text:p>[z]</text:p>
          </table:table-cell>
          <table:table-cell office:value-type="float" office:value="95.5" table:style-name="ce29">
            <text:p>95.5</text:p>
          </table:table-cell>
          <table:table-cell office:value-type="float" office:value="95.5" table:style-name="ce29">
            <text:p>95.5</text:p>
          </table:table-cell>
          <table:table-cell office:value-type="float" office:value="93.4" table:style-name="ce29">
            <text:p>93.4</text:p>
          </table:table-cell>
          <table:table-cell office:value-type="float" office:value="92" table:style-name="ce29">
            <text:p>92.0</text:p>
          </table:table-cell>
          <table:table-cell office:value-type="float" office:value="90.89" table:style-name="ce29">
            <text:p>90.9</text:p>
          </table:table-cell>
          <table:table-cell office:value-type="float" office:value="93" table:style-name="ce29">
            <text:p>93.0</text:p>
          </table:table-cell>
          <table:table-cell office:value-type="float" office:value="92" table:style-name="ce29">
            <text:p>92.0</text:p>
          </table:table-cell>
          <table:table-cell office:value-type="float" office:value="95" table:style-name="ce29">
            <text:p>95.0</text:p>
          </table:table-cell>
          <table:table-cell office:value-type="float" office:value="93" table:style-name="ce29">
            <text:p>93.0</text:p>
          </table:table-cell>
          <table:table-cell office:value-type="float" office:value="95" table:style-name="ce29">
            <text:p>95.0</text:p>
          </table:table-cell>
          <table:table-cell office:value-type="float" office:value="95" table:style-name="ce29">
            <text:p>95.0</text:p>
          </table:table-cell>
          <table:table-cell office:value-type="float" office:value="95" table:style-name="ce29">
            <text:p>95.0</text:p>
          </table:table-cell>
          <table:table-cell office:value-type="float" office:value="89" table:style-name="ce29">
            <text:p>89.0</text:p>
          </table:table-cell>
          <table:table-cell office:value-type="float" office:value="82.76" table:style-name="ce29">
            <text:p>82.8</text:p>
          </table:table-cell>
          <table:table-cell office:value-type="float" office:value="82" table:style-name="ce29">
            <text:p>82.0</text:p>
          </table:table-cell>
          <table:table-cell office:value-type="float" office:value="90" table:style-name="ce29">
            <text:p>90.0</text:p>
          </table:table-cell>
          <table:table-cell office:value-type="float" office:value="88" table:style-name="ce29">
            <text:p>88.0</text:p>
          </table:table-cell>
          <table:table-cell office:value-type="string" table:style-name="ce3">
            <text:p>[z]</text:p>
          </table:table-cell>
          <table:table-cell table:number-columns-repeated="16363"/>
        </table:table-row>
        <table:table-row table:style-name="ro2">
          <table:table-cell office:value-type="string" table:style-name="ce3">
            <text:p>E06000006</text:p>
          </table:table-cell>
          <table:table-cell office:value-type="string" table:style-name="ce3">
            <text:p>Halton</text:p>
          </table:table-cell>
          <table:table-cell office:value-type="string" table:style-name="ce29">
            <text:p>[z]</text:p>
          </table:table-cell>
          <table:table-cell office:value-type="float" office:value="85.95" table:style-name="ce29">
            <text:p>86.0</text:p>
          </table:table-cell>
          <table:table-cell office:value-type="float" office:value="96.8" table:style-name="ce29">
            <text:p>96.8</text:p>
          </table:table-cell>
          <table:table-cell office:value-type="float" office:value="97.4" table:style-name="ce29">
            <text:p>97.4</text:p>
          </table:table-cell>
          <table:table-cell office:value-type="float" office:value="90" table:style-name="ce29">
            <text:p>90.0</text:p>
          </table:table-cell>
          <table:table-cell office:value-type="float" office:value="86.6" table:style-name="ce29">
            <text:p>86.6</text:p>
          </table:table-cell>
          <table:table-cell office:value-type="float" office:value="92" table:style-name="ce29">
            <text:p>92.0</text:p>
          </table:table-cell>
          <table:table-cell office:value-type="float" office:value="92" table:style-name="ce29">
            <text:p>92.0</text:p>
          </table:table-cell>
          <table:table-cell office:value-type="float" office:value="94" table:style-name="ce29">
            <text:p>94.0</text:p>
          </table:table-cell>
          <table:table-cell office:value-type="float" office:value="95" table:style-name="ce29">
            <text:p>95.0</text:p>
          </table:table-cell>
          <table:table-cell office:value-type="float" office:value="96" table:style-name="ce29">
            <text:p>96.0</text:p>
          </table:table-cell>
          <table:table-cell office:value-type="float" office:value="92" table:style-name="ce29">
            <text:p>92.0</text:p>
          </table:table-cell>
          <table:table-cell office:value-type="float" office:value="91.37" table:style-name="ce29">
            <text:p>91.4</text:p>
          </table:table-cell>
          <table:table-cell office:value-type="float" office:value="91" table:style-name="ce29">
            <text:p>91.0</text:p>
          </table:table-cell>
          <table:table-cell office:value-type="float" office:value="91" table:style-name="ce29">
            <text:p>91.0</text:p>
          </table:table-cell>
          <table:table-cell office:value-type="string" table:style-name="ce29">
            <text:p>[z]</text:p>
          </table:table-cell>
          <table:table-cell office:value-type="float" office:value="93" table:style-name="ce29">
            <text:p>93.0</text:p>
          </table:table-cell>
          <table:table-cell office:value-type="float" office:value="93" table:style-name="ce29">
            <text:p>93.0</text:p>
          </table:table-cell>
          <table:table-cell office:value-type="string" table:style-name="ce3">
            <text:p>[z]</text:p>
          </table:table-cell>
          <table:table-cell table:number-columns-repeated="16363"/>
        </table:table-row>
        <table:table-row table:style-name="ro2">
          <table:table-cell office:value-type="string" table:style-name="ce3">
            <text:p>E10000017</text:p>
          </table:table-cell>
          <table:table-cell office:value-type="string" table:style-name="ce3">
            <text:p>Lancashire exc Blackburn &amp; Blackpool</text:p>
          </table:table-cell>
          <table:table-cell office:value-type="string" table:style-name="ce29">
            <text:p>[z]</text:p>
          </table:table-cell>
          <table:table-cell office:value-type="float" office:value="69" table:style-name="ce29">
            <text:p>69.0</text:p>
          </table:table-cell>
          <table:table-cell office:value-type="float" office:value="70" table:style-name="ce29">
            <text:p>70.0</text:p>
          </table:table-cell>
          <table:table-cell office:value-type="float" office:value="77" table:style-name="ce29">
            <text:p>77.0</text:p>
          </table:table-cell>
          <table:table-cell office:value-type="float" office:value="77" table:style-name="ce29">
            <text:p>77.0</text:p>
          </table:table-cell>
          <table:table-cell office:value-type="float" office:value="80.5" table:style-name="ce29">
            <text:p>80.5</text:p>
          </table:table-cell>
          <table:table-cell office:value-type="float" office:value="82" table:style-name="ce29">
            <text:p>82.0</text:p>
          </table:table-cell>
          <table:table-cell office:value-type="float" office:value="80" table:style-name="ce29">
            <text:p>80.0</text:p>
          </table:table-cell>
          <table:table-cell office:value-type="float" office:value="86" table:style-name="ce29">
            <text:p>86.0</text:p>
          </table:table-cell>
          <table:table-cell office:value-type="float" office:value="79" table:style-name="ce29">
            <text:p>79.0</text:p>
          </table:table-cell>
          <table:table-cell office:value-type="float" office:value="77" table:style-name="ce29">
            <text:p>77.0</text:p>
          </table:table-cell>
          <table:table-cell office:value-type="float" office:value="79" table:style-name="ce29">
            <text:p>79.0</text:p>
          </table:table-cell>
          <table:table-cell office:value-type="float" office:value="81" table:style-name="ce29">
            <text:p>81.0</text:p>
          </table:table-cell>
          <table:table-cell office:value-type="float" office:value="82" table:style-name="ce29">
            <text:p>82.0</text:p>
          </table:table-cell>
          <table:table-cell office:value-type="float" office:value="81" table:style-name="ce29">
            <text:p>81.0</text:p>
          </table:table-cell>
          <table:table-cell office:value-type="string" table:style-name="ce29">
            <text:p>[z]</text:p>
          </table:table-cell>
          <table:table-cell office:value-type="string" table:style-name="ce29">
            <text:p>[z]</text:p>
          </table:table-cell>
          <table:table-cell office:value-type="float" office:value="84" table:style-name="ce29">
            <text:p>84.0</text:p>
          </table:table-cell>
          <table:table-cell office:value-type="string" table:style-name="ce3">
            <text:p>[z]</text:p>
          </table:table-cell>
          <table:table-cell table:number-columns-repeated="16363"/>
        </table:table-row>
        <table:table-row table:style-name="ro2">
          <table:table-cell office:value-type="string" table:style-name="ce3">
            <text:p>E06000007</text:p>
          </table:table-cell>
          <table:table-cell office:value-type="string" table:style-name="ce3">
            <text:p>Warrington</text:p>
          </table:table-cell>
          <table:table-cell office:value-type="string" table:style-name="ce29">
            <text:p>[z]</text:p>
          </table:table-cell>
          <table:table-cell office:value-type="string" table:style-name="ce29">
            <text:p>[z]</text:p>
          </table:table-cell>
          <table:table-cell office:value-type="float" office:value="86" table:style-name="ce29">
            <text:p>86.0</text:p>
          </table:table-cell>
          <table:table-cell office:value-type="float" office:value="81.05" table:style-name="ce29">
            <text:p>81.1</text:p>
          </table:table-cell>
          <table:table-cell office:value-type="float" office:value="82" table:style-name="ce29">
            <text:p>82.0</text:p>
          </table:table-cell>
          <table:table-cell office:value-type="float" office:value="82.29" table:style-name="ce29">
            <text:p>82.3</text:p>
          </table:table-cell>
          <table:table-cell office:value-type="float" office:value="82" table:style-name="ce29">
            <text:p>82.0</text:p>
          </table:table-cell>
          <table:table-cell office:value-type="float" office:value="82" table:style-name="ce29">
            <text:p>82.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91" table:style-name="ce29">
            <text:p>91.0</text:p>
          </table:table-cell>
          <table:table-cell office:value-type="float" office:value="90" table:style-name="ce29">
            <text:p>90.0</text:p>
          </table:table-cell>
          <table:table-cell office:value-type="float" office:value="92" table:style-name="ce29">
            <text:p>92.0</text:p>
          </table:table-cell>
          <table:table-cell office:value-type="float" office:value="95" table:style-name="ce29">
            <text:p>95.0</text:p>
          </table:table-cell>
          <table:table-cell office:value-type="float" office:value="91" table:style-name="ce29">
            <text:p>91.0</text:p>
          </table:table-cell>
          <table:table-cell office:value-type="string" table:style-name="ce3">
            <text:p>[z]</text:p>
          </table:table-cell>
          <table:table-cell table:number-columns-repeated="16363"/>
        </table:table-row>
        <table:table-row table:style-name="ro2">
          <table:table-cell office:value-type="string" table:style-name="ce3">
            <text:p>E11000001</text:p>
          </table:table-cell>
          <table:table-cell office:value-type="string" table:style-name="ce3">
            <text:p>Greater Manchester ITA</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6.8" table:style-name="ce29">
            <text:p>76.8</text:p>
          </table:table-cell>
          <table:table-cell office:value-type="float" office:value="80" table:style-name="ce29">
            <text:p>80.0</text:p>
          </table:table-cell>
          <table:table-cell office:value-type="float" office:value="82" table:style-name="ce29">
            <text:p>82.0</text:p>
          </table:table-cell>
          <table:table-cell office:value-type="float" office:value="83" table:style-name="ce29">
            <text:p>83.0</text:p>
          </table:table-cell>
          <table:table-cell office:value-type="float" office:value="84" table:style-name="ce29">
            <text:p>84.0</text:p>
          </table:table-cell>
          <table:table-cell office:value-type="float" office:value="83" table:style-name="ce29">
            <text:p>83.0</text:p>
          </table:table-cell>
          <table:table-cell office:value-type="float" office:value="83" table:style-name="ce29">
            <text:p>83.0</text:p>
          </table:table-cell>
          <table:table-cell office:value-type="float" office:value="84" table:style-name="ce29">
            <text:p>84.0</text:p>
          </table:table-cell>
          <table:table-cell office:value-type="float" office:value="84" table:style-name="ce29">
            <text:p>84.0</text:p>
          </table:table-cell>
          <table:table-cell office:value-type="float" office:value="85" table:style-name="ce29">
            <text:p>85.0</text:p>
          </table:table-cell>
          <table:table-cell office:value-type="float" office:value="84" table:style-name="ce29">
            <text:p>84.0</text:p>
          </table:table-cell>
          <table:table-cell office:value-type="float" office:value="88" table:style-name="ce29">
            <text:p>88.0</text:p>
          </table:table-cell>
          <table:table-cell office:value-type="float" office:value="83" table:style-name="ce29">
            <text:p>83.0</text:p>
          </table:table-cell>
          <table:table-cell office:value-type="string" table:style-name="ce3">
            <text:p>[Note 3]</text:p>
          </table:table-cell>
          <table:table-cell table:number-columns-repeated="16363"/>
        </table:table-row>
        <table:table-row table:style-name="ro2">
          <table:table-cell office:value-type="string" table:style-name="ce3">
            <text:p>E11000002</text:p>
          </table:table-cell>
          <table:table-cell office:value-type="string" table:style-name="ce3">
            <text:p>Merseyside ITA</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0.599999999999994" table:style-name="ce29">
            <text:p>80.6</text:p>
          </table:table-cell>
          <table:table-cell office:value-type="float" office:value="80.099999999999994" table:style-name="ce29">
            <text:p>80.1</text:p>
          </table:table-cell>
          <table:table-cell office:value-type="float" office:value="80" table:style-name="ce29">
            <text:p>80.0</text:p>
          </table:table-cell>
          <table:table-cell office:value-type="float" office:value="81" table:style-name="ce29">
            <text:p>81.0</text:p>
          </table:table-cell>
          <table:table-cell office:value-type="float" office:value="81" table:style-name="ce29">
            <text:p>81.0</text:p>
          </table:table-cell>
          <table:table-cell office:value-type="float" office:value="81" table:style-name="ce29">
            <text:p>81.0</text:p>
          </table:table-cell>
          <table:table-cell office:value-type="float" office:value="81" table:style-name="ce29">
            <text:p>81.0</text:p>
          </table:table-cell>
          <table:table-cell office:value-type="float" office:value="84" table:style-name="ce29">
            <text:p>84.0</text:p>
          </table:table-cell>
          <table:table-cell office:value-type="float" office:value="81" table:style-name="ce29">
            <text:p>81.0</text:p>
          </table:table-cell>
          <table:table-cell office:value-type="float" office:value="81" table:style-name="ce29">
            <text:p>81.0</text:p>
          </table:table-cell>
          <table:table-cell office:value-type="float" office:value="80" table:style-name="ce29">
            <text:p>80.0</text:p>
          </table:table-cell>
          <table:table-cell office:value-type="float" office:value="84" table:style-name="ce29">
            <text:p>84.0</text:p>
          </table:table-cell>
          <table:table-cell office:value-type="float" office:value="95" table:style-name="ce29">
            <text:p>95.0</text:p>
          </table:table-cell>
          <table:table-cell office:value-type="float" office:value="87" table:style-name="ce29">
            <text:p>87.0</text:p>
          </table:table-cell>
          <table:table-cell office:value-type="string" table:style-name="ce3">
            <text:p>[Note 3]</text:p>
          </table:table-cell>
          <table:table-cell table:number-columns-repeated="16363"/>
        </table:table-row>
        <table:table-row table:style-name="ro2">
          <table:table-cell office:value-type="string" table:style-name="ce9">
            <text:p>E12000003</text:p>
          </table:table-cell>
          <table:table-cell office:value-type="string" table:style-name="ce9">
            <text:p>Yorkshire and the Humber</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float" office:value="77.099999999999994" table:style-name="ce28">
            <text:p>77.1</text:p>
          </table:table-cell>
          <table:table-cell office:value-type="float" office:value="80.2" table:style-name="ce28">
            <text:p>80.2</text:p>
          </table:table-cell>
          <table:table-cell office:value-type="float" office:value="83.3" table:style-name="ce28">
            <text:p>83.3</text:p>
          </table:table-cell>
          <table:table-cell office:value-type="float" office:value="84" table:style-name="ce28">
            <text:p>84.0</text:p>
          </table:table-cell>
          <table:table-cell office:value-type="float" office:value="85.3" table:style-name="ce28">
            <text:p>85.3</text:p>
          </table:table-cell>
          <table:table-cell office:value-type="float" office:value="84.9" table:style-name="ce28">
            <text:p>84.9</text:p>
          </table:table-cell>
          <table:table-cell office:value-type="float" office:value="84.3" table:style-name="ce28">
            <text:p>84.3</text:p>
          </table:table-cell>
          <table:table-cell office:value-type="float" office:value="82.1" table:style-name="ce28">
            <text:p>82.1</text:p>
          </table:table-cell>
          <table:table-cell office:value-type="float" office:value="84.2" table:style-name="ce28">
            <text:p>84.2</text:p>
          </table:table-cell>
          <table:table-cell office:value-type="float" office:value="83.9" table:style-name="ce28">
            <text:p>83.9</text:p>
          </table:table-cell>
          <table:table-cell office:value-type="float" office:value="85.8" table:style-name="ce28">
            <text:p>85.8</text:p>
          </table:table-cell>
          <table:table-cell office:value-type="float" office:value="85.2" table:style-name="ce28">
            <text:p>85.2</text:p>
          </table:table-cell>
          <table:table-cell office:value-type="float" office:value="90.7" table:style-name="ce28">
            <text:p>90.7</text:p>
          </table:table-cell>
          <table:table-cell office:value-type="float" office:value="85.6" table:style-name="ce28">
            <text:p>85.6</text:p>
          </table:table-cell>
          <table:table-cell office:value-type="string" table:style-name="ce9">
            <text:p>[Note 6]</text:p>
          </table:table-cell>
          <table:table-cell table:number-columns-repeated="16363" table:style-name="ce37"/>
        </table:table-row>
        <table:table-row table:style-name="ro2">
          <table:table-cell office:value-type="string" table:style-name="ce3">
            <text:p>E06000011</text:p>
          </table:table-cell>
          <table:table-cell office:value-type="string" table:style-name="ce3">
            <text:p>East Riding of Yorkshire</text:p>
          </table:table-cell>
          <table:table-cell office:value-type="string" table:style-name="ce29">
            <text:p>[z]</text:p>
          </table:table-cell>
          <table:table-cell office:value-type="string" table:style-name="ce29">
            <text:p>[z]</text:p>
          </table:table-cell>
          <table:table-cell office:value-type="float" office:value="61" table:style-name="ce29">
            <text:p>61.0</text:p>
          </table:table-cell>
          <table:table-cell office:value-type="float" office:value="76.5" table:style-name="ce29">
            <text:p>76.5</text:p>
          </table:table-cell>
          <table:table-cell office:value-type="float" office:value="79" table:style-name="ce29">
            <text:p>79.0</text:p>
          </table:table-cell>
          <table:table-cell office:value-type="float" office:value="79.45" table:style-name="ce29">
            <text:p>79.5</text:p>
          </table:table-cell>
          <table:table-cell office:value-type="float" office:value="80" table:style-name="ce29">
            <text:p>80.0</text:p>
          </table:table-cell>
          <table:table-cell office:value-type="float" office:value="81" table:style-name="ce29">
            <text:p>81.0</text:p>
          </table:table-cell>
          <table:table-cell office:value-type="float" office:value="82" table:style-name="ce29">
            <text:p>82.0</text:p>
          </table:table-cell>
          <table:table-cell office:value-type="float" office:value="83" table:style-name="ce29">
            <text:p>83.0</text:p>
          </table:table-cell>
          <table:table-cell office:value-type="float" office:value="84" table:style-name="ce29">
            <text:p>84.0</text:p>
          </table:table-cell>
          <table:table-cell office:value-type="float" office:value="85" table:style-name="ce29">
            <text:p>85.0</text:p>
          </table:table-cell>
          <table:table-cell office:value-type="float" office:value="85" table:style-name="ce29">
            <text:p>85.0</text:p>
          </table:table-cell>
          <table:table-cell office:value-type="float" office:value="83.9" table:style-name="ce29">
            <text:p>83.9</text:p>
          </table:table-cell>
          <table:table-cell office:value-type="float" office:value="85" table:style-name="ce29">
            <text:p>85.0</text:p>
          </table:table-cell>
          <table:table-cell office:value-type="string" table:style-name="ce29">
            <text:p>[z]</text:p>
          </table:table-cell>
          <table:table-cell office:value-type="float" office:value="93" table:style-name="ce29">
            <text:p>93.0</text:p>
          </table:table-cell>
          <table:table-cell office:value-type="float" office:value="78.98" table:style-name="ce29">
            <text:p>79.0</text:p>
          </table:table-cell>
          <table:table-cell office:value-type="string" table:style-name="ce3">
            <text:p>[z]</text:p>
          </table:table-cell>
          <table:table-cell table:number-columns-repeated="16363"/>
        </table:table-row>
        <table:table-row table:style-name="ro2">
          <table:table-cell office:value-type="string" table:style-name="ce3">
            <text:p>E06000010</text:p>
          </table:table-cell>
          <table:table-cell office:value-type="string" table:style-name="ce3">
            <text:p>Kingston upon Hull</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4" table:style-name="ce29">
            <text:p>74.0</text:p>
          </table:table-cell>
          <table:table-cell office:value-type="float" office:value="80.8" table:style-name="ce29">
            <text:p>80.8</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4" table:style-name="ce29">
            <text:p>74.0</text:p>
          </table:table-cell>
          <table:table-cell office:value-type="float" office:value="86" table:style-name="ce29">
            <text:p>86.0</text:p>
          </table:table-cell>
          <table:table-cell office:value-type="string" table:style-name="ce29">
            <text:p>[z]</text:p>
          </table:table-cell>
          <table:table-cell office:value-type="float" office:value="87.3" table:style-name="ce29">
            <text:p>87.3</text:p>
          </table:table-cell>
          <table:table-cell office:value-type="float" office:value="96" table:style-name="ce29">
            <text:p>96.0</text:p>
          </table:table-cell>
          <table:table-cell office:value-type="float" office:value="92" table:style-name="ce29">
            <text:p>92.0</text:p>
          </table:table-cell>
          <table:table-cell office:value-type="float" office:value="96" table:style-name="ce29">
            <text:p>96.0</text:p>
          </table:table-cell>
          <table:table-cell office:value-type="string" table:style-name="ce3">
            <text:p>[z]</text:p>
          </table:table-cell>
          <table:table-cell table:number-columns-repeated="16363"/>
        </table:table-row>
        <table:table-row table:style-name="ro2">
          <table:table-cell office:value-type="string" table:style-name="ce3">
            <text:p>E06000012</text:p>
          </table:table-cell>
          <table:table-cell office:value-type="string" table:style-name="ce3">
            <text:p>North East Lincolnshire</text:p>
          </table:table-cell>
          <table:table-cell office:value-type="string" table:style-name="ce29">
            <text:p>[z]</text:p>
          </table:table-cell>
          <table:table-cell office:value-type="float" office:value="89" table:style-name="ce29">
            <text:p>89.0</text:p>
          </table:table-cell>
          <table:table-cell office:value-type="float" office:value="94" table:style-name="ce29">
            <text:p>94.0</text:p>
          </table:table-cell>
          <table:table-cell office:value-type="float" office:value="85.88" table:style-name="ce29">
            <text:p>85.9</text:p>
          </table:table-cell>
          <table:table-cell office:value-type="float" office:value="77" table:style-name="ce29">
            <text:p>77.0</text:p>
          </table:table-cell>
          <table:table-cell office:value-type="float" office:value="89.61" table:style-name="ce29">
            <text:p>89.6</text:p>
          </table:table-cell>
          <table:table-cell office:value-type="float" office:value="86" table:style-name="ce29">
            <text:p>86.0</text:p>
          </table:table-cell>
          <table:table-cell office:value-type="float" office:value="86" table:style-name="ce29">
            <text:p>86.0</text:p>
          </table:table-cell>
          <table:table-cell office:value-type="float" office:value="94" table:style-name="ce29">
            <text:p>94.0</text:p>
          </table:table-cell>
          <table:table-cell office:value-type="float" office:value="93" table:style-name="ce29">
            <text:p>93.0</text:p>
          </table:table-cell>
          <table:table-cell office:value-type="float" office:value="95" table:style-name="ce29">
            <text:p>95.0</text:p>
          </table:table-cell>
          <table:table-cell office:value-type="float" office:value="94" table:style-name="ce29">
            <text:p>94.0</text:p>
          </table:table-cell>
          <table:table-cell office:value-type="float" office:value="94.1" table:style-name="ce29">
            <text:p>94.1</text:p>
          </table:table-cell>
          <table:table-cell office:value-type="float" office:value="94" table:style-name="ce29">
            <text:p>94.0</text:p>
          </table:table-cell>
          <table:table-cell office:value-type="float" office:value="95.3" table:style-name="ce29">
            <text:p>95.3</text:p>
          </table:table-cell>
          <table:table-cell office:value-type="float" office:value="95.3" table:style-name="ce29">
            <text:p>95.3</text:p>
          </table:table-cell>
          <table:table-cell office:value-type="float" office:value="95.4" table:style-name="ce29">
            <text:p>95.4</text:p>
          </table:table-cell>
          <table:table-cell office:value-type="float" office:value="91.9" table:style-name="ce29">
            <text:p>91.9</text:p>
          </table:table-cell>
          <table:table-cell office:value-type="string" table:style-name="ce3">
            <text:p>[z]</text:p>
          </table:table-cell>
          <table:table-cell table:number-columns-repeated="16363"/>
        </table:table-row>
        <table:table-row table:style-name="ro2">
          <table:table-cell office:value-type="string" table:style-name="ce3">
            <text:p>E06000013</text:p>
          </table:table-cell>
          <table:table-cell office:value-type="string" table:style-name="ce3">
            <text:p>North Lincolnshire</text:p>
          </table:table-cell>
          <table:table-cell office:value-type="string" table:style-name="ce29">
            <text:p>[z]</text:p>
          </table:table-cell>
          <table:table-cell office:value-type="float" office:value="79" table:style-name="ce29">
            <text:p>79.0</text:p>
          </table:table-cell>
          <table:table-cell office:value-type="float" office:value="86" table:style-name="ce29">
            <text:p>86.0</text:p>
          </table:table-cell>
          <table:table-cell office:value-type="float" office:value="86.7" table:style-name="ce29">
            <text:p>86.7</text:p>
          </table:table-cell>
          <table:table-cell office:value-type="float" office:value="88" table:style-name="ce29">
            <text:p>88.0</text:p>
          </table:table-cell>
          <table:table-cell office:value-type="float" office:value="84" table:style-name="ce29">
            <text:p>84.0</text:p>
          </table:table-cell>
          <table:table-cell office:value-type="float" office:value="94" table:style-name="ce29">
            <text:p>94.0</text:p>
          </table:table-cell>
          <table:table-cell office:value-type="float" office:value="86" table:style-name="ce29">
            <text:p>86.0</text:p>
          </table:table-cell>
          <table:table-cell office:value-type="float" office:value="91" table:style-name="ce29">
            <text:p>91.0</text:p>
          </table:table-cell>
          <table:table-cell office:value-type="float" office:value="85" table:style-name="ce29">
            <text:p>85.0</text:p>
          </table:table-cell>
          <table:table-cell office:value-type="float" office:value="82" table:style-name="ce29">
            <text:p>82.0</text:p>
          </table:table-cell>
          <table:table-cell office:value-type="float" office:value="82" table:style-name="ce29">
            <text:p>82.0</text:p>
          </table:table-cell>
          <table:table-cell office:value-type="float" office:value="86.6" table:style-name="ce29">
            <text:p>86.6</text:p>
          </table:table-cell>
          <table:table-cell office:value-type="float" office:value="85.5" table:style-name="ce29">
            <text:p>85.5</text:p>
          </table:table-cell>
          <table:table-cell office:value-type="float" office:value="87" table:style-name="ce29">
            <text:p>87.0</text:p>
          </table:table-cell>
          <table:table-cell office:value-type="float" office:value="85" table:style-name="ce29">
            <text:p>85.0</text:p>
          </table:table-cell>
          <table:table-cell office:value-type="float" office:value="86" table:style-name="ce29">
            <text:p>86.0</text:p>
          </table:table-cell>
          <table:table-cell office:value-type="float" office:value="83" table:style-name="ce29">
            <text:p>83.0</text:p>
          </table:table-cell>
          <table:table-cell office:value-type="string" table:style-name="ce3">
            <text:p>[z]</text:p>
          </table:table-cell>
          <table:table-cell table:number-columns-repeated="16363"/>
        </table:table-row>
        <table:table-row table:style-name="ro2">
          <table:table-cell office:value-type="string" table:style-name="ce3">
            <text:p>E10000023</text:p>
          </table:table-cell>
          <table:table-cell office:value-type="string" table:style-name="ce3">
            <text:p>North Yorkshire exc York</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4" table:style-name="ce29">
            <text:p>74.0</text:p>
          </table:table-cell>
          <table:table-cell office:value-type="float" office:value="74" table:style-name="ce29">
            <text:p>74.0</text:p>
          </table:table-cell>
          <table:table-cell office:value-type="float" office:value="79" table:style-name="ce29">
            <text:p>79.0</text:p>
          </table:table-cell>
          <table:table-cell office:value-type="float" office:value="86" table:style-name="ce29">
            <text:p>86.0</text:p>
          </table:table-cell>
          <table:table-cell office:value-type="float" office:value="86" table:style-name="ce29">
            <text:p>86.0</text:p>
          </table:table-cell>
          <table:table-cell office:value-type="float" office:value="85" table:style-name="ce29">
            <text:p>85.0</text:p>
          </table:table-cell>
          <table:table-cell office:value-type="float" office:value="82" table:style-name="ce29">
            <text:p>82.0</text:p>
          </table:table-cell>
          <table:table-cell office:value-type="float" office:value="74" table:style-name="ce29">
            <text:p>74.0</text:p>
          </table:table-cell>
          <table:table-cell office:value-type="float" office:value="71" table:style-name="ce29">
            <text:p>71.0</text:p>
          </table:table-cell>
          <table:table-cell office:value-type="float" office:value="67" table:style-name="ce29">
            <text:p>67.0</text:p>
          </table:table-cell>
          <table:table-cell office:value-type="float" office:value="72" table:style-name="ce29">
            <text:p>72.0</text:p>
          </table:table-cell>
          <table:table-cell office:value-type="float" office:value="78" table:style-name="ce29">
            <text:p>78.0</text:p>
          </table:table-cell>
          <table:table-cell office:value-type="float" office:value="70" table:style-name="ce29">
            <text:p>70.0</text:p>
          </table:table-cell>
          <table:table-cell office:value-type="float" office:value="90" table:style-name="ce29">
            <text:p>90.0</text:p>
          </table:table-cell>
          <table:table-cell office:value-type="float" office:value="78" table:style-name="ce29">
            <text:p>78.0</text:p>
          </table:table-cell>
          <table:table-cell office:value-type="string" table:style-name="ce3">
            <text:p>[z]</text:p>
          </table:table-cell>
          <table:table-cell table:number-columns-repeated="16363"/>
        </table:table-row>
        <table:table-row table:style-name="ro2">
          <table:table-cell office:value-type="string" table:style-name="ce3">
            <text:p>E06000014</text:p>
          </table:table-cell>
          <table:table-cell office:value-type="string" table:style-name="ce3">
            <text:p>York</text:p>
          </table:table-cell>
          <table:table-cell office:value-type="string" table:style-name="ce29">
            <text:p>[z]</text:p>
          </table:table-cell>
          <table:table-cell office:value-type="float" office:value="54.5" table:style-name="ce29">
            <text:p>54.5</text:p>
          </table:table-cell>
          <table:table-cell office:value-type="float" office:value="80" table:style-name="ce29">
            <text:p>80.0</text:p>
          </table:table-cell>
          <table:table-cell office:value-type="float" office:value="46.85" table:style-name="ce29">
            <text:p>46.9</text:p>
          </table:table-cell>
          <table:table-cell office:value-type="float" office:value="63" table:style-name="ce29">
            <text:p>63.0</text:p>
          </table:table-cell>
          <table:table-cell office:value-type="float" office:value="67.7" table:style-name="ce29">
            <text:p>67.7</text:p>
          </table:table-cell>
          <table:table-cell office:value-type="float" office:value="74" table:style-name="ce29">
            <text:p>74.0</text:p>
          </table:table-cell>
          <table:table-cell office:value-type="float" office:value="81" table:style-name="ce29">
            <text:p>81.0</text:p>
          </table:table-cell>
          <table:table-cell office:value-type="float" office:value="82" table:style-name="ce29">
            <text:p>82.0</text:p>
          </table:table-cell>
          <table:table-cell office:value-type="float" office:value="84" table:style-name="ce29">
            <text:p>84.0</text:p>
          </table:table-cell>
          <table:table-cell office:value-type="float" office:value="87" table:style-name="ce29">
            <text:p>87.0</text:p>
          </table:table-cell>
          <table:table-cell office:value-type="float" office:value="83" table:style-name="ce29">
            <text:p>83.0</text:p>
          </table:table-cell>
          <table:table-cell office:value-type="float" office:value="86" table:style-name="ce29">
            <text:p>86.0</text:p>
          </table:table-cell>
          <table:table-cell office:value-type="float" office:value="84" table:style-name="ce29">
            <text:p>84.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1000003</text:p>
          </table:table-cell>
          <table:table-cell office:value-type="string" table:style-name="ce3">
            <text:p>South Yorkshire ITA</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7" table:style-name="ce29">
            <text:p>77.0</text:p>
          </table:table-cell>
          <table:table-cell office:value-type="float" office:value="76.2" table:style-name="ce29">
            <text:p>76.2</text:p>
          </table:table-cell>
          <table:table-cell office:value-type="float" office:value="79" table:style-name="ce29">
            <text:p>79.0</text:p>
          </table:table-cell>
          <table:table-cell office:value-type="float" office:value="82" table:style-name="ce29">
            <text:p>82.0</text:p>
          </table:table-cell>
          <table:table-cell office:value-type="float" office:value="79" table:style-name="ce29">
            <text:p>79.0</text:p>
          </table:table-cell>
          <table:table-cell office:value-type="float" office:value="81" table:style-name="ce29">
            <text:p>81.0</text:p>
          </table:table-cell>
          <table:table-cell office:value-type="float" office:value="84" table:style-name="ce29">
            <text:p>84.0</text:p>
          </table:table-cell>
          <table:table-cell office:value-type="float" office:value="85" table:style-name="ce29">
            <text:p>85.0</text:p>
          </table:table-cell>
          <table:table-cell office:value-type="float" office:value="86" table:style-name="ce29">
            <text:p>86.0</text:p>
          </table:table-cell>
          <table:table-cell office:value-type="float" office:value="85" table:style-name="ce29">
            <text:p>85.0</text:p>
          </table:table-cell>
          <table:table-cell office:value-type="string" table:style-name="ce29">
            <text:p>[z]</text:p>
          </table:table-cell>
          <table:table-cell office:value-type="float" office:value="82.9" table:style-name="ce29">
            <text:p>82.9</text:p>
          </table:table-cell>
          <table:table-cell office:value-type="float" office:value="88.5" table:style-name="ce29">
            <text:p>88.5</text:p>
          </table:table-cell>
          <table:table-cell office:value-type="string" table:style-name="ce29">
            <text:p>[z]</text:p>
          </table:table-cell>
          <table:table-cell office:value-type="string" table:style-name="ce3">
            <text:p>[Note 3]</text:p>
          </table:table-cell>
          <table:table-cell table:number-columns-repeated="16363"/>
        </table:table-row>
        <table:table-row table:style-name="ro2">
          <table:table-cell office:value-type="string" table:style-name="ce3">
            <text:p>E11000006</text:p>
          </table:table-cell>
          <table:table-cell office:value-type="string" table:style-name="ce3">
            <text:p>West Yorkshire ITA</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5" table:style-name="ce29">
            <text:p>85.0</text:p>
          </table:table-cell>
          <table:table-cell office:value-type="float" office:value="85" table:style-name="ce29">
            <text:p>85.0</text:p>
          </table:table-cell>
          <table:table-cell office:value-type="float" office:value="84" table:style-name="ce29">
            <text:p>84.0</text:p>
          </table:table-cell>
          <table:table-cell office:value-type="float" office:value="86" table:style-name="ce29">
            <text:p>86.0</text:p>
          </table:table-cell>
          <table:table-cell office:value-type="float" office:value="84" table:style-name="ce29">
            <text:p>84.0</text:p>
          </table:table-cell>
          <table:table-cell office:value-type="float" office:value="86" table:style-name="ce29">
            <text:p>86.0</text:p>
          </table:table-cell>
          <table:table-cell office:value-type="float" office:value="84" table:style-name="ce29">
            <text:p>84.0</text:p>
          </table:table-cell>
          <table:table-cell office:value-type="float" office:value="83" table:style-name="ce29">
            <text:p>83.0</text:p>
          </table:table-cell>
          <table:table-cell office:value-type="float" office:value="83" table:style-name="ce29">
            <text:p>83.0</text:p>
          </table:table-cell>
          <table:table-cell office:value-type="float" office:value="83" table:style-name="ce29">
            <text:p>83.0</text:p>
          </table:table-cell>
          <table:table-cell office:value-type="float" office:value="82" table:style-name="ce29">
            <text:p>82.0</text:p>
          </table:table-cell>
          <table:table-cell office:value-type="float" office:value="82" table:style-name="ce29">
            <text:p>82.0</text:p>
          </table:table-cell>
          <table:table-cell office:value-type="float" office:value="90" table:style-name="ce29">
            <text:p>90.0</text:p>
          </table:table-cell>
          <table:table-cell office:value-type="string" table:style-name="ce29">
            <text:p>[z]</text:p>
          </table:table-cell>
          <table:table-cell office:value-type="string" table:style-name="ce3">
            <text:p>[Note 3]</text:p>
          </table:table-cell>
          <table:table-cell table:number-columns-repeated="16363"/>
        </table:table-row>
        <table:table-row table:style-name="ro2">
          <table:table-cell office:value-type="string" table:style-name="ce9">
            <text:p>E12000004</text:p>
          </table:table-cell>
          <table:table-cell office:value-type="string" table:style-name="ce9">
            <text:p>East Midlands</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float" office:value="80.599999999999994" table:style-name="ce28">
            <text:p>80.6</text:p>
          </table:table-cell>
          <table:table-cell office:value-type="float" office:value="80" table:style-name="ce28">
            <text:p>80.0</text:p>
          </table:table-cell>
          <table:table-cell office:value-type="float" office:value="82.2" table:style-name="ce30">
            <text:p>82.2</text:p>
          </table:table-cell>
          <table:table-cell office:value-type="float" office:value="82.9" table:style-name="ce30">
            <text:p>82.9</text:p>
          </table:table-cell>
          <table:table-cell office:value-type="float" office:value="82.5" table:style-name="ce30">
            <text:p>82.5</text:p>
          </table:table-cell>
          <table:table-cell office:value-type="float" office:value="82.9" table:style-name="ce30">
            <text:p>82.9</text:p>
          </table:table-cell>
          <table:table-cell office:value-type="float" office:value="83.9" table:style-name="ce30">
            <text:p>83.9</text:p>
          </table:table-cell>
          <table:table-cell office:value-type="float" office:value="84.6" table:style-name="ce30">
            <text:p>84.6</text:p>
          </table:table-cell>
          <table:table-cell office:value-type="float" office:value="82.2" table:style-name="ce28">
            <text:p>82.2</text:p>
          </table:table-cell>
          <table:table-cell office:value-type="float" office:value="80.099999999999994" table:style-name="ce28">
            <text:p>80.1</text:p>
          </table:table-cell>
          <table:table-cell office:value-type="float" office:value="81" table:style-name="ce38">
            <text:p>81.0</text:p>
          </table:table-cell>
          <table:table-cell office:value-type="float" office:value="76.5" table:style-name="ce38">
            <text:p>76.5</text:p>
          </table:table-cell>
          <table:table-cell office:value-type="float" office:value="89.3" table:style-name="ce38">
            <text:p>89.3</text:p>
          </table:table-cell>
          <table:table-cell office:value-type="float" office:value="85" table:style-name="ce38">
            <text:p>85.0</text:p>
          </table:table-cell>
          <table:table-cell office:value-type="string" table:style-name="ce9">
            <text:p>[Note 6]</text:p>
          </table:table-cell>
          <table:table-cell table:number-columns-repeated="16363" table:style-name="ce37"/>
        </table:table-row>
        <table:table-row table:style-name="ro2">
          <table:table-cell office:value-type="string" table:style-name="ce3">
            <text:p>E06000015</text:p>
          </table:table-cell>
          <table:table-cell office:value-type="string" table:style-name="ce3">
            <text:p>Derby</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5.5" table:style-name="ce29">
            <text:p>85.5</text:p>
          </table:table-cell>
          <table:table-cell office:value-type="float" office:value="84" table:style-name="ce29">
            <text:p>84.0</text:p>
          </table:table-cell>
          <table:table-cell office:value-type="float" office:value="87.63" table:style-name="ce29">
            <text:p>87.6</text:p>
          </table:table-cell>
          <table:table-cell office:value-type="float" office:value="84" table:style-name="ce31">
            <text:p>84.0</text:p>
          </table:table-cell>
          <table:table-cell office:value-type="float" office:value="86" table:style-name="ce31">
            <text:p>86.0</text:p>
          </table:table-cell>
          <table:table-cell office:value-type="float" office:value="84" table:style-name="ce31">
            <text:p>84.0</text:p>
          </table:table-cell>
          <table:table-cell office:value-type="float" office:value="84" table:style-name="ce31">
            <text:p>84.0</text:p>
          </table:table-cell>
          <table:table-cell office:value-type="float" office:value="86" table:style-name="ce31">
            <text:p>86.0</text:p>
          </table:table-cell>
          <table:table-cell office:value-type="string" table:style-name="ce31">
            <text:p>[z]</text:p>
          </table:table-cell>
          <table:table-cell office:value-type="string" table:style-name="ce29">
            <text:p>[z]</text:p>
          </table:table-cell>
          <table:table-cell office:value-type="string" table:style-name="ce29">
            <text:p>[z]</text:p>
          </table:table-cell>
          <table:table-cell office:value-type="float" office:value="93" table:style-name="ce32">
            <text:p>93.0</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
            <text:p>[z]</text:p>
          </table:table-cell>
          <table:table-cell table:number-columns-repeated="16363"/>
        </table:table-row>
        <table:table-row table:style-name="ro2">
          <table:table-cell office:value-type="string" table:style-name="ce3">
            <text:p>E10000007</text:p>
          </table:table-cell>
          <table:table-cell office:value-type="string" table:style-name="ce3">
            <text:p>Derbyshire exc Derby</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3" table:style-name="ce29">
            <text:p>83.0</text:p>
          </table:table-cell>
          <table:table-cell office:value-type="float" office:value="73" table:style-name="ce29">
            <text:p>73.0</text:p>
          </table:table-cell>
          <table:table-cell office:value-type="float" office:value="80.5" table:style-name="ce29">
            <text:p>80.5</text:p>
          </table:table-cell>
          <table:table-cell office:value-type="float" office:value="83" table:style-name="ce31">
            <text:p>83.0</text:p>
          </table:table-cell>
          <table:table-cell office:value-type="float" office:value="84" table:style-name="ce31">
            <text:p>84.0</text:p>
          </table:table-cell>
          <table:table-cell office:value-type="float" office:value="86" table:style-name="ce31">
            <text:p>86.0</text:p>
          </table:table-cell>
          <table:table-cell office:value-type="float" office:value="86" table:style-name="ce31">
            <text:p>86.0</text:p>
          </table:table-cell>
          <table:table-cell office:value-type="float" office:value="86" table:style-name="ce31">
            <text:p>86.0</text:p>
          </table:table-cell>
          <table:table-cell office:value-type="float" office:value="87" table:style-name="ce31">
            <text:p>87.0</text:p>
          </table:table-cell>
          <table:table-cell office:value-type="float" office:value="84" table:style-name="ce29">
            <text:p>84.0</text:p>
          </table:table-cell>
          <table:table-cell office:value-type="float" office:value="79" table:style-name="ce29">
            <text:p>79.0</text:p>
          </table:table-cell>
          <table:table-cell office:value-type="float" office:value="84" table:style-name="ce32">
            <text:p>84.0</text:p>
          </table:table-cell>
          <table:table-cell office:value-type="string" table:style-name="ce32">
            <text:p>[z]</text:p>
          </table:table-cell>
          <table:table-cell office:value-type="float" office:value="93" table:style-name="ce32">
            <text:p>93.0</text:p>
          </table:table-cell>
          <table:table-cell office:value-type="float" office:value="89" table:style-name="ce32">
            <text:p>89.0</text:p>
          </table:table-cell>
          <table:table-cell office:value-type="string" table:style-name="ce3">
            <text:p>[z]</text:p>
          </table:table-cell>
          <table:table-cell table:number-columns-repeated="16363"/>
        </table:table-row>
        <table:table-row table:style-name="ro2">
          <table:table-cell office:value-type="string" table:style-name="ce3">
            <text:p>E06000016</text:p>
          </table:table-cell>
          <table:table-cell office:value-type="string" table:style-name="ce3">
            <text:p>Leicester</text:p>
          </table:table-cell>
          <table:table-cell office:value-type="string" table:style-name="ce29">
            <text:p>[z]</text:p>
          </table:table-cell>
          <table:table-cell office:value-type="string" table:style-name="ce29">
            <text:p>[z]</text:p>
          </table:table-cell>
          <table:table-cell office:value-type="float" office:value="85" table:style-name="ce29">
            <text:p>85.0</text:p>
          </table:table-cell>
          <table:table-cell office:value-type="float" office:value="71" table:style-name="ce29">
            <text:p>71.0</text:p>
          </table:table-cell>
          <table:table-cell office:value-type="float" office:value="72" table:style-name="ce29">
            <text:p>72.0</text:p>
          </table:table-cell>
          <table:table-cell office:value-type="float" office:value="69.400000000000006" table:style-name="ce29">
            <text:p>69.4</text:p>
          </table:table-cell>
          <table:table-cell office:value-type="string" table:style-name="ce31">
            <text:p>[z]</text:p>
          </table:table-cell>
          <table:table-cell office:value-type="float" office:value="75" table:style-name="ce31">
            <text:p>75.0</text:p>
          </table:table-cell>
          <table:table-cell office:value-type="float" office:value="67" table:style-name="ce31">
            <text:p>67.0</text:p>
          </table:table-cell>
          <table:table-cell office:value-type="float" office:value="73" table:style-name="ce31">
            <text:p>73.0</text:p>
          </table:table-cell>
          <table:table-cell office:value-type="float" office:value="77" table:style-name="ce31">
            <text:p>77.0</text:p>
          </table:table-cell>
          <table:table-cell office:value-type="float" office:value="79" table:style-name="ce31">
            <text:p>79.0</text:p>
          </table:table-cell>
          <table:table-cell office:value-type="float" office:value="74" table:style-name="ce29">
            <text:p>74.0</text:p>
          </table:table-cell>
          <table:table-cell office:value-type="float" office:value="79" table:style-name="ce29">
            <text:p>79.0</text:p>
          </table:table-cell>
          <table:table-cell office:value-type="float" office:value="75.8" table:style-name="ce32">
            <text:p>75.8</text:p>
          </table:table-cell>
          <table:table-cell office:value-type="float" office:value="69" table:style-name="ce32">
            <text:p>69.0</text:p>
          </table:table-cell>
          <table:table-cell office:value-type="string" table:style-name="ce32">
            <text:p>[z]</text:p>
          </table:table-cell>
          <table:table-cell office:value-type="float" office:value="79" table:style-name="ce32">
            <text:p>79.0</text:p>
          </table:table-cell>
          <table:table-cell office:value-type="string" table:style-name="ce3">
            <text:p>[z]</text:p>
          </table:table-cell>
          <table:table-cell table:number-columns-repeated="16363"/>
        </table:table-row>
        <table:table-row table:style-name="ro2">
          <table:table-cell office:value-type="string" table:style-name="ce3">
            <text:p>E10000018</text:p>
          </table:table-cell>
          <table:table-cell office:value-type="string" table:style-name="ce3">
            <text:p>Leicestershire exc Leicester &amp; Rutland</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2" table:style-name="ce29">
            <text:p>72.0</text:p>
          </table:table-cell>
          <table:table-cell office:value-type="float" office:value="77" table:style-name="ce29">
            <text:p>77.0</text:p>
          </table:table-cell>
          <table:table-cell office:value-type="float" office:value="72.48" table:style-name="ce29">
            <text:p>72.5</text:p>
          </table:table-cell>
          <table:table-cell office:value-type="float" office:value="78" table:style-name="ce31">
            <text:p>78.0</text:p>
          </table:table-cell>
          <table:table-cell office:value-type="float" office:value="78" table:style-name="ce31">
            <text:p>78.0</text:p>
          </table:table-cell>
          <table:table-cell office:value-type="float" office:value="74" table:style-name="ce31">
            <text:p>74.0</text:p>
          </table:table-cell>
          <table:table-cell office:value-type="float" office:value="73" table:style-name="ce31">
            <text:p>73.0</text:p>
          </table:table-cell>
          <table:table-cell office:value-type="float" office:value="78" table:style-name="ce31">
            <text:p>78.0</text:p>
          </table:table-cell>
          <table:table-cell office:value-type="float" office:value="77" table:style-name="ce31">
            <text:p>77.0</text:p>
          </table:table-cell>
          <table:table-cell office:value-type="float" office:value="73" table:style-name="ce29">
            <text:p>73.0</text:p>
          </table:table-cell>
          <table:table-cell office:value-type="float" office:value="65" table:style-name="ce29">
            <text:p>65.0</text:p>
          </table:table-cell>
          <table:table-cell office:value-type="float" office:value="63" table:style-name="ce32">
            <text:p>63.0</text:p>
          </table:table-cell>
          <table:table-cell office:value-type="float" office:value="67" table:style-name="ce32">
            <text:p>67.0</text:p>
          </table:table-cell>
          <table:table-cell office:value-type="string" table:style-name="ce32">
            <text:p>[z]</text:p>
          </table:table-cell>
          <table:table-cell office:value-type="float" office:value="73" table:style-name="ce32">
            <text:p>73.0</text:p>
          </table:table-cell>
          <table:table-cell office:value-type="string" table:style-name="ce3">
            <text:p>[z]</text:p>
          </table:table-cell>
          <table:table-cell table:number-columns-repeated="16363"/>
        </table:table-row>
        <table:table-row table:style-name="ro2">
          <table:table-cell office:value-type="string" table:style-name="ce3">
            <text:p>E10000019</text:p>
          </table:table-cell>
          <table:table-cell office:value-type="string" table:style-name="ce3">
            <text:p>Lincolnshire</text:p>
          </table:table-cell>
          <table:table-cell office:value-type="string" table:style-name="ce29">
            <text:p>[z]</text:p>
          </table:table-cell>
          <table:table-cell office:value-type="float" office:value="69.5" table:style-name="ce29">
            <text:p>69.5</text:p>
          </table:table-cell>
          <table:table-cell office:value-type="float" office:value="66.5" table:style-name="ce29">
            <text:p>66.5</text:p>
          </table:table-cell>
          <table:table-cell office:value-type="float" office:value="64.5" table:style-name="ce29">
            <text:p>64.5</text:p>
          </table:table-cell>
          <table:table-cell office:value-type="float" office:value="69" table:style-name="ce29">
            <text:p>69.0</text:p>
          </table:table-cell>
          <table:table-cell office:value-type="float" office:value="71.5" table:style-name="ce29">
            <text:p>71.5</text:p>
          </table:table-cell>
          <table:table-cell office:value-type="float" office:value="72" table:style-name="ce31">
            <text:p>72.0</text:p>
          </table:table-cell>
          <table:table-cell office:value-type="float" office:value="78" table:style-name="ce31">
            <text:p>78.0</text:p>
          </table:table-cell>
          <table:table-cell office:value-type="float" office:value="77" table:style-name="ce31">
            <text:p>77.0</text:p>
          </table:table-cell>
          <table:table-cell office:value-type="float" office:value="75" table:style-name="ce31">
            <text:p>75.0</text:p>
          </table:table-cell>
          <table:table-cell office:value-type="float" office:value="75" table:style-name="ce31">
            <text:p>75.0</text:p>
          </table:table-cell>
          <table:table-cell office:value-type="float" office:value="73" table:style-name="ce31">
            <text:p>73.0</text:p>
          </table:table-cell>
          <table:table-cell office:value-type="float" office:value="74" table:style-name="ce29">
            <text:p>74.0</text:p>
          </table:table-cell>
          <table:table-cell office:value-type="float" office:value="78" table:style-name="ce29">
            <text:p>78.0</text:p>
          </table:table-cell>
          <table:table-cell office:value-type="float" office:value="74" table:style-name="ce32">
            <text:p>74.0</text:p>
          </table:table-cell>
          <table:table-cell office:value-type="string" table:style-name="ce32">
            <text:p>[z]</text:p>
          </table:table-cell>
          <table:table-cell office:value-type="float" office:value="84" table:style-name="ce32">
            <text:p>84.0</text:p>
          </table:table-cell>
          <table:table-cell office:value-type="float" office:value="79" table:style-name="ce32">
            <text:p>79.0</text:p>
          </table:table-cell>
          <table:table-cell office:value-type="string" table:style-name="ce3">
            <text:p>[z]</text:p>
          </table:table-cell>
          <table:table-cell table:number-columns-repeated="16363"/>
        </table:table-row>
        <table:table-row table:style-name="ro2">
          <table:table-cell office:value-type="string" table:style-name="ce3">
            <text:p>E10000021</text:p>
          </table:table-cell>
          <table:table-cell office:value-type="string" table:style-name="ce3">
            <text:p>Northampton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91" table:style-name="ce29">
            <text:p>91.0</text:p>
          </table:table-cell>
          <table:table-cell office:value-type="float" office:value="90" table:style-name="ce29">
            <text:p>90.0</text:p>
          </table:table-cell>
          <table:table-cell office:value-type="float" office:value="83" table:style-name="ce29">
            <text:p>83.0</text:p>
          </table:table-cell>
          <table:table-cell office:value-type="string" table:style-name="ce31">
            <text:p>[z]</text:p>
          </table:table-cell>
          <table:table-cell office:value-type="string" table:style-name="ce31">
            <text:p>[z]</text:p>
          </table:table-cell>
          <table:table-cell office:value-type="string" table:style-name="ce31">
            <text:p>[z]</text:p>
          </table:table-cell>
          <table:table-cell office:value-type="string" table:style-name="ce31">
            <text:p>[z]</text:p>
          </table:table-cell>
          <table:table-cell office:value-type="string" table:style-name="ce31">
            <text:p>[z]</text:p>
          </table:table-cell>
          <table:table-cell office:value-type="string" table:style-name="ce31">
            <text:p>[z]</text:p>
          </table:table-cell>
          <table:table-cell office:value-type="string" table:style-name="ce29">
            <text:p>[z]</text:p>
          </table:table-cell>
          <table:table-cell office:value-type="string" table:style-name="ce29">
            <text:p>[z]</text:p>
          </table:table-cell>
          <table:table-cell office:value-type="string" table:style-name="ce32">
            <text:p>[z]</text:p>
          </table:table-cell>
          <table:table-cell office:value-type="string" table:style-name="ce32">
            <text:p>[z]</text:p>
          </table:table-cell>
          <table:table-cell office:value-type="float" office:value="83" table:style-name="ce32">
            <text:p>83.0</text:p>
          </table:table-cell>
          <table:table-cell office:value-type="string" table:style-name="ce32">
            <text:p>[z]</text:p>
          </table:table-cell>
          <table:table-cell office:value-type="string" table:style-name="ce3">
            <text:p>[z]</text:p>
          </table:table-cell>
          <table:table-cell table:number-columns-repeated="16363"/>
        </table:table-row>
        <table:table-row table:style-name="ro2">
          <table:table-cell office:value-type="string" table:style-name="ce3">
            <text:p>E06000018</text:p>
          </table:table-cell>
          <table:table-cell office:value-type="string" table:style-name="ce3">
            <text:p>Nottingham</text:p>
          </table:table-cell>
          <table:table-cell office:value-type="string" table:style-name="ce29">
            <text:p>[z]</text:p>
          </table:table-cell>
          <table:table-cell office:value-type="string" table:style-name="ce29">
            <text:p>[z]</text:p>
          </table:table-cell>
          <table:table-cell office:value-type="float" office:value="92" table:style-name="ce29">
            <text:p>92.0</text:p>
          </table:table-cell>
          <table:table-cell office:value-type="float" office:value="84" table:style-name="ce29">
            <text:p>84.0</text:p>
          </table:table-cell>
          <table:table-cell office:value-type="float" office:value="84" table:style-name="ce29">
            <text:p>84.0</text:p>
          </table:table-cell>
          <table:table-cell office:value-type="float" office:value="84.9" table:style-name="ce29">
            <text:p>84.9</text:p>
          </table:table-cell>
          <table:table-cell office:value-type="float" office:value="89" table:style-name="ce29">
            <text:p>89.0</text:p>
          </table:table-cell>
          <table:table-cell office:value-type="float" office:value="84" table:style-name="ce29">
            <text:p>84.0</text:p>
          </table:table-cell>
          <table:table-cell office:value-type="float" office:value="91" table:style-name="ce29">
            <text:p>91.0</text:p>
          </table:table-cell>
          <table:table-cell office:value-type="float" office:value="91" table:style-name="ce29">
            <text:p>91.0</text:p>
          </table:table-cell>
          <table:table-cell office:value-type="float" office:value="90" table:style-name="ce29">
            <text:p>90.0</text:p>
          </table:table-cell>
          <table:table-cell office:value-type="float" office:value="91" table:style-name="ce29">
            <text:p>91.0</text:p>
          </table:table-cell>
          <table:table-cell office:value-type="float" office:value="90.5" table:style-name="ce29">
            <text:p>90.5</text:p>
          </table:table-cell>
          <table:table-cell office:value-type="float" office:value="89" table:style-name="ce29">
            <text:p>89.0</text:p>
          </table:table-cell>
          <table:table-cell office:value-type="float" office:value="93" table:style-name="ce29">
            <text:p>93.0</text:p>
          </table:table-cell>
          <table:table-cell office:value-type="string" table:style-name="ce29">
            <text:p>[z]</text:p>
          </table:table-cell>
          <table:table-cell office:value-type="float" office:value="97.5" table:style-name="ce29">
            <text:p>97.5</text:p>
          </table:table-cell>
          <table:table-cell office:value-type="float" office:value="94.96" table:style-name="ce29">
            <text:p>95.0</text:p>
          </table:table-cell>
          <table:table-cell office:value-type="string" table:style-name="ce3">
            <text:p>[z]</text:p>
          </table:table-cell>
          <table:table-cell table:number-columns-repeated="16363"/>
        </table:table-row>
        <table:table-row table:style-name="ro2">
          <table:table-cell office:value-type="string" table:style-name="ce3">
            <text:p>E10000024</text:p>
          </table:table-cell>
          <table:table-cell office:value-type="string" table:style-name="ce3">
            <text:p>Nottinghamshire exc Nottingham</text:p>
          </table:table-cell>
          <table:table-cell office:value-type="string" table:style-name="ce29">
            <text:p>[z]</text:p>
          </table:table-cell>
          <table:table-cell office:value-type="string" table:style-name="ce29">
            <text:p>[z]</text:p>
          </table:table-cell>
          <table:table-cell office:value-type="float" office:value="84" table:style-name="ce29">
            <text:p>84.0</text:p>
          </table:table-cell>
          <table:table-cell office:value-type="float" office:value="82" table:style-name="ce29">
            <text:p>82.0</text:p>
          </table:table-cell>
          <table:table-cell office:value-type="float" office:value="83" table:style-name="ce29">
            <text:p>83.0</text:p>
          </table:table-cell>
          <table:table-cell office:value-type="float" office:value="79" table:style-name="ce29">
            <text:p>79.0</text:p>
          </table:table-cell>
          <table:table-cell office:value-type="float" office:value="87" table:style-name="ce29">
            <text:p>87.0</text:p>
          </table:table-cell>
          <table:table-cell office:value-type="float" office:value="85" table:style-name="ce29">
            <text:p>85.0</text:p>
          </table:table-cell>
          <table:table-cell office:value-type="float" office:value="85" table:style-name="ce29">
            <text:p>85.0</text:p>
          </table:table-cell>
          <table:table-cell office:value-type="float" office:value="84" table:style-name="ce29">
            <text:p>84.0</text:p>
          </table:table-cell>
          <table:table-cell office:value-type="float" office:value="84" table:style-name="ce29">
            <text:p>84.0</text:p>
          </table:table-cell>
          <table:table-cell office:value-type="float" office:value="87" table:style-name="ce29">
            <text:p>87.0</text:p>
          </table:table-cell>
          <table:table-cell office:value-type="float" office:value="86" table:style-name="ce29">
            <text:p>86.0</text:p>
          </table:table-cell>
          <table:table-cell office:value-type="float" office:value="85" table:style-name="ce29">
            <text:p>85.0</text:p>
          </table:table-cell>
          <table:table-cell office:value-type="float" office:value="85" table:style-name="ce29">
            <text:p>85.0</text:p>
          </table:table-cell>
          <table:table-cell office:value-type="float" office:value="82" table:style-name="ce29">
            <text:p>82.0</text:p>
          </table:table-cell>
          <table:table-cell office:value-type="string" table:style-name="ce29">
            <text:p>[z]</text:p>
          </table:table-cell>
          <table:table-cell office:value-type="float" office:value="89" table:style-name="ce29">
            <text:p>89.0</text:p>
          </table:table-cell>
          <table:table-cell office:value-type="string" table:style-name="ce3">
            <text:p>[z]</text:p>
          </table:table-cell>
          <table:table-cell table:number-columns-repeated="16363"/>
        </table:table-row>
        <table:table-row table:style-name="ro2">
          <table:table-cell office:value-type="string" table:style-name="ce3">
            <text:p>E06000017</text:p>
          </table:table-cell>
          <table:table-cell office:value-type="string" table:style-name="ce3">
            <text:p>Rutland</text:p>
          </table:table-cell>
          <table:table-cell office:value-type="string" table:style-name="ce29">
            <text:p>[z]</text:p>
          </table:table-cell>
          <table:table-cell office:value-type="float" office:value="75" table:style-name="ce29">
            <text:p>75.0</text:p>
          </table:table-cell>
          <table:table-cell office:value-type="float" office:value="75" table:style-name="ce29">
            <text:p>75.0</text:p>
          </table:table-cell>
          <table:table-cell office:value-type="float" office:value="94" table:style-name="ce29">
            <text:p>94.0</text:p>
          </table:table-cell>
          <table:table-cell office:value-type="float" office:value="93" table:style-name="ce29">
            <text:p>93.0</text:p>
          </table:table-cell>
          <table:table-cell office:value-type="float" office:value="91.19" table:style-name="ce29">
            <text:p>91.2</text:p>
          </table:table-cell>
          <table:table-cell office:value-type="string" table:style-name="ce29">
            <text:p>[z]</text:p>
          </table:table-cell>
          <table:table-cell office:value-type="float" office:value="93" table:style-name="ce29">
            <text:p>93.0</text:p>
          </table:table-cell>
          <table:table-cell office:value-type="float" office:value="96" table:style-name="ce29">
            <text:p>96.0</text:p>
          </table:table-cell>
          <table:table-cell office:value-type="float" office:value="97" table:style-name="ce29">
            <text:p>97.0</text:p>
          </table:table-cell>
          <table:table-cell office:value-type="float" office:value="95" table:style-name="ce29">
            <text:p>95.0</text:p>
          </table:table-cell>
          <table:table-cell office:value-type="float" office:value="98" table:style-name="ce29">
            <text:p>98.0</text:p>
          </table:table-cell>
          <table:table-cell office:value-type="float" office:value="94" table:style-name="ce29">
            <text:p>94.0</text:p>
          </table:table-cell>
          <table:table-cell office:value-type="float" office:value="86" table:style-name="ce29">
            <text:p>86.0</text:p>
          </table:table-cell>
          <table:table-cell office:value-type="float" office:value="80" table:style-name="ce29">
            <text:p>80.0</text:p>
          </table:table-cell>
          <table:table-cell office:value-type="float" office:value="88" table:style-name="ce29">
            <text:p>88.0</text:p>
          </table:table-cell>
          <table:table-cell office:value-type="float" office:value="89" table:style-name="ce29">
            <text:p>89.0</text:p>
          </table:table-cell>
          <table:table-cell office:value-type="float" office:value="91" table:style-name="ce29">
            <text:p>91.0</text:p>
          </table:table-cell>
          <table:table-cell office:value-type="string" table:style-name="ce3">
            <text:p>[z]</text:p>
          </table:table-cell>
          <table:table-cell table:number-columns-repeated="16363"/>
        </table:table-row>
        <table:table-row table:style-name="ro2">
          <table:table-cell office:value-type="string" table:style-name="ce9">
            <text:p>E12000005</text:p>
          </table:table-cell>
          <table:table-cell office:value-type="string" table:style-name="ce9">
            <text:p>West Midlands</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float" office:value="78.900000000000006" table:style-name="ce28">
            <text:p>78.9</text:p>
          </table:table-cell>
          <table:table-cell office:value-type="float" office:value="80.099999999999994" table:style-name="ce28">
            <text:p>80.1</text:p>
          </table:table-cell>
          <table:table-cell office:value-type="float" office:value="79.900000000000006" table:style-name="ce28">
            <text:p>79.9</text:p>
          </table:table-cell>
          <table:table-cell office:value-type="float" office:value="81.400000000000006" table:style-name="ce28">
            <text:p>81.4</text:p>
          </table:table-cell>
          <table:table-cell office:value-type="float" office:value="81.3" table:style-name="ce28">
            <text:p>81.3</text:p>
          </table:table-cell>
          <table:table-cell office:value-type="float" office:value="80.7" table:style-name="ce28">
            <text:p>80.7</text:p>
          </table:table-cell>
          <table:table-cell office:value-type="float" office:value="79.099999999999994" table:style-name="ce28">
            <text:p>79.1</text:p>
          </table:table-cell>
          <table:table-cell office:value-type="float" office:value="79.7" table:style-name="ce28">
            <text:p>79.7</text:p>
          </table:table-cell>
          <table:table-cell office:value-type="float" office:value="80.400000000000006" table:style-name="ce29">
            <text:p>80.4</text:p>
          </table:table-cell>
          <table:table-cell office:value-type="float" office:value="81.400000000000006" table:style-name="ce29">
            <text:p>81.4</text:p>
          </table:table-cell>
          <table:table-cell office:value-type="float" office:value="83.9" table:style-name="ce29">
            <text:p>83.9</text:p>
          </table:table-cell>
          <table:table-cell office:value-type="float" office:value="83.5" table:style-name="ce29">
            <text:p>83.5</text:p>
          </table:table-cell>
          <table:table-cell office:value-type="float" office:value="83.8" table:style-name="ce29">
            <text:p>83.8</text:p>
          </table:table-cell>
          <table:table-cell office:value-type="float" office:value="81.900000000000006" table:style-name="ce29">
            <text:p>81.9</text:p>
          </table:table-cell>
          <table:table-cell office:value-type="string" table:style-name="ce9">
            <text:p>[Note 6]</text:p>
          </table:table-cell>
          <table:table-cell table:number-columns-repeated="16363"/>
        </table:table-row>
        <table:table-row table:style-name="ro2">
          <table:table-cell office:value-type="string" table:style-name="ce3">
            <text:p>E06000019</text:p>
          </table:table-cell>
          <table:table-cell office:value-type="string" table:style-name="ce3">
            <text:p>Herefordshire</text:p>
          </table:table-cell>
          <table:table-cell office:value-type="string" table:style-name="ce29">
            <text:p>[z]</text:p>
          </table:table-cell>
          <table:table-cell office:value-type="float" office:value="68" table:style-name="ce29">
            <text:p>68.0</text:p>
          </table:table-cell>
          <table:table-cell office:value-type="float" office:value="77" table:style-name="ce29">
            <text:p>77.0</text:p>
          </table:table-cell>
          <table:table-cell office:value-type="float" office:value="67" table:style-name="ce29">
            <text:p>67.0</text:p>
          </table:table-cell>
          <table:table-cell office:value-type="float" office:value="80" table:style-name="ce29">
            <text:p>80.0</text:p>
          </table:table-cell>
          <table:table-cell office:value-type="float" office:value="86" table:style-name="ce29">
            <text:p>86.0</text:p>
          </table:table-cell>
          <table:table-cell office:value-type="float" office:value="85" table:style-name="ce29">
            <text:p>85.0</text:p>
          </table:table-cell>
          <table:table-cell office:value-type="float" office:value="87" table:style-name="ce29">
            <text:p>87.0</text:p>
          </table:table-cell>
          <table:table-cell office:value-type="float" office:value="85" table:style-name="ce29">
            <text:p>85.0</text:p>
          </table:table-cell>
          <table:table-cell office:value-type="float" office:value="87" table:style-name="ce29">
            <text:p>87.0</text:p>
          </table:table-cell>
          <table:table-cell office:value-type="string" table:style-name="ce29">
            <text:p>[z]</text:p>
          </table:table-cell>
          <table:table-cell office:value-type="float" office:value="92" table:style-name="ce29">
            <text:p>92.0</text:p>
          </table:table-cell>
          <table:table-cell office:value-type="float" office:value="87" table:style-name="ce29">
            <text:p>87.0</text:p>
          </table:table-cell>
          <table:table-cell office:value-type="string" table:style-name="ce29">
            <text:p>[z]</text:p>
          </table:table-cell>
          <table:table-cell office:value-type="float" office:value="78" table:style-name="ce29">
            <text:p>78.0</text:p>
          </table:table-cell>
          <table:table-cell office:value-type="float" office:value="83" table:style-name="ce29">
            <text:p>83.0</text:p>
          </table:table-cell>
          <table:table-cell office:value-type="float" office:value="79" table:style-name="ce29">
            <text:p>79.0</text:p>
          </table:table-cell>
          <table:table-cell office:value-type="float" office:value="93" table:style-name="ce29">
            <text:p>93.0</text:p>
          </table:table-cell>
          <table:table-cell office:value-type="string" table:style-name="ce3">
            <text:p>[z]</text:p>
          </table:table-cell>
          <table:table-cell table:number-columns-repeated="16363"/>
        </table:table-row>
        <table:table-row table:style-name="ro2">
          <table:table-cell office:value-type="string" table:style-name="ce3">
            <text:p>E06000051</text:p>
          </table:table-cell>
          <table:table-cell office:value-type="string" table:style-name="ce3">
            <text:p>Shropshire exc Telford &amp; The Wrekin</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0.8" table:style-name="ce29">
            <text:p>80.8</text:p>
          </table:table-cell>
          <table:table-cell office:value-type="string" table:style-name="ce29">
            <text:p>[z]</text:p>
          </table:table-cell>
          <table:table-cell office:value-type="float" office:value="84" table:style-name="ce29">
            <text:p>84.0</text:p>
          </table:table-cell>
          <table:table-cell office:value-type="float" office:value="83" table:style-name="ce29">
            <text:p>83.0</text:p>
          </table:table-cell>
          <table:table-cell office:value-type="float" office:value="83" table:style-name="ce29">
            <text:p>83.0</text:p>
          </table:table-cell>
          <table:table-cell office:value-type="float" office:value="79" table:style-name="ce29">
            <text:p>79.0</text:p>
          </table:table-cell>
          <table:table-cell office:value-type="float" office:value="76" table:style-name="ce29">
            <text:p>76.0</text:p>
          </table:table-cell>
          <table:table-cell office:value-type="float" office:value="74" table:style-name="ce29">
            <text:p>74.0</text:p>
          </table:table-cell>
          <table:table-cell office:value-type="float" office:value="82" table:style-name="ce29">
            <text:p>82.0</text:p>
          </table:table-cell>
          <table:table-cell office:value-type="float" office:value="83" table:style-name="ce29">
            <text:p>83.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9" table:style-name="ce29">
            <text:p>79.0</text:p>
          </table:table-cell>
          <table:table-cell office:value-type="string" table:style-name="ce3">
            <text:p>[z]</text:p>
          </table:table-cell>
          <table:table-cell table:number-columns-repeated="16363"/>
        </table:table-row>
        <table:table-row table:style-name="ro2">
          <table:table-cell office:value-type="string" table:style-name="ce3">
            <text:p>E10000028</text:p>
          </table:table-cell>
          <table:table-cell office:value-type="string" table:style-name="ce3">
            <text:p>Staffordshire exc Stoke-on-Trent</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2" table:style-name="ce29">
            <text:p>82.0</text:p>
          </table:table-cell>
          <table:table-cell office:value-type="float" office:value="82" table:style-name="ce29">
            <text:p>82.0</text:p>
          </table:table-cell>
          <table:table-cell office:value-type="float" office:value="85" table:style-name="ce29">
            <text:p>85.0</text:p>
          </table:table-cell>
          <table:table-cell office:value-type="float" office:value="82" table:style-name="ce29">
            <text:p>82.0</text:p>
          </table:table-cell>
          <table:table-cell office:value-type="float" office:value="86" table:style-name="ce29">
            <text:p>86.0</text:p>
          </table:table-cell>
          <table:table-cell office:value-type="string" table:style-name="ce29">
            <text:p>[z]</text:p>
          </table:table-cell>
          <table:table-cell office:value-type="string" table:style-name="ce29">
            <text:p>[z]</text:p>
          </table:table-cell>
          <table:table-cell office:value-type="float" office:value="89" table:style-name="ce29">
            <text:p>89.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7" table:style-name="ce29">
            <text:p>77.0</text:p>
          </table:table-cell>
          <table:table-cell office:value-type="string" table:style-name="ce3">
            <text:p>[z]</text:p>
          </table:table-cell>
          <table:table-cell table:number-columns-repeated="16363"/>
        </table:table-row>
        <table:table-row table:style-name="ro2">
          <table:table-cell office:value-type="string" table:style-name="ce3">
            <text:p>E06000021</text:p>
          </table:table-cell>
          <table:table-cell office:value-type="string" table:style-name="ce3">
            <text:p>Stoke-on-Trent</text:p>
          </table:table-cell>
          <table:table-cell office:value-type="string" table:style-name="ce29">
            <text:p>[z]</text:p>
          </table:table-cell>
          <table:table-cell office:value-type="string" table:style-name="ce29">
            <text:p>[z]</text:p>
          </table:table-cell>
          <table:table-cell office:value-type="float" office:value="79" table:style-name="ce29">
            <text:p>79.0</text:p>
          </table:table-cell>
          <table:table-cell office:value-type="float" office:value="79" table:style-name="ce29">
            <text:p>79.0</text:p>
          </table:table-cell>
          <table:table-cell office:value-type="float" office:value="79" table:style-name="ce29">
            <text:p>79.0</text:p>
          </table:table-cell>
          <table:table-cell office:value-type="float" office:value="77" table:style-name="ce29">
            <text:p>77.0</text:p>
          </table:table-cell>
          <table:table-cell office:value-type="float" office:value="75" table:style-name="ce29">
            <text:p>75.0</text:p>
          </table:table-cell>
          <table:table-cell office:value-type="float" office:value="82" table:style-name="ce29">
            <text:p>82.0</text:p>
          </table:table-cell>
          <table:table-cell office:value-type="float" office:value="81" table:style-name="ce29">
            <text:p>81.0</text:p>
          </table:table-cell>
          <table:table-cell office:value-type="float" office:value="75" table:style-name="ce29">
            <text:p>75.0</text:p>
          </table:table-cell>
          <table:table-cell office:value-type="float" office:value="69" table:style-name="ce29">
            <text:p>69.0</text:p>
          </table:table-cell>
          <table:table-cell office:value-type="float" office:value="72" table:style-name="ce29">
            <text:p>72.0</text:p>
          </table:table-cell>
          <table:table-cell office:value-type="float" office:value="75" table:style-name="ce29">
            <text:p>75.0</text:p>
          </table:table-cell>
          <table:table-cell office:value-type="float" office:value="72" table:style-name="ce29">
            <text:p>72.0</text:p>
          </table:table-cell>
          <table:table-cell office:value-type="float" office:value="77" table:style-name="ce29">
            <text:p>77.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20</text:p>
          </table:table-cell>
          <table:table-cell office:value-type="string" table:style-name="ce3">
            <text:p>Telford and the Wrekin</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6" table:style-name="ce29">
            <text:p>76.0</text:p>
          </table:table-cell>
          <table:table-cell office:value-type="float" office:value="81" table:style-name="ce29">
            <text:p>81.0</text:p>
          </table:table-cell>
          <table:table-cell office:value-type="float" office:value="79.599999999999994" table:style-name="ce29">
            <text:p>79.6</text:p>
          </table:table-cell>
          <table:table-cell office:value-type="float" office:value="80" table:style-name="ce29">
            <text:p>80.0</text:p>
          </table:table-cell>
          <table:table-cell office:value-type="float" office:value="77" table:style-name="ce29">
            <text:p>77.0</text:p>
          </table:table-cell>
          <table:table-cell office:value-type="float" office:value="84" table:style-name="ce29">
            <text:p>84.0</text:p>
          </table:table-cell>
          <table:table-cell office:value-type="float" office:value="78" table:style-name="ce29">
            <text:p>78.0</text:p>
          </table:table-cell>
          <table:table-cell office:value-type="float" office:value="76" table:style-name="ce29">
            <text:p>76.0</text:p>
          </table:table-cell>
          <table:table-cell office:value-type="float" office:value="76" table:style-name="ce29">
            <text:p>76.0</text:p>
          </table:table-cell>
          <table:table-cell office:value-type="float" office:value="64" table:style-name="ce29">
            <text:p>64.0</text:p>
          </table:table-cell>
          <table:table-cell office:value-type="string" table:style-name="ce29">
            <text:p>[z]</text:p>
          </table:table-cell>
          <table:table-cell office:value-type="float" office:value="87.66" table:style-name="ce29">
            <text:p>87.7</text:p>
          </table:table-cell>
          <table:table-cell office:value-type="float" office:value="84" table:style-name="ce29">
            <text:p>84.0</text:p>
          </table:table-cell>
          <table:table-cell office:value-type="float" office:value="91" table:style-name="ce29">
            <text:p>91.0</text:p>
          </table:table-cell>
          <table:table-cell office:value-type="float" office:value="84.6" table:style-name="ce29">
            <text:p>84.6</text:p>
          </table:table-cell>
          <table:table-cell office:value-type="string" table:style-name="ce3">
            <text:p>[z]</text:p>
          </table:table-cell>
          <table:table-cell table:number-columns-repeated="16363"/>
        </table:table-row>
        <table:table-row table:style-name="ro2">
          <table:table-cell office:value-type="string" table:style-name="ce3">
            <text:p>E10000031</text:p>
          </table:table-cell>
          <table:table-cell office:value-type="string" table:style-name="ce3">
            <text:p>Warwickshire</text:p>
          </table:table-cell>
          <table:table-cell office:value-type="string" table:style-name="ce29">
            <text:p>[z]</text:p>
          </table:table-cell>
          <table:table-cell office:value-type="float" office:value="85.75" table:style-name="ce29">
            <text:p>85.8</text:p>
          </table:table-cell>
          <table:table-cell office:value-type="float" office:value="80.5" table:style-name="ce29">
            <text:p>80.5</text:p>
          </table:table-cell>
          <table:table-cell office:value-type="float" office:value="80.2" table:style-name="ce29">
            <text:p>80.2</text:p>
          </table:table-cell>
          <table:table-cell office:value-type="float" office:value="83" table:style-name="ce29">
            <text:p>83.0</text:p>
          </table:table-cell>
          <table:table-cell office:value-type="float" office:value="84.5" table:style-name="ce29">
            <text:p>84.5</text:p>
          </table:table-cell>
          <table:table-cell office:value-type="float" office:value="85" table:style-name="ce29">
            <text:p>85.0</text:p>
          </table:table-cell>
          <table:table-cell office:value-type="float" office:value="81" table:style-name="ce29">
            <text:p>81.0</text:p>
          </table:table-cell>
          <table:table-cell office:value-type="float" office:value="87" table:style-name="ce29">
            <text:p>87.0</text:p>
          </table:table-cell>
          <table:table-cell office:value-type="float" office:value="95" table:style-name="ce29">
            <text:p>95.0</text:p>
          </table:table-cell>
          <table:table-cell office:value-type="float" office:value="91" table:style-name="ce29">
            <text:p>91.0</text:p>
          </table:table-cell>
          <table:table-cell office:value-type="float" office:value="92" table:style-name="ce29">
            <text:p>92.0</text:p>
          </table:table-cell>
          <table:table-cell office:value-type="float" office:value="96" table:style-name="ce29">
            <text:p>96.0</text:p>
          </table:table-cell>
          <table:table-cell office:value-type="float" office:value="97" table:style-name="ce29">
            <text:p>97.0</text:p>
          </table:table-cell>
          <table:table-cell office:value-type="float" office:value="97" table:style-name="ce29">
            <text:p>97.0</text:p>
          </table:table-cell>
          <table:table-cell office:value-type="string" table:style-name="ce29">
            <text:p>[z]</text:p>
          </table:table-cell>
          <table:table-cell office:value-type="string" table:style-name="ce29">
            <text:p>[z]</text:p>
          </table:table-cell>
          <table:table-cell office:value-type="float" office:value="75" table:style-name="ce29">
            <text:p>75.0</text:p>
          </table:table-cell>
          <table:table-cell office:value-type="string" table:style-name="ce3">
            <text:p>[z]</text:p>
          </table:table-cell>
          <table:table-cell table:number-columns-repeated="16363"/>
        </table:table-row>
        <table:table-row table:style-name="ro2">
          <table:table-cell office:value-type="string" table:style-name="ce3">
            <text:p>E10000034</text:p>
          </table:table-cell>
          <table:table-cell office:value-type="string" table:style-name="ce3">
            <text:p>Worcestershire</text:p>
          </table:table-cell>
          <table:table-cell office:value-type="string" table:style-name="ce29">
            <text:p>[z]</text:p>
          </table:table-cell>
          <table:table-cell office:value-type="float" office:value="84.75" table:style-name="ce29">
            <text:p>84.8</text:p>
          </table:table-cell>
          <table:table-cell office:value-type="float" office:value="93.6" table:style-name="ce29">
            <text:p>93.6</text:p>
          </table:table-cell>
          <table:table-cell office:value-type="float" office:value="69" table:style-name="ce29">
            <text:p>69.0</text:p>
          </table:table-cell>
          <table:table-cell office:value-type="float" office:value="69" table:style-name="ce29">
            <text:p>69.0</text:p>
          </table:table-cell>
          <table:table-cell office:value-type="float" office:value="73.5" table:style-name="ce29">
            <text:p>73.5</text:p>
          </table:table-cell>
          <table:table-cell office:value-type="float" office:value="72" table:style-name="ce29">
            <text:p>72.0</text:p>
          </table:table-cell>
          <table:table-cell office:value-type="float" office:value="80" table:style-name="ce29">
            <text:p>80.0</text:p>
          </table:table-cell>
          <table:table-cell office:value-type="float" office:value="75" table:style-name="ce29">
            <text:p>75.0</text:p>
          </table:table-cell>
          <table:table-cell office:value-type="float" office:value="74" table:style-name="ce29">
            <text:p>74.0</text:p>
          </table:table-cell>
          <table:table-cell office:value-type="float" office:value="71" table:style-name="ce29">
            <text:p>71.0</text:p>
          </table:table-cell>
          <table:table-cell office:value-type="float" office:value="73" table:style-name="ce29">
            <text:p>73.0</text:p>
          </table:table-cell>
          <table:table-cell office:value-type="float" office:value="75" table:style-name="ce29">
            <text:p>75.0</text:p>
          </table:table-cell>
          <table:table-cell office:value-type="float" office:value="74" table:style-name="ce29">
            <text:p>74.0</text:p>
          </table:table-cell>
          <table:table-cell office:value-type="string" table:style-name="ce29">
            <text:p>[z]</text:p>
          </table:table-cell>
          <table:table-cell office:value-type="string" table:style-name="ce29">
            <text:p>[z]</text:p>
          </table:table-cell>
          <table:table-cell office:value-type="float" office:value="76" table:style-name="ce29">
            <text:p>76.0</text:p>
          </table:table-cell>
          <table:table-cell office:value-type="float" office:value="83" table:style-name="ce29">
            <text:p>83.0</text:p>
          </table:table-cell>
          <table:table-cell office:value-type="string" table:style-name="ce3">
            <text:p>[z]</text:p>
          </table:table-cell>
          <table:table-cell table:number-columns-repeated="16363"/>
        </table:table-row>
        <table:table-row table:style-name="ro2">
          <table:table-cell office:value-type="string" table:style-name="ce3">
            <text:p>E11000005</text:p>
          </table:table-cell>
          <table:table-cell office:value-type="string" table:style-name="ce3">
            <text:p>West Midlands ITA</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6" table:style-name="ce29">
            <text:p>76.0</text:p>
          </table:table-cell>
          <table:table-cell office:value-type="float" office:value="75.2" table:style-name="ce29">
            <text:p>75.2</text:p>
          </table:table-cell>
          <table:table-cell office:value-type="float" office:value="76" table:style-name="ce29">
            <text:p>76.0</text:p>
          </table:table-cell>
          <table:table-cell office:value-type="float" office:value="75" table:style-name="ce29">
            <text:p>75.0</text:p>
          </table:table-cell>
          <table:table-cell office:value-type="float" office:value="74" table:style-name="ce29">
            <text:p>74.0</text:p>
          </table:table-cell>
          <table:table-cell office:value-type="float" office:value="77" table:style-name="ce29">
            <text:p>77.0</text:p>
          </table:table-cell>
          <table:table-cell office:value-type="float" office:value="82" table:style-name="ce29">
            <text:p>82.0</text:p>
          </table:table-cell>
          <table:table-cell office:value-type="float" office:value="79" table:style-name="ce29">
            <text:p>79.0</text:p>
          </table:table-cell>
          <table:table-cell office:value-type="float" office:value="84" table:style-name="ce29">
            <text:p>84.0</text:p>
          </table:table-cell>
          <table:table-cell office:value-type="float" office:value="81" table:style-name="ce29">
            <text:p>81.0</text:p>
          </table:table-cell>
          <table:table-cell office:value-type="float" office:value="80" table:style-name="ce29">
            <text:p>80.0</text:p>
          </table:table-cell>
          <table:table-cell office:value-type="string" table:style-name="ce29">
            <text:p>[z]</text:p>
          </table:table-cell>
          <table:table-cell office:value-type="float" office:value="89.3" table:style-name="ce29">
            <text:p>89.3</text:p>
          </table:table-cell>
          <table:table-cell office:value-type="string" table:style-name="ce29">
            <text:p>[z]</text:p>
          </table:table-cell>
          <table:table-cell office:value-type="string" table:style-name="ce3">
            <text:p>[Note 3]</text:p>
          </table:table-cell>
          <table:table-cell table:number-columns-repeated="16363"/>
        </table:table-row>
        <table:table-row table:style-name="ro2">
          <table:table-cell office:value-type="string" table:style-name="ce9">
            <text:p>E12000006</text:p>
          </table:table-cell>
          <table:table-cell office:value-type="string" table:style-name="ce9">
            <text:p>East of England</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float" office:value="77" table:style-name="ce28">
            <text:p>77.0</text:p>
          </table:table-cell>
          <table:table-cell office:value-type="float" office:value="79.5" table:style-name="ce28">
            <text:p>79.5</text:p>
          </table:table-cell>
          <table:table-cell office:value-type="float" office:value="80.599999999999994" table:style-name="ce28">
            <text:p>80.6</text:p>
          </table:table-cell>
          <table:table-cell office:value-type="float" office:value="82.9" table:style-name="ce28">
            <text:p>82.9</text:p>
          </table:table-cell>
          <table:table-cell office:value-type="float" office:value="82.4" table:style-name="ce28">
            <text:p>82.4</text:p>
          </table:table-cell>
          <table:table-cell office:value-type="float" office:value="82.7" table:style-name="ce28">
            <text:p>82.7</text:p>
          </table:table-cell>
          <table:table-cell office:value-type="float" office:value="83.4" table:style-name="ce28">
            <text:p>83.4</text:p>
          </table:table-cell>
          <table:table-cell office:value-type="float" office:value="81.7" table:style-name="ce28">
            <text:p>81.7</text:p>
          </table:table-cell>
          <table:table-cell office:value-type="float" office:value="82.8" table:style-name="ce28">
            <text:p>82.8</text:p>
          </table:table-cell>
          <table:table-cell office:value-type="float" office:value="82.6" table:style-name="ce28">
            <text:p>82.6</text:p>
          </table:table-cell>
          <table:table-cell office:value-type="float" office:value="81.599999999999994" table:style-name="ce28">
            <text:p>81.6</text:p>
          </table:table-cell>
          <table:table-cell office:value-type="float" office:value="84.8" table:style-name="ce28">
            <text:p>84.8</text:p>
          </table:table-cell>
          <table:table-cell office:value-type="float" office:value="89.5" table:style-name="ce28">
            <text:p>89.5</text:p>
          </table:table-cell>
          <table:table-cell office:value-type="float" office:value="76.400000000000006" table:style-name="ce28">
            <text:p>76.4</text:p>
          </table:table-cell>
          <table:table-cell office:value-type="string" table:style-name="ce9">
            <text:p>[Note 6]</text:p>
          </table:table-cell>
          <table:table-cell table:number-columns-repeated="16363"/>
        </table:table-row>
        <table:table-row table:style-name="ro2">
          <table:table-cell office:value-type="string" table:style-name="ce3">
            <text:p>E06000055</text:p>
          </table:table-cell>
          <table:table-cell office:value-type="string" table:style-name="ce3">
            <text:p>Bedford</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0.239999999999995" table:style-name="ce29">
            <text:p>80.2</text:p>
          </table:table-cell>
          <table:table-cell office:value-type="float" office:value="84" table:style-name="ce29">
            <text:p>84.0</text:p>
          </table:table-cell>
          <table:table-cell office:value-type="float" office:value="84" table:style-name="ce29">
            <text:p>84.0</text:p>
          </table:table-cell>
          <table:table-cell office:value-type="float" office:value="89" table:style-name="ce29">
            <text:p>89.0</text:p>
          </table:table-cell>
          <table:table-cell office:value-type="float" office:value="88" table:style-name="ce29">
            <text:p>88.0</text:p>
          </table:table-cell>
          <table:table-cell office:value-type="float" office:value="86" table:style-name="ce29">
            <text:p>86.0</text:p>
          </table:table-cell>
          <table:table-cell office:value-type="float" office:value="85" table:style-name="ce29">
            <text:p>85.0</text:p>
          </table:table-cell>
          <table:table-cell office:value-type="float" office:value="78" table:style-name="ce29">
            <text:p>78.0</text:p>
          </table:table-cell>
          <table:table-cell office:value-type="float" office:value="81" table:style-name="ce29">
            <text:p>81.0</text:p>
          </table:table-cell>
          <table:table-cell office:value-type="float" office:value="81" table:style-name="ce29">
            <text:p>81.0</text:p>
          </table:table-cell>
          <table:table-cell office:value-type="float" office:value="78" table:style-name="ce29">
            <text:p>78.0</text:p>
          </table:table-cell>
          <table:table-cell office:value-type="float" office:value="87" table:style-name="ce29">
            <text:p>87.0</text:p>
          </table:table-cell>
          <table:table-cell office:value-type="float" office:value="82" table:style-name="ce29">
            <text:p>82.0</text:p>
          </table:table-cell>
          <table:table-cell office:value-type="string" table:style-name="ce3">
            <text:p>[z]</text:p>
          </table:table-cell>
          <table:table-cell table:number-columns-repeated="16363"/>
        </table:table-row>
        <table:table-row table:style-name="ro2">
          <table:table-cell office:value-type="string" table:style-name="ce3">
            <text:p>E10000001</text:p>
          </table:table-cell>
          <table:table-cell office:value-type="string" table:style-name="ce3">
            <text:p>Bedfordshire</text:p>
          </table:table-cell>
          <table:table-cell office:value-type="string" table:style-name="ce29">
            <text:p>[z]</text:p>
          </table:table-cell>
          <table:table-cell office:value-type="string" table:style-name="ce29">
            <text:p>[z]</text:p>
          </table:table-cell>
          <table:table-cell office:value-type="float" office:value="91" table:style-name="ce29">
            <text:p>91.0</text:p>
          </table:table-cell>
          <table:table-cell office:value-type="float" office:value="79" table:style-name="ce29">
            <text:p>79.0</text:p>
          </table:table-cell>
          <table:table-cell office:value-type="float" office:value="82" table:style-name="ce29">
            <text:p>82.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03</text:p>
          </table:table-cell>
          <table:table-cell office:value-type="string" table:style-name="ce3">
            <text:p>Cambridgeshire exc Peterborough</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0" table:style-name="ce29">
            <text:p>70.0</text:p>
          </table:table-cell>
          <table:table-cell office:value-type="float" office:value="70" table:style-name="ce29">
            <text:p>70.0</text:p>
          </table:table-cell>
          <table:table-cell office:value-type="float" office:value="71" table:style-name="ce29">
            <text:p>71.0</text:p>
          </table:table-cell>
          <table:table-cell office:value-type="float" office:value="74" table:style-name="ce29">
            <text:p>74.0</text:p>
          </table:table-cell>
          <table:table-cell office:value-type="float" office:value="74" table:style-name="ce29">
            <text:p>74.0</text:p>
          </table:table-cell>
          <table:table-cell office:value-type="float" office:value="73" table:style-name="ce29">
            <text:p>73.0</text:p>
          </table:table-cell>
          <table:table-cell office:value-type="float" office:value="72" table:style-name="ce29">
            <text:p>72.0</text:p>
          </table:table-cell>
          <table:table-cell office:value-type="float" office:value="69" table:style-name="ce29">
            <text:p>69.0</text:p>
          </table:table-cell>
          <table:table-cell office:value-type="float" office:value="71" table:style-name="ce29">
            <text:p>71.0</text:p>
          </table:table-cell>
          <table:table-cell office:value-type="float" office:value="73" table:style-name="ce29">
            <text:p>73.0</text:p>
          </table:table-cell>
          <table:table-cell office:value-type="float" office:value="73" table:style-name="ce29">
            <text:p>73.0</text:p>
          </table:table-cell>
          <table:table-cell office:value-type="float" office:value="75" table:style-name="ce29">
            <text:p>75.0</text:p>
          </table:table-cell>
          <table:table-cell office:value-type="string" table:style-name="ce29">
            <text:p>[z]</text:p>
          </table:table-cell>
          <table:table-cell office:value-type="float" office:value="86" table:style-name="ce29">
            <text:p>86.0</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56</text:p>
          </table:table-cell>
          <table:table-cell office:value-type="string" table:style-name="ce3">
            <text:p>Central Bedford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1" table:style-name="ce29">
            <text:p>81.0</text:p>
          </table:table-cell>
          <table:table-cell office:value-type="float" office:value="79" table:style-name="ce29">
            <text:p>79.0</text:p>
          </table:table-cell>
          <table:table-cell office:value-type="float" office:value="81" table:style-name="ce29">
            <text:p>81.0</text:p>
          </table:table-cell>
          <table:table-cell office:value-type="float" office:value="79" table:style-name="ce29">
            <text:p>79.0</text:p>
          </table:table-cell>
          <table:table-cell office:value-type="float" office:value="81" table:style-name="ce29">
            <text:p>81.0</text:p>
          </table:table-cell>
          <table:table-cell office:value-type="float" office:value="77" table:style-name="ce29">
            <text:p>77.0</text:p>
          </table:table-cell>
          <table:table-cell office:value-type="float" office:value="78" table:style-name="ce29">
            <text:p>78.0</text:p>
          </table:table-cell>
          <table:table-cell office:value-type="float" office:value="86" table:style-name="ce29">
            <text:p>86.0</text:p>
          </table:table-cell>
          <table:table-cell office:value-type="float" office:value="79" table:style-name="ce29">
            <text:p>79.0</text:p>
          </table:table-cell>
          <table:table-cell office:value-type="string" table:style-name="ce3">
            <text:p>[z]</text:p>
          </table:table-cell>
          <table:table-cell table:number-columns-repeated="16363"/>
        </table:table-row>
        <table:table-row table:style-name="ro2">
          <table:table-cell office:value-type="string" table:style-name="ce3">
            <text:p>E10000012</text:p>
          </table:table-cell>
          <table:table-cell office:value-type="string" table:style-name="ce3">
            <text:p>Essex exc Southend &amp; Thurrock</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0" table:style-name="ce29">
            <text:p>70.0</text:p>
          </table:table-cell>
          <table:table-cell office:value-type="float" office:value="75" table:style-name="ce29">
            <text:p>75.0</text:p>
          </table:table-cell>
          <table:table-cell office:value-type="float" office:value="78" table:style-name="ce29">
            <text:p>78.0</text:p>
          </table:table-cell>
          <table:table-cell office:value-type="float" office:value="85" table:style-name="ce29">
            <text:p>85.0</text:p>
          </table:table-cell>
          <table:table-cell office:value-type="float" office:value="89" table:style-name="ce29">
            <text:p>89.0</text:p>
          </table:table-cell>
          <table:table-cell office:value-type="float" office:value="84" table:style-name="ce29">
            <text:p>84.0</text:p>
          </table:table-cell>
          <table:table-cell office:value-type="float" office:value="81" table:style-name="ce29">
            <text:p>81.0</text:p>
          </table:table-cell>
          <table:table-cell office:value-type="float" office:value="83" table:style-name="ce29">
            <text:p>83.0</text:p>
          </table:table-cell>
          <table:table-cell office:value-type="float" office:value="89" table:style-name="ce29">
            <text:p>89.0</text:p>
          </table:table-cell>
          <table:table-cell office:value-type="float" office:value="88" table:style-name="ce29">
            <text:p>88.0</text:p>
          </table:table-cell>
          <table:table-cell office:value-type="string" table:style-name="ce29">
            <text:p>[z]</text:p>
          </table:table-cell>
          <table:table-cell office:value-type="float" office:value="92" table:style-name="ce29">
            <text:p>92.0</text:p>
          </table:table-cell>
          <table:table-cell office:value-type="float" office:value="92" table:style-name="ce29">
            <text:p>92.0</text:p>
          </table:table-cell>
          <table:table-cell office:value-type="float" office:value="94" table:style-name="ce29">
            <text:p>94.0</text:p>
          </table:table-cell>
          <table:table-cell office:value-type="float" office:value="100" table:style-name="ce29">
            <text:p>100.0</text:p>
          </table:table-cell>
          <table:table-cell office:value-type="string" table:style-name="ce3">
            <text:p>[z]</text:p>
          </table:table-cell>
          <table:table-cell table:number-columns-repeated="16363"/>
        </table:table-row>
        <table:table-row table:style-name="ro2">
          <table:table-cell office:value-type="string" table:style-name="ce3">
            <text:p>E10000015</text:p>
          </table:table-cell>
          <table:table-cell office:value-type="string" table:style-name="ce3">
            <text:p>Hertford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0.900000000000006" table:style-name="ce29">
            <text:p>80.9</text:p>
          </table:table-cell>
          <table:table-cell office:value-type="float" office:value="91" table:style-name="ce29">
            <text:p>91.0</text:p>
          </table:table-cell>
          <table:table-cell office:value-type="float" office:value="90.2" table:style-name="ce29">
            <text:p>90.2</text:p>
          </table:table-cell>
          <table:table-cell office:value-type="float" office:value="87" table:style-name="ce29">
            <text:p>87.0</text:p>
          </table:table-cell>
          <table:table-cell office:value-type="float" office:value="93" table:style-name="ce29">
            <text:p>93.0</text:p>
          </table:table-cell>
          <table:table-cell office:value-type="float" office:value="94" table:style-name="ce29">
            <text:p>94.0</text:p>
          </table:table-cell>
          <table:table-cell office:value-type="float" office:value="93" table:style-name="ce29">
            <text:p>93.0</text:p>
          </table:table-cell>
          <table:table-cell office:value-type="float" office:value="95" table:style-name="ce29">
            <text:p>95.0</text:p>
          </table:table-cell>
          <table:table-cell office:value-type="float" office:value="81" table:style-name="ce29">
            <text:p>81.0</text:p>
          </table:table-cell>
          <table:table-cell office:value-type="float" office:value="86" table:style-name="ce29">
            <text:p>86.0</text:p>
          </table:table-cell>
          <table:table-cell office:value-type="float" office:value="83" table:style-name="ce29">
            <text:p>83.0</text:p>
          </table:table-cell>
          <table:table-cell office:value-type="float" office:value="93.55" table:style-name="ce29">
            <text:p>93.6</text:p>
          </table:table-cell>
          <table:table-cell office:value-type="string" table:style-name="ce29">
            <text:p>[z]</text:p>
          </table:table-cell>
          <table:table-cell office:value-type="string" table:style-name="ce29">
            <text:p>[z]</text:p>
          </table:table-cell>
          <table:table-cell office:value-type="float" office:value="93" table:style-name="ce29">
            <text:p>93.0</text:p>
          </table:table-cell>
          <table:table-cell office:value-type="string" table:style-name="ce3">
            <text:p>[z]</text:p>
          </table:table-cell>
          <table:table-cell table:number-columns-repeated="16363"/>
        </table:table-row>
        <table:table-row table:style-name="ro2">
          <table:table-cell office:value-type="string" table:style-name="ce3">
            <text:p>E06000032</text:p>
          </table:table-cell>
          <table:table-cell office:value-type="string" table:style-name="ce3">
            <text:p>Luton</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53" table:style-name="ce29">
            <text:p>53.0</text:p>
          </table:table-cell>
          <table:table-cell office:value-type="float" office:value="61" table:style-name="ce29">
            <text:p>61.0</text:p>
          </table:table-cell>
          <table:table-cell office:value-type="string" table:style-name="ce29">
            <text:p>[z]</text:p>
          </table:table-cell>
          <table:table-cell office:value-type="float" office:value="78" table:style-name="ce29">
            <text:p>78.0</text:p>
          </table:table-cell>
          <table:table-cell office:value-type="float" office:value="81" table:style-name="ce29">
            <text:p>81.0</text:p>
          </table:table-cell>
          <table:table-cell office:value-type="float" office:value="78" table:style-name="ce29">
            <text:p>78.0</text:p>
          </table:table-cell>
          <table:table-cell office:value-type="float" office:value="79" table:style-name="ce29">
            <text:p>79.0</text:p>
          </table:table-cell>
          <table:table-cell office:value-type="float" office:value="78" table:style-name="ce29">
            <text:p>78.0</text:p>
          </table:table-cell>
          <table:table-cell office:value-type="float" office:value="80" table:style-name="ce29">
            <text:p>80.0</text:p>
          </table:table-cell>
          <table:table-cell office:value-type="float" office:value="82" table:style-name="ce29">
            <text:p>82.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4" table:style-name="ce29">
            <text:p>84.0</text:p>
          </table:table-cell>
          <table:table-cell office:value-type="string" table:style-name="ce3">
            <text:p>[z]</text:p>
          </table:table-cell>
          <table:table-cell table:number-columns-repeated="16363"/>
        </table:table-row>
        <table:table-row table:style-name="ro2">
          <table:table-cell office:value-type="string" table:style-name="ce3">
            <text:p>E10000020</text:p>
          </table:table-cell>
          <table:table-cell office:value-type="string" table:style-name="ce3">
            <text:p>Norfolk</text:p>
          </table:table-cell>
          <table:table-cell office:value-type="string" table:style-name="ce29">
            <text:p>[z]</text:p>
          </table:table-cell>
          <table:table-cell office:value-type="float" office:value="72.5" table:style-name="ce29">
            <text:p>72.5</text:p>
          </table:table-cell>
          <table:table-cell office:value-type="float" office:value="80" table:style-name="ce29">
            <text:p>80.0</text:p>
          </table:table-cell>
          <table:table-cell office:value-type="float" office:value="80.599999999999994" table:style-name="ce29">
            <text:p>80.6</text:p>
          </table:table-cell>
          <table:table-cell office:value-type="float" office:value="81" table:style-name="ce29">
            <text:p>81.0</text:p>
          </table:table-cell>
          <table:table-cell office:value-type="float" office:value="82" table:style-name="ce29">
            <text:p>82.0</text:p>
          </table:table-cell>
          <table:table-cell office:value-type="float" office:value="84" table:style-name="ce29">
            <text:p>84.0</text:p>
          </table:table-cell>
          <table:table-cell office:value-type="float" office:value="87" table:style-name="ce29">
            <text:p>87.0</text:p>
          </table:table-cell>
          <table:table-cell office:value-type="float" office:value="84" table:style-name="ce29">
            <text:p>84.0</text:p>
          </table:table-cell>
          <table:table-cell office:value-type="float" office:value="86" table:style-name="ce29">
            <text:p>86.0</text:p>
          </table:table-cell>
          <table:table-cell office:value-type="float" office:value="77" table:style-name="ce29">
            <text:p>77.0</text:p>
          </table:table-cell>
          <table:table-cell office:value-type="float" office:value="75" table:style-name="ce29">
            <text:p>75.0</text:p>
          </table:table-cell>
          <table:table-cell office:value-type="float" office:value="81" table:style-name="ce29">
            <text:p>81.0</text:p>
          </table:table-cell>
          <table:table-cell office:value-type="float" office:value="81" table:style-name="ce29">
            <text:p>81.0</text:p>
          </table:table-cell>
          <table:table-cell office:value-type="float" office:value="78" table:style-name="ce29">
            <text:p>78.0</text:p>
          </table:table-cell>
          <table:table-cell office:value-type="string" table:style-name="ce29">
            <text:p>[z]</text:p>
          </table:table-cell>
          <table:table-cell office:value-type="string" table:style-name="ce29">
            <text:p>[z]</text:p>
          </table:table-cell>
          <table:table-cell office:value-type="float" office:value="80" table:style-name="ce29">
            <text:p>80.0</text:p>
          </table:table-cell>
          <table:table-cell office:value-type="string" table:style-name="ce3">
            <text:p>[z]</text:p>
          </table:table-cell>
          <table:table-cell table:number-columns-repeated="16363"/>
        </table:table-row>
        <table:table-row table:style-name="ro2">
          <table:table-cell office:value-type="string" table:style-name="ce3">
            <text:p>E06000031</text:p>
          </table:table-cell>
          <table:table-cell office:value-type="string" table:style-name="ce3">
            <text:p>Peterborough</text:p>
          </table:table-cell>
          <table:table-cell office:value-type="string" table:style-name="ce29">
            <text:p>[z]</text:p>
          </table:table-cell>
          <table:table-cell office:value-type="string" table:style-name="ce29">
            <text:p>[z]</text:p>
          </table:table-cell>
          <table:table-cell office:value-type="float" office:value="80" table:style-name="ce29">
            <text:p>80.0</text:p>
          </table:table-cell>
          <table:table-cell office:value-type="string" table:style-name="ce29">
            <text:p>[z]</text:p>
          </table:table-cell>
          <table:table-cell office:value-type="float" office:value="69" table:style-name="ce29">
            <text:p>69.0</text:p>
          </table:table-cell>
          <table:table-cell office:value-type="float" office:value="82" table:style-name="ce29">
            <text:p>82.0</text:p>
          </table:table-cell>
          <table:table-cell office:value-type="float" office:value="80" table:style-name="ce29">
            <text:p>80.0</text:p>
          </table:table-cell>
          <table:table-cell office:value-type="float" office:value="75" table:style-name="ce29">
            <text:p>75.0</text:p>
          </table:table-cell>
          <table:table-cell office:value-type="float" office:value="73" table:style-name="ce29">
            <text:p>73.0</text:p>
          </table:table-cell>
          <table:table-cell office:value-type="float" office:value="78" table:style-name="ce29">
            <text:p>78.0</text:p>
          </table:table-cell>
          <table:table-cell office:value-type="float" office:value="93" table:style-name="ce29">
            <text:p>93.0</text:p>
          </table:table-cell>
          <table:table-cell office:value-type="string" table:style-name="ce29">
            <text:p>[z]</text:p>
          </table:table-cell>
          <table:table-cell office:value-type="float" office:value="79" table:style-name="ce29">
            <text:p>79.0</text:p>
          </table:table-cell>
          <table:table-cell office:value-type="float" office:value="79.81" table:style-name="ce29">
            <text:p>79.8</text:p>
          </table:table-cell>
          <table:table-cell office:value-type="float" office:value="76.599999999999994" table:style-name="ce29">
            <text:p>76.6</text:p>
          </table:table-cell>
          <table:table-cell office:value-type="string" table:style-name="ce29">
            <text:p>[z]</text:p>
          </table:table-cell>
          <table:table-cell office:value-type="float" office:value="88" table:style-name="ce29">
            <text:p>88.0</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33</text:p>
          </table:table-cell>
          <table:table-cell office:value-type="string" table:style-name="ce3">
            <text:p>Southend</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2" table:style-name="ce29">
            <text:p>82.0</text:p>
          </table:table-cell>
          <table:table-cell office:value-type="float" office:value="68" table:style-name="ce29">
            <text:p>68.0</text:p>
          </table:table-cell>
          <table:table-cell office:value-type="float" office:value="69" table:style-name="ce29">
            <text:p>69.0</text:p>
          </table:table-cell>
          <table:table-cell office:value-type="float" office:value="76" table:style-name="ce29">
            <text:p>76.0</text:p>
          </table:table-cell>
          <table:table-cell office:value-type="float" office:value="73" table:style-name="ce29">
            <text:p>73.0</text:p>
          </table:table-cell>
          <table:table-cell office:value-type="float" office:value="79" table:style-name="ce29">
            <text:p>79.0</text:p>
          </table:table-cell>
          <table:table-cell office:value-type="float" office:value="74" table:style-name="ce29">
            <text:p>74.0</text:p>
          </table:table-cell>
          <table:table-cell office:value-type="float" office:value="76" table:style-name="ce29">
            <text:p>76.0</text:p>
          </table:table-cell>
          <table:table-cell office:value-type="float" office:value="80" table:style-name="ce29">
            <text:p>80.0</text:p>
          </table:table-cell>
          <table:table-cell office:value-type="float" office:value="82" table:style-name="ce29">
            <text:p>82.0</text:p>
          </table:table-cell>
          <table:table-cell office:value-type="float" office:value="70" table:style-name="ce29">
            <text:p>70.0</text:p>
          </table:table-cell>
          <table:table-cell office:value-type="string" table:style-name="ce29">
            <text:p>[z]</text:p>
          </table:table-cell>
          <table:table-cell office:value-type="string" table:style-name="ce29">
            <text:p>[z]</text:p>
          </table:table-cell>
          <table:table-cell office:value-type="float" office:value="75" table:style-name="ce29">
            <text:p>75.0</text:p>
          </table:table-cell>
          <table:table-cell office:value-type="string" table:style-name="ce3">
            <text:p>[z]</text:p>
          </table:table-cell>
          <table:table-cell table:number-columns-repeated="16363"/>
        </table:table-row>
        <table:table-row table:style-name="ro2">
          <table:table-cell office:value-type="string" table:style-name="ce3">
            <text:p>E10000029</text:p>
          </table:table-cell>
          <table:table-cell office:value-type="string" table:style-name="ce3">
            <text:p>Suffolk</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7" table:style-name="ce29">
            <text:p>77.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7" table:style-name="ce29">
            <text:p>87.0</text:p>
          </table:table-cell>
          <table:table-cell office:value-type="string" table:style-name="ce29">
            <text:p>[z]</text:p>
          </table:table-cell>
          <table:table-cell office:value-type="float" office:value="91" table:style-name="ce29">
            <text:p>91.0</text:p>
          </table:table-cell>
          <table:table-cell office:value-type="float" office:value="89" table:style-name="ce29">
            <text:p>89.0</text:p>
          </table:table-cell>
          <table:table-cell office:value-type="float" office:value="94" table:style-name="ce29">
            <text:p>94.0</text:p>
          </table:table-cell>
          <table:table-cell office:value-type="float" office:value="92" table:style-name="ce29">
            <text:p>92.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 table:style-name="ce29">
            <text:p>0.0</text:p>
          </table:table-cell>
          <table:table-cell office:value-type="string" table:style-name="ce3">
            <text:p>[z]</text:p>
          </table:table-cell>
          <table:table-cell table:number-columns-repeated="16363"/>
        </table:table-row>
        <table:table-row table:style-name="ro2">
          <table:table-cell office:value-type="string" table:style-name="ce3">
            <text:p>E06000034</text:p>
          </table:table-cell>
          <table:table-cell office:value-type="string" table:style-name="ce3">
            <text:p>Thurrock</text:p>
          </table:table-cell>
          <table:table-cell office:value-type="string" table:style-name="ce29">
            <text:p>[z]</text:p>
          </table:table-cell>
          <table:table-cell office:value-type="float" office:value="67.75" table:style-name="ce29">
            <text:p>67.8</text:p>
          </table:table-cell>
          <table:table-cell office:value-type="float" office:value="72.5" table:style-name="ce29">
            <text:p>72.5</text:p>
          </table:table-cell>
          <table:table-cell office:value-type="float" office:value="79.5" table:style-name="ce29">
            <text:p>79.5</text:p>
          </table:table-cell>
          <table:table-cell office:value-type="float" office:value="82" table:style-name="ce29">
            <text:p>82.0</text:p>
          </table:table-cell>
          <table:table-cell office:value-type="float" office:value="84.8" table:style-name="ce29">
            <text:p>84.8</text:p>
          </table:table-cell>
          <table:table-cell office:value-type="float" office:value="84" table:style-name="ce29">
            <text:p>84.0</text:p>
          </table:table-cell>
          <table:table-cell office:value-type="float" office:value="87" table:style-name="ce29">
            <text:p>87.0</text:p>
          </table:table-cell>
          <table:table-cell office:value-type="float" office:value="89" table:style-name="ce29">
            <text:p>89.0</text:p>
          </table:table-cell>
          <table:table-cell office:value-type="float" office:value="90" table:style-name="ce29">
            <text:p>90.0</text:p>
          </table:table-cell>
          <table:table-cell office:value-type="float" office:value="92" table:style-name="ce29">
            <text:p>92.0</text:p>
          </table:table-cell>
          <table:table-cell office:value-type="float" office:value="90" table:style-name="ce29">
            <text:p>90.0</text:p>
          </table:table-cell>
          <table:table-cell office:value-type="float" office:value="91" table:style-name="ce29">
            <text:p>91.0</text:p>
          </table:table-cell>
          <table:table-cell office:value-type="float" office:value="91" table:style-name="ce29">
            <text:p>91.0</text:p>
          </table:table-cell>
          <table:table-cell office:value-type="float" office:value="91.2" table:style-name="ce29">
            <text:p>91.2</text:p>
          </table:table-cell>
          <table:table-cell office:value-type="float" office:value="91" table:style-name="ce29">
            <text:p>91.0</text:p>
          </table:table-cell>
          <table:table-cell office:value-type="float" office:value="96" table:style-name="ce29">
            <text:p>96.0</text:p>
          </table:table-cell>
          <table:table-cell office:value-type="float" office:value="95" table:style-name="ce29">
            <text:p>95.0</text:p>
          </table:table-cell>
          <table:table-cell office:value-type="string" table:style-name="ce3">
            <text:p>[z]</text:p>
          </table:table-cell>
          <table:table-cell table:number-columns-repeated="16363"/>
        </table:table-row>
        <table:table-row table:style-name="ro2">
          <table:table-cell office:value-type="string" table:style-name="ce9">
            <text:p>E12000007</text:p>
          </table:table-cell>
          <table:table-cell office:value-type="string" table:style-name="ce9">
            <text:p>London</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float" office:value="80.8" table:style-name="ce28">
            <text:p>80.8</text:p>
          </table:table-cell>
          <table:table-cell office:value-type="float" office:value="80.5" table:style-name="ce28">
            <text:p>80.5</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float" office:value="81" table:style-name="ce28">
            <text:p>81.0</text:p>
          </table:table-cell>
          <table:table-cell office:value-type="float" office:value="80" table:style-name="ce28">
            <text:p>80.0</text:p>
          </table:table-cell>
          <table:table-cell office:value-type="float" office:value="82" table:style-name="ce28">
            <text:p>82.0</text:p>
          </table:table-cell>
          <table:table-cell office:value-type="float" office:value="82" table:style-name="ce28">
            <text:p>82.0</text:p>
          </table:table-cell>
          <table:table-cell office:value-type="float" office:value="83" table:style-name="ce28">
            <text:p>83.0</text:p>
          </table:table-cell>
          <table:table-cell office:value-type="float" office:value="89" table:style-name="ce28">
            <text:p>89.0</text:p>
          </table:table-cell>
          <table:table-cell office:value-type="float" office:value="84" table:style-name="ce28">
            <text:p>84.0</text:p>
          </table:table-cell>
          <table:table-cell office:value-type="string" table:style-name="ce9">
            <text:p>[Note 3]</text:p>
          </table:table-cell>
          <table:table-cell table:number-columns-repeated="16363"/>
        </table:table-row>
        <table:table-row table:style-name="ro2">
          <table:table-cell office:value-type="string" table:style-name="ce9">
            <text:p>E12000008</text:p>
          </table:table-cell>
          <table:table-cell office:value-type="string" table:style-name="ce9">
            <text:p>South East</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float" office:value="81.2" table:style-name="ce28">
            <text:p>81.2</text:p>
          </table:table-cell>
          <table:table-cell office:value-type="float" office:value="80.599999999999994" table:style-name="ce28">
            <text:p>80.6</text:p>
          </table:table-cell>
          <table:table-cell office:value-type="float" office:value="84.2" table:style-name="ce28">
            <text:p>84.2</text:p>
          </table:table-cell>
          <table:table-cell office:value-type="float" office:value="83.6" table:style-name="ce28">
            <text:p>83.6</text:p>
          </table:table-cell>
          <table:table-cell office:value-type="float" office:value="84.7" table:style-name="ce28">
            <text:p>84.7</text:p>
          </table:table-cell>
          <table:table-cell office:value-type="float" office:value="86.4" table:style-name="ce28">
            <text:p>86.4</text:p>
          </table:table-cell>
          <table:table-cell office:value-type="float" office:value="84.2" table:style-name="ce28">
            <text:p>84.2</text:p>
          </table:table-cell>
          <table:table-cell office:value-type="float" office:value="83.7" table:style-name="ce28">
            <text:p>83.7</text:p>
          </table:table-cell>
          <table:table-cell office:value-type="float" office:value="82.9" table:style-name="ce28">
            <text:p>82.9</text:p>
          </table:table-cell>
          <table:table-cell office:value-type="float" office:value="82.9" table:style-name="ce28">
            <text:p>82.9</text:p>
          </table:table-cell>
          <table:table-cell office:value-type="float" office:value="82.4" table:style-name="ce28">
            <text:p>82.4</text:p>
          </table:table-cell>
          <table:table-cell office:value-type="float" office:value="84" table:style-name="ce28">
            <text:p>84.0</text:p>
          </table:table-cell>
          <table:table-cell office:value-type="float" office:value="90" table:style-name="ce28">
            <text:p>90.0</text:p>
          </table:table-cell>
          <table:table-cell office:value-type="float" office:value="84.4" table:style-name="ce28">
            <text:p>84.4</text:p>
          </table:table-cell>
          <table:table-cell office:value-type="string" table:style-name="ce9">
            <text:p>[Note 6]</text:p>
          </table:table-cell>
          <table:table-cell table:number-columns-repeated="16363"/>
        </table:table-row>
        <table:table-row table:style-name="ro2">
          <table:table-cell office:value-type="string" table:style-name="ce3">
            <text:p>E06000036</text:p>
          </table:table-cell>
          <table:table-cell office:value-type="string" table:style-name="ce3">
            <text:p>Bracknell Forest</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91" table:style-name="ce29">
            <text:p>91.0</text:p>
          </table:table-cell>
          <table:table-cell office:value-type="float" office:value="94" table:style-name="ce29">
            <text:p>94.0</text:p>
          </table:table-cell>
          <table:table-cell office:value-type="float" office:value="98" table:style-name="ce29">
            <text:p>98.0</text:p>
          </table:table-cell>
          <table:table-cell office:value-type="float" office:value="95" table:style-name="ce29">
            <text:p>95.0</text:p>
          </table:table-cell>
          <table:table-cell office:value-type="float" office:value="94" table:style-name="ce29">
            <text:p>94.0</text:p>
          </table:table-cell>
          <table:table-cell office:value-type="float" office:value="95" table:style-name="ce29">
            <text:p>95.0</text:p>
          </table:table-cell>
          <table:table-cell office:value-type="float" office:value="94" table:style-name="ce29">
            <text:p>94.0</text:p>
          </table:table-cell>
          <table:table-cell office:value-type="float" office:value="96" table:style-name="ce29">
            <text:p>96.0</text:p>
          </table:table-cell>
          <table:table-cell office:value-type="float" office:value="95" table:style-name="ce29">
            <text:p>95.0</text:p>
          </table:table-cell>
          <table:table-cell office:value-type="float" office:value="87" table:style-name="ce29">
            <text:p>87.0</text:p>
          </table:table-cell>
          <table:table-cell office:value-type="float" office:value="93" table:style-name="ce29">
            <text:p>93.0</text:p>
          </table:table-cell>
          <table:table-cell office:value-type="float" office:value="86" table:style-name="ce29">
            <text:p>86.0</text:p>
          </table:table-cell>
          <table:table-cell office:value-type="string" table:style-name="ce29">
            <text:p>[z]</text:p>
          </table:table-cell>
          <table:table-cell office:value-type="float" office:value="95" table:style-name="ce29">
            <text:p>95.0</text:p>
          </table:table-cell>
          <table:table-cell office:value-type="float" office:value="81" table:style-name="ce29">
            <text:p>81.0</text:p>
          </table:table-cell>
          <table:table-cell office:value-type="string" table:style-name="ce3">
            <text:p>[z]</text:p>
          </table:table-cell>
          <table:table-cell table:number-columns-repeated="16363"/>
        </table:table-row>
        <table:table-row table:style-name="ro2">
          <table:table-cell office:value-type="string" table:style-name="ce3">
            <text:p>E06000043</text:p>
          </table:table-cell>
          <table:table-cell office:value-type="string" table:style-name="ce3">
            <text:p>Brighton &amp; Hov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5" table:style-name="ce29">
            <text:p>85.0</text:p>
          </table:table-cell>
          <table:table-cell office:value-type="float" office:value="85" table:style-name="ce29">
            <text:p>85.0</text:p>
          </table:table-cell>
          <table:table-cell office:value-type="float" office:value="87" table:style-name="ce29">
            <text:p>87.0</text:p>
          </table:table-cell>
          <table:table-cell office:value-type="float" office:value="91" table:style-name="ce29">
            <text:p>91.0</text:p>
          </table:table-cell>
          <table:table-cell office:value-type="float" office:value="89" table:style-name="ce29">
            <text:p>89.0</text:p>
          </table:table-cell>
          <table:table-cell office:value-type="float" office:value="88" table:style-name="ce29">
            <text:p>88.0</text:p>
          </table:table-cell>
          <table:table-cell office:value-type="float" office:value="89" table:style-name="ce29">
            <text:p>89.0</text:p>
          </table:table-cell>
          <table:table-cell office:value-type="float" office:value="86" table:style-name="ce29">
            <text:p>86.0</text:p>
          </table:table-cell>
          <table:table-cell office:value-type="float" office:value="80" table:style-name="ce29">
            <text:p>80.0</text:p>
          </table:table-cell>
          <table:table-cell office:value-type="float" office:value="80" table:style-name="ce29">
            <text:p>80.0</text:p>
          </table:table-cell>
          <table:table-cell office:value-type="float" office:value="85" table:style-name="ce29">
            <text:p>85.0</text:p>
          </table:table-cell>
          <table:table-cell office:value-type="float" office:value="81.78" table:style-name="ce29">
            <text:p>81.8</text:p>
          </table:table-cell>
          <table:table-cell office:value-type="float" office:value="80" table:style-name="ce29">
            <text:p>80.0</text:p>
          </table:table-cell>
          <table:table-cell office:value-type="float" office:value="88" table:style-name="ce29">
            <text:p>88.0</text:p>
          </table:table-cell>
          <table:table-cell office:value-type="float" office:value="83" table:style-name="ce29">
            <text:p>83.0</text:p>
          </table:table-cell>
          <table:table-cell office:value-type="string" table:style-name="ce3">
            <text:p>[z]</text:p>
          </table:table-cell>
          <table:table-cell table:number-columns-repeated="16363"/>
        </table:table-row>
        <table:table-row table:style-name="ro2">
          <table:table-cell office:value-type="string" table:style-name="ce3">
            <text:p>E10000002</text:p>
          </table:table-cell>
          <table:table-cell office:value-type="string" table:style-name="ce3">
            <text:p>Buckinghamshire exc Milton Keynes</text:p>
          </table:table-cell>
          <table:table-cell office:value-type="string" table:style-name="ce29">
            <text:p>[z]</text:p>
          </table:table-cell>
          <table:table-cell office:value-type="string" table:style-name="ce29">
            <text:p>[z]</text:p>
          </table:table-cell>
          <table:table-cell office:value-type="float" office:value="65" table:style-name="ce29">
            <text:p>65.0</text:p>
          </table:table-cell>
          <table:table-cell office:value-type="float" office:value="76.2" table:style-name="ce29">
            <text:p>76.2</text:p>
          </table:table-cell>
          <table:table-cell office:value-type="float" office:value="76" table:style-name="ce29">
            <text:p>76.0</text:p>
          </table:table-cell>
          <table:table-cell office:value-type="float" office:value="79.22" table:style-name="ce29">
            <text:p>79.2</text:p>
          </table:table-cell>
          <table:table-cell office:value-type="float" office:value="82" table:style-name="ce29">
            <text:p>82.0</text:p>
          </table:table-cell>
          <table:table-cell office:value-type="float" office:value="83" table:style-name="ce29">
            <text:p>83.0</text:p>
          </table:table-cell>
          <table:table-cell office:value-type="float" office:value="82" table:style-name="ce29">
            <text:p>82.0</text:p>
          </table:table-cell>
          <table:table-cell office:value-type="float" office:value="88" table:style-name="ce29">
            <text:p>88.0</text:p>
          </table:table-cell>
          <table:table-cell office:value-type="float" office:value="78" table:style-name="ce29">
            <text:p>78.0</text:p>
          </table:table-cell>
          <table:table-cell office:value-type="float" office:value="80" table:style-name="ce29">
            <text:p>80.0</text:p>
          </table:table-cell>
          <table:table-cell office:value-type="float" office:value="82" table:style-name="ce29">
            <text:p>82.0</text:p>
          </table:table-cell>
          <table:table-cell office:value-type="float" office:value="81" table:style-name="ce29">
            <text:p>81.0</text:p>
          </table:table-cell>
          <table:table-cell office:value-type="float" office:value="79" table:style-name="ce29">
            <text:p>79.0</text:p>
          </table:table-cell>
          <table:table-cell office:value-type="string" table:style-name="ce29">
            <text:p>[z]</text:p>
          </table:table-cell>
          <table:table-cell office:value-type="float" office:value="86" table:style-name="ce29">
            <text:p>86.0</text:p>
          </table:table-cell>
          <table:table-cell office:value-type="float" office:value="80" table:style-name="ce29">
            <text:p>80.0</text:p>
          </table:table-cell>
          <table:table-cell office:value-type="string" table:style-name="ce3">
            <text:p>[z]</text:p>
          </table:table-cell>
          <table:table-cell table:number-columns-repeated="16363"/>
        </table:table-row>
        <table:table-row table:style-name="ro2">
          <table:table-cell office:value-type="string" table:style-name="ce3">
            <text:p>E10000011</text:p>
          </table:table-cell>
          <table:table-cell office:value-type="string" table:style-name="ce3">
            <text:p>East Sussex exc Brighton &amp; Hove</text:p>
          </table:table-cell>
          <table:table-cell office:value-type="string" table:style-name="ce29">
            <text:p>[z]</text:p>
          </table:table-cell>
          <table:table-cell office:value-type="float" office:value="89" table:style-name="ce29">
            <text:p>89.0</text:p>
          </table:table-cell>
          <table:table-cell office:value-type="string" table:style-name="ce29">
            <text:p>[z]</text:p>
          </table:table-cell>
          <table:table-cell office:value-type="float" office:value="87" table:style-name="ce29">
            <text:p>87.0</text:p>
          </table:table-cell>
          <table:table-cell office:value-type="float" office:value="79" table:style-name="ce29">
            <text:p>79.0</text:p>
          </table:table-cell>
          <table:table-cell office:value-type="float" office:value="85" table:style-name="ce29">
            <text:p>85.0</text:p>
          </table:table-cell>
          <table:table-cell office:value-type="float" office:value="88" table:style-name="ce29">
            <text:p>88.0</text:p>
          </table:table-cell>
          <table:table-cell office:value-type="float" office:value="87" table:style-name="ce29">
            <text:p>87.0</text:p>
          </table:table-cell>
          <table:table-cell office:value-type="float" office:value="85" table:style-name="ce29">
            <text:p>85.0</text:p>
          </table:table-cell>
          <table:table-cell office:value-type="float" office:value="83" table:style-name="ce29">
            <text:p>83.0</text:p>
          </table:table-cell>
          <table:table-cell office:value-type="float" office:value="85" table:style-name="ce29">
            <text:p>85.0</text:p>
          </table:table-cell>
          <table:table-cell office:value-type="float" office:value="84" table:style-name="ce29">
            <text:p>84.0</text:p>
          </table:table-cell>
          <table:table-cell office:value-type="float" office:value="83" table:style-name="ce29">
            <text:p>83.0</text:p>
          </table:table-cell>
          <table:table-cell office:value-type="float" office:value="82" table:style-name="ce29">
            <text:p>82.0</text:p>
          </table:table-cell>
          <table:table-cell office:value-type="float" office:value="83" table:style-name="ce29">
            <text:p>83.0</text:p>
          </table:table-cell>
          <table:table-cell office:value-type="string" table:style-name="ce29">
            <text:p>[z]</text:p>
          </table:table-cell>
          <table:table-cell office:value-type="string" table:style-name="ce29">
            <text:p>[z]</text:p>
          </table:table-cell>
          <table:table-cell office:value-type="float" office:value="82" table:style-name="ce29">
            <text:p>82.0</text:p>
          </table:table-cell>
          <table:table-cell office:value-type="string" table:style-name="ce3">
            <text:p>[z]</text:p>
          </table:table-cell>
          <table:table-cell table:number-columns-repeated="16363"/>
        </table:table-row>
        <table:table-row table:style-name="ro2">
          <table:table-cell office:value-type="string" table:style-name="ce3">
            <text:p>E10000014</text:p>
          </table:table-cell>
          <table:table-cell office:value-type="string" table:style-name="ce3">
            <text:p>Hampshire exc Portsmouth &amp; Southampton</text:p>
          </table:table-cell>
          <table:table-cell office:value-type="string" table:style-name="ce29">
            <text:p>[z]</text:p>
          </table:table-cell>
          <table:table-cell office:value-type="float" office:value="79" table:style-name="ce29">
            <text:p>79.0</text:p>
          </table:table-cell>
          <table:table-cell office:value-type="float" office:value="79" table:style-name="ce29">
            <text:p>79.0</text:p>
          </table:table-cell>
          <table:table-cell office:value-type="float" office:value="84.01" table:style-name="ce29">
            <text:p>84.0</text:p>
          </table:table-cell>
          <table:table-cell office:value-type="float" office:value="72" table:style-name="ce29">
            <text:p>72.0</text:p>
          </table:table-cell>
          <table:table-cell office:value-type="float" office:value="80.97" table:style-name="ce29">
            <text:p>81.0</text:p>
          </table:table-cell>
          <table:table-cell office:value-type="float" office:value="83" table:style-name="ce29">
            <text:p>83.0</text:p>
          </table:table-cell>
          <table:table-cell office:value-type="float" office:value="78" table:style-name="ce29">
            <text:p>78.0</text:p>
          </table:table-cell>
          <table:table-cell office:value-type="float" office:value="87" table:style-name="ce29">
            <text:p>87.0</text:p>
          </table:table-cell>
          <table:table-cell office:value-type="float" office:value="86" table:style-name="ce29">
            <text:p>86.0</text:p>
          </table:table-cell>
          <table:table-cell office:value-type="float" office:value="83" table:style-name="ce29">
            <text:p>83.0</text:p>
          </table:table-cell>
          <table:table-cell office:value-type="float" office:value="85" table:style-name="ce29">
            <text:p>85.0</text:p>
          </table:table-cell>
          <table:table-cell office:value-type="float" office:value="86" table:style-name="ce29">
            <text:p>86.0</text:p>
          </table:table-cell>
          <table:table-cell office:value-type="float" office:value="83" table:style-name="ce29">
            <text:p>83.0</text:p>
          </table:table-cell>
          <table:table-cell office:value-type="float" office:value="80" table:style-name="ce29">
            <text:p>80.0</text:p>
          </table:table-cell>
          <table:table-cell office:value-type="float" office:value="80" table:style-name="ce29">
            <text:p>80.0</text:p>
          </table:table-cell>
          <table:table-cell office:value-type="float" office:value="91" table:style-name="ce29">
            <text:p>91.0</text:p>
          </table:table-cell>
          <table:table-cell office:value-type="float" office:value="86" table:style-name="ce29">
            <text:p>86.0</text:p>
          </table:table-cell>
          <table:table-cell office:value-type="string" table:style-name="ce3">
            <text:p>[z]</text:p>
          </table:table-cell>
          <table:table-cell table:number-columns-repeated="16363"/>
        </table:table-row>
        <table:table-row table:style-name="ro2">
          <table:table-cell office:value-type="string" table:style-name="ce3">
            <text:p>E06000046</text:p>
          </table:table-cell>
          <table:table-cell office:value-type="string" table:style-name="ce3">
            <text:p>Isle of Wight</text:p>
          </table:table-cell>
          <table:table-cell office:value-type="string" table:style-name="ce29">
            <text:p>[z]</text:p>
          </table:table-cell>
          <table:table-cell office:value-type="float" office:value="66.05" table:style-name="ce29">
            <text:p>66.1</text:p>
          </table:table-cell>
          <table:table-cell office:value-type="float" office:value="75" table:style-name="ce29">
            <text:p>75.0</text:p>
          </table:table-cell>
          <table:table-cell office:value-type="float" office:value="78" table:style-name="ce29">
            <text:p>78.0</text:p>
          </table:table-cell>
          <table:table-cell office:value-type="float" office:value="80" table:style-name="ce29">
            <text:p>80.0</text:p>
          </table:table-cell>
          <table:table-cell office:value-type="float" office:value="73" table:style-name="ce29">
            <text:p>73.0</text:p>
          </table:table-cell>
          <table:table-cell office:value-type="float" office:value="78" table:style-name="ce29">
            <text:p>78.0</text:p>
          </table:table-cell>
          <table:table-cell office:value-type="float" office:value="79" table:style-name="ce29">
            <text:p>79.0</text:p>
          </table:table-cell>
          <table:table-cell office:value-type="float" office:value="94" table:style-name="ce29">
            <text:p>94.0</text:p>
          </table:table-cell>
          <table:table-cell office:value-type="float" office:value="94" table:style-name="ce29">
            <text:p>94.0</text:p>
          </table:table-cell>
          <table:table-cell office:value-type="float" office:value="86" table:style-name="ce29">
            <text:p>86.0</text:p>
          </table:table-cell>
          <table:table-cell office:value-type="float" office:value="88" table:style-name="ce29">
            <text:p>88.0</text:p>
          </table:table-cell>
          <table:table-cell office:value-type="float" office:value="89" table:style-name="ce29">
            <text:p>89.0</text:p>
          </table:table-cell>
          <table:table-cell office:value-type="float" office:value="89" table:style-name="ce29">
            <text:p>89.0</text:p>
          </table:table-cell>
          <table:table-cell office:value-type="float" office:value="88" table:style-name="ce29">
            <text:p>88.0</text:p>
          </table:table-cell>
          <table:table-cell office:value-type="float" office:value="88" table:style-name="ce29">
            <text:p>88.0</text:p>
          </table:table-cell>
          <table:table-cell office:value-type="float" office:value="94" table:style-name="ce29">
            <text:p>94.0</text:p>
          </table:table-cell>
          <table:table-cell office:value-type="float" office:value="90" table:style-name="ce29">
            <text:p>90.0</text:p>
          </table:table-cell>
          <table:table-cell office:value-type="string" table:style-name="ce3">
            <text:p>[z]</text:p>
          </table:table-cell>
          <table:table-cell table:number-columns-repeated="16363"/>
        </table:table-row>
        <table:table-row table:style-name="ro2">
          <table:table-cell office:value-type="string" table:style-name="ce3">
            <text:p>E10000016</text:p>
          </table:table-cell>
          <table:table-cell office:value-type="string" table:style-name="ce3">
            <text:p>Kent exc Medway Towns</text:p>
          </table:table-cell>
          <table:table-cell office:value-type="string" table:style-name="ce29">
            <text:p>[z]</text:p>
          </table:table-cell>
          <table:table-cell office:value-type="string" table:style-name="ce29">
            <text:p>[z]</text:p>
          </table:table-cell>
          <table:table-cell office:value-type="float" office:value="89" table:style-name="ce29">
            <text:p>89.0</text:p>
          </table:table-cell>
          <table:table-cell office:value-type="float" office:value="92.5" table:style-name="ce29">
            <text:p>92.5</text:p>
          </table:table-cell>
          <table:table-cell office:value-type="float" office:value="95" table:style-name="ce29">
            <text:p>95.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90" table:style-name="ce29">
            <text:p>90.0</text:p>
          </table:table-cell>
          <table:table-cell office:value-type="float" office:value="89" table:style-name="ce29">
            <text:p>89.0</text:p>
          </table:table-cell>
          <table:table-cell office:value-type="float" office:value="85" table:style-name="ce29">
            <text:p>85.0</text:p>
          </table:table-cell>
          <table:table-cell office:value-type="float" office:value="87" table:style-name="ce29">
            <text:p>87.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1" table:style-name="ce29">
            <text:p>81.0</text:p>
          </table:table-cell>
          <table:table-cell office:value-type="string" table:style-name="ce3">
            <text:p>[z]</text:p>
          </table:table-cell>
          <table:table-cell table:number-columns-repeated="16363"/>
        </table:table-row>
        <table:table-row table:style-name="ro2">
          <table:table-cell office:value-type="string" table:style-name="ce3">
            <text:p>E06000035</text:p>
          </table:table-cell>
          <table:table-cell office:value-type="string" table:style-name="ce3">
            <text:p>Medway Towns</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8.94" table:style-name="ce29">
            <text:p>88.9</text:p>
          </table:table-cell>
          <table:table-cell office:value-type="float" office:value="87" table:style-name="ce29">
            <text:p>87.0</text:p>
          </table:table-cell>
          <table:table-cell office:value-type="float" office:value="87.99" table:style-name="ce29">
            <text:p>88.0</text:p>
          </table:table-cell>
          <table:table-cell office:value-type="float" office:value="88" table:style-name="ce29">
            <text:p>88.0</text:p>
          </table:table-cell>
          <table:table-cell office:value-type="float" office:value="84" table:style-name="ce29">
            <text:p>84.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7" table:style-name="ce29">
            <text:p>87.0</text:p>
          </table:table-cell>
          <table:table-cell office:value-type="float" office:value="88" table:style-name="ce29">
            <text:p>88.0</text:p>
          </table:table-cell>
          <table:table-cell office:value-type="float" office:value="90.74" table:style-name="ce29">
            <text:p>90.7</text:p>
          </table:table-cell>
          <table:table-cell office:value-type="float" office:value="80" table:style-name="ce29">
            <text:p>80.0</text:p>
          </table:table-cell>
          <table:table-cell office:value-type="float" office:value="89" table:style-name="ce29">
            <text:p>89.0</text:p>
          </table:table-cell>
          <table:table-cell office:value-type="float" office:value="79" table:style-name="ce29">
            <text:p>79.0</text:p>
          </table:table-cell>
          <table:table-cell office:value-type="float" office:value="82" table:style-name="ce29">
            <text:p>82.0</text:p>
          </table:table-cell>
          <table:table-cell office:value-type="string" table:style-name="ce3">
            <text:p>[z]</text:p>
          </table:table-cell>
          <table:table-cell table:number-columns-repeated="16363"/>
        </table:table-row>
        <table:table-row table:style-name="ro2">
          <table:table-cell office:value-type="string" table:style-name="ce3">
            <text:p>E06000042</text:p>
          </table:table-cell>
          <table:table-cell office:value-type="string" table:style-name="ce3">
            <text:p>Milton Keynes</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1" table:style-name="ce29">
            <text:p>71.0</text:p>
          </table:table-cell>
          <table:table-cell office:value-type="float" office:value="73" table:style-name="ce29">
            <text:p>73.0</text:p>
          </table:table-cell>
          <table:table-cell office:value-type="float" office:value="76.37" table:style-name="ce29">
            <text:p>76.4</text:p>
          </table:table-cell>
          <table:table-cell office:value-type="float" office:value="82" table:style-name="ce29">
            <text:p>82.0</text:p>
          </table:table-cell>
          <table:table-cell office:value-type="float" office:value="87" table:style-name="ce29">
            <text:p>87.0</text:p>
          </table:table-cell>
          <table:table-cell office:value-type="float" office:value="86" table:style-name="ce29">
            <text:p>86.0</text:p>
          </table:table-cell>
          <table:table-cell office:value-type="float" office:value="85" table:style-name="ce29">
            <text:p>85.0</text:p>
          </table:table-cell>
          <table:table-cell office:value-type="float" office:value="87" table:style-name="ce29">
            <text:p>87.0</text:p>
          </table:table-cell>
          <table:table-cell office:value-type="float" office:value="90" table:style-name="ce29">
            <text:p>90.0</text:p>
          </table:table-cell>
          <table:table-cell office:value-type="float" office:value="89" table:style-name="ce29">
            <text:p>89.0</text:p>
          </table:table-cell>
          <table:table-cell office:value-type="float" office:value="88" table:style-name="ce29">
            <text:p>88.0</text:p>
          </table:table-cell>
          <table:table-cell office:value-type="float" office:value="81" table:style-name="ce29">
            <text:p>81.0</text:p>
          </table:table-cell>
          <table:table-cell office:value-type="float" office:value="73" table:style-name="ce29">
            <text:p>73.0</text:p>
          </table:table-cell>
          <table:table-cell office:value-type="float" office:value="82" table:style-name="ce29">
            <text:p>82.0</text:p>
          </table:table-cell>
          <table:table-cell office:value-type="float" office:value="86" table:style-name="ce29">
            <text:p>86.0</text:p>
          </table:table-cell>
          <table:table-cell office:value-type="string" table:style-name="ce3">
            <text:p>[z]</text:p>
          </table:table-cell>
          <table:table-cell table:number-columns-repeated="16363"/>
        </table:table-row>
        <table:table-row table:style-name="ro2">
          <table:table-cell office:value-type="string" table:style-name="ce3">
            <text:p>E10000025</text:p>
          </table:table-cell>
          <table:table-cell office:value-type="string" table:style-name="ce3">
            <text:p>Oxfordshire</text:p>
          </table:table-cell>
          <table:table-cell office:value-type="string" table:style-name="ce29">
            <text:p>[z]</text:p>
          </table:table-cell>
          <table:table-cell office:value-type="float" office:value="68.375" table:style-name="ce29">
            <text:p>68.4</text:p>
          </table:table-cell>
          <table:table-cell office:value-type="float" office:value="81.25" table:style-name="ce29">
            <text:p>81.3</text:p>
          </table:table-cell>
          <table:table-cell office:value-type="float" office:value="72" table:style-name="ce29">
            <text:p>72.0</text:p>
          </table:table-cell>
          <table:table-cell office:value-type="float" office:value="65" table:style-name="ce29">
            <text:p>65.0</text:p>
          </table:table-cell>
          <table:table-cell office:value-type="float" office:value="72" table:style-name="ce29">
            <text:p>72.0</text:p>
          </table:table-cell>
          <table:table-cell office:value-type="float" office:value="77" table:style-name="ce29">
            <text:p>77.0</text:p>
          </table:table-cell>
          <table:table-cell office:value-type="float" office:value="74" table:style-name="ce29">
            <text:p>74.0</text:p>
          </table:table-cell>
          <table:table-cell office:value-type="float" office:value="76" table:style-name="ce29">
            <text:p>76.0</text:p>
          </table:table-cell>
          <table:table-cell office:value-type="float" office:value="76" table:style-name="ce29">
            <text:p>76.0</text:p>
          </table:table-cell>
          <table:table-cell office:value-type="float" office:value="74" table:style-name="ce29">
            <text:p>74.0</text:p>
          </table:table-cell>
          <table:table-cell office:value-type="float" office:value="74" table:style-name="ce29">
            <text:p>74.0</text:p>
          </table:table-cell>
          <table:table-cell office:value-type="float" office:value="78" table:style-name="ce29">
            <text:p>78.0</text:p>
          </table:table-cell>
          <table:table-cell office:value-type="float" office:value="73" table:style-name="ce29">
            <text:p>73.0</text:p>
          </table:table-cell>
          <table:table-cell office:value-type="float" office:value="79" table:style-name="ce29">
            <text:p>79.0</text:p>
          </table:table-cell>
          <table:table-cell office:value-type="float" office:value="78" table:style-name="ce29">
            <text:p>78.0</text:p>
          </table:table-cell>
          <table:table-cell office:value-type="float" office:value="88" table:style-name="ce29">
            <text:p>88.0</text:p>
          </table:table-cell>
          <table:table-cell office:value-type="float" office:value="85" table:style-name="ce29">
            <text:p>85.0</text:p>
          </table:table-cell>
          <table:table-cell office:value-type="string" table:style-name="ce3">
            <text:p>[z]</text:p>
          </table:table-cell>
          <table:table-cell table:number-columns-repeated="16363"/>
        </table:table-row>
        <table:table-row table:style-name="ro2">
          <table:table-cell office:value-type="string" table:style-name="ce3">
            <text:p>E06000044</text:p>
          </table:table-cell>
          <table:table-cell office:value-type="string" table:style-name="ce3">
            <text:p>Portsmouth</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4" table:style-name="ce29">
            <text:p>74.0</text:p>
          </table:table-cell>
          <table:table-cell office:value-type="float" office:value="88" table:style-name="ce29">
            <text:p>88.0</text:p>
          </table:table-cell>
          <table:table-cell office:value-type="float" office:value="94" table:style-name="ce29">
            <text:p>94.0</text:p>
          </table:table-cell>
          <table:table-cell office:value-type="float" office:value="94" table:style-name="ce29">
            <text:p>94.0</text:p>
          </table:table-cell>
          <table:table-cell office:value-type="float" office:value="90" table:style-name="ce29">
            <text:p>90.0</text:p>
          </table:table-cell>
          <table:table-cell office:value-type="float" office:value="91" table:style-name="ce29">
            <text:p>91.0</text:p>
          </table:table-cell>
          <table:table-cell office:value-type="string" table:style-name="ce29">
            <text:p>[z]</text:p>
          </table:table-cell>
          <table:table-cell office:value-type="float" office:value="90" table:style-name="ce29">
            <text:p>90.0</text:p>
          </table:table-cell>
          <table:table-cell office:value-type="string" table:style-name="ce29">
            <text:p>[z]</text:p>
          </table:table-cell>
          <table:table-cell office:value-type="string" table:style-name="ce29">
            <text:p>[z]</text:p>
          </table:table-cell>
          <table:table-cell office:value-type="float" office:value="95" table:style-name="ce29">
            <text:p>95.0</text:p>
          </table:table-cell>
          <table:table-cell office:value-type="float" office:value="95" table:style-name="ce29">
            <text:p>95.0</text:p>
          </table:table-cell>
          <table:table-cell office:value-type="float" office:value="80" table:style-name="ce29">
            <text:p>80.0</text:p>
          </table:table-cell>
          <table:table-cell office:value-type="string" table:style-name="ce3">
            <text:p>[z]</text:p>
          </table:table-cell>
          <table:table-cell table:number-columns-repeated="16363"/>
        </table:table-row>
        <table:table-row table:style-name="ro2">
          <table:table-cell office:value-type="string" table:style-name="ce3">
            <text:p>E06000038</text:p>
          </table:table-cell>
          <table:table-cell office:value-type="string" table:style-name="ce3">
            <text:p>Reading</text:p>
          </table:table-cell>
          <table:table-cell office:value-type="float" office:value="83" table:style-name="ce29">
            <text:p>83.0</text:p>
          </table:table-cell>
          <table:table-cell office:value-type="string" table:style-name="ce29">
            <text:p>[z]</text:p>
          </table:table-cell>
          <table:table-cell office:value-type="string" table:style-name="ce29">
            <text:p>[z]</text:p>
          </table:table-cell>
          <table:table-cell office:value-type="float" office:value="80" table:style-name="ce29">
            <text:p>80.0</text:p>
          </table:table-cell>
          <table:table-cell office:value-type="float" office:value="84" table:style-name="ce29">
            <text:p>84.0</text:p>
          </table:table-cell>
          <table:table-cell office:value-type="float" office:value="80" table:style-name="ce29">
            <text:p>80.0</text:p>
          </table:table-cell>
          <table:table-cell office:value-type="float" office:value="82" table:style-name="ce29">
            <text:p>82.0</text:p>
          </table:table-cell>
          <table:table-cell office:value-type="float" office:value="82" table:style-name="ce29">
            <text:p>82.0</text:p>
          </table:table-cell>
          <table:table-cell office:value-type="float" office:value="78" table:style-name="ce29">
            <text:p>78.0</text:p>
          </table:table-cell>
          <table:table-cell office:value-type="float" office:value="86" table:style-name="ce29">
            <text:p>86.0</text:p>
          </table:table-cell>
          <table:table-cell office:value-type="float" office:value="89" table:style-name="ce29">
            <text:p>89.0</text:p>
          </table:table-cell>
          <table:table-cell office:value-type="float" office:value="92" table:style-name="ce29">
            <text:p>92.0</text:p>
          </table:table-cell>
          <table:table-cell office:value-type="string" table:style-name="ce29">
            <text:p>[z]</text:p>
          </table:table-cell>
          <table:table-cell office:value-type="float" office:value="85" table:style-name="ce29">
            <text:p>85.0</text:p>
          </table:table-cell>
          <table:table-cell office:value-type="float" office:value="88" table:style-name="ce29">
            <text:p>88.0</text:p>
          </table:table-cell>
          <table:table-cell office:value-type="string" table:style-name="ce29">
            <text:p>[z]</text:p>
          </table:table-cell>
          <table:table-cell office:value-type="float" office:value="95" table:style-name="ce29">
            <text:p>95.0</text:p>
          </table:table-cell>
          <table:table-cell office:value-type="float" office:value="92" table:style-name="ce29">
            <text:p>92.0</text:p>
          </table:table-cell>
          <table:table-cell office:value-type="string" table:style-name="ce3">
            <text:p>[z]</text:p>
          </table:table-cell>
          <table:table-cell table:number-columns-repeated="16363"/>
        </table:table-row>
        <table:table-row table:style-name="ro2">
          <table:table-cell office:value-type="string" table:style-name="ce3">
            <text:p>E06000039</text:p>
          </table:table-cell>
          <table:table-cell office:value-type="string" table:style-name="ce3">
            <text:p>Slough</text:p>
          </table:table-cell>
          <table:table-cell office:value-type="string" table:style-name="ce29">
            <text:p>[z]</text:p>
          </table:table-cell>
          <table:table-cell office:value-type="float" office:value="82" table:style-name="ce29">
            <text:p>82.0</text:p>
          </table:table-cell>
          <table:table-cell office:value-type="float" office:value="82" table:style-name="ce29">
            <text:p>82.0</text:p>
          </table:table-cell>
          <table:table-cell office:value-type="float" office:value="80.7" table:style-name="ce29">
            <text:p>80.7</text:p>
          </table:table-cell>
          <table:table-cell office:value-type="float" office:value="81" table:style-name="ce29">
            <text:p>81.0</text:p>
          </table:table-cell>
          <table:table-cell office:value-type="float" office:value="77.5" table:style-name="ce29">
            <text:p>77.5</text:p>
          </table:table-cell>
          <table:table-cell office:value-type="float" office:value="83" table:style-name="ce29">
            <text:p>83.0</text:p>
          </table:table-cell>
          <table:table-cell office:value-type="float" office:value="83" table:style-name="ce29">
            <text:p>83.0</text:p>
          </table:table-cell>
          <table:table-cell office:value-type="float" office:value="91" table:style-name="ce29">
            <text:p>91.0</text:p>
          </table:table-cell>
          <table:table-cell office:value-type="float" office:value="90" table:style-name="ce29">
            <text:p>90.0</text:p>
          </table:table-cell>
          <table:table-cell office:value-type="float" office:value="89" table:style-name="ce29">
            <text:p>89.0</text:p>
          </table:table-cell>
          <table:table-cell office:value-type="float" office:value="80" table:style-name="ce29">
            <text:p>80.0</text:p>
          </table:table-cell>
          <table:table-cell office:value-type="float" office:value="76" table:style-name="ce29">
            <text:p>76.0</text:p>
          </table:table-cell>
          <table:table-cell office:value-type="float" office:value="79" table:style-name="ce29">
            <text:p>79.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45</text:p>
          </table:table-cell>
          <table:table-cell office:value-type="string" table:style-name="ce3">
            <text:p>Southampton</text:p>
          </table:table-cell>
          <table:table-cell office:value-type="string" table:style-name="ce29">
            <text:p>[z]</text:p>
          </table:table-cell>
          <table:table-cell office:value-type="float" office:value="75.150000000000006" table:style-name="ce29">
            <text:p>75.2</text:p>
          </table:table-cell>
          <table:table-cell office:value-type="float" office:value="73" table:style-name="ce29">
            <text:p>73.0</text:p>
          </table:table-cell>
          <table:table-cell office:value-type="float" office:value="71" table:style-name="ce29">
            <text:p>71.0</text:p>
          </table:table-cell>
          <table:table-cell office:value-type="float" office:value="71" table:style-name="ce29">
            <text:p>71.0</text:p>
          </table:table-cell>
          <table:table-cell office:value-type="float" office:value="75" table:style-name="ce29">
            <text:p>75.0</text:p>
          </table:table-cell>
          <table:table-cell office:value-type="float" office:value="74" table:style-name="ce29">
            <text:p>74.0</text:p>
          </table:table-cell>
          <table:table-cell office:value-type="float" office:value="72" table:style-name="ce29">
            <text:p>72.0</text:p>
          </table:table-cell>
          <table:table-cell office:value-type="float" office:value="79" table:style-name="ce29">
            <text:p>79.0</text:p>
          </table:table-cell>
          <table:table-cell office:value-type="float" office:value="78" table:style-name="ce29">
            <text:p>78.0</text:p>
          </table:table-cell>
          <table:table-cell office:value-type="float" office:value="81" table:style-name="ce29">
            <text:p>81.0</text:p>
          </table:table-cell>
          <table:table-cell office:value-type="float" office:value="81" table:style-name="ce29">
            <text:p>81.0</text:p>
          </table:table-cell>
          <table:table-cell office:value-type="float" office:value="77" table:style-name="ce29">
            <text:p>77.0</text:p>
          </table:table-cell>
          <table:table-cell office:value-type="string" table:style-name="ce29">
            <text:p>[z]</text:p>
          </table:table-cell>
          <table:table-cell office:value-type="string" table:style-name="ce29">
            <text:p>[z]</text:p>
          </table:table-cell>
          <table:table-cell office:value-type="float" office:value="87" table:style-name="ce29">
            <text:p>87.0</text:p>
          </table:table-cell>
          <table:table-cell office:value-type="float" office:value="93" table:style-name="ce29">
            <text:p>93.0</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30</text:p>
          </table:table-cell>
          <table:table-cell office:value-type="string" table:style-name="ce3">
            <text:p>Surrey</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8" table:style-name="ce29">
            <text:p>78.0</text:p>
          </table:table-cell>
          <table:table-cell office:value-type="float" office:value="77" table:style-name="ce29">
            <text:p>77.0</text:p>
          </table:table-cell>
          <table:table-cell office:value-type="float" office:value="80" table:style-name="ce29">
            <text:p>80.0</text:p>
          </table:table-cell>
          <table:table-cell office:value-type="float" office:value="76" table:style-name="ce29">
            <text:p>76.0</text:p>
          </table:table-cell>
          <table:table-cell office:value-type="string" table:style-name="ce29">
            <text:p>[z]</text:p>
          </table:table-cell>
          <table:table-cell office:value-type="float" office:value="78" table:style-name="ce29">
            <text:p>78.0</text:p>
          </table:table-cell>
          <table:table-cell office:value-type="float" office:value="83" table:style-name="ce29">
            <text:p>83.0</text:p>
          </table:table-cell>
          <table:table-cell office:value-type="float" office:value="75" table:style-name="ce29">
            <text:p>75.0</text:p>
          </table:table-cell>
          <table:table-cell office:value-type="float" office:value="76" table:style-name="ce29">
            <text:p>76.0</text:p>
          </table:table-cell>
          <table:table-cell office:value-type="float" office:value="69" table:style-name="ce29">
            <text:p>69.0</text:p>
          </table:table-cell>
          <table:table-cell office:value-type="float" office:value="70" table:style-name="ce29">
            <text:p>70.0</text:p>
          </table:table-cell>
          <table:table-cell office:value-type="float" office:value="73" table:style-name="ce29">
            <text:p>73.0</text:p>
          </table:table-cell>
          <table:table-cell office:value-type="string" table:style-name="ce29">
            <text:p>[z]</text:p>
          </table:table-cell>
          <table:table-cell office:value-type="string" table:style-name="ce29">
            <text:p>[z]</text:p>
          </table:table-cell>
          <table:table-cell office:value-type="float" office:value="78" table:style-name="ce29">
            <text:p>78.0</text:p>
          </table:table-cell>
          <table:table-cell office:value-type="string" table:style-name="ce3">
            <text:p>[z]</text:p>
          </table:table-cell>
          <table:table-cell table:number-columns-repeated="16363"/>
        </table:table-row>
        <table:table-row table:style-name="ro2">
          <table:table-cell office:value-type="string" table:style-name="ce3">
            <text:p>E06000037</text:p>
          </table:table-cell>
          <table:table-cell office:value-type="string" table:style-name="ce3">
            <text:p>West Berkshire</text:p>
          </table:table-cell>
          <table:table-cell office:value-type="string" table:style-name="ce29">
            <text:p>[z]</text:p>
          </table:table-cell>
          <table:table-cell office:value-type="float" office:value="90.5" table:style-name="ce29">
            <text:p>90.5</text:p>
          </table:table-cell>
          <table:table-cell office:value-type="float" office:value="98" table:style-name="ce29">
            <text:p>98.0</text:p>
          </table:table-cell>
          <table:table-cell office:value-type="float" office:value="83" table:style-name="ce29">
            <text:p>83.0</text:p>
          </table:table-cell>
          <table:table-cell office:value-type="float" office:value="86" table:style-name="ce29">
            <text:p>86.0</text:p>
          </table:table-cell>
          <table:table-cell office:value-type="float" office:value="85.6" table:style-name="ce29">
            <text:p>85.6</text:p>
          </table:table-cell>
          <table:table-cell office:value-type="float" office:value="90" table:style-name="ce29">
            <text:p>90.0</text:p>
          </table:table-cell>
          <table:table-cell office:value-type="float" office:value="84" table:style-name="ce29">
            <text:p>84.0</text:p>
          </table:table-cell>
          <table:table-cell office:value-type="float" office:value="83" table:style-name="ce29">
            <text:p>83.0</text:p>
          </table:table-cell>
          <table:table-cell office:value-type="float" office:value="84" table:style-name="ce29">
            <text:p>84.0</text:p>
          </table:table-cell>
          <table:table-cell office:value-type="float" office:value="84" table:style-name="ce29">
            <text:p>84.0</text:p>
          </table:table-cell>
          <table:table-cell office:value-type="float" office:value="84" table:style-name="ce29">
            <text:p>84.0</text:p>
          </table:table-cell>
          <table:table-cell office:value-type="float" office:value="84" table:style-name="ce29">
            <text:p>84.0</text:p>
          </table:table-cell>
          <table:table-cell office:value-type="float" office:value="83" table:style-name="ce29">
            <text:p>83.0</text:p>
          </table:table-cell>
          <table:table-cell office:value-type="float" office:value="85" table:style-name="ce29">
            <text:p>85.0</text:p>
          </table:table-cell>
          <table:table-cell office:value-type="float" office:value="84" table:style-name="ce29">
            <text:p>84.0</text:p>
          </table:table-cell>
          <table:table-cell office:value-type="float" office:value="93" table:style-name="ce29">
            <text:p>93.0</text:p>
          </table:table-cell>
          <table:table-cell office:value-type="float" office:value="89" table:style-name="ce29">
            <text:p>89.0</text:p>
          </table:table-cell>
          <table:table-cell office:value-type="string" table:style-name="ce3">
            <text:p>[z]</text:p>
          </table:table-cell>
          <table:table-cell table:number-columns-repeated="16363"/>
        </table:table-row>
        <table:table-row table:style-name="ro2">
          <table:table-cell office:value-type="string" table:style-name="ce3">
            <text:p>E10000032</text:p>
          </table:table-cell>
          <table:table-cell office:value-type="string" table:style-name="ce3">
            <text:p>West Sussex</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7.24" table:style-name="ce29">
            <text:p>87.2</text:p>
          </table:table-cell>
          <table:table-cell office:value-type="float" office:value="87" table:style-name="ce29">
            <text:p>87.0</text:p>
          </table:table-cell>
          <table:table-cell office:value-type="float" office:value="89" table:style-name="ce29">
            <text:p>89.0</text:p>
          </table:table-cell>
          <table:table-cell office:value-type="float" office:value="88" table:style-name="ce29">
            <text:p>88.0</text:p>
          </table:table-cell>
          <table:table-cell office:value-type="float" office:value="90" table:style-name="ce29">
            <text:p>90.0</text:p>
          </table:table-cell>
          <table:table-cell office:value-type="float" office:value="87" table:style-name="ce29">
            <text:p>87.0</text:p>
          </table:table-cell>
          <table:table-cell office:value-type="float" office:value="86" table:style-name="ce29">
            <text:p>86.0</text:p>
          </table:table-cell>
          <table:table-cell office:value-type="float" office:value="85" table:style-name="ce29">
            <text:p>85.0</text:p>
          </table:table-cell>
          <table:table-cell office:value-type="float" office:value="86" table:style-name="ce29">
            <text:p>86.0</text:p>
          </table:table-cell>
          <table:table-cell office:value-type="float" office:value="86" table:style-name="ce29">
            <text:p>86.0</text:p>
          </table:table-cell>
          <table:table-cell office:value-type="float" office:value="84" table:style-name="ce29">
            <text:p>84.0</text:p>
          </table:table-cell>
          <table:table-cell office:value-type="float" office:value="84" table:style-name="ce29">
            <text:p>84.0</text:p>
          </table:table-cell>
          <table:table-cell office:value-type="float" office:value="86" table:style-name="ce29">
            <text:p>86.0</text:p>
          </table:table-cell>
          <table:table-cell office:value-type="float" office:value="92" table:style-name="ce29">
            <text:p>92.0</text:p>
          </table:table-cell>
          <table:table-cell office:value-type="float" office:value="85" table:style-name="ce29">
            <text:p>85.0</text:p>
          </table:table-cell>
          <table:table-cell office:value-type="string" table:style-name="ce3">
            <text:p>[z]</text:p>
          </table:table-cell>
          <table:table-cell table:number-columns-repeated="16363"/>
        </table:table-row>
        <table:table-row table:style-name="ro2">
          <table:table-cell office:value-type="string" table:style-name="ce3">
            <text:p>E06000040</text:p>
          </table:table-cell>
          <table:table-cell office:value-type="string" table:style-name="ce3">
            <text:p>Windsor &amp; Maidenhead</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1" table:style-name="ce29">
            <text:p>81.0</text:p>
          </table:table-cell>
          <table:table-cell office:value-type="float" office:value="88" table:style-name="ce29">
            <text:p>88.0</text:p>
          </table:table-cell>
          <table:table-cell office:value-type="float" office:value="80.3" table:style-name="ce29">
            <text:p>80.3</text:p>
          </table:table-cell>
          <table:table-cell office:value-type="float" office:value="84" table:style-name="ce29">
            <text:p>84.0</text:p>
          </table:table-cell>
          <table:table-cell office:value-type="string" table:style-name="ce29">
            <text:p>[z]</text:p>
          </table:table-cell>
          <table:table-cell office:value-type="string" table:style-name="ce29">
            <text:p>[z]</text:p>
          </table:table-cell>
          <table:table-cell office:value-type="float" office:value="86" table:style-name="ce29">
            <text:p>86.0</text:p>
          </table:table-cell>
          <table:table-cell office:value-type="float" office:value="85" table:style-name="ce29">
            <text:p>85.0</text:p>
          </table:table-cell>
          <table:table-cell office:value-type="float" office:value="82" table:style-name="ce29">
            <text:p>82.0</text:p>
          </table:table-cell>
          <table:table-cell office:value-type="float" office:value="85" table:style-name="ce29">
            <text:p>85.0</text:p>
          </table:table-cell>
          <table:table-cell office:value-type="float" office:value="86" table:style-name="ce29">
            <text:p>86.0</text:p>
          </table:table-cell>
          <table:table-cell office:value-type="float" office:value="95" table:style-name="ce29">
            <text:p>95.0</text:p>
          </table:table-cell>
          <table:table-cell office:value-type="string" table:style-name="ce29">
            <text:p>[z]</text:p>
          </table:table-cell>
          <table:table-cell office:value-type="float" office:value="87" table:style-name="ce29">
            <text:p>87.0</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41</text:p>
          </table:table-cell>
          <table:table-cell office:value-type="string" table:style-name="ce3">
            <text:p>Wokingham</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58.6" table:style-name="ce29">
            <text:p>58.6</text:p>
          </table:table-cell>
          <table:table-cell office:value-type="float" office:value="82" table:style-name="ce29">
            <text:p>82.0</text:p>
          </table:table-cell>
          <table:table-cell office:value-type="float" office:value="68.97" table:style-name="ce29">
            <text:p>69.0</text:p>
          </table:table-cell>
          <table:table-cell office:value-type="float" office:value="86" table:style-name="ce29">
            <text:p>86.0</text:p>
          </table:table-cell>
          <table:table-cell office:value-type="float" office:value="77" table:style-name="ce29">
            <text:p>77.0</text:p>
          </table:table-cell>
          <table:table-cell office:value-type="float" office:value="72" table:style-name="ce29">
            <text:p>72.0</text:p>
          </table:table-cell>
          <table:table-cell office:value-type="float" office:value="88" table:style-name="ce29">
            <text:p>88.0</text:p>
          </table:table-cell>
          <table:table-cell office:value-type="float" office:value="73" table:style-name="ce29">
            <text:p>73.0</text:p>
          </table:table-cell>
          <table:table-cell office:value-type="float" office:value="78" table:style-name="ce29">
            <text:p>78.0</text:p>
          </table:table-cell>
          <table:table-cell office:value-type="float" office:value="77" table:style-name="ce29">
            <text:p>77.0</text:p>
          </table:table-cell>
          <table:table-cell office:value-type="float" office:value="75" table:style-name="ce29">
            <text:p>75.0</text:p>
          </table:table-cell>
          <table:table-cell office:value-type="float" office:value="73" table:style-name="ce29">
            <text:p>73.0</text:p>
          </table:table-cell>
          <table:table-cell office:value-type="string" table:style-name="ce29">
            <text:p>[z]</text:p>
          </table:table-cell>
          <table:table-cell office:value-type="float" office:value="92" table:style-name="ce29">
            <text:p>92.0</text:p>
          </table:table-cell>
          <table:table-cell office:value-type="float" office:value="86" table:style-name="ce29">
            <text:p>86.0</text:p>
          </table:table-cell>
          <table:table-cell office:value-type="string" table:style-name="ce3">
            <text:p>[z]</text:p>
          </table:table-cell>
          <table:table-cell table:number-columns-repeated="16363"/>
        </table:table-row>
        <table:table-row table:style-name="ro2">
          <table:table-cell office:value-type="string" table:style-name="ce9">
            <text:p>E12000009</text:p>
          </table:table-cell>
          <table:table-cell office:value-type="string" table:style-name="ce9">
            <text:p>South West</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float" office:value="78.7" table:style-name="ce28">
            <text:p>78.7</text:p>
          </table:table-cell>
          <table:table-cell office:value-type="float" office:value="80.5" table:style-name="ce28">
            <text:p>80.5</text:p>
          </table:table-cell>
          <table:table-cell office:value-type="float" office:value="82.4" table:style-name="ce28">
            <text:p>82.4</text:p>
          </table:table-cell>
          <table:table-cell office:value-type="float" office:value="82.9" table:style-name="ce28">
            <text:p>82.9</text:p>
          </table:table-cell>
          <table:table-cell office:value-type="float" office:value="83.6" table:style-name="ce28">
            <text:p>83.6</text:p>
          </table:table-cell>
          <table:table-cell office:value-type="float" office:value="80.599999999999994" table:style-name="ce28">
            <text:p>80.6</text:p>
          </table:table-cell>
          <table:table-cell office:value-type="float" office:value="81" table:style-name="ce28">
            <text:p>81.0</text:p>
          </table:table-cell>
          <table:table-cell office:value-type="float" office:value="80.099999999999994" table:style-name="ce28">
            <text:p>80.1</text:p>
          </table:table-cell>
          <table:table-cell office:value-type="float" office:value="79.599999999999994" table:style-name="ce28">
            <text:p>79.6</text:p>
          </table:table-cell>
          <table:table-cell office:value-type="float" office:value="80.8" table:style-name="ce28">
            <text:p>80.8</text:p>
          </table:table-cell>
          <table:table-cell office:value-type="float" office:value="80.2" table:style-name="ce28">
            <text:p>80.2</text:p>
          </table:table-cell>
          <table:table-cell office:value-type="float" office:value="82.2" table:style-name="ce28">
            <text:p>82.2</text:p>
          </table:table-cell>
          <table:table-cell office:value-type="float" office:value="83.7" table:style-name="ce28">
            <text:p>83.7</text:p>
          </table:table-cell>
          <table:table-cell office:value-type="float" office:value="82.8" table:style-name="ce28">
            <text:p>82.8</text:p>
          </table:table-cell>
          <table:table-cell office:value-type="string" table:style-name="ce9">
            <text:p>[Note 6]</text:p>
          </table:table-cell>
          <table:table-cell table:number-columns-repeated="16363"/>
        </table:table-row>
        <table:table-row table:style-name="ro2">
          <table:table-cell office:value-type="string" table:style-name="ce3">
            <text:p>E06000022</text:p>
          </table:table-cell>
          <table:table-cell office:value-type="string" table:style-name="ce3">
            <text:p>Bath &amp; NE Somerset</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52" table:style-name="ce29">
            <text:p>52.0</text:p>
          </table:table-cell>
          <table:table-cell office:value-type="float" office:value="62.8" table:style-name="ce29">
            <text:p>62.8</text:p>
          </table:table-cell>
          <table:table-cell office:value-type="float" office:value="73" table:style-name="ce29">
            <text:p>73.0</text:p>
          </table:table-cell>
          <table:table-cell office:value-type="float" office:value="80" table:style-name="ce29">
            <text:p>80.0</text:p>
          </table:table-cell>
          <table:table-cell office:value-type="float" office:value="79" table:style-name="ce29">
            <text:p>79.0</text:p>
          </table:table-cell>
          <table:table-cell office:value-type="float" office:value="74" table:style-name="ce29">
            <text:p>74.0</text:p>
          </table:table-cell>
          <table:table-cell office:value-type="float" office:value="79" table:style-name="ce29">
            <text:p>79.0</text:p>
          </table:table-cell>
          <table:table-cell office:value-type="float" office:value="77" table:style-name="ce29">
            <text:p>77.0</text:p>
          </table:table-cell>
          <table:table-cell office:value-type="string" table:style-name="ce29">
            <text:p>[z]</text:p>
          </table:table-cell>
          <table:table-cell office:value-type="string" table:style-name="ce29">
            <text:p>[z]</text:p>
          </table:table-cell>
          <table:table-cell office:value-type="float" office:value="78.45" table:style-name="ce29">
            <text:p>78.5</text:p>
          </table:table-cell>
          <table:table-cell office:value-type="string" table:style-name="ce29">
            <text:p>[z]</text:p>
          </table:table-cell>
          <table:table-cell office:value-type="float" office:value="75.349999999999994" table:style-name="ce29">
            <text:p>75.4</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28</text:p>
          </table:table-cell>
          <table:table-cell office:value-type="string" table:style-name="ce3">
            <text:p>Bournemouth</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0" table:style-name="ce29">
            <text:p>80.0</text:p>
          </table:table-cell>
          <table:table-cell office:value-type="float" office:value="76" table:style-name="ce29">
            <text:p>76.0</text:p>
          </table:table-cell>
          <table:table-cell office:value-type="float" office:value="81" table:style-name="ce29">
            <text:p>81.0</text:p>
          </table:table-cell>
          <table:table-cell office:value-type="float" office:value="82" table:style-name="ce29">
            <text:p>82.0</text:p>
          </table:table-cell>
          <table:table-cell office:value-type="float" office:value="83" table:style-name="ce29">
            <text:p>83.0</text:p>
          </table:table-cell>
          <table:table-cell office:value-type="float" office:value="72" table:style-name="ce29">
            <text:p>72.0</text:p>
          </table:table-cell>
          <table:table-cell office:value-type="float" office:value="73" table:style-name="ce29">
            <text:p>73.0</text:p>
          </table:table-cell>
          <table:table-cell office:value-type="float" office:value="73" table:style-name="ce29">
            <text:p>73.0</text:p>
          </table:table-cell>
          <table:table-cell office:value-type="float" office:value="81" table:style-name="ce29">
            <text:p>81.0</text:p>
          </table:table-cell>
          <table:table-cell office:value-type="float" office:value="80" table:style-name="ce29">
            <text:p>80.0</text:p>
          </table:table-cell>
          <table:table-cell office:value-type="float" office:value="82" table:style-name="ce29">
            <text:p>82.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58</text:p>
          </table:table-cell>
          <table:table-cell office:value-type="string" table:style-name="ce3">
            <text:p>Bournemouth, Christchurch and Pool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92" table:style-name="ce29">
            <text:p>92.0</text:p>
          </table:table-cell>
          <table:table-cell office:value-type="float" office:value="86.99" table:style-name="ce29">
            <text:p>87.0</text:p>
          </table:table-cell>
          <table:table-cell office:value-type="string" table:style-name="ce3">
            <text:p>[z]</text:p>
          </table:table-cell>
          <table:table-cell table:number-columns-repeated="16363"/>
        </table:table-row>
        <table:table-row table:style-name="ro2">
          <table:table-cell office:value-type="string" table:style-name="ce3">
            <text:p>E06000023</text:p>
          </table:table-cell>
          <table:table-cell office:value-type="string" table:style-name="ce3">
            <text:p>Bristol</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54" table:style-name="ce29">
            <text:p>54.0</text:p>
          </table:table-cell>
          <table:table-cell office:value-type="float" office:value="74" table:style-name="ce29">
            <text:p>74.0</text:p>
          </table:table-cell>
          <table:table-cell office:value-type="float" office:value="69" table:style-name="ce29">
            <text:p>69.0</text:p>
          </table:table-cell>
          <table:table-cell office:value-type="float" office:value="71" table:style-name="ce29">
            <text:p>71.0</text:p>
          </table:table-cell>
          <table:table-cell office:value-type="string" table:style-name="ce29">
            <text:p>[z]</text:p>
          </table:table-cell>
          <table:table-cell office:value-type="string" table:style-name="ce29">
            <text:p>[z]</text:p>
          </table:table-cell>
          <table:table-cell office:value-type="float" office:value="82" table:style-name="ce29">
            <text:p>82.0</text:p>
          </table:table-cell>
          <table:table-cell office:value-type="float" office:value="74" table:style-name="ce29">
            <text:p>74.0</text:p>
          </table:table-cell>
          <table:table-cell office:value-type="float" office:value="80" table:style-name="ce29">
            <text:p>80.0</text:p>
          </table:table-cell>
          <table:table-cell office:value-type="float" office:value="80" table:style-name="ce29">
            <text:p>80.0</text:p>
          </table:table-cell>
          <table:table-cell office:value-type="float" office:value="76" table:style-name="ce29">
            <text:p>76.0</text:p>
          </table:table-cell>
          <table:table-cell office:value-type="float" office:value="72" table:style-name="ce29">
            <text:p>72.0</text:p>
          </table:table-cell>
          <table:table-cell office:value-type="string" table:style-name="ce29">
            <text:p>[z]</text:p>
          </table:table-cell>
          <table:table-cell office:value-type="float" office:value="75.349999999999994" table:style-name="ce29">
            <text:p>75.4</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52</text:p>
          </table:table-cell>
          <table:table-cell office:value-type="string" table:style-name="ce3">
            <text:p>Cornwall exc. Scilly Isles</text:p>
          </table:table-cell>
          <table:table-cell office:value-type="string" table:style-name="ce29">
            <text:p>[z]</text:p>
          </table:table-cell>
          <table:table-cell office:value-type="float" office:value="78.25" table:style-name="ce29">
            <text:p>78.3</text:p>
          </table:table-cell>
          <table:table-cell office:value-type="string" table:style-name="ce29">
            <text:p>[z]</text:p>
          </table:table-cell>
          <table:table-cell office:value-type="float" office:value="78" table:style-name="ce29">
            <text:p>78.0</text:p>
          </table:table-cell>
          <table:table-cell office:value-type="float" office:value="86" table:style-name="ce29">
            <text:p>86.0</text:p>
          </table:table-cell>
          <table:table-cell office:value-type="float" office:value="82.5" table:style-name="ce29">
            <text:p>82.5</text:p>
          </table:table-cell>
          <table:table-cell office:value-type="float" office:value="79" table:style-name="ce29">
            <text:p>79.0</text:p>
          </table:table-cell>
          <table:table-cell office:value-type="float" office:value="84" table:style-name="ce29">
            <text:p>84.0</text:p>
          </table:table-cell>
          <table:table-cell office:value-type="float" office:value="79" table:style-name="ce29">
            <text:p>79.0</text:p>
          </table:table-cell>
          <table:table-cell office:value-type="float" office:value="84" table:style-name="ce29">
            <text:p>84.0</text:p>
          </table:table-cell>
          <table:table-cell office:value-type="float" office:value="82" table:style-name="ce29">
            <text:p>82.0</text:p>
          </table:table-cell>
          <table:table-cell office:value-type="float" office:value="81" table:style-name="ce29">
            <text:p>81.0</text:p>
          </table:table-cell>
          <table:table-cell office:value-type="float" office:value="84" table:style-name="ce29">
            <text:p>84.0</text:p>
          </table:table-cell>
          <table:table-cell office:value-type="float" office:value="85" table:style-name="ce29">
            <text:p>85.0</text:p>
          </table:table-cell>
          <table:table-cell office:value-type="float" office:value="86" table:style-name="ce29">
            <text:p>86.0</text:p>
          </table:table-cell>
          <table:table-cell office:value-type="string" table:style-name="ce29">
            <text:p>[z]</text:p>
          </table:table-cell>
          <table:table-cell office:value-type="float" office:value="88" table:style-name="ce29">
            <text:p>88.0</text:p>
          </table:table-cell>
          <table:table-cell office:value-type="float" office:value="73" table:style-name="ce29">
            <text:p>73.0</text:p>
          </table:table-cell>
          <table:table-cell office:value-type="string" table:style-name="ce3">
            <text:p>[z]</text:p>
          </table:table-cell>
          <table:table-cell table:number-columns-repeated="16363"/>
        </table:table-row>
        <table:table-row table:style-name="ro2">
          <table:table-cell office:value-type="string" table:style-name="ce3">
            <text:p>E10000008</text:p>
          </table:table-cell>
          <table:table-cell office:value-type="string" table:style-name="ce3">
            <text:p>Devon exc Plymouth &amp; Torbay</text:p>
          </table:table-cell>
          <table:table-cell office:value-type="string" table:style-name="ce29">
            <text:p>[z]</text:p>
          </table:table-cell>
          <table:table-cell office:value-type="float" office:value="66" table:style-name="ce29">
            <text:p>66.0</text:p>
          </table:table-cell>
          <table:table-cell office:value-type="string" table:style-name="ce29">
            <text:p>[z]</text:p>
          </table:table-cell>
          <table:table-cell office:value-type="float" office:value="76.5" table:style-name="ce29">
            <text:p>76.5</text:p>
          </table:table-cell>
          <table:table-cell office:value-type="float" office:value="78" table:style-name="ce29">
            <text:p>78.0</text:p>
          </table:table-cell>
          <table:table-cell office:value-type="float" office:value="80.099999999999994" table:style-name="ce29">
            <text:p>80.1</text:p>
          </table:table-cell>
          <table:table-cell office:value-type="float" office:value="76" table:style-name="ce29">
            <text:p>76.0</text:p>
          </table:table-cell>
          <table:table-cell office:value-type="float" office:value="81" table:style-name="ce29">
            <text:p>81.0</text:p>
          </table:table-cell>
          <table:table-cell office:value-type="float" office:value="77" table:style-name="ce29">
            <text:p>77.0</text:p>
          </table:table-cell>
          <table:table-cell office:value-type="float" office:value="72" table:style-name="ce29">
            <text:p>72.0</text:p>
          </table:table-cell>
          <table:table-cell office:value-type="float" office:value="76" table:style-name="ce29">
            <text:p>76.0</text:p>
          </table:table-cell>
          <table:table-cell office:value-type="string" table:style-name="ce29">
            <text:p>[z]</text:p>
          </table:table-cell>
          <table:table-cell office:value-type="float" office:value="60" table:style-name="ce29">
            <text:p>60.0</text:p>
          </table:table-cell>
          <table:table-cell office:value-type="float" office:value="74" table:style-name="ce29">
            <text:p>74.0</text:p>
          </table:table-cell>
          <table:table-cell office:value-type="float" office:value="82" table:style-name="ce29">
            <text:p>82.0</text:p>
          </table:table-cell>
          <table:table-cell office:value-type="float" office:value="78" table:style-name="ce29">
            <text:p>78.0</text:p>
          </table:table-cell>
          <table:table-cell office:value-type="float" office:value="99" table:style-name="ce29">
            <text:p>99.0</text:p>
          </table:table-cell>
          <table:table-cell office:value-type="float" office:value="100" table:style-name="ce29">
            <text:p>100.0</text:p>
          </table:table-cell>
          <table:table-cell office:value-type="string" table:style-name="ce3">
            <text:p>[z]</text:p>
          </table:table-cell>
          <table:table-cell table:number-columns-repeated="16363"/>
        </table:table-row>
        <table:table-row table:style-name="ro2">
          <table:table-cell office:value-type="string" table:style-name="ce3">
            <text:p>E10000009</text:p>
          </table:table-cell>
          <table:table-cell office:value-type="string" table:style-name="ce3">
            <text:p>Dorset exc Poole &amp; Bournemouth</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69" table:style-name="ce29">
            <text:p>69.0</text:p>
          </table:table-cell>
          <table:table-cell office:value-type="float" office:value="72" table:style-name="ce29">
            <text:p>72.0</text:p>
          </table:table-cell>
          <table:table-cell office:value-type="float" office:value="67" table:style-name="ce29">
            <text:p>67.0</text:p>
          </table:table-cell>
          <table:table-cell office:value-type="float" office:value="74" table:style-name="ce29">
            <text:p>74.0</text:p>
          </table:table-cell>
          <table:table-cell office:value-type="float" office:value="71" table:style-name="ce29">
            <text:p>71.0</text:p>
          </table:table-cell>
          <table:table-cell office:value-type="float" office:value="75" table:style-name="ce29">
            <text:p>75.0</text:p>
          </table:table-cell>
          <table:table-cell office:value-type="float" office:value="81" table:style-name="ce29">
            <text:p>81.0</text:p>
          </table:table-cell>
          <table:table-cell office:value-type="float" office:value="80" table:style-name="ce29">
            <text:p>80.0</text:p>
          </table:table-cell>
          <table:table-cell office:value-type="float" office:value="81" table:style-name="ce29">
            <text:p>81.0</text:p>
          </table:table-cell>
          <table:table-cell office:value-type="float" office:value="70" table:style-name="ce29">
            <text:p>70.0</text:p>
          </table:table-cell>
          <table:table-cell office:value-type="float" office:value="69" table:style-name="ce29">
            <text:p>69.0</text:p>
          </table:table-cell>
          <table:table-cell office:value-type="float" office:value="75" table:style-name="ce29">
            <text:p>75.0</text:p>
          </table:table-cell>
          <table:table-cell office:value-type="string" table:style-name="ce29">
            <text:p>[z]</text:p>
          </table:table-cell>
          <table:table-cell office:value-type="float" office:value="72.900000000000006" table:style-name="ce29">
            <text:p>72.9</text:p>
          </table:table-cell>
          <table:table-cell office:value-type="string" table:style-name="ce3">
            <text:p>[z]</text:p>
          </table:table-cell>
          <table:table-cell table:number-columns-repeated="16363"/>
        </table:table-row>
        <table:table-row table:style-name="ro2">
          <table:table-cell office:value-type="string" table:style-name="ce3">
            <text:p>E10000013</text:p>
          </table:table-cell>
          <table:table-cell office:value-type="string" table:style-name="ce3">
            <text:p>Gloucester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2" table:style-name="ce29">
            <text:p>82.0</text:p>
          </table:table-cell>
          <table:table-cell office:value-type="float" office:value="77" table:style-name="ce29">
            <text:p>77.0</text:p>
          </table:table-cell>
          <table:table-cell office:value-type="float" office:value="89" table:style-name="ce29">
            <text:p>89.0</text:p>
          </table:table-cell>
          <table:table-cell office:value-type="float" office:value="95" table:style-name="ce29">
            <text:p>95.0</text:p>
          </table:table-cell>
          <table:table-cell office:value-type="float" office:value="96" table:style-name="ce29">
            <text:p>96.0</text:p>
          </table:table-cell>
          <table:table-cell office:value-type="float" office:value="95" table:style-name="ce29">
            <text:p>95.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90" table:style-name="ce29">
            <text:p>90.0</text:p>
          </table:table-cell>
          <table:table-cell office:value-type="float" office:value="87" table:style-name="ce29">
            <text:p>87.0</text:p>
          </table:table-cell>
          <table:table-cell office:value-type="string" table:style-name="ce29">
            <text:p>[z]</text:p>
          </table:table-cell>
          <table:table-cell office:value-type="string" table:style-name="ce29">
            <text:p>[z]</text:p>
          </table:table-cell>
          <table:table-cell office:value-type="float" office:value="87" table:style-name="ce29">
            <text:p>87.0</text:p>
          </table:table-cell>
          <table:table-cell office:value-type="string" table:style-name="ce3">
            <text:p>[z]</text:p>
          </table:table-cell>
          <table:table-cell table:number-columns-repeated="16363"/>
        </table:table-row>
        <table:table-row table:style-name="ro2">
          <table:table-cell office:value-type="string" table:style-name="ce3">
            <text:p>E06000024</text:p>
          </table:table-cell>
          <table:table-cell office:value-type="string" table:style-name="ce3">
            <text:p>North Somerset</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9" table:style-name="ce29">
            <text:p>79.0</text:p>
          </table:table-cell>
          <table:table-cell office:value-type="float" office:value="84.1" table:style-name="ce29">
            <text:p>84.1</text:p>
          </table:table-cell>
          <table:table-cell office:value-type="float" office:value="81" table:style-name="ce29">
            <text:p>81.0</text:p>
          </table:table-cell>
          <table:table-cell office:value-type="float" office:value="83" table:style-name="ce29">
            <text:p>83.0</text:p>
          </table:table-cell>
          <table:table-cell office:value-type="float" office:value="68" table:style-name="ce29">
            <text:p>68.0</text:p>
          </table:table-cell>
          <table:table-cell office:value-type="float" office:value="65" table:style-name="ce29">
            <text:p>65.0</text:p>
          </table:table-cell>
          <table:table-cell office:value-type="float" office:value="75" table:style-name="ce29">
            <text:p>75.0</text:p>
          </table:table-cell>
          <table:table-cell office:value-type="float" office:value="75" table:style-name="ce29">
            <text:p>75.0</text:p>
          </table:table-cell>
          <table:table-cell office:value-type="string" table:style-name="ce29">
            <text:p>[z]</text:p>
          </table:table-cell>
          <table:table-cell office:value-type="float" office:value="84" table:style-name="ce29">
            <text:p>84.0</text:p>
          </table:table-cell>
          <table:table-cell office:value-type="float" office:value="79" table:style-name="ce29">
            <text:p>79.0</text:p>
          </table:table-cell>
          <table:table-cell office:value-type="string" table:style-name="ce29">
            <text:p>[z]</text:p>
          </table:table-cell>
          <table:table-cell office:value-type="float" office:value="71" table:style-name="ce29">
            <text:p>71.0</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26</text:p>
          </table:table-cell>
          <table:table-cell office:value-type="string" table:style-name="ce3">
            <text:p>Plymouth</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5" table:style-name="ce29">
            <text:p>85.0</text:p>
          </table:table-cell>
          <table:table-cell office:value-type="float" office:value="86" table:style-name="ce29">
            <text:p>86.0</text:p>
          </table:table-cell>
          <table:table-cell office:value-type="float" office:value="88" table:style-name="ce29">
            <text:p>88.0</text:p>
          </table:table-cell>
          <table:table-cell office:value-type="float" office:value="83" table:style-name="ce29">
            <text:p>83.0</text:p>
          </table:table-cell>
          <table:table-cell office:value-type="float" office:value="91" table:style-name="ce29">
            <text:p>91.0</text:p>
          </table:table-cell>
          <table:table-cell office:value-type="string" table:style-name="ce29">
            <text:p>[z]</text:p>
          </table:table-cell>
          <table:table-cell office:value-type="float" office:value="92" table:style-name="ce29">
            <text:p>92.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92" table:style-name="ce29">
            <text:p>92.0</text:p>
          </table:table-cell>
          <table:table-cell office:value-type="float" office:value="92" table:style-name="ce29">
            <text:p>92.0</text:p>
          </table:table-cell>
          <table:table-cell office:value-type="float" office:value="79" table:style-name="ce29">
            <text:p>79.0</text:p>
          </table:table-cell>
          <table:table-cell office:value-type="string" table:style-name="ce3">
            <text:p>[z]</text:p>
          </table:table-cell>
          <table:table-cell table:number-columns-repeated="16363"/>
        </table:table-row>
        <table:table-row table:style-name="ro2">
          <table:table-cell office:value-type="string" table:style-name="ce3">
            <text:p>E06000029</text:p>
          </table:table-cell>
          <table:table-cell office:value-type="string" table:style-name="ce3">
            <text:p>Pool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94" table:style-name="ce29">
            <text:p>94.0</text:p>
          </table:table-cell>
          <table:table-cell office:value-type="float" office:value="86" table:style-name="ce29">
            <text:p>86.0</text:p>
          </table:table-cell>
          <table:table-cell office:value-type="float" office:value="94" table:style-name="ce29">
            <text:p>94.0</text:p>
          </table:table-cell>
          <table:table-cell office:value-type="float" office:value="74" table:style-name="ce29">
            <text:p>74.0</text:p>
          </table:table-cell>
          <table:table-cell office:value-type="float" office:value="85" table:style-name="ce29">
            <text:p>85.0</text:p>
          </table:table-cell>
          <table:table-cell office:value-type="float" office:value="80" table:style-name="ce29">
            <text:p>80.0</text:p>
          </table:table-cell>
          <table:table-cell office:value-type="float" office:value="78" table:style-name="ce29">
            <text:p>78.0</text:p>
          </table:table-cell>
          <table:table-cell office:value-type="float" office:value="74" table:style-name="ce29">
            <text:p>74.0</text:p>
          </table:table-cell>
          <table:table-cell office:value-type="float" office:value="76" table:style-name="ce29">
            <text:p>76.0</text:p>
          </table:table-cell>
          <table:table-cell office:value-type="float" office:value="76" table:style-name="ce29">
            <text:p>76.0</text:p>
          </table:table-cell>
          <table:table-cell office:value-type="float" office:value="83" table:style-name="ce29">
            <text:p>83.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27</text:p>
          </table:table-cell>
          <table:table-cell office:value-type="string" table:style-name="ce3">
            <text:p>Somerset</text:p>
          </table:table-cell>
          <table:table-cell office:value-type="string" table:style-name="ce29">
            <text:p>[z]</text:p>
          </table:table-cell>
          <table:table-cell office:value-type="string" table:style-name="ce29">
            <text:p>[z]</text:p>
          </table:table-cell>
          <table:table-cell office:value-type="float" office:value="95" table:style-name="ce29">
            <text:p>95.0</text:p>
          </table:table-cell>
          <table:table-cell office:value-type="float" office:value="84.5" table:style-name="ce29">
            <text:p>84.5</text:p>
          </table:table-cell>
          <table:table-cell office:value-type="float" office:value="79" table:style-name="ce29">
            <text:p>79.0</text:p>
          </table:table-cell>
          <table:table-cell office:value-type="float" office:value="86" table:style-name="ce29">
            <text:p>86.0</text:p>
          </table:table-cell>
          <table:table-cell office:value-type="float" office:value="84" table:style-name="ce29">
            <text:p>84.0</text:p>
          </table:table-cell>
          <table:table-cell office:value-type="float" office:value="82" table:style-name="ce29">
            <text:p>82.0</text:p>
          </table:table-cell>
          <table:table-cell office:value-type="float" office:value="85" table:style-name="ce29">
            <text:p>85.0</text:p>
          </table:table-cell>
          <table:table-cell office:value-type="float" office:value="76" table:style-name="ce29">
            <text:p>76.0</text:p>
          </table:table-cell>
          <table:table-cell office:value-type="float" office:value="78" table:style-name="ce29">
            <text:p>78.0</text:p>
          </table:table-cell>
          <table:table-cell office:value-type="float" office:value="81" table:style-name="ce29">
            <text:p>81.0</text:p>
          </table:table-cell>
          <table:table-cell office:value-type="float" office:value="84" table:style-name="ce29">
            <text:p>84.0</text:p>
          </table:table-cell>
          <table:table-cell office:value-type="float" office:value="86" table:style-name="ce29">
            <text:p>86.0</text:p>
          </table:table-cell>
          <table:table-cell office:value-type="float" office:value="80" table:style-name="ce29">
            <text:p>80.0</text:p>
          </table:table-cell>
          <table:table-cell office:value-type="float" office:value="83.9" table:style-name="ce29">
            <text:p>83.9</text:p>
          </table:table-cell>
          <table:table-cell office:value-type="string" table:style-name="ce29">
            <text:p>[z]</text:p>
          </table:table-cell>
          <table:table-cell office:value-type="float" office:value="88.69" table:style-name="ce29">
            <text:p>88.7</text:p>
          </table:table-cell>
          <table:table-cell office:value-type="string" table:style-name="ce3">
            <text:p>[z]</text:p>
          </table:table-cell>
          <table:table-cell table:number-columns-repeated="16363"/>
        </table:table-row>
        <table:table-row table:style-name="ro2">
          <table:table-cell office:value-type="string" table:style-name="ce3">
            <text:p>E06000025</text:p>
          </table:table-cell>
          <table:table-cell office:value-type="string" table:style-name="ce3">
            <text:p>South Gloucester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56" table:style-name="ce29">
            <text:p>56.0</text:p>
          </table:table-cell>
          <table:table-cell office:value-type="float" office:value="74" table:style-name="ce29">
            <text:p>74.0</text:p>
          </table:table-cell>
          <table:table-cell office:value-type="float" office:value="85" table:style-name="ce29">
            <text:p>85.0</text:p>
          </table:table-cell>
          <table:table-cell office:value-type="float" office:value="86" table:style-name="ce29">
            <text:p>86.0</text:p>
          </table:table-cell>
          <table:table-cell office:value-type="float" office:value="85" table:style-name="ce29">
            <text:p>85.0</text:p>
          </table:table-cell>
          <table:table-cell office:value-type="float" office:value="84" table:style-name="ce29">
            <text:p>84.0</text:p>
          </table:table-cell>
          <table:table-cell office:value-type="float" office:value="77" table:style-name="ce29">
            <text:p>77.0</text:p>
          </table:table-cell>
          <table:table-cell office:value-type="float" office:value="75" table:style-name="ce29">
            <text:p>75.0</text:p>
          </table:table-cell>
          <table:table-cell office:value-type="float" office:value="76.5" table:style-name="ce29">
            <text:p>76.5</text:p>
          </table:table-cell>
          <table:table-cell office:value-type="float" office:value="87" table:style-name="ce29">
            <text:p>87.0</text:p>
          </table:table-cell>
          <table:table-cell office:value-type="float" office:value="77" table:style-name="ce29">
            <text:p>77.0</text:p>
          </table:table-cell>
          <table:table-cell office:value-type="string" table:style-name="ce29">
            <text:p>[z]</text:p>
          </table:table-cell>
          <table:table-cell office:value-type="float" office:value="77.05" table:style-name="ce29">
            <text:p>77.1</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30</text:p>
          </table:table-cell>
          <table:table-cell office:value-type="string" table:style-name="ce3">
            <text:p>Swindon</text:p>
          </table:table-cell>
          <table:table-cell office:value-type="string" table:style-name="ce29">
            <text:p>[z]</text:p>
          </table:table-cell>
          <table:table-cell office:value-type="float" office:value="87.9" table:style-name="ce29">
            <text:p>87.9</text:p>
          </table:table-cell>
          <table:table-cell office:value-type="float" office:value="90.9" table:style-name="ce29">
            <text:p>90.9</text:p>
          </table:table-cell>
          <table:table-cell office:value-type="float" office:value="86" table:style-name="ce29">
            <text:p>86.0</text:p>
          </table:table-cell>
          <table:table-cell office:value-type="float" office:value="98" table:style-name="ce29">
            <text:p>98.0</text:p>
          </table:table-cell>
          <table:table-cell office:value-type="float" office:value="99" table:style-name="ce29">
            <text:p>99.0</text:p>
          </table:table-cell>
          <table:table-cell office:value-type="float" office:value="99" table:style-name="ce29">
            <text:p>99.0</text:p>
          </table:table-cell>
          <table:table-cell office:value-type="float" office:value="92" table:style-name="ce29">
            <text:p>92.0</text:p>
          </table:table-cell>
          <table:table-cell office:value-type="float" office:value="89" table:style-name="ce29">
            <text:p>89.0</text:p>
          </table:table-cell>
          <table:table-cell office:value-type="float" office:value="92" table:style-name="ce29">
            <text:p>92.0</text:p>
          </table:table-cell>
          <table:table-cell office:value-type="float" office:value="92" table:style-name="ce29">
            <text:p>92.0</text:p>
          </table:table-cell>
          <table:table-cell office:value-type="float" office:value="93" table:style-name="ce29">
            <text:p>93.0</text:p>
          </table:table-cell>
          <table:table-cell office:value-type="float" office:value="89" table:style-name="ce29">
            <text:p>89.0</text:p>
          </table:table-cell>
          <table:table-cell office:value-type="float" office:value="83" table:style-name="ce29">
            <text:p>83.0</text:p>
          </table:table-cell>
          <table:table-cell office:value-type="float" office:value="87" table:style-name="ce29">
            <text:p>87.0</text:p>
          </table:table-cell>
          <table:table-cell office:value-type="string" table:style-name="ce29">
            <text:p>[z]</text:p>
          </table:table-cell>
          <table:table-cell office:value-type="string" table:style-name="ce29">
            <text:p>[z]</text:p>
          </table:table-cell>
          <table:table-cell office:value-type="float" office:value="90" table:style-name="ce29">
            <text:p>90.0</text:p>
          </table:table-cell>
          <table:table-cell office:value-type="string" table:style-name="ce3">
            <text:p>[z]</text:p>
          </table:table-cell>
          <table:table-cell table:number-columns-repeated="16363"/>
        </table:table-row>
        <table:table-row table:style-name="ro2">
          <table:table-cell office:value-type="string" table:style-name="ce3">
            <text:p>E06000027</text:p>
          </table:table-cell>
          <table:table-cell office:value-type="string" table:style-name="ce3">
            <text:p>Torbay</text:p>
          </table:table-cell>
          <table:table-cell office:value-type="string" table:style-name="ce29">
            <text:p>[z]</text:p>
          </table:table-cell>
          <table:table-cell office:value-type="float" office:value="80.5" table:style-name="ce29">
            <text:p>80.5</text:p>
          </table:table-cell>
          <table:table-cell office:value-type="float" office:value="85" table:style-name="ce29">
            <text:p>85.0</text:p>
          </table:table-cell>
          <table:table-cell office:value-type="float" office:value="85" table:style-name="ce29">
            <text:p>85.0</text:p>
          </table:table-cell>
          <table:table-cell office:value-type="float" office:value="83" table:style-name="ce29">
            <text:p>83.0</text:p>
          </table:table-cell>
          <table:table-cell office:value-type="float" office:value="85" table:style-name="ce29">
            <text:p>85.0</text:p>
          </table:table-cell>
          <table:table-cell office:value-type="float" office:value="81" table:style-name="ce29">
            <text:p>81.0</text:p>
          </table:table-cell>
          <table:table-cell office:value-type="float" office:value="86" table:style-name="ce29">
            <text:p>86.0</text:p>
          </table:table-cell>
          <table:table-cell office:value-type="float" office:value="92" table:style-name="ce29">
            <text:p>92.0</text:p>
          </table:table-cell>
          <table:table-cell office:value-type="float" office:value="86" table:style-name="ce29">
            <text:p>86.0</text:p>
          </table:table-cell>
          <table:table-cell office:value-type="float" office:value="88" table:style-name="ce29">
            <text:p>88.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68" table:style-name="ce29">
            <text:p>68.0</text:p>
          </table:table-cell>
          <table:table-cell office:value-type="string" table:style-name="ce3">
            <text:p>[z]</text:p>
          </table:table-cell>
          <table:table-cell table:number-columns-repeated="16363"/>
        </table:table-row>
        <table:table-row table:style-name="ro2">
          <table:table-cell office:value-type="string" table:style-name="ce3">
            <text:p>E06000054</text:p>
          </table:table-cell>
          <table:table-cell office:value-type="string" table:style-name="ce3">
            <text:p>Wiltshire exc Swindon</text:p>
          </table:table-cell>
          <table:table-cell office:value-type="string" table:style-name="ce29">
            <text:p>[z]</text:p>
          </table:table-cell>
          <table:table-cell office:value-type="float" office:value="77.703979090715094" table:style-name="ce29">
            <text:p>77.7</text:p>
          </table:table-cell>
          <table:table-cell office:value-type="float" office:value="83.790226460071494" table:style-name="ce29">
            <text:p>83.8</text:p>
          </table:table-cell>
          <table:table-cell office:value-type="float" office:value="84.8" table:style-name="ce29">
            <text:p>84.8</text:p>
          </table:table-cell>
          <table:table-cell office:value-type="float" office:value="85" table:style-name="ce29">
            <text:p>85.0</text:p>
          </table:table-cell>
          <table:table-cell office:value-type="float" office:value="88" table:style-name="ce29">
            <text:p>88.0</text:p>
          </table:table-cell>
          <table:table-cell office:value-type="float" office:value="88" table:style-name="ce29">
            <text:p>88.0</text:p>
          </table:table-cell>
          <table:table-cell office:value-type="float" office:value="78" table:style-name="ce29">
            <text:p>78.0</text:p>
          </table:table-cell>
          <table:table-cell office:value-type="float" office:value="90" table:style-name="ce29">
            <text:p>90.0</text:p>
          </table:table-cell>
          <table:table-cell office:value-type="float" office:value="92" table:style-name="ce29">
            <text:p>92.0</text:p>
          </table:table-cell>
          <table:table-cell office:value-type="float" office:value="89" table:style-name="ce29">
            <text:p>89.0</text:p>
          </table:table-cell>
          <table:table-cell office:value-type="float" office:value="92" table:style-name="ce29">
            <text:p>92.0</text:p>
          </table:table-cell>
          <table:table-cell office:value-type="float" office:value="84" table:style-name="ce29">
            <text:p>84.0</text:p>
          </table:table-cell>
          <table:table-cell office:value-type="float" office:value="79" table:style-name="ce29">
            <text:p>79.0</text:p>
          </table:table-cell>
          <table:table-cell office:value-type="float" office:value="80" table:style-name="ce29">
            <text:p>80.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9">
            <text:p>[z]</text:p>
          </table:table-cell>
          <table:table-cell office:value-type="string" table:style-name="ce9">
            <text:p>England</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float" office:value="79.099999999999994" table:style-name="ce28">
            <text:p>79.1</text:p>
          </table:table-cell>
          <table:table-cell office:value-type="float" office:value="79.7" table:style-name="ce28">
            <text:p>79.7</text:p>
          </table:table-cell>
          <table:table-cell office:value-type="float" office:value="80.3" table:style-name="ce28">
            <text:p>80.3</text:p>
          </table:table-cell>
          <table:table-cell office:value-type="float" office:value="82.5" table:style-name="ce28">
            <text:p>82.5</text:p>
          </table:table-cell>
          <table:table-cell office:value-type="float" office:value="83.2" table:style-name="ce28">
            <text:p>83.2</text:p>
          </table:table-cell>
          <table:table-cell office:value-type="float" office:value="83.7" table:style-name="ce28">
            <text:p>83.7</text:p>
          </table:table-cell>
          <table:table-cell office:value-type="float" office:value="83.9" table:style-name="ce28">
            <text:p>83.9</text:p>
          </table:table-cell>
          <table:table-cell office:value-type="float" office:value="83.4" table:style-name="ce28">
            <text:p>83.4</text:p>
          </table:table-cell>
          <table:table-cell office:value-type="float" office:value="82.9" table:style-name="ce28">
            <text:p>82.9</text:p>
          </table:table-cell>
          <table:table-cell office:value-type="float" office:value="83.3" table:style-name="ce28">
            <text:p>83.3</text:p>
          </table:table-cell>
          <table:table-cell office:value-type="float" office:value="83.4" table:style-name="ce28">
            <text:p>83.4</text:p>
          </table:table-cell>
          <table:table-cell office:value-type="float" office:value="83.2" table:style-name="ce28">
            <text:p>83.2</text:p>
          </table:table-cell>
          <table:table-cell office:value-type="float" office:value="84.1" table:style-name="ce28">
            <text:p>84.1</text:p>
          </table:table-cell>
          <table:table-cell office:value-type="float" office:value="89.1" table:style-name="ce28">
            <text:p>89.1</text:p>
          </table:table-cell>
          <table:table-cell office:value-type="float" office:value="83.9" table:style-name="ce28">
            <text:p>83.9</text:p>
          </table:table-cell>
          <table:table-cell office:value-type="string" table:style-name="ce9">
            <text:p>[Note 5] [Note 6]</text:p>
          </table:table-cell>
          <table:table-cell table:number-columns-repeated="16363"/>
        </table:table-row>
        <table:table-row table:style-name="ro2">
          <table:table-cell office:value-type="string" table:style-name="ce9">
            <text:p>[z]</text:p>
          </table:table-cell>
          <table:table-cell office:value-type="string" table:style-name="ce9">
            <text:p>England outside London</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float" office:value="79.099999999999994" table:style-name="ce28">
            <text:p>79.1</text:p>
          </table:table-cell>
          <table:table-cell office:value-type="float" office:value="79.7" table:style-name="ce28">
            <text:p>79.7</text:p>
          </table:table-cell>
          <table:table-cell office:value-type="float" office:value="80.3" table:style-name="ce28">
            <text:p>80.3</text:p>
          </table:table-cell>
          <table:table-cell office:value-type="float" office:value="82.5" table:style-name="ce28">
            <text:p>82.5</text:p>
          </table:table-cell>
          <table:table-cell office:value-type="float" office:value="83.2" table:style-name="ce28">
            <text:p>83.2</text:p>
          </table:table-cell>
          <table:table-cell office:value-type="float" office:value="83.7" table:style-name="ce28">
            <text:p>83.7</text:p>
          </table:table-cell>
          <table:table-cell office:value-type="float" office:value="83.9" table:style-name="ce28">
            <text:p>83.9</text:p>
          </table:table-cell>
          <table:table-cell office:value-type="float" office:value="83.4" table:style-name="ce28">
            <text:p>83.4</text:p>
          </table:table-cell>
          <table:table-cell office:value-type="float" office:value="83" table:style-name="ce28">
            <text:p>83.0</text:p>
          </table:table-cell>
          <table:table-cell office:value-type="float" office:value="83.4" table:style-name="ce28">
            <text:p>83.4</text:p>
          </table:table-cell>
          <table:table-cell office:value-type="float" office:value="83.4" table:style-name="ce28">
            <text:p>83.4</text:p>
          </table:table-cell>
          <table:table-cell office:value-type="float" office:value="83.3" table:style-name="ce28">
            <text:p>83.3</text:p>
          </table:table-cell>
          <table:table-cell office:value-type="float" office:value="84.2" table:style-name="ce28">
            <text:p>84.2</text:p>
          </table:table-cell>
          <table:table-cell office:value-type="float" office:value="89.1" table:style-name="ce28">
            <text:p>89.1</text:p>
          </table:table-cell>
          <table:table-cell office:value-type="float" office:value="83.9" table:style-name="ce28">
            <text:p>83.9</text:p>
          </table:table-cell>
          <table:table-cell office:value-type="string" table:style-name="ce9">
            <text:p>[Note 5] [Note 6]</text:p>
          </table:table-cell>
          <table:table-cell table:number-columns-repeated="16363"/>
        </table:table-row>
        <table:table-row table:style-name="ro2">
          <table:table-cell office:value-type="string" table:style-name="ce9">
            <text:p>[z]</text:p>
          </table:table-cell>
          <table:table-cell office:value-type="string" table:style-name="ce3">
            <text:p>English metropolitan areas</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0.400000000000006" table:style-name="ce29">
            <text:p>80.4</text:p>
          </table:table-cell>
          <table:table-cell office:value-type="float" office:value="78.7" table:style-name="ce29">
            <text:p>78.7</text:p>
          </table:table-cell>
          <table:table-cell office:value-type="float" office:value="79.2" table:style-name="ce29">
            <text:p>79.2</text:p>
          </table:table-cell>
          <table:table-cell office:value-type="float" office:value="82.8" table:style-name="ce29">
            <text:p>82.8</text:p>
          </table:table-cell>
          <table:table-cell office:value-type="float" office:value="81.3" table:style-name="ce29">
            <text:p>81.3</text:p>
          </table:table-cell>
          <table:table-cell office:value-type="float" office:value="82.7" table:style-name="ce29">
            <text:p>82.7</text:p>
          </table:table-cell>
          <table:table-cell office:value-type="float" office:value="83.8" table:style-name="ce29">
            <text:p>83.8</text:p>
          </table:table-cell>
          <table:table-cell office:value-type="float" office:value="83.7" table:style-name="ce29">
            <text:p>83.7</text:p>
          </table:table-cell>
          <table:table-cell office:value-type="float" office:value="84.7" table:style-name="ce29">
            <text:p>84.7</text:p>
          </table:table-cell>
          <table:table-cell office:value-type="float" office:value="84" table:style-name="ce29">
            <text:p>84.0</text:p>
          </table:table-cell>
          <table:table-cell office:value-type="float" office:value="83.6" table:style-name="ce29">
            <text:p>83.6</text:p>
          </table:table-cell>
          <table:table-cell office:value-type="float" office:value="84.4" table:style-name="ce29">
            <text:p>84.4</text:p>
          </table:table-cell>
          <table:table-cell office:value-type="float" office:value="90.8" table:style-name="ce29">
            <text:p>90.8</text:p>
          </table:table-cell>
          <table:table-cell office:value-type="float" office:value="87.3" table:style-name="ce29">
            <text:p>87.3</text:p>
          </table:table-cell>
          <table:table-cell office:value-type="string" table:style-name="ce3">
            <text:p>[Note 5] [Note 6]</text:p>
          </table:table-cell>
          <table:table-cell table:number-columns-repeated="16363"/>
        </table:table-row>
        <table:table-row table:style-name="ro2">
          <table:table-cell office:value-type="string" table:style-name="ce9">
            <text:p>[z]</text:p>
          </table:table-cell>
          <table:table-cell office:value-type="string" table:style-name="ce3">
            <text:p>English non-metropolitan areas</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9.2" table:style-name="ce29">
            <text:p>79.2</text:p>
          </table:table-cell>
          <table:table-cell office:value-type="float" office:value="79.8" table:style-name="ce29">
            <text:p>79.8</text:p>
          </table:table-cell>
          <table:table-cell office:value-type="float" office:value="80.5" table:style-name="ce29">
            <text:p>80.5</text:p>
          </table:table-cell>
          <table:table-cell office:value-type="float" office:value="82.9" table:style-name="ce29">
            <text:p>82.9</text:p>
          </table:table-cell>
          <table:table-cell office:value-type="float" office:value="83.3" table:style-name="ce29">
            <text:p>83.3</text:p>
          </table:table-cell>
          <table:table-cell office:value-type="float" office:value="84" table:style-name="ce29">
            <text:p>84.0</text:p>
          </table:table-cell>
          <table:table-cell office:value-type="float" office:value="84.2" table:style-name="ce29">
            <text:p>84.2</text:p>
          </table:table-cell>
          <table:table-cell office:value-type="float" office:value="83.5" table:style-name="ce29">
            <text:p>83.5</text:p>
          </table:table-cell>
          <table:table-cell office:value-type="float" office:value="83.1" table:style-name="ce29">
            <text:p>83.1</text:p>
          </table:table-cell>
          <table:table-cell office:value-type="float" office:value="83.4" table:style-name="ce29">
            <text:p>83.4</text:p>
          </table:table-cell>
          <table:table-cell office:value-type="float" office:value="83.4" table:style-name="ce29">
            <text:p>83.4</text:p>
          </table:table-cell>
          <table:table-cell office:value-type="float" office:value="83.1" table:style-name="ce29">
            <text:p>83.1</text:p>
          </table:table-cell>
          <table:table-cell office:value-type="float" office:value="83.9" table:style-name="ce29">
            <text:p>83.9</text:p>
          </table:table-cell>
          <table:table-cell office:value-type="float" office:value="89" table:style-name="ce29">
            <text:p>89.0</text:p>
          </table:table-cell>
          <table:table-cell office:value-type="float" office:value="83.5" table:style-name="ce29">
            <text:p>83.5</text:p>
          </table:table-cell>
          <table:table-cell office:value-type="string" table:style-name="ce3">
            <text:p>[Note 5] [Note 6]</text:p>
          </table:table-cell>
          <table:table-cell table:number-columns-repeated="16363"/>
        </table:table-row>
        <table:table-row table:number-rows-repeated="1048463" table:style-name="ro4">
          <table:table-cell table:number-columns-repeated="16384"/>
        </table:table-row>
      </table:table>
      <table:table table:name="BUS09b" table:style-name="ta2">
        <table:table-column table:style-name="co18" table:default-cell-style-name="ce1"/>
        <table:table-column table:style-name="co19"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2" table:default-cell-style-name="ce1"/>
        <table:table-column table:style-name="co20" table:number-columns-repeated="13" table:default-cell-style-name="ce1"/>
        <table:table-column table:style-name="co21" table:default-cell-style-name="ce1"/>
        <table:table-column table:style-name="co2" table:number-columns-repeated="16363" table:default-cell-style-name="ce1"/>
        <table:table-row table:style-name="ro1">
          <table:table-cell office:value-type="string" table:style-name="ce21">
            <text:p>Average excess waiting time for frequent services by local authority: England, annual from 2004/05. [Former National Indicator [note 2] 178b]</text:p>
          </table:table-cell>
          <table:table-cell table:number-columns-repeated="16383" table:style-name="ce3"/>
        </table:table-row>
        <table:table-row table:style-name="ro2">
          <table:table-cell office:value-type="string" table:style-name="ce3">
            <text:p>This worksheet contains one table. Some cells refer to notes which can be found on the notes worksheet.<text:s/></text:p>
          </table:table-cell>
          <table:table-cell table:number-columns-repeated="16383" table:style-name="ce1"/>
        </table:table-row>
        <table:table-row table:style-name="ro2">
          <table:table-cell office:value-type="string" table:style-name="ce10">
            <text:p>Some shorthand is used in this table, [z] = not applicable</text:p>
          </table:table-cell>
          <table:table-cell table:number-columns-repeated="16383" table:style-name="ce1"/>
        </table:table-row>
        <table:table-row table:style-name="ro2">
          <table:table-cell office:value-type="string" table:style-name="ce9">
            <text:p>Table BUS09b</text:p>
          </table:table-cell>
          <table:table-cell table:number-columns-repeated="16383" table:style-name="ce3"/>
        </table:table-row>
        <table:table-row table:style-name="ro2">
          <table:table-cell office:value-type="string" table:style-name="ce3">
            <text:p>Department for Transport statistics</text:p>
          </table:table-cell>
          <table:table-cell table:number-columns-repeated="5" table:style-name="ce22"/>
          <table:table-cell table:style-name="ce23"/>
          <table:table-cell table:number-columns-repeated="13" table:style-name="ce3"/>
          <table:table-cell table:style-name="ce22"/>
          <table:table-cell table:number-columns-repeated="16363" table:style-name="ce3"/>
        </table:table-row>
        <table:table-row table:style-name="ro2">
          <table:table-cell office:value-type="string" table:style-name="ce3">
            <text:p>The figures in this table are outside the scope of National Statistics</text:p>
          </table:table-cell>
          <table:table-cell table:number-columns-repeated="5" table:style-name="ce22"/>
          <table:table-cell table:style-name="ce23"/>
          <table:table-cell table:number-columns-repeated="13" table:style-name="ce3"/>
          <table:table-cell table:style-name="ce22"/>
          <table:table-cell table:number-columns-repeated="16363" table:style-name="ce3"/>
        </table:table-row>
        <table:table-row table:style-name="ro2">
          <table:table-cell office:value-type="string" table:style-name="ce9">
            <text:p>Percentage</text:p>
          </table:table-cell>
          <table:table-cell table:number-columns-repeated="5" table:style-name="ce24"/>
          <table:table-cell table:style-name="ce23"/>
          <table:table-cell table:number-columns-repeated="13" table:style-name="ce3"/>
          <table:table-cell table:style-name="ce24"/>
          <table:table-cell table:number-columns-repeated="16363" table:style-name="ce3"/>
        </table:table-row>
        <table:table-row table:style-name="ro9">
          <table:table-cell office:value-type="string" table:style-name="ce25">
            <text:p>LA Code</text:p>
          </table:table-cell>
          <table:table-cell office:value-type="string" table:style-name="ce25">
            <text:p>Region/Local Authority</text:p>
          </table:table-cell>
          <table:table-cell office:value-type="string" table:style-name="ce26">
            <text:p>2004/05</text:p>
          </table:table-cell>
          <table:table-cell office:value-type="string" table:style-name="ce26">
            <text:p>2005/06</text:p>
          </table:table-cell>
          <table:table-cell office:value-type="string" table:style-name="ce26">
            <text:p>2006/07</text:p>
          </table:table-cell>
          <table:table-cell office:value-type="string" table:style-name="ce26">
            <text:p>2007/08</text:p>
          </table:table-cell>
          <table:table-cell office:value-type="string" table:style-name="ce26">
            <text:p>2008/09</text:p>
          </table:table-cell>
          <table:table-cell office:value-type="string" table:style-name="ce26">
            <text:p>2009/10</text:p>
          </table:table-cell>
          <table:table-cell office:value-type="string" table:style-name="ce26">
            <text:p>2010/11</text:p>
          </table:table-cell>
          <table:table-cell office:value-type="string" table:style-name="ce26">
            <text:p>2011/12</text:p>
          </table:table-cell>
          <table:table-cell office:value-type="string" table:style-name="ce26">
            <text:p>2012/13</text:p>
          </table:table-cell>
          <table:table-cell office:value-type="string" table:style-name="ce26">
            <text:p>2013/14</text:p>
          </table:table-cell>
          <table:table-cell office:value-type="string" table:style-name="ce26">
            <text:p>2014/15</text:p>
          </table:table-cell>
          <table:table-cell office:value-type="string" table:style-name="ce26">
            <text:p>2015/16</text:p>
          </table:table-cell>
          <table:table-cell office:value-type="string" table:style-name="ce26">
            <text:p>2016/17</text:p>
          </table:table-cell>
          <table:table-cell office:value-type="string" table:style-name="ce26">
            <text:p>2017/18</text:p>
          </table:table-cell>
          <table:table-cell office:value-type="string" table:style-name="ce26">
            <text:p>2018/19</text:p>
          </table:table-cell>
          <table:table-cell office:value-type="string" table:style-name="ce26">
            <text:p>2019/20</text:p>
          </table:table-cell>
          <table:table-cell office:value-type="string" table:style-name="ce26">
            <text:p>2020/21</text:p>
          </table:table-cell>
          <table:table-cell office:value-type="string" table:style-name="ce26">
            <text:p>2021/22</text:p>
          </table:table-cell>
          <table:table-cell office:value-type="string" table:style-name="ce33">
            <text:p>Notes</text:p>
          </table:table-cell>
          <table:table-cell table:number-columns-repeated="16363"/>
        </table:table-row>
        <table:table-row table:style-name="ro2">
          <table:table-cell office:value-type="string" table:style-name="ce9">
            <text:p>E12000001</text:p>
          </table:table-cell>
          <table:table-cell office:value-type="string" table:style-name="ce9">
            <text:p>North East</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34">
            <text:p>[z]</text:p>
          </table:table-cell>
          <table:table-cell table:number-columns-repeated="16363"/>
        </table:table-row>
        <table:table-row table:style-name="ro2">
          <table:table-cell office:value-type="string" table:style-name="ce3">
            <text:p>E06000005</text:p>
          </table:table-cell>
          <table:table-cell office:value-type="string" table:style-name="ce3">
            <text:p>Darlington</text:p>
          </table:table-cell>
          <table:table-cell office:value-type="string" table:style-name="ce29">
            <text:p>[z]</text:p>
          </table:table-cell>
          <table:table-cell office:value-type="float" office:value="1.48" table:style-name="ce29">
            <text:p>1.5</text:p>
          </table:table-cell>
          <table:table-cell office:value-type="float" office:value="2.11" table:style-name="ce29">
            <text:p>2.1</text:p>
          </table:table-cell>
          <table:table-cell office:value-type="string" table:style-name="ce29">
            <text:p>[z]</text:p>
          </table:table-cell>
          <table:table-cell office:value-type="float" office:value="1.63" table:style-name="ce29">
            <text:p>1.6</text:p>
          </table:table-cell>
          <table:table-cell office:value-type="float" office:value="2.2200000000000002" table:style-name="ce29">
            <text:p>2.2</text:p>
          </table:table-cell>
          <table:table-cell office:value-type="float" office:value="1.0900000000000001" table:style-name="ce29">
            <text:p>1.1</text:p>
          </table:table-cell>
          <table:table-cell office:value-type="float" office:value="0.89" table:style-name="ce29">
            <text:p>0.9</text:p>
          </table:table-cell>
          <table:table-cell office:value-type="float" office:value="0.74" table:style-name="ce29">
            <text:p>0.7</text:p>
          </table:table-cell>
          <table:table-cell office:value-type="float" office:value="0.42" table:style-name="ce29">
            <text:p>0.4</text:p>
          </table:table-cell>
          <table:table-cell office:value-type="float" office:value="1.26" table:style-name="ce29">
            <text:p>1.3</text:p>
          </table:table-cell>
          <table:table-cell office:value-type="float" office:value="0.2" table:style-name="ce29">
            <text:p>0.2</text:p>
          </table:table-cell>
          <table:table-cell office:value-type="float" office:value="0.24" table:style-name="ce29">
            <text:p>0.2</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Note 4]</text:p>
          </table:table-cell>
          <table:table-cell table:number-columns-repeated="16363"/>
        </table:table-row>
        <table:table-row table:style-name="ro2">
          <table:table-cell office:value-type="string" table:style-name="ce3">
            <text:p>E06000047</text:p>
          </table:table-cell>
          <table:table-cell office:value-type="string" table:style-name="ce3">
            <text:p>Durham exc Darlington</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01</text:p>
          </table:table-cell>
          <table:table-cell office:value-type="string" table:style-name="ce3">
            <text:p>Hartlepool</text:p>
          </table:table-cell>
          <table:table-cell office:value-type="string" table:style-name="ce29">
            <text:p>[z]</text:p>
          </table:table-cell>
          <table:table-cell office:value-type="float" office:value="0.63" table:style-name="ce29">
            <text:p>0.6</text:p>
          </table:table-cell>
          <table:table-cell office:value-type="float" office:value="0.73" table:style-name="ce29">
            <text:p>0.7</text:p>
          </table:table-cell>
          <table:table-cell office:value-type="string" table:style-name="ce29">
            <text:p>[z]</text:p>
          </table:table-cell>
          <table:table-cell office:value-type="float" office:value="0.73" table:style-name="ce29">
            <text:p>0.7</text:p>
          </table:table-cell>
          <table:table-cell office:value-type="float" office:value="0.45" table:style-name="ce29">
            <text:p>0.5</text:p>
          </table:table-cell>
          <table:table-cell office:value-type="float" office:value="0.43" table:style-name="ce29">
            <text:p>0.4</text:p>
          </table:table-cell>
          <table:table-cell office:value-type="float" office:value="0.64" table:style-name="ce29">
            <text:p>0.6</text:p>
          </table:table-cell>
          <table:table-cell office:value-type="float" office:value="0.54" table:style-name="ce29">
            <text:p>0.5</text:p>
          </table:table-cell>
          <table:table-cell office:value-type="string" table:style-name="ce29">
            <text:p>[z]</text:p>
          </table:table-cell>
          <table:table-cell office:value-type="float" office:value="0.69" table:style-name="ce29">
            <text:p>0.7</text:p>
          </table:table-cell>
          <table:table-cell office:value-type="float" office:value="0.94" table:style-name="ce29">
            <text:p>0.9</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Note 4]</text:p>
          </table:table-cell>
          <table:table-cell table:number-columns-repeated="16363"/>
        </table:table-row>
        <table:table-row table:style-name="ro2">
          <table:table-cell office:value-type="string" table:style-name="ce3">
            <text:p>E06000002</text:p>
          </table:table-cell>
          <table:table-cell office:value-type="string" table:style-name="ce3">
            <text:p>Middlesbrough</text:p>
          </table:table-cell>
          <table:table-cell office:value-type="string" table:style-name="ce29">
            <text:p>[z]</text:p>
          </table:table-cell>
          <table:table-cell office:value-type="string" table:style-name="ce29">
            <text:p>[z]</text:p>
          </table:table-cell>
          <table:table-cell office:value-type="float" office:value="5.0099999999999999E-2" table:style-name="ce29">
            <text:p>0.1</text:p>
          </table:table-cell>
          <table:table-cell office:value-type="string" table:style-name="ce29">
            <text:p>[z]</text:p>
          </table:table-cell>
          <table:table-cell office:value-type="float" office:value="1.57" table:style-name="ce29">
            <text:p>1.6</text:p>
          </table:table-cell>
          <table:table-cell office:value-type="float" office:value="2.13" table:style-name="ce29">
            <text:p>2.1</text:p>
          </table:table-cell>
          <table:table-cell office:value-type="float" office:value="2.13" table:style-name="ce29">
            <text:p>2.1</text:p>
          </table:table-cell>
          <table:table-cell office:value-type="float" office:value="1.41" table:style-name="ce29">
            <text:p>1.4</text:p>
          </table:table-cell>
          <table:table-cell office:value-type="float" office:value="2.0499999999999998" table:style-name="ce29">
            <text:p>2.1</text:p>
          </table:table-cell>
          <table:table-cell office:value-type="string" table:style-name="ce29">
            <text:p>[z]</text:p>
          </table:table-cell>
          <table:table-cell office:value-type="float" office:value="1.32" table:style-name="ce29">
            <text:p>1.3</text:p>
          </table:table-cell>
          <table:table-cell office:value-type="float" office:value="1.1100000000000001" table:style-name="ce29">
            <text:p>1.1</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Note 4]</text:p>
          </table:table-cell>
          <table:table-cell table:number-columns-repeated="16363"/>
        </table:table-row>
        <table:table-row table:style-name="ro2">
          <table:table-cell office:value-type="string" table:style-name="ce3">
            <text:p>E06000048</text:p>
          </table:table-cell>
          <table:table-cell office:value-type="string" table:style-name="ce3">
            <text:p>Northumberland</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03</text:p>
          </table:table-cell>
          <table:table-cell office:value-type="string" table:style-name="ce3">
            <text:p>Redcar &amp; Cleveland</text:p>
          </table:table-cell>
          <table:table-cell office:value-type="string" table:style-name="ce29">
            <text:p>[z]</text:p>
          </table:table-cell>
          <table:table-cell office:value-type="float" office:value="1.87" table:style-name="ce29">
            <text:p>1.9</text:p>
          </table:table-cell>
          <table:table-cell office:value-type="float" office:value="0.96" table:style-name="ce29">
            <text:p>1.0</text:p>
          </table:table-cell>
          <table:table-cell office:value-type="string" table:style-name="ce29">
            <text:p>[z]</text:p>
          </table:table-cell>
          <table:table-cell office:value-type="float" office:value="2.59" table:style-name="ce29">
            <text:p>2.6</text:p>
          </table:table-cell>
          <table:table-cell office:value-type="float" office:value="1.95" table:style-name="ce29">
            <text:p>2.0</text:p>
          </table:table-cell>
          <table:table-cell office:value-type="float" office:value="2.11" table:style-name="ce29">
            <text:p>2.1</text:p>
          </table:table-cell>
          <table:table-cell office:value-type="float" office:value="1.97" table:style-name="ce29">
            <text:p>2.0</text:p>
          </table:table-cell>
          <table:table-cell office:value-type="float" office:value="2.35" table:style-name="ce29">
            <text:p>2.4</text:p>
          </table:table-cell>
          <table:table-cell office:value-type="string" table:style-name="ce29">
            <text:p>[z]</text:p>
          </table:table-cell>
          <table:table-cell office:value-type="float" office:value="1.07" table:style-name="ce29">
            <text:p>1.1</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Note 4]</text:p>
          </table:table-cell>
          <table:table-cell table:number-columns-repeated="16363"/>
        </table:table-row>
        <table:table-row table:style-name="ro2">
          <table:table-cell office:value-type="string" table:style-name="ce3">
            <text:p>E06000004</text:p>
          </table:table-cell>
          <table:table-cell office:value-type="string" table:style-name="ce3">
            <text:p>Stockton</text:p>
          </table:table-cell>
          <table:table-cell office:value-type="string" table:style-name="ce29">
            <text:p>[z]</text:p>
          </table:table-cell>
          <table:table-cell office:value-type="float" office:value="0.86" table:style-name="ce29">
            <text:p>0.9</text:p>
          </table:table-cell>
          <table:table-cell office:value-type="float" office:value="0.96" table:style-name="ce29">
            <text:p>1.0</text:p>
          </table:table-cell>
          <table:table-cell office:value-type="string" table:style-name="ce29">
            <text:p>[z]</text:p>
          </table:table-cell>
          <table:table-cell office:value-type="float" office:value="0.83" table:style-name="ce29">
            <text:p>0.8</text:p>
          </table:table-cell>
          <table:table-cell office:value-type="float" office:value="1.1499999999999999" table:style-name="ce29">
            <text:p>1.2</text:p>
          </table:table-cell>
          <table:table-cell office:value-type="float" office:value="0.74" table:style-name="ce29">
            <text:p>0.7</text:p>
          </table:table-cell>
          <table:table-cell office:value-type="float" office:value="0.86" table:style-name="ce29">
            <text:p>0.9</text:p>
          </table:table-cell>
          <table:table-cell office:value-type="string" table:style-name="ce29">
            <text:p>[z]</text:p>
          </table:table-cell>
          <table:table-cell office:value-type="string" table:style-name="ce29">
            <text:p>[z]</text:p>
          </table:table-cell>
          <table:table-cell office:value-type="float" office:value="1.0900000000000001" table:style-name="ce29">
            <text:p>1.1</text:p>
          </table:table-cell>
          <table:table-cell office:value-type="float" office:value="0.96" table:style-name="ce29">
            <text:p>1.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Note 4]</text:p>
          </table:table-cell>
          <table:table-cell table:number-columns-repeated="16363"/>
        </table:table-row>
        <table:table-row table:style-name="ro2">
          <table:table-cell office:value-type="string" table:style-name="ce3">
            <text:p>E47000006</text:p>
          </table:table-cell>
          <table:table-cell office:value-type="string" table:style-name="ce3">
            <text:p>Tees Valley ITA</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Note 3] [Note 4]</text:p>
          </table:table-cell>
          <table:table-cell table:number-columns-repeated="16363"/>
        </table:table-row>
        <table:table-row table:style-name="ro2">
          <table:table-cell office:value-type="string" table:style-name="ce3">
            <text:p>E11000004</text:p>
          </table:table-cell>
          <table:table-cell office:value-type="string" table:style-name="ce3">
            <text:p>Tyne and Wear ITA</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39" table:style-name="ce29">
            <text:p>0.4</text:p>
          </table:table-cell>
          <table:table-cell office:value-type="float" office:value="0.8" table:style-name="ce29">
            <text:p>0.8</text:p>
          </table:table-cell>
          <table:table-cell office:value-type="float" office:value="0.85" table:style-name="ce29">
            <text:p>0.9</text:p>
          </table:table-cell>
          <table:table-cell office:value-type="float" office:value="0.78" table:style-name="ce29">
            <text:p>0.8</text:p>
          </table:table-cell>
          <table:table-cell office:value-type="float" office:value="0.77" table:style-name="ce29">
            <text:p>0.8</text:p>
          </table:table-cell>
          <table:table-cell office:value-type="float" office:value="0.72" table:style-name="ce29">
            <text:p>0.7</text:p>
          </table:table-cell>
          <table:table-cell office:value-type="float" office:value="0.96" table:style-name="ce29">
            <text:p>1.0</text:p>
          </table:table-cell>
          <table:table-cell office:value-type="float" office:value="0.82" table:style-name="ce29">
            <text:p>0.8</text:p>
          </table:table-cell>
          <table:table-cell office:value-type="float" office:value="0.84" table:style-name="ce29">
            <text:p>0.8</text:p>
          </table:table-cell>
          <table:table-cell office:value-type="float" office:value="0.91" table:style-name="ce29">
            <text:p>0.9</text:p>
          </table:table-cell>
          <table:table-cell office:value-type="float" office:value="0.95" table:style-name="ce29">
            <text:p>1.0</text:p>
          </table:table-cell>
          <table:table-cell office:value-type="float" office:value="1.18" table:style-name="ce29">
            <text:p>1.2</text:p>
          </table:table-cell>
          <table:table-cell office:value-type="float" office:value="0.84" table:style-name="ce29">
            <text:p>0.8</text:p>
          </table:table-cell>
          <table:table-cell office:value-type="float" office:value="1.1000000000000001" table:style-name="ce29">
            <text:p>1.1</text:p>
          </table:table-cell>
          <table:table-cell office:value-type="string" table:style-name="ce3">
            <text:p>[Note 3]</text:p>
          </table:table-cell>
          <table:table-cell table:number-columns-repeated="16363"/>
        </table:table-row>
        <table:table-row table:style-name="ro2">
          <table:table-cell office:value-type="string" table:style-name="ce9">
            <text:p>E12000002</text:p>
          </table:table-cell>
          <table:table-cell office:value-type="string" table:style-name="ce9">
            <text:p>North West</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office:value-type="string" table:style-name="ce36">
            <text:p>[z]</text:p>
          </table:table-cell>
          <table:table-cell table:number-columns-repeated="16363"/>
        </table:table-row>
        <table:table-row table:style-name="ro2">
          <table:table-cell office:value-type="string" table:style-name="ce3">
            <text:p>E06000008</text:p>
          </table:table-cell>
          <table:table-cell office:value-type="string" table:style-name="ce3">
            <text:p>Blackburn with Darwen</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2" table:style-name="ce29">
            <text:p>2.0</text:p>
          </table:table-cell>
          <table:table-cell office:value-type="float" office:value="1.7" table:style-name="ce29">
            <text:p>1.7</text:p>
          </table:table-cell>
          <table:table-cell office:value-type="float" office:value="1.8" table:style-name="ce29">
            <text:p>1.8</text:p>
          </table:table-cell>
          <table:table-cell office:value-type="string" table:style-name="ce3">
            <text:p>[z]</text:p>
          </table:table-cell>
          <table:table-cell table:number-columns-repeated="16363"/>
        </table:table-row>
        <table:table-row table:style-name="ro2">
          <table:table-cell office:value-type="string" table:style-name="ce3">
            <text:p>E06000009</text:p>
          </table:table-cell>
          <table:table-cell office:value-type="string" table:style-name="ce3">
            <text:p>Blackpool</text:p>
          </table:table-cell>
          <table:table-cell office:value-type="string" table:style-name="ce29">
            <text:p>[z]</text:p>
          </table:table-cell>
          <table:table-cell office:value-type="string" table:style-name="ce29">
            <text:p>[z]</text:p>
          </table:table-cell>
          <table:table-cell office:value-type="float" office:value="4.992" table:style-name="ce29">
            <text:p>5.0</text:p>
          </table:table-cell>
          <table:table-cell office:value-type="float" office:value="0.51" table:style-name="ce29">
            <text:p>0.5</text:p>
          </table:table-cell>
          <table:table-cell office:value-type="string" table:style-name="ce29">
            <text:p>[z]</text:p>
          </table:table-cell>
          <table:table-cell office:value-type="float" office:value="1.21" table:style-name="ce29">
            <text:p>1.2</text:p>
          </table:table-cell>
          <table:table-cell office:value-type="float" office:value="1.02" table:style-name="ce29">
            <text:p>1.0</text:p>
          </table:table-cell>
          <table:table-cell office:value-type="float" office:value="0.71" table:style-name="ce29">
            <text:p>0.7</text:p>
          </table:table-cell>
          <table:table-cell office:value-type="float" office:value="0.59" table:style-name="ce29">
            <text:p>0.6</text:p>
          </table:table-cell>
          <table:table-cell office:value-type="float" office:value="0.72" table:style-name="ce29">
            <text:p>0.7</text:p>
          </table:table-cell>
          <table:table-cell office:value-type="float" office:value="0.47" table:style-name="ce29">
            <text:p>0.5</text:p>
          </table:table-cell>
          <table:table-cell office:value-type="float" office:value="0.4" table:style-name="ce29">
            <text:p>0.4</text:p>
          </table:table-cell>
          <table:table-cell office:value-type="float" office:value="0.7" table:style-name="ce29">
            <text:p>0.7</text:p>
          </table:table-cell>
          <table:table-cell office:value-type="float" office:value="0.26" table:style-name="ce29">
            <text:p>0.3</text:p>
          </table:table-cell>
          <table:table-cell office:value-type="float" office:value="0.25" table:style-name="ce29">
            <text:p>0.3</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04</text:p>
          </table:table-cell>
          <table:table-cell office:value-type="string" table:style-name="ce3">
            <text:p>Che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49</text:p>
          </table:table-cell>
          <table:table-cell office:value-type="string" table:style-name="ce3">
            <text:p>Cheshire East</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50</text:p>
          </table:table-cell>
          <table:table-cell office:value-type="string" table:style-name="ce3">
            <text:p>Cheshire West and Chester</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06</text:p>
          </table:table-cell>
          <table:table-cell office:value-type="string" table:style-name="ce3">
            <text:p>Cumbria</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06</text:p>
          </table:table-cell>
          <table:table-cell office:value-type="string" table:style-name="ce3">
            <text:p>Halton</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7.0000000000000007E-2" table:style-name="ce29">
            <text:p>0.1</text:p>
          </table:table-cell>
          <table:table-cell office:value-type="float" office:value="0.56000000000000005" table:style-name="ce29">
            <text:p>0.6</text:p>
          </table:table-cell>
          <table:table-cell office:value-type="float" office:value="0.53" table:style-name="ce29">
            <text:p>0.5</text:p>
          </table:table-cell>
          <table:table-cell office:value-type="float" office:value="0.68" table:style-name="ce29">
            <text:p>0.7</text:p>
          </table:table-cell>
          <table:table-cell office:value-type="float" office:value="0.62" table:style-name="ce29">
            <text:p>0.6</text:p>
          </table:table-cell>
          <table:table-cell office:value-type="float" office:value="0.62" table:style-name="ce29">
            <text:p>0.6</text:p>
          </table:table-cell>
          <table:table-cell office:value-type="float" office:value="1.22" table:style-name="ce29">
            <text:p>1.2</text:p>
          </table:table-cell>
          <table:table-cell office:value-type="float" office:value="1.58" table:style-name="ce29">
            <text:p>1.6</text:p>
          </table:table-cell>
          <table:table-cell office:value-type="float" office:value="1.4" table:style-name="ce29">
            <text:p>1.4</text:p>
          </table:table-cell>
          <table:table-cell office:value-type="float" office:value="1.07" table:style-name="ce29">
            <text:p>1.1</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17</text:p>
          </table:table-cell>
          <table:table-cell office:value-type="string" table:style-name="ce3">
            <text:p>Lancashire exc Blackburn &amp; Blackpool</text:p>
          </table:table-cell>
          <table:table-cell office:value-type="string" table:style-name="ce29">
            <text:p>[z]</text:p>
          </table:table-cell>
          <table:table-cell office:value-type="float" office:value="1.6" table:style-name="ce29">
            <text:p>1.6</text:p>
          </table:table-cell>
          <table:table-cell office:value-type="string" table:style-name="ce29">
            <text:p>[z]</text:p>
          </table:table-cell>
          <table:table-cell office:value-type="float" office:value="0.65" table:style-name="ce29">
            <text:p>0.7</text:p>
          </table:table-cell>
          <table:table-cell office:value-type="float" office:value="3.2" table:style-name="ce29">
            <text:p>3.2</text:p>
          </table:table-cell>
          <table:table-cell office:value-type="float" office:value="0.73" table:style-name="ce29">
            <text:p>0.7</text:p>
          </table:table-cell>
          <table:table-cell office:value-type="float" office:value="0.97" table:style-name="ce29">
            <text:p>1.0</text:p>
          </table:table-cell>
          <table:table-cell office:value-type="float" office:value="0.77" table:style-name="ce29">
            <text:p>0.8</text:p>
          </table:table-cell>
          <table:table-cell office:value-type="float" office:value="0.74" table:style-name="ce29">
            <text:p>0.7</text:p>
          </table:table-cell>
          <table:table-cell office:value-type="float" office:value="0.45" table:style-name="ce29">
            <text:p>0.5</text:p>
          </table:table-cell>
          <table:table-cell office:value-type="float" office:value="0.55000000000000004" table:style-name="ce29">
            <text:p>0.6</text:p>
          </table:table-cell>
          <table:table-cell office:value-type="float" office:value="0.78" table:style-name="ce29">
            <text:p>0.8</text:p>
          </table:table-cell>
          <table:table-cell office:value-type="float" office:value="0.62" table:style-name="ce29">
            <text:p>0.6</text:p>
          </table:table-cell>
          <table:table-cell office:value-type="float" office:value="0.68" table:style-name="ce29">
            <text:p>0.7</text:p>
          </table:table-cell>
          <table:table-cell office:value-type="float" office:value="0.87" table:style-name="ce29">
            <text:p>0.9</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07</text:p>
          </table:table-cell>
          <table:table-cell office:value-type="string" table:style-name="ce3">
            <text:p>Warrington</text:p>
          </table:table-cell>
          <table:table-cell office:value-type="string" table:style-name="ce29">
            <text:p>[z]</text:p>
          </table:table-cell>
          <table:table-cell office:value-type="string" table:style-name="ce29">
            <text:p>[z]</text:p>
          </table:table-cell>
          <table:table-cell office:value-type="float" office:value="0.7" table:style-name="ce29">
            <text:p>0.7</text:p>
          </table:table-cell>
          <table:table-cell office:value-type="float" office:value="1" table:style-name="ce29">
            <text:p>1.0</text:p>
          </table:table-cell>
          <table:table-cell office:value-type="string" table:style-name="ce29">
            <text:p>[z]</text:p>
          </table:table-cell>
          <table:table-cell office:value-type="float" office:value="0.7" table:style-name="ce29">
            <text:p>0.7</text:p>
          </table:table-cell>
          <table:table-cell office:value-type="float" office:value="0.8" table:style-name="ce29">
            <text:p>0.8</text:p>
          </table:table-cell>
          <table:table-cell office:value-type="float" office:value="0.96" table:style-name="ce29">
            <text:p>1.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1000001</text:p>
          </table:table-cell>
          <table:table-cell office:value-type="string" table:style-name="ce3">
            <text:p>Greater Manchester ITA</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63" table:style-name="ce29">
            <text:p>0.6</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13" table:style-name="ce29">
            <text:p>0.1</text:p>
          </table:table-cell>
          <table:table-cell office:value-type="float" office:value="-0.28000000000000003" table:style-name="ce29">
            <text:p>-0.3</text:p>
          </table:table-cell>
          <table:table-cell office:value-type="float" office:value="0.34" table:style-name="ce29">
            <text:p>0.3</text:p>
          </table:table-cell>
          <table:table-cell office:value-type="string" table:style-name="ce3">
            <text:p>[Note 3]</text:p>
          </table:table-cell>
          <table:table-cell table:number-columns-repeated="16363"/>
        </table:table-row>
        <table:table-row table:style-name="ro2">
          <table:table-cell office:value-type="string" table:style-name="ce3">
            <text:p>E11000002</text:p>
          </table:table-cell>
          <table:table-cell office:value-type="string" table:style-name="ce3">
            <text:p>Merseyside ITA</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2.34" table:style-name="ce29">
            <text:p>2.3</text:p>
          </table:table-cell>
          <table:table-cell office:value-type="float" office:value="1.64" table:style-name="ce29">
            <text:p>1.6</text:p>
          </table:table-cell>
          <table:table-cell office:value-type="float" office:value="1.64" table:style-name="ce29">
            <text:p>1.6</text:p>
          </table:table-cell>
          <table:table-cell office:value-type="float" office:value="1.47" table:style-name="ce29">
            <text:p>1.5</text:p>
          </table:table-cell>
          <table:table-cell office:value-type="float" office:value="1.32" table:style-name="ce29">
            <text:p>1.3</text:p>
          </table:table-cell>
          <table:table-cell office:value-type="float" office:value="1.27" table:style-name="ce29">
            <text:p>1.3</text:p>
          </table:table-cell>
          <table:table-cell office:value-type="float" office:value="1.1599999999999999" table:style-name="ce29">
            <text:p>1.2</text:p>
          </table:table-cell>
          <table:table-cell office:value-type="float" office:value="0.85" table:style-name="ce29">
            <text:p>0.9</text:p>
          </table:table-cell>
          <table:table-cell office:value-type="float" office:value="1.29" table:style-name="ce29">
            <text:p>1.3</text:p>
          </table:table-cell>
          <table:table-cell office:value-type="float" office:value="1.6" table:style-name="ce29">
            <text:p>1.6</text:p>
          </table:table-cell>
          <table:table-cell office:value-type="float" office:value="1.86" table:style-name="ce29">
            <text:p>1.9</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Note 3]</text:p>
          </table:table-cell>
          <table:table-cell table:number-columns-repeated="16363"/>
        </table:table-row>
        <table:table-row table:style-name="ro2">
          <table:table-cell office:value-type="string" table:style-name="ce9">
            <text:p>E12000003</text:p>
          </table:table-cell>
          <table:table-cell office:value-type="string" table:style-name="ce9">
            <text:p>Yorkshire and the Humber</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34">
            <text:p>[z]</text:p>
          </table:table-cell>
          <table:table-cell table:number-columns-repeated="16363"/>
        </table:table-row>
        <table:table-row table:style-name="ro2">
          <table:table-cell office:value-type="string" table:style-name="ce3">
            <text:p>E06000011</text:p>
          </table:table-cell>
          <table:table-cell office:value-type="string" table:style-name="ce3">
            <text:p>East Riding of York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10</text:p>
          </table:table-cell>
          <table:table-cell office:value-type="string" table:style-name="ce3">
            <text:p>Kingston upon Hull</text:p>
          </table:table-cell>
          <table:table-cell office:value-type="string" table:style-name="ce29">
            <text:p>[z]</text:p>
          </table:table-cell>
          <table:table-cell office:value-type="string" table:style-name="ce29">
            <text:p>[z]</text:p>
          </table:table-cell>
          <table:table-cell office:value-type="float" office:value="5" table:style-name="ce29">
            <text:p>5.0</text:p>
          </table:table-cell>
          <table:table-cell office:value-type="string" table:style-name="ce29">
            <text:p>[z]</text:p>
          </table:table-cell>
          <table:table-cell office:value-type="float" office:value="2.2799999999999998" table:style-name="ce29">
            <text:p>2.3</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3.1" table:style-name="ce29">
            <text:p>3.1</text:p>
          </table:table-cell>
          <table:table-cell office:value-type="float" office:value="2.36" table:style-name="ce29">
            <text:p>2.4</text:p>
          </table:table-cell>
          <table:table-cell office:value-type="float" office:value="1.54" table:style-name="ce29">
            <text:p>1.5</text:p>
          </table:table-cell>
          <table:table-cell office:value-type="string" table:style-name="ce3">
            <text:p>[z]</text:p>
          </table:table-cell>
          <table:table-cell table:number-columns-repeated="16363"/>
        </table:table-row>
        <table:table-row table:style-name="ro2">
          <table:table-cell office:value-type="string" table:style-name="ce3">
            <text:p>E06000012</text:p>
          </table:table-cell>
          <table:table-cell office:value-type="string" table:style-name="ce3">
            <text:p>North East Lincolnshire</text:p>
          </table:table-cell>
          <table:table-cell office:value-type="string" table:style-name="ce29">
            <text:p>[z]</text:p>
          </table:table-cell>
          <table:table-cell office:value-type="string" table:style-name="ce29">
            <text:p>[z]</text:p>
          </table:table-cell>
          <table:table-cell office:value-type="float" office:value="0.39" table:style-name="ce29">
            <text:p>0.4</text:p>
          </table:table-cell>
          <table:table-cell office:value-type="float" office:value="0.49" table:style-name="ce29">
            <text:p>0.5</text:p>
          </table:table-cell>
          <table:table-cell office:value-type="float" office:value="0.6" table:style-name="ce29">
            <text:p>0.6</text:p>
          </table:table-cell>
          <table:table-cell office:value-type="float" office:value="0.55500000000000005" table:style-name="ce29">
            <text:p>0.6</text:p>
          </table:table-cell>
          <table:table-cell office:value-type="float" office:value="1.75" table:style-name="ce29">
            <text:p>1.8</text:p>
          </table:table-cell>
          <table:table-cell office:value-type="float" office:value="0.4" table:style-name="ce29">
            <text:p>0.4</text:p>
          </table:table-cell>
          <table:table-cell office:value-type="float" office:value="0.98" table:style-name="ce29">
            <text:p>1.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13</text:p>
          </table:table-cell>
          <table:table-cell office:value-type="string" table:style-name="ce3">
            <text:p>North Lincoln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23</text:p>
          </table:table-cell>
          <table:table-cell office:value-type="string" table:style-name="ce3">
            <text:p>North Yorkshire exc York</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14</text:p>
          </table:table-cell>
          <table:table-cell office:value-type="string" table:style-name="ce3">
            <text:p>York</text:p>
          </table:table-cell>
          <table:table-cell office:value-type="string" table:style-name="ce29">
            <text:p>[z]</text:p>
          </table:table-cell>
          <table:table-cell office:value-type="float" office:value="1.1000000000000001" table:style-name="ce29">
            <text:p>1.1</text:p>
          </table:table-cell>
          <table:table-cell office:value-type="float" office:value="1.46" table:style-name="ce29">
            <text:p>1.5</text:p>
          </table:table-cell>
          <table:table-cell office:value-type="float" office:value="1.42" table:style-name="ce29">
            <text:p>1.4</text:p>
          </table:table-cell>
          <table:table-cell office:value-type="float" office:value="1.53" table:style-name="ce29">
            <text:p>1.5</text:p>
          </table:table-cell>
          <table:table-cell office:value-type="float" office:value="1.97" table:style-name="ce29">
            <text:p>2.0</text:p>
          </table:table-cell>
          <table:table-cell office:value-type="float" office:value="1.37" table:style-name="ce29">
            <text:p>1.4</text:p>
          </table:table-cell>
          <table:table-cell office:value-type="float" office:value="0.75" table:style-name="ce29">
            <text:p>0.8</text:p>
          </table:table-cell>
          <table:table-cell office:value-type="float" office:value="0.86" table:style-name="ce29">
            <text:p>0.9</text:p>
          </table:table-cell>
          <table:table-cell office:value-type="float" office:value="0.62" table:style-name="ce29">
            <text:p>0.6</text:p>
          </table:table-cell>
          <table:table-cell office:value-type="float" office:value="0.66" table:style-name="ce29">
            <text:p>0.7</text:p>
          </table:table-cell>
          <table:table-cell office:value-type="float" office:value="0.48" table:style-name="ce29">
            <text:p>0.5</text:p>
          </table:table-cell>
          <table:table-cell office:value-type="float" office:value="0.83" table:style-name="ce29">
            <text:p>0.8</text:p>
          </table:table-cell>
          <table:table-cell office:value-type="float" office:value="1.59" table:style-name="ce29">
            <text:p>1.6</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1000003</text:p>
          </table:table-cell>
          <table:table-cell office:value-type="string" table:style-name="ce3">
            <text:p>South Yorkshire ITA</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5" table:style-name="ce29">
            <text:p>1.5</text:p>
          </table:table-cell>
          <table:table-cell office:value-type="float" office:value="1.62" table:style-name="ce29">
            <text:p>1.6</text:p>
          </table:table-cell>
          <table:table-cell office:value-type="float" office:value="1.73" table:style-name="ce29">
            <text:p>1.7</text:p>
          </table:table-cell>
          <table:table-cell office:value-type="float" office:value="1.8" table:style-name="ce29">
            <text:p>1.8</text:p>
          </table:table-cell>
          <table:table-cell office:value-type="float" office:value="1.96" table:style-name="ce29">
            <text:p>2.0</text:p>
          </table:table-cell>
          <table:table-cell office:value-type="float" office:value="1.67" table:style-name="ce29">
            <text:p>1.7</text:p>
          </table:table-cell>
          <table:table-cell office:value-type="string" table:style-name="ce29">
            <text:p>[z]</text:p>
          </table:table-cell>
          <table:table-cell office:value-type="float" office:value="2.2400000000000002" table:style-name="ce29">
            <text:p>2.2</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Note 3]</text:p>
          </table:table-cell>
          <table:table-cell table:number-columns-repeated="16363"/>
        </table:table-row>
        <table:table-row table:style-name="ro2">
          <table:table-cell office:value-type="string" table:style-name="ce3">
            <text:p>E11000006</text:p>
          </table:table-cell>
          <table:table-cell office:value-type="string" table:style-name="ce3">
            <text:p>West Yorkshire ITA</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1299999999999999" table:style-name="ce29">
            <text:p>1.1</text:p>
          </table:table-cell>
          <table:table-cell office:value-type="float" office:value="1" table:style-name="ce29">
            <text:p>1.0</text:p>
          </table:table-cell>
          <table:table-cell office:value-type="float" office:value="1.2" table:style-name="ce29">
            <text:p>1.2</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Note 3]</text:p>
          </table:table-cell>
          <table:table-cell table:number-columns-repeated="16363"/>
        </table:table-row>
        <table:table-row table:style-name="ro2">
          <table:table-cell office:value-type="string" table:style-name="ce9">
            <text:p>E12000004</text:p>
          </table:table-cell>
          <table:table-cell office:value-type="string" table:style-name="ce9">
            <text:p>East Midlands</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34">
            <text:p>[z]</text:p>
          </table:table-cell>
          <table:table-cell table:number-columns-repeated="16363"/>
        </table:table-row>
        <table:table-row table:style-name="ro2">
          <table:table-cell office:value-type="string" table:style-name="ce3">
            <text:p>E06000015</text:p>
          </table:table-cell>
          <table:table-cell office:value-type="string" table:style-name="ce3">
            <text:p>Derby</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3.13" table:style-name="ce29">
            <text:p>3.1</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81" table:style-name="ce29">
            <text:p>0.8</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07</text:p>
          </table:table-cell>
          <table:table-cell office:value-type="string" table:style-name="ce3">
            <text:p>Derbyshire exc Derby</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61" table:style-name="ce29">
            <text:p>0.6</text:p>
          </table:table-cell>
          <table:table-cell office:value-type="float" office:value="0.28999999999999998" table:style-name="ce29">
            <text:p>0.3</text:p>
          </table:table-cell>
          <table:table-cell office:value-type="float" office:value="0.56999999999999995" table:style-name="ce29">
            <text:p>0.6</text:p>
          </table:table-cell>
          <table:table-cell office:value-type="float" office:value="0.51" table:style-name="ce29">
            <text:p>0.5</text:p>
          </table:table-cell>
          <table:table-cell office:value-type="float" office:value="0.25" table:style-name="ce29">
            <text:p>0.3</text:p>
          </table:table-cell>
          <table:table-cell office:value-type="float" office:value="0.42" table:style-name="ce29">
            <text:p>0.4</text:p>
          </table:table-cell>
          <table:table-cell office:value-type="float" office:value="0.95" table:style-name="ce29">
            <text:p>1.0</text:p>
          </table:table-cell>
          <table:table-cell office:value-type="float" office:value="1.01" table:style-name="ce29">
            <text:p>1.0</text:p>
          </table:table-cell>
          <table:table-cell office:value-type="float" office:value="1.01" table:style-name="ce29">
            <text:p>1.0</text:p>
          </table:table-cell>
          <table:table-cell office:value-type="float" office:value="0.77" table:style-name="ce29">
            <text:p>0.8</text:p>
          </table:table-cell>
          <table:table-cell office:value-type="float" office:value="3.05" table:style-name="ce29">
            <text:p>3.1</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16</text:p>
          </table:table-cell>
          <table:table-cell office:value-type="string" table:style-name="ce3">
            <text:p>Leicester</text:p>
          </table:table-cell>
          <table:table-cell office:value-type="string" table:style-name="ce29">
            <text:p>[z]</text:p>
          </table:table-cell>
          <table:table-cell office:value-type="string" table:style-name="ce29">
            <text:p>[z]</text:p>
          </table:table-cell>
          <table:table-cell office:value-type="float" office:value="1.33" table:style-name="ce29">
            <text:p>1.3</text:p>
          </table:table-cell>
          <table:table-cell office:value-type="float" office:value="1.03" table:style-name="ce29">
            <text:p>1.0</text:p>
          </table:table-cell>
          <table:table-cell office:value-type="float" office:value="1.18" table:style-name="ce29">
            <text:p>1.2</text:p>
          </table:table-cell>
          <table:table-cell office:value-type="float" office:value="1.19" table:style-name="ce29">
            <text:p>1.2</text:p>
          </table:table-cell>
          <table:table-cell office:value-type="string" table:style-name="ce29">
            <text:p>[z]</text:p>
          </table:table-cell>
          <table:table-cell office:value-type="float" office:value="1.08" table:style-name="ce29">
            <text:p>1.1</text:p>
          </table:table-cell>
          <table:table-cell office:value-type="float" office:value="0.84" table:style-name="ce29">
            <text:p>0.8</text:p>
          </table:table-cell>
          <table:table-cell office:value-type="float" office:value="2.38" table:style-name="ce29">
            <text:p>2.4</text:p>
          </table:table-cell>
          <table:table-cell office:value-type="float" office:value="1.36" table:style-name="ce29">
            <text:p>1.4</text:p>
          </table:table-cell>
          <table:table-cell office:value-type="float" office:value="1.4" table:style-name="ce29">
            <text:p>1.4</text:p>
          </table:table-cell>
          <table:table-cell office:value-type="float" office:value="1.18" table:style-name="ce29">
            <text:p>1.2</text:p>
          </table:table-cell>
          <table:table-cell office:value-type="float" office:value="1.18" table:style-name="ce29">
            <text:p>1.2</text:p>
          </table:table-cell>
          <table:table-cell office:value-type="float" office:value="1.21" table:style-name="ce29">
            <text:p>1.2</text:p>
          </table:table-cell>
          <table:table-cell office:value-type="float" office:value="2.93" table:style-name="ce29">
            <text:p>2.9</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18</text:p>
          </table:table-cell>
          <table:table-cell office:value-type="string" table:style-name="ce3">
            <text:p>Leicestershire exc Leicester &amp; Rutland</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19</text:p>
          </table:table-cell>
          <table:table-cell office:value-type="string" table:style-name="ce3">
            <text:p>Lincoln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3.44" table:style-name="ce29">
            <text:p>3.4</text:p>
          </table:table-cell>
          <table:table-cell office:value-type="float" office:value="3.44" table:style-name="ce29">
            <text:p>3.4</text:p>
          </table:table-cell>
          <table:table-cell office:value-type="float" office:value="2.4900000000000002" table:style-name="ce29">
            <text:p>2.5</text:p>
          </table:table-cell>
          <table:table-cell office:value-type="float" office:value="2.0499999999999998" table:style-name="ce29">
            <text:p>2.1</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21</text:p>
          </table:table-cell>
          <table:table-cell office:value-type="string" table:style-name="ce3">
            <text:p>Northampton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77" table:style-name="ce29">
            <text:p>0.8</text:p>
          </table:table-cell>
          <table:table-cell office:value-type="float" office:value="0.71" table:style-name="ce29">
            <text:p>0.7</text:p>
          </table:table-cell>
          <table:table-cell office:value-type="float" office:value="0.42" table:style-name="ce29">
            <text:p>0.4</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18</text:p>
          </table:table-cell>
          <table:table-cell office:value-type="string" table:style-name="ce3">
            <text:p>Nottingham</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61" table:style-name="ce29">
            <text:p>0.6</text:p>
          </table:table-cell>
          <table:table-cell office:value-type="float" office:value="0.57999999999999996" table:style-name="ce29">
            <text:p>0.6</text:p>
          </table:table-cell>
          <table:table-cell office:value-type="float" office:value="0.57999999999999996" table:style-name="ce29">
            <text:p>0.6</text:p>
          </table:table-cell>
          <table:table-cell office:value-type="float" office:value="0.57999999999999996" table:style-name="ce29">
            <text:p>0.6</text:p>
          </table:table-cell>
          <table:table-cell office:value-type="float" office:value="0.67" table:style-name="ce29">
            <text:p>0.7</text:p>
          </table:table-cell>
          <table:table-cell office:value-type="float" office:value="0.7" table:style-name="ce29">
            <text:p>0.7</text:p>
          </table:table-cell>
          <table:table-cell office:value-type="float" office:value="1.19" table:style-name="ce29">
            <text:p>1.2</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24</text:p>
          </table:table-cell>
          <table:table-cell office:value-type="string" table:style-name="ce3">
            <text:p>Nottinghamshire exc Nottingham</text:p>
          </table:table-cell>
          <table:table-cell office:value-type="string" table:style-name="ce29">
            <text:p>[z]</text:p>
          </table:table-cell>
          <table:table-cell office:value-type="string" table:style-name="ce29">
            <text:p>[z]</text:p>
          </table:table-cell>
          <table:table-cell office:value-type="float" office:value="0.67" table:style-name="ce29">
            <text:p>0.7</text:p>
          </table:table-cell>
          <table:table-cell office:value-type="float" office:value="0.67" table:style-name="ce29">
            <text:p>0.7</text:p>
          </table:table-cell>
          <table:table-cell office:value-type="float" office:value="0.77" table:style-name="ce29">
            <text:p>0.8</text:p>
          </table:table-cell>
          <table:table-cell office:value-type="float" office:value="0.68" table:style-name="ce29">
            <text:p>0.7</text:p>
          </table:table-cell>
          <table:table-cell office:value-type="float" office:value="0.71" table:style-name="ce29">
            <text:p>0.7</text:p>
          </table:table-cell>
          <table:table-cell office:value-type="float" office:value="0.89" table:style-name="ce29">
            <text:p>0.9</text:p>
          </table:table-cell>
          <table:table-cell office:value-type="float" office:value="0.93" table:style-name="ce29">
            <text:p>0.9</text:p>
          </table:table-cell>
          <table:table-cell office:value-type="float" office:value="0.9" table:style-name="ce29">
            <text:p>0.9</text:p>
          </table:table-cell>
          <table:table-cell office:value-type="float" office:value="1.0900000000000001" table:style-name="ce29">
            <text:p>1.1</text:p>
          </table:table-cell>
          <table:table-cell office:value-type="float" office:value="0.86" table:style-name="ce29">
            <text:p>0.9</text:p>
          </table:table-cell>
          <table:table-cell office:value-type="float" office:value="0.86" table:style-name="ce29">
            <text:p>0.9</text:p>
          </table:table-cell>
          <table:table-cell office:value-type="float" office:value="1.01" table:style-name="ce29">
            <text:p>1.0</text:p>
          </table:table-cell>
          <table:table-cell office:value-type="float" office:value="0.95" table:style-name="ce29">
            <text:p>1.0</text:p>
          </table:table-cell>
          <table:table-cell office:value-type="float" office:value="1.0900000000000001" table:style-name="ce29">
            <text:p>1.1</text:p>
          </table:table-cell>
          <table:table-cell office:value-type="string" table:style-name="ce29">
            <text:p>[z]</text:p>
          </table:table-cell>
          <table:table-cell office:value-type="float" office:value="1.0900000000000001" table:style-name="ce29">
            <text:p>1.1</text:p>
          </table:table-cell>
          <table:table-cell office:value-type="string" table:style-name="ce3">
            <text:p>[z]</text:p>
          </table:table-cell>
          <table:table-cell table:number-columns-repeated="16363"/>
        </table:table-row>
        <table:table-row table:style-name="ro2">
          <table:table-cell office:value-type="string" table:style-name="ce3">
            <text:p>E06000017</text:p>
          </table:table-cell>
          <table:table-cell office:value-type="string" table:style-name="ce3">
            <text:p>Rutland</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1399999999999999" table:style-name="ce29">
            <text:p>1.1</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6.2" table:style-name="ce29">
            <text:p>6.2</text:p>
          </table:table-cell>
          <table:table-cell office:value-type="string" table:style-name="ce3">
            <text:p>[z]</text:p>
          </table:table-cell>
          <table:table-cell table:number-columns-repeated="16363"/>
        </table:table-row>
        <table:table-row table:style-name="ro2">
          <table:table-cell office:value-type="string" table:style-name="ce9">
            <text:p>E12000005</text:p>
          </table:table-cell>
          <table:table-cell office:value-type="string" table:style-name="ce9">
            <text:p>West Midlands</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34">
            <text:p>[z]</text:p>
          </table:table-cell>
          <table:table-cell table:number-columns-repeated="16363"/>
        </table:table-row>
        <table:table-row table:style-name="ro2">
          <table:table-cell office:value-type="string" table:style-name="ce3">
            <text:p>E06000019</text:p>
          </table:table-cell>
          <table:table-cell office:value-type="string" table:style-name="ce3">
            <text:p>Hereford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51</text:p>
          </table:table-cell>
          <table:table-cell office:value-type="string" table:style-name="ce3">
            <text:p>Shropshire exc Telford &amp; The Wrekin</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68" table:style-name="ce29">
            <text:p>0.7</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28</text:p>
          </table:table-cell>
          <table:table-cell office:value-type="string" table:style-name="ce3">
            <text:p>Staffordshire exc Stoke-on-Trent</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21</text:p>
          </table:table-cell>
          <table:table-cell office:value-type="string" table:style-name="ce3">
            <text:p>Stoke-on-Trent</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 table:style-name="ce29">
            <text:p>0.0</text:p>
          </table:table-cell>
          <table:table-cell office:value-type="string" table:style-name="ce3">
            <text:p>[z]</text:p>
          </table:table-cell>
          <table:table-cell table:number-columns-repeated="16363"/>
        </table:table-row>
        <table:table-row table:style-name="ro2">
          <table:table-cell office:value-type="string" table:style-name="ce3">
            <text:p>E06000020</text:p>
          </table:table-cell>
          <table:table-cell office:value-type="string" table:style-name="ce3">
            <text:p>Telford and the Wrekin</text:p>
          </table:table-cell>
          <table:table-cell office:value-type="string" table:style-name="ce29">
            <text:p>[z]</text:p>
          </table:table-cell>
          <table:table-cell office:value-type="string" table:style-name="ce29">
            <text:p>[z]</text:p>
          </table:table-cell>
          <table:table-cell office:value-type="float" office:value="22" table:style-name="ce29">
            <text:p>22.0</text:p>
          </table:table-cell>
          <table:table-cell office:value-type="string" table:style-name="ce29">
            <text:p>[z]</text:p>
          </table:table-cell>
          <table:table-cell office:value-type="float" office:value="1.04" table:style-name="ce29">
            <text:p>1.0</text:p>
          </table:table-cell>
          <table:table-cell office:value-type="float" office:value="0.82" table:style-name="ce29">
            <text:p>0.8</text:p>
          </table:table-cell>
          <table:table-cell office:value-type="float" office:value="0.82" table:style-name="ce29">
            <text:p>0.8</text:p>
          </table:table-cell>
          <table:table-cell office:value-type="float" office:value="1.86" table:style-name="ce29">
            <text:p>1.9</text:p>
          </table:table-cell>
          <table:table-cell office:value-type="float" office:value="0.56000000000000005" table:style-name="ce29">
            <text:p>0.6</text:p>
          </table:table-cell>
          <table:table-cell office:value-type="float" office:value="0.81" table:style-name="ce29">
            <text:p>0.8</text:p>
          </table:table-cell>
          <table:table-cell office:value-type="float" office:value="2" table:style-name="ce29">
            <text:p>2.0</text:p>
          </table:table-cell>
          <table:table-cell office:value-type="float" office:value="1.46" table:style-name="ce29">
            <text:p>1.5</text:p>
          </table:table-cell>
          <table:table-cell office:value-type="float" office:value="0.47" table:style-name="ce29">
            <text:p>0.5</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31</text:p>
          </table:table-cell>
          <table:table-cell office:value-type="string" table:style-name="ce3">
            <text:p>Warwickshire</text:p>
          </table:table-cell>
          <table:table-cell office:value-type="string" table:style-name="ce29">
            <text:p>[z]</text:p>
          </table:table-cell>
          <table:table-cell office:value-type="float" office:value="1" table:style-name="ce29">
            <text:p>1.0</text:p>
          </table:table-cell>
          <table:table-cell office:value-type="float" office:value="0.68" table:style-name="ce29">
            <text:p>0.7</text:p>
          </table:table-cell>
          <table:table-cell office:value-type="float" office:value="0.49" table:style-name="ce29">
            <text:p>0.5</text:p>
          </table:table-cell>
          <table:table-cell office:value-type="float" office:value="0.75" table:style-name="ce29">
            <text:p>0.8</text:p>
          </table:table-cell>
          <table:table-cell office:value-type="float" office:value="0.75" table:style-name="ce29">
            <text:p>0.8</text:p>
          </table:table-cell>
          <table:table-cell office:value-type="float" office:value="0.75" table:style-name="ce29">
            <text:p>0.8</text:p>
          </table:table-cell>
          <table:table-cell office:value-type="float" office:value="0.86" table:style-name="ce29">
            <text:p>0.9</text:p>
          </table:table-cell>
          <table:table-cell office:value-type="float" office:value="0.43" table:style-name="ce29">
            <text:p>0.4</text:p>
          </table:table-cell>
          <table:table-cell office:value-type="string" table:style-name="ce29">
            <text:p>[z]</text:p>
          </table:table-cell>
          <table:table-cell office:value-type="float" office:value="0.45" table:style-name="ce29">
            <text:p>0.5</text:p>
          </table:table-cell>
          <table:table-cell office:value-type="float" office:value="0.53" table:style-name="ce29">
            <text:p>0.5</text:p>
          </table:table-cell>
          <table:table-cell office:value-type="float" office:value="0.35" table:style-name="ce29">
            <text:p>0.4</text:p>
          </table:table-cell>
          <table:table-cell office:value-type="float" office:value="0.31" table:style-name="ce29">
            <text:p>0.3</text:p>
          </table:table-cell>
          <table:table-cell office:value-type="float" office:value="0.53" table:style-name="ce29">
            <text:p>0.5</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34</text:p>
          </table:table-cell>
          <table:table-cell office:value-type="string" table:style-name="ce3">
            <text:p>Worcestershire</text:p>
          </table:table-cell>
          <table:table-cell office:value-type="string" table:style-name="ce29">
            <text:p>[z]</text:p>
          </table:table-cell>
          <table:table-cell office:value-type="string" table:style-name="ce29">
            <text:p>[z]</text:p>
          </table:table-cell>
          <table:table-cell office:value-type="float" office:value="0.1" table:style-name="ce29">
            <text:p>0.1</text:p>
          </table:table-cell>
          <table:table-cell office:value-type="float" office:value="1.45" table:style-name="ce29">
            <text:p>1.5</text:p>
          </table:table-cell>
          <table:table-cell office:value-type="float" office:value="1.45" table:style-name="ce29">
            <text:p>1.5</text:p>
          </table:table-cell>
          <table:table-cell office:value-type="float" office:value="0.41" table:style-name="ce29">
            <text:p>0.4</text:p>
          </table:table-cell>
          <table:table-cell office:value-type="float" office:value="0.84" table:style-name="ce29">
            <text:p>0.8</text:p>
          </table:table-cell>
          <table:table-cell office:value-type="float" office:value="0.15" table:style-name="ce29">
            <text:p>0.2</text:p>
          </table:table-cell>
          <table:table-cell office:value-type="float" office:value="1" table:style-name="ce29">
            <text:p>1.0</text:p>
          </table:table-cell>
          <table:table-cell office:value-type="float" office:value="0.28000000000000003" table:style-name="ce29">
            <text:p>0.3</text:p>
          </table:table-cell>
          <table:table-cell office:value-type="float" office:value="1.04" table:style-name="ce29">
            <text:p>1.0</text:p>
          </table:table-cell>
          <table:table-cell office:value-type="float" office:value="0.77" table:style-name="ce29">
            <text:p>0.8</text:p>
          </table:table-cell>
          <table:table-cell office:value-type="float" office:value="1.54" table:style-name="ce29">
            <text:p>1.5</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46" table:style-name="ce29">
            <text:p>1.5</text:p>
          </table:table-cell>
          <table:table-cell office:value-type="float" office:value="0.13" table:style-name="ce29">
            <text:p>0.1</text:p>
          </table:table-cell>
          <table:table-cell office:value-type="string" table:style-name="ce3">
            <text:p>[z]</text:p>
          </table:table-cell>
          <table:table-cell table:number-columns-repeated="16363"/>
        </table:table-row>
        <table:table-row table:style-name="ro2">
          <table:table-cell office:value-type="string" table:style-name="ce3">
            <text:p>E11000005</text:p>
          </table:table-cell>
          <table:table-cell office:value-type="string" table:style-name="ce3">
            <text:p>West Midlands ITA</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1299999999999999" table:style-name="ce29">
            <text:p>1.1</text:p>
          </table:table-cell>
          <table:table-cell office:value-type="float" office:value="1.3" table:style-name="ce29">
            <text:p>1.3</text:p>
          </table:table-cell>
          <table:table-cell office:value-type="float" office:value="1.21" table:style-name="ce29">
            <text:p>1.2</text:p>
          </table:table-cell>
          <table:table-cell office:value-type="float" office:value="1.17" table:style-name="ce29">
            <text:p>1.2</text:p>
          </table:table-cell>
          <table:table-cell office:value-type="float" office:value="1.21" table:style-name="ce29">
            <text:p>1.2</text:p>
          </table:table-cell>
          <table:table-cell office:value-type="float" office:value="1.1100000000000001" table:style-name="ce29">
            <text:p>1.1</text:p>
          </table:table-cell>
          <table:table-cell office:value-type="float" office:value="1.06" table:style-name="ce29">
            <text:p>1.1</text:p>
          </table:table-cell>
          <table:table-cell office:value-type="float" office:value="1.1499999999999999" table:style-name="ce29">
            <text:p>1.2</text:p>
          </table:table-cell>
          <table:table-cell office:value-type="float" office:value="2.09" table:style-name="ce29">
            <text:p>2.1</text:p>
          </table:table-cell>
          <table:table-cell office:value-type="float" office:value="1.23" table:style-name="ce29">
            <text:p>1.2</text:p>
          </table:table-cell>
          <table:table-cell office:value-type="float" office:value="1.23" table:style-name="ce29">
            <text:p>1.2</text:p>
          </table:table-cell>
          <table:table-cell office:value-type="string" table:style-name="ce29">
            <text:p>[z]</text:p>
          </table:table-cell>
          <table:table-cell office:value-type="float" office:value="1.23" table:style-name="ce29">
            <text:p>1.2</text:p>
          </table:table-cell>
          <table:table-cell office:value-type="string" table:style-name="ce29">
            <text:p>[z]</text:p>
          </table:table-cell>
          <table:table-cell office:value-type="string" table:style-name="ce3">
            <text:p>[Note 3]</text:p>
          </table:table-cell>
          <table:table-cell table:number-columns-repeated="16363"/>
        </table:table-row>
        <table:table-row table:style-name="ro2">
          <table:table-cell office:value-type="string" table:style-name="ce9">
            <text:p>E12000006</text:p>
          </table:table-cell>
          <table:table-cell office:value-type="string" table:style-name="ce9">
            <text:p>East of England</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34">
            <text:p>[z]</text:p>
          </table:table-cell>
          <table:table-cell table:number-columns-repeated="16363"/>
        </table:table-row>
        <table:table-row table:style-name="ro2">
          <table:table-cell office:value-type="string" table:style-name="ce3">
            <text:p>E06000055</text:p>
          </table:table-cell>
          <table:table-cell office:value-type="string" table:style-name="ce3">
            <text:p>Bedford</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01</text:p>
          </table:table-cell>
          <table:table-cell office:value-type="string" table:style-name="ce3">
            <text:p>Bedford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03</text:p>
          </table:table-cell>
          <table:table-cell office:value-type="string" table:style-name="ce3">
            <text:p>Cambridgeshire exc Peterborough</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7" table:style-name="ce29">
            <text:p>0.7</text:p>
          </table:table-cell>
          <table:table-cell office:value-type="float" office:value="0.59" table:style-name="ce29">
            <text:p>0.6</text:p>
          </table:table-cell>
          <table:table-cell office:value-type="float" office:value="0.67" table:style-name="ce29">
            <text:p>0.7</text:p>
          </table:table-cell>
          <table:table-cell office:value-type="float" office:value="0.69" table:style-name="ce29">
            <text:p>0.7</text:p>
          </table:table-cell>
          <table:table-cell office:value-type="float" office:value="0.97" table:style-name="ce29">
            <text:p>1.0</text:p>
          </table:table-cell>
          <table:table-cell office:value-type="float" office:value="1.08" table:style-name="ce29">
            <text:p>1.1</text:p>
          </table:table-cell>
          <table:table-cell office:value-type="float" office:value="1.42" table:style-name="ce29">
            <text:p>1.4</text:p>
          </table:table-cell>
          <table:table-cell office:value-type="float" office:value="1.55" table:style-name="ce29">
            <text:p>1.6</text:p>
          </table:table-cell>
          <table:table-cell office:value-type="float" office:value="1.35" table:style-name="ce29">
            <text:p>1.4</text:p>
          </table:table-cell>
          <table:table-cell office:value-type="float" office:value="1.97" table:style-name="ce29">
            <text:p>2.0</text:p>
          </table:table-cell>
          <table:table-cell office:value-type="float" office:value="2.0699999999999998" table:style-name="ce29">
            <text:p>2.1</text:p>
          </table:table-cell>
          <table:table-cell office:value-type="string" table:style-name="ce29">
            <text:p>[z]</text:p>
          </table:table-cell>
          <table:table-cell office:value-type="float" office:value="1.1499999999999999" table:style-name="ce29">
            <text:p>1.2</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56</text:p>
          </table:table-cell>
          <table:table-cell office:value-type="string" table:style-name="ce3">
            <text:p>Central Bedford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12</text:p>
          </table:table-cell>
          <table:table-cell office:value-type="string" table:style-name="ce3">
            <text:p>Essex exc Southend &amp; Thurrock</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77" table:style-name="ce29">
            <text:p>1.8</text:p>
          </table:table-cell>
          <table:table-cell office:value-type="float" office:value="1.06" table:style-name="ce29">
            <text:p>1.1</text:p>
          </table:table-cell>
          <table:table-cell office:value-type="float" office:value="0.99" table:style-name="ce29">
            <text:p>1.0</text:p>
          </table:table-cell>
          <table:table-cell office:value-type="float" office:value="0.47" table:style-name="ce29">
            <text:p>0.5</text:p>
          </table:table-cell>
          <table:table-cell office:value-type="float" office:value="1.18" table:style-name="ce29">
            <text:p>1.2</text:p>
          </table:table-cell>
          <table:table-cell office:value-type="float" office:value="1.1000000000000001" table:style-name="ce29">
            <text:p>1.1</text:p>
          </table:table-cell>
          <table:table-cell office:value-type="float" office:value="1.43" table:style-name="ce29">
            <text:p>1.4</text:p>
          </table:table-cell>
          <table:table-cell office:value-type="float" office:value="1.18" table:style-name="ce29">
            <text:p>1.2</text:p>
          </table:table-cell>
          <table:table-cell office:value-type="string" table:style-name="ce29">
            <text:p>[z]</text:p>
          </table:table-cell>
          <table:table-cell office:value-type="string" table:style-name="ce29">
            <text:p>[z]</text:p>
          </table:table-cell>
          <table:table-cell office:value-type="float" office:value="1.43" table:style-name="ce29">
            <text:p>1.4</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15</text:p>
          </table:table-cell>
          <table:table-cell office:value-type="string" table:style-name="ce3">
            <text:p>Hertford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32</text:p>
          </table:table-cell>
          <table:table-cell office:value-type="string" table:style-name="ce3">
            <text:p>Luton</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21" table:style-name="ce29">
            <text:p>1.2</text:p>
          </table:table-cell>
          <table:table-cell office:value-type="string" table:style-name="ce29">
            <text:p>[z]</text:p>
          </table:table-cell>
          <table:table-cell office:value-type="string" table:style-name="ce29">
            <text:p>[z]</text:p>
          </table:table-cell>
          <table:table-cell office:value-type="float" office:value="1.74" table:style-name="ce29">
            <text:p>1.7</text:p>
          </table:table-cell>
          <table:table-cell office:value-type="float" office:value="1.01" table:style-name="ce29">
            <text:p>1.0</text:p>
          </table:table-cell>
          <table:table-cell office:value-type="float" office:value="1.28" table:style-name="ce29">
            <text:p>1.3</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1200000000000001" table:style-name="ce29">
            <text:p>1.1</text:p>
          </table:table-cell>
          <table:table-cell office:value-type="string" table:style-name="ce3">
            <text:p>[z]</text:p>
          </table:table-cell>
          <table:table-cell table:number-columns-repeated="16363"/>
        </table:table-row>
        <table:table-row table:style-name="ro2">
          <table:table-cell office:value-type="string" table:style-name="ce3">
            <text:p>E10000020</text:p>
          </table:table-cell>
          <table:table-cell office:value-type="string" table:style-name="ce3">
            <text:p>Norfolk</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31</text:p>
          </table:table-cell>
          <table:table-cell office:value-type="string" table:style-name="ce3">
            <text:p>Peterborough</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81" table:style-name="ce29">
            <text:p>1.8</text:p>
          </table:table-cell>
          <table:table-cell office:value-type="float" office:value="1.4" table:style-name="ce29">
            <text:p>1.4</text:p>
          </table:table-cell>
          <table:table-cell office:value-type="float" office:value="1.59" table:style-name="ce29">
            <text:p>1.6</text:p>
          </table:table-cell>
          <table:table-cell office:value-type="float" office:value="1.23" table:style-name="ce29">
            <text:p>1.2</text:p>
          </table:table-cell>
          <table:table-cell office:value-type="float" office:value="1.5" table:style-name="ce29">
            <text:p>1.5</text:p>
          </table:table-cell>
          <table:table-cell office:value-type="float" office:value="1" table:style-name="ce29">
            <text:p>1.0</text:p>
          </table:table-cell>
          <table:table-cell office:value-type="float" office:value="0.85" table:style-name="ce29">
            <text:p>0.9</text:p>
          </table:table-cell>
          <table:table-cell office:value-type="string" table:style-name="ce29">
            <text:p>[z]</text:p>
          </table:table-cell>
          <table:table-cell office:value-type="float" office:value="2.46" table:style-name="ce29">
            <text:p>2.5</text:p>
          </table:table-cell>
          <table:table-cell office:value-type="float" office:value="2.5299999999999998" table:style-name="ce29">
            <text:p>2.5</text:p>
          </table:table-cell>
          <table:table-cell office:value-type="float" office:value="3.81" table:style-name="ce29">
            <text:p>3.8</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33</text:p>
          </table:table-cell>
          <table:table-cell office:value-type="string" table:style-name="ce3">
            <text:p>Southend</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29</text:p>
          </table:table-cell>
          <table:table-cell office:value-type="string" table:style-name="ce3">
            <text:p>Suffolk</text:p>
          </table:table-cell>
          <table:table-cell office:value-type="string" table:style-name="ce29">
            <text:p>[z]</text:p>
          </table:table-cell>
          <table:table-cell office:value-type="string" table:style-name="ce29">
            <text:p>[z]</text:p>
          </table:table-cell>
          <table:table-cell office:value-type="float" office:value="0.95" table:style-name="ce29">
            <text:p>1.0</text:p>
          </table:table-cell>
          <table:table-cell office:value-type="string" table:style-name="ce29">
            <text:p>[z]</text:p>
          </table:table-cell>
          <table:table-cell office:value-type="float" office:value="0.53" table:style-name="ce29">
            <text:p>0.5</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 table:style-name="ce29">
            <text:p>0.0</text:p>
          </table:table-cell>
          <table:table-cell office:value-type="string" table:style-name="ce3">
            <text:p>[z]</text:p>
          </table:table-cell>
          <table:table-cell table:number-columns-repeated="16363"/>
        </table:table-row>
        <table:table-row table:style-name="ro2">
          <table:table-cell office:value-type="string" table:style-name="ce3">
            <text:p>E06000034</text:p>
          </table:table-cell>
          <table:table-cell office:value-type="string" table:style-name="ce3">
            <text:p>Thurrock</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9">
            <text:p>E12000007</text:p>
          </table:table-cell>
          <table:table-cell office:value-type="string" table:style-name="ce9">
            <text:p>London</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1000000000000001" table:style-name="ce29">
            <text:p>1.1</text:p>
          </table:table-cell>
          <table:table-cell office:value-type="float" office:value="1.1000000000000001" table:style-name="ce29">
            <text:p>1.1</text:p>
          </table:table-cell>
          <table:table-cell office:value-type="float" office:value="1" table:style-name="ce29">
            <text:p>1.0</text:p>
          </table:table-cell>
          <table:table-cell office:value-type="float" office:value="1" table:style-name="ce29">
            <text:p>1.0</text:p>
          </table:table-cell>
          <table:table-cell office:value-type="float" office:value="1.02" table:style-name="ce29">
            <text:p>1.0</text:p>
          </table:table-cell>
          <table:table-cell office:value-type="float" office:value="1.02" table:style-name="ce29">
            <text:p>1.0</text:p>
          </table:table-cell>
          <table:table-cell office:value-type="float" office:value="1.0900000000000001" table:style-name="ce29">
            <text:p>1.1</text:p>
          </table:table-cell>
          <table:table-cell office:value-type="float" office:value="1.1499999999999999" table:style-name="ce29">
            <text:p>1.2</text:p>
          </table:table-cell>
          <table:table-cell office:value-type="float" office:value="1.1000000000000001" table:style-name="ce29">
            <text:p>1.1</text:p>
          </table:table-cell>
          <table:table-cell office:value-type="float" office:value="0.96" table:style-name="ce29">
            <text:p>1.0</text:p>
          </table:table-cell>
          <table:table-cell office:value-type="float" office:value="0.95" table:style-name="ce29">
            <text:p>1.0</text:p>
          </table:table-cell>
          <table:table-cell office:value-type="float" office:value="0.95" table:style-name="ce29">
            <text:p>1.0</text:p>
          </table:table-cell>
          <table:table-cell office:value-type="float" office:value="0.61" table:style-name="ce29">
            <text:p>0.6</text:p>
          </table:table-cell>
          <table:table-cell office:value-type="float" office:value="0.9" table:style-name="ce29">
            <text:p>0.9</text:p>
          </table:table-cell>
          <table:table-cell office:value-type="string" table:style-name="ce9">
            <text:p>[Note 3]</text:p>
          </table:table-cell>
          <table:table-cell table:number-columns-repeated="16363"/>
        </table:table-row>
        <table:table-row table:style-name="ro2">
          <table:table-cell office:value-type="string" table:style-name="ce9">
            <text:p>E12000008</text:p>
          </table:table-cell>
          <table:table-cell office:value-type="string" table:style-name="ce9">
            <text:p>South East</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34">
            <text:p>[z]</text:p>
          </table:table-cell>
          <table:table-cell table:number-columns-repeated="16363"/>
        </table:table-row>
        <table:table-row table:style-name="ro2">
          <table:table-cell office:value-type="string" table:style-name="ce3">
            <text:p>E06000036</text:p>
          </table:table-cell>
          <table:table-cell office:value-type="string" table:style-name="ce3">
            <text:p>Bracknell Forest</text:p>
          </table:table-cell>
          <table:table-cell office:value-type="string" table:style-name="ce29">
            <text:p>[z]</text:p>
          </table:table-cell>
          <table:table-cell office:value-type="string" table:style-name="ce29">
            <text:p>[z]</text:p>
          </table:table-cell>
          <table:table-cell office:value-type="float" office:value="1.6" table:style-name="ce29">
            <text:p>1.6</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43</text:p>
          </table:table-cell>
          <table:table-cell office:value-type="string" table:style-name="ce3">
            <text:p>Brighton &amp; Hov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72" table:style-name="ce29">
            <text:p>0.7</text:p>
          </table:table-cell>
          <table:table-cell office:value-type="float" office:value="0.72" table:style-name="ce29">
            <text:p>0.7</text:p>
          </table:table-cell>
          <table:table-cell office:value-type="float" office:value="0.72" table:style-name="ce29">
            <text:p>0.7</text:p>
          </table:table-cell>
          <table:table-cell office:value-type="float" office:value="0.72" table:style-name="ce29">
            <text:p>0.7</text:p>
          </table:table-cell>
          <table:table-cell office:value-type="float" office:value="0.7" table:style-name="ce29">
            <text:p>0.7</text:p>
          </table:table-cell>
          <table:table-cell office:value-type="float" office:value="0.7" table:style-name="ce29">
            <text:p>0.7</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02</text:p>
          </table:table-cell>
          <table:table-cell office:value-type="string" table:style-name="ce3">
            <text:p>Buckinghamshire exc Milton Keynes</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11</text:p>
          </table:table-cell>
          <table:table-cell office:value-type="string" table:style-name="ce3">
            <text:p>East Sussex exc Brighton &amp; Hov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14</text:p>
          </table:table-cell>
          <table:table-cell office:value-type="string" table:style-name="ce3">
            <text:p>Hampshire exc Portsmouth &amp; Southampton</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37" table:style-name="ce29">
            <text:p>1.4</text:p>
          </table:table-cell>
          <table:table-cell office:value-type="float" office:value="0.85" table:style-name="ce29">
            <text:p>0.9</text:p>
          </table:table-cell>
          <table:table-cell office:value-type="float" office:value="1.38" table:style-name="ce29">
            <text:p>1.4</text:p>
          </table:table-cell>
          <table:table-cell office:value-type="float" office:value="0.82" table:style-name="ce29">
            <text:p>0.8</text:p>
          </table:table-cell>
          <table:table-cell office:value-type="float" office:value="0.49" table:style-name="ce29">
            <text:p>0.5</text:p>
          </table:table-cell>
          <table:table-cell office:value-type="float" office:value="1.01" table:style-name="ce29">
            <text:p>1.0</text:p>
          </table:table-cell>
          <table:table-cell office:value-type="float" office:value="0.85" table:style-name="ce29">
            <text:p>0.9</text:p>
          </table:table-cell>
          <table:table-cell office:value-type="float" office:value="0.86" table:style-name="ce29">
            <text:p>0.9</text:p>
          </table:table-cell>
          <table:table-cell office:value-type="float" office:value="0.56999999999999995" table:style-name="ce29">
            <text:p>0.6</text:p>
          </table:table-cell>
          <table:table-cell office:value-type="float" office:value="0.86" table:style-name="ce29">
            <text:p>0.9</text:p>
          </table:table-cell>
          <table:table-cell office:value-type="float" office:value="0.94" table:style-name="ce29">
            <text:p>0.9</text:p>
          </table:table-cell>
          <table:table-cell office:value-type="float" office:value="0.64" table:style-name="ce29">
            <text:p>0.6</text:p>
          </table:table-cell>
          <table:table-cell office:value-type="float" office:value="0.34" table:style-name="ce29">
            <text:p>0.3</text:p>
          </table:table-cell>
          <table:table-cell office:value-type="float" office:value="0.79" table:style-name="ce29">
            <text:p>0.8</text:p>
          </table:table-cell>
          <table:table-cell office:value-type="string" table:style-name="ce3">
            <text:p>[z]</text:p>
          </table:table-cell>
          <table:table-cell table:number-columns-repeated="16363"/>
        </table:table-row>
        <table:table-row table:style-name="ro2">
          <table:table-cell office:value-type="string" table:style-name="ce3">
            <text:p>E06000046</text:p>
          </table:table-cell>
          <table:table-cell office:value-type="string" table:style-name="ce3">
            <text:p>Isle of Wight</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16</text:p>
          </table:table-cell>
          <table:table-cell office:value-type="string" table:style-name="ce3">
            <text:p>Kent exc Medway Towns</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35</text:p>
          </table:table-cell>
          <table:table-cell office:value-type="string" table:style-name="ce3">
            <text:p>Medway Towns</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42</text:p>
          </table:table-cell>
          <table:table-cell office:value-type="string" table:style-name="ce3">
            <text:p>Milton Keynes</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2.04" table:style-name="ce29">
            <text:p>2.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25</text:p>
          </table:table-cell>
          <table:table-cell office:value-type="string" table:style-name="ce3">
            <text:p>Oxfordshire</text:p>
          </table:table-cell>
          <table:table-cell office:value-type="float" office:value="1.22" table:style-name="ce29">
            <text:p>1.2</text:p>
          </table:table-cell>
          <table:table-cell office:value-type="float" office:value="1.22" table:style-name="ce29">
            <text:p>1.2</text:p>
          </table:table-cell>
          <table:table-cell office:value-type="float" office:value="1.64" table:style-name="ce29">
            <text:p>1.6</text:p>
          </table:table-cell>
          <table:table-cell office:value-type="float" office:value="1.47" table:style-name="ce29">
            <text:p>1.5</text:p>
          </table:table-cell>
          <table:table-cell office:value-type="float" office:value="1.67" table:style-name="ce29">
            <text:p>1.7</text:p>
          </table:table-cell>
          <table:table-cell office:value-type="float" office:value="1.62" table:style-name="ce29">
            <text:p>1.6</text:p>
          </table:table-cell>
          <table:table-cell office:value-type="float" office:value="1.67" table:style-name="ce29">
            <text:p>1.7</text:p>
          </table:table-cell>
          <table:table-cell office:value-type="float" office:value="1.45" table:style-name="ce29">
            <text:p>1.5</text:p>
          </table:table-cell>
          <table:table-cell office:value-type="float" office:value="1.45" table:style-name="ce29">
            <text:p>1.5</text:p>
          </table:table-cell>
          <table:table-cell office:value-type="float" office:value="1.32" table:style-name="ce29">
            <text:p>1.3</text:p>
          </table:table-cell>
          <table:table-cell office:value-type="float" office:value="1.96" table:style-name="ce29">
            <text:p>2.0</text:p>
          </table:table-cell>
          <table:table-cell office:value-type="float" office:value="1.54" table:style-name="ce29">
            <text:p>1.5</text:p>
          </table:table-cell>
          <table:table-cell office:value-type="float" office:value="2.0099999999999998" table:style-name="ce29">
            <text:p>2.0</text:p>
          </table:table-cell>
          <table:table-cell office:value-type="float" office:value="2.58" table:style-name="ce29">
            <text:p>2.6</text:p>
          </table:table-cell>
          <table:table-cell office:value-type="float" office:value="1.64" table:style-name="ce29">
            <text:p>1.6</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44</text:p>
          </table:table-cell>
          <table:table-cell office:value-type="string" table:style-name="ce3">
            <text:p>Portsmouth</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24" table:style-name="ce29">
            <text:p>1.2</text:p>
          </table:table-cell>
          <table:table-cell office:value-type="string" table:style-name="ce29">
            <text:p>[z]</text:p>
          </table:table-cell>
          <table:table-cell office:value-type="string" table:style-name="ce29">
            <text:p>[z]</text:p>
          </table:table-cell>
          <table:table-cell office:value-type="float" office:value="2.7" table:style-name="ce29">
            <text:p>2.7</text:p>
          </table:table-cell>
          <table:table-cell office:value-type="float" office:value="2" table:style-name="ce29">
            <text:p>2.0</text:p>
          </table:table-cell>
          <table:table-cell office:value-type="string" table:style-name="ce29">
            <text:p>[z]</text:p>
          </table:table-cell>
          <table:table-cell office:value-type="string" table:style-name="ce29">
            <text:p>[z]</text:p>
          </table:table-cell>
          <table:table-cell office:value-type="string" table:style-name="ce29">
            <text:p>-</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2" table:style-name="ce29">
            <text:p>1.2</text:p>
          </table:table-cell>
          <table:table-cell office:value-type="string" table:style-name="ce3">
            <text:p>[z]</text:p>
          </table:table-cell>
          <table:table-cell table:number-columns-repeated="16363"/>
        </table:table-row>
        <table:table-row table:style-name="ro2">
          <table:table-cell office:value-type="string" table:style-name="ce3">
            <text:p>E06000038</text:p>
          </table:table-cell>
          <table:table-cell office:value-type="string" table:style-name="ce3">
            <text:p>Reading</text:p>
          </table:table-cell>
          <table:table-cell office:value-type="string" table:style-name="ce29">
            <text:p>[z]</text:p>
          </table:table-cell>
          <table:table-cell office:value-type="string" table:style-name="ce29">
            <text:p>[z]</text:p>
          </table:table-cell>
          <table:table-cell office:value-type="float" office:value="0.55000000000000004" table:style-name="ce29">
            <text:p>0.6</text:p>
          </table:table-cell>
          <table:table-cell office:value-type="float" office:value="1.96" table:style-name="ce29">
            <text:p>2.0</text:p>
          </table:table-cell>
          <table:table-cell office:value-type="float" office:value="1.6" table:style-name="ce29">
            <text:p>1.6</text:p>
          </table:table-cell>
          <table:table-cell office:value-type="float" office:value="1.57" table:style-name="ce29">
            <text:p>1.6</text:p>
          </table:table-cell>
          <table:table-cell office:value-type="float" office:value="1.56" table:style-name="ce29">
            <text:p>1.6</text:p>
          </table:table-cell>
          <table:table-cell office:value-type="float" office:value="1.85" table:style-name="ce29">
            <text:p>1.9</text:p>
          </table:table-cell>
          <table:table-cell office:value-type="float" office:value="1.56" table:style-name="ce29">
            <text:p>1.6</text:p>
          </table:table-cell>
          <table:table-cell office:value-type="float" office:value="1.34" table:style-name="ce29">
            <text:p>1.3</text:p>
          </table:table-cell>
          <table:table-cell office:value-type="float" office:value="1.38" table:style-name="ce29">
            <text:p>1.4</text:p>
          </table:table-cell>
          <table:table-cell office:value-type="float" office:value="1.05" table:style-name="ce29">
            <text:p>1.1</text:p>
          </table:table-cell>
          <table:table-cell office:value-type="string" table:style-name="ce29">
            <text:p>[z]</text:p>
          </table:table-cell>
          <table:table-cell office:value-type="float" office:value="1.33" table:style-name="ce29">
            <text:p>1.3</text:p>
          </table:table-cell>
          <table:table-cell office:value-type="float" office:value="1.1100000000000001" table:style-name="ce29">
            <text:p>1.1</text:p>
          </table:table-cell>
          <table:table-cell office:value-type="string" table:style-name="ce29">
            <text:p>[z]</text:p>
          </table:table-cell>
          <table:table-cell office:value-type="float" office:value="0.59" table:style-name="ce29">
            <text:p>0.6</text:p>
          </table:table-cell>
          <table:table-cell office:value-type="float" office:value="1.1499999999999999" table:style-name="ce29">
            <text:p>1.2</text:p>
          </table:table-cell>
          <table:table-cell office:value-type="string" table:style-name="ce3">
            <text:p>[z]</text:p>
          </table:table-cell>
          <table:table-cell table:number-columns-repeated="16363"/>
        </table:table-row>
        <table:table-row table:style-name="ro2">
          <table:table-cell office:value-type="string" table:style-name="ce3">
            <text:p>E06000039</text:p>
          </table:table-cell>
          <table:table-cell office:value-type="string" table:style-name="ce3">
            <text:p>Slough</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45</text:p>
          </table:table-cell>
          <table:table-cell office:value-type="string" table:style-name="ce3">
            <text:p>Southampton</text:p>
          </table:table-cell>
          <table:table-cell office:value-type="float" office:value="2.68" table:style-name="ce29">
            <text:p>2.7</text:p>
          </table:table-cell>
          <table:table-cell office:value-type="float" office:value="2.68" table:style-name="ce29">
            <text:p>2.7</text:p>
          </table:table-cell>
          <table:table-cell office:value-type="float" office:value="2.62" table:style-name="ce29">
            <text:p>2.6</text:p>
          </table:table-cell>
          <table:table-cell office:value-type="float" office:value="2.37" table:style-name="ce29">
            <text:p>2.4</text:p>
          </table:table-cell>
          <table:table-cell office:value-type="float" office:value="2.37" table:style-name="ce29">
            <text:p>2.4</text:p>
          </table:table-cell>
          <table:table-cell office:value-type="float" office:value="1.37" table:style-name="ce29">
            <text:p>1.4</text:p>
          </table:table-cell>
          <table:table-cell office:value-type="float" office:value="2.19" table:style-name="ce29">
            <text:p>2.2</text:p>
          </table:table-cell>
          <table:table-cell office:value-type="float" office:value="2.4700000000000002" table:style-name="ce29">
            <text:p>2.5</text:p>
          </table:table-cell>
          <table:table-cell office:value-type="float" office:value="1.83" table:style-name="ce29">
            <text:p>1.8</text:p>
          </table:table-cell>
          <table:table-cell office:value-type="float" office:value="2.23" table:style-name="ce29">
            <text:p>2.2</text:p>
          </table:table-cell>
          <table:table-cell office:value-type="float" office:value="2.0699999999999998" table:style-name="ce29">
            <text:p>2.1</text:p>
          </table:table-cell>
          <table:table-cell office:value-type="float" office:value="2.0699999999999998" table:style-name="ce29">
            <text:p>2.1</text:p>
          </table:table-cell>
          <table:table-cell office:value-type="float" office:value="2.57" table:style-name="ce29">
            <text:p>2.6</text:p>
          </table:table-cell>
          <table:table-cell office:value-type="string" table:style-name="ce29">
            <text:p>[z]</text:p>
          </table:table-cell>
          <table:table-cell office:value-type="string" table:style-name="ce29">
            <text:p>[z]</text:p>
          </table:table-cell>
          <table:table-cell office:value-type="float" office:value="3.5" table:style-name="ce29">
            <text:p>3.5</text:p>
          </table:table-cell>
          <table:table-cell office:value-type="float" office:value="3" table:style-name="ce29">
            <text:p>3.0</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30</text:p>
          </table:table-cell>
          <table:table-cell office:value-type="string" table:style-name="ce3">
            <text:p>Surrey</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95" table:style-name="ce29">
            <text:p>1.0</text:p>
          </table:table-cell>
          <table:table-cell office:value-type="float" office:value="1.45" table:style-name="ce29">
            <text:p>1.5</text:p>
          </table:table-cell>
          <table:table-cell office:value-type="float" office:value="1.22" table:style-name="ce29">
            <text:p>1.2</text:p>
          </table:table-cell>
          <table:table-cell office:value-type="string" table:style-name="ce29">
            <text:p>[z]</text:p>
          </table:table-cell>
          <table:table-cell office:value-type="float" office:value="0.73" table:style-name="ce29">
            <text:p>0.7</text:p>
          </table:table-cell>
          <table:table-cell office:value-type="float" office:value="0.83" table:style-name="ce29">
            <text:p>0.8</text:p>
          </table:table-cell>
          <table:table-cell office:value-type="float" office:value="0.92" table:style-name="ce29">
            <text:p>0.9</text:p>
          </table:table-cell>
          <table:table-cell office:value-type="float" office:value="1.34" table:style-name="ce29">
            <text:p>1.3</text:p>
          </table:table-cell>
          <table:table-cell office:value-type="float" office:value="1.29" table:style-name="ce29">
            <text:p>1.3</text:p>
          </table:table-cell>
          <table:table-cell office:value-type="float" office:value="1.51" table:style-name="ce29">
            <text:p>1.5</text:p>
          </table:table-cell>
          <table:table-cell office:value-type="float" office:value="1.6" table:style-name="ce29">
            <text:p>1.6</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37</text:p>
          </table:table-cell>
          <table:table-cell office:value-type="string" table:style-name="ce3">
            <text:p>West Berk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27" table:style-name="ce29">
            <text:p>0.3</text:p>
          </table:table-cell>
          <table:table-cell office:value-type="string" table:style-name="ce29">
            <text:p>[z]</text:p>
          </table:table-cell>
          <table:table-cell office:value-type="float" office:value="0.43" table:style-name="ce29">
            <text:p>0.4</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32</text:p>
          </table:table-cell>
          <table:table-cell office:value-type="string" table:style-name="ce3">
            <text:p>West Sussex</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40</text:p>
          </table:table-cell>
          <table:table-cell office:value-type="string" table:style-name="ce3">
            <text:p>Windsor &amp; Maidenhead</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8" table:style-name="ce29">
            <text:p>8.0</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41</text:p>
          </table:table-cell>
          <table:table-cell office:value-type="string" table:style-name="ce3">
            <text:p>Wokingham</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1299999999999999" table:style-name="ce29">
            <text:p>1.1</text:p>
          </table:table-cell>
          <table:table-cell office:value-type="float" office:value="1.35" table:style-name="ce29">
            <text:p>1.4</text:p>
          </table:table-cell>
          <table:table-cell office:value-type="float" office:value="1.9" table:style-name="ce29">
            <text:p>1.9</text:p>
          </table:table-cell>
          <table:table-cell office:value-type="float" office:value="1.17" table:style-name="ce29">
            <text:p>1.2</text:p>
          </table:table-cell>
          <table:table-cell office:value-type="float" office:value="1.1399999999999999" table:style-name="ce29">
            <text:p>1.1</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9">
            <text:p>E12000009</text:p>
          </table:table-cell>
          <table:table-cell office:value-type="string" table:style-name="ce9">
            <text:p>South West</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28">
            <text:p>[z]</text:p>
          </table:table-cell>
          <table:table-cell office:value-type="string" table:style-name="ce34">
            <text:p>[z]</text:p>
          </table:table-cell>
          <table:table-cell table:number-columns-repeated="16363"/>
        </table:table-row>
        <table:table-row table:style-name="ro2">
          <table:table-cell office:value-type="string" table:style-name="ce3">
            <text:p>E06000022</text:p>
          </table:table-cell>
          <table:table-cell office:value-type="string" table:style-name="ce3">
            <text:p>Bath &amp; NE Somerset</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3" table:style-name="ce29">
            <text:p>3.0</text:p>
          </table:table-cell>
          <table:table-cell office:value-type="float" office:value="1.81" table:style-name="ce29">
            <text:p>1.8</text:p>
          </table:table-cell>
          <table:table-cell office:value-type="float" office:value="1.43" table:style-name="ce29">
            <text:p>1.4</text:p>
          </table:table-cell>
          <table:table-cell office:value-type="float" office:value="1.92" table:style-name="ce29">
            <text:p>1.9</text:p>
          </table:table-cell>
          <table:table-cell office:value-type="float" office:value="0.55000000000000004" table:style-name="ce29">
            <text:p>0.6</text:p>
          </table:table-cell>
          <table:table-cell office:value-type="float" office:value="1.2" table:style-name="ce29">
            <text:p>1.2</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2.5" table:style-name="ce29">
            <text:p>2.5</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28</text:p>
          </table:table-cell>
          <table:table-cell office:value-type="string" table:style-name="ce3">
            <text:p>Bournemouth</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46" table:style-name="ce29">
            <text:p>1.5</text:p>
          </table:table-cell>
          <table:table-cell office:value-type="float" office:value="1.19" table:style-name="ce29">
            <text:p>1.2</text:p>
          </table:table-cell>
          <table:table-cell office:value-type="float" office:value="1.89" table:style-name="ce29">
            <text:p>1.9</text:p>
          </table:table-cell>
          <table:table-cell office:value-type="float" office:value="1.47" table:style-name="ce29">
            <text:p>1.5</text:p>
          </table:table-cell>
          <table:table-cell office:value-type="float" office:value="1.67" table:style-name="ce29">
            <text:p>1.7</text:p>
          </table:table-cell>
          <table:table-cell office:value-type="float" office:value="1.46" table:style-name="ce29">
            <text:p>1.5</text:p>
          </table:table-cell>
          <table:table-cell office:value-type="float" office:value="1.42" table:style-name="ce29">
            <text:p>1.4</text:p>
          </table:table-cell>
          <table:table-cell office:value-type="float" office:value="1.6" table:style-name="ce29">
            <text:p>1.6</text:p>
          </table:table-cell>
          <table:table-cell office:value-type="float" office:value="1.77" table:style-name="ce29">
            <text:p>1.8</text:p>
          </table:table-cell>
          <table:table-cell office:value-type="float" office:value="2.04" table:style-name="ce29">
            <text:p>2.0</text:p>
          </table:table-cell>
          <table:table-cell office:value-type="float" office:value="1.48" table:style-name="ce29">
            <text:p>1.5</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58</text:p>
          </table:table-cell>
          <table:table-cell office:value-type="string" table:style-name="ce3">
            <text:p>Bournemouth, Christchurch and Pool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1599999999999999" table:style-name="ce29">
            <text:p>1.2</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23</text:p>
          </table:table-cell>
          <table:table-cell office:value-type="string" table:style-name="ce3">
            <text:p>Bristol</text:p>
          </table:table-cell>
          <table:table-cell office:value-type="string" table:style-name="ce29">
            <text:p>[z]</text:p>
          </table:table-cell>
          <table:table-cell office:value-type="string" table:style-name="ce29">
            <text:p>[z]</text:p>
          </table:table-cell>
          <table:table-cell office:value-type="float" office:value="5.5" table:style-name="ce29">
            <text:p>5.5</text:p>
          </table:table-cell>
          <table:table-cell office:value-type="float" office:value="4.0999999999999996" table:style-name="ce29">
            <text:p>4.1</text:p>
          </table:table-cell>
          <table:table-cell office:value-type="float" office:value="4.74" table:style-name="ce29">
            <text:p>4.7</text:p>
          </table:table-cell>
          <table:table-cell office:value-type="float" office:value="1.18" table:style-name="ce29">
            <text:p>1.2</text:p>
          </table:table-cell>
          <table:table-cell office:value-type="float" office:value="1.1200000000000001" table:style-name="ce29">
            <text:p>1.1</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52</text:p>
          </table:table-cell>
          <table:table-cell office:value-type="string" table:style-name="ce3">
            <text:p>Cornwall exc. Scilly Isles</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08</text:p>
          </table:table-cell>
          <table:table-cell office:value-type="string" table:style-name="ce3">
            <text:p>Devon exc Plymouth &amp; Torbay</text:p>
          </table:table-cell>
          <table:table-cell office:value-type="float" office:value="1.84" table:style-name="ce29">
            <text:p>1.8</text:p>
          </table:table-cell>
          <table:table-cell office:value-type="float" office:value="1.84" table:style-name="ce29">
            <text:p>1.8</text:p>
          </table:table-cell>
          <table:table-cell office:value-type="float" office:value="3.14" table:style-name="ce29">
            <text:p>3.1</text:p>
          </table:table-cell>
          <table:table-cell office:value-type="float" office:value="1.36" table:style-name="ce29">
            <text:p>1.4</text:p>
          </table:table-cell>
          <table:table-cell office:value-type="float" office:value="1.36" table:style-name="ce29">
            <text:p>1.4</text:p>
          </table:table-cell>
          <table:table-cell office:value-type="float" office:value="1.38" table:style-name="ce29">
            <text:p>1.4</text:p>
          </table:table-cell>
          <table:table-cell office:value-type="float" office:value="2.2599999999999998" table:style-name="ce29">
            <text:p>2.3</text:p>
          </table:table-cell>
          <table:table-cell office:value-type="float" office:value="1.46" table:style-name="ce29">
            <text:p>1.5</text:p>
          </table:table-cell>
          <table:table-cell office:value-type="float" office:value="1.37" table:style-name="ce29">
            <text:p>1.4</text:p>
          </table:table-cell>
          <table:table-cell office:value-type="float" office:value="3.72" table:style-name="ce29">
            <text:p>3.7</text:p>
          </table:table-cell>
          <table:table-cell office:value-type="float" office:value="2.08" table:style-name="ce29">
            <text:p>2.1</text:p>
          </table:table-cell>
          <table:table-cell office:value-type="string" table:style-name="ce29">
            <text:p>[z]</text:p>
          </table:table-cell>
          <table:table-cell office:value-type="float" office:value="4.01" table:style-name="ce29">
            <text:p>4.0</text:p>
          </table:table-cell>
          <table:table-cell office:value-type="float" office:value="1.25" table:style-name="ce29">
            <text:p>1.3</text:p>
          </table:table-cell>
          <table:table-cell office:value-type="float" office:value="1.29" table:style-name="ce29">
            <text:p>1.3</text:p>
          </table:table-cell>
          <table:table-cell office:value-type="float" office:value="1.0900000000000001" table:style-name="ce29">
            <text:p>1.1</text:p>
          </table:table-cell>
          <table:table-cell office:value-type="float" office:value="1.06" table:style-name="ce29">
            <text:p>1.1</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09</text:p>
          </table:table-cell>
          <table:table-cell office:value-type="string" table:style-name="ce3">
            <text:p>Dorset exc Poole &amp; Bournemouth</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2.04" table:style-name="ce29">
            <text:p>2.0</text:p>
          </table:table-cell>
          <table:table-cell office:value-type="string" table:style-name="ce29">
            <text:p>[z]</text:p>
          </table:table-cell>
          <table:table-cell office:value-type="float" office:value="1.47" table:style-name="ce29">
            <text:p>1.5</text:p>
          </table:table-cell>
          <table:table-cell office:value-type="float" office:value="1.38" table:style-name="ce29">
            <text:p>1.4</text:p>
          </table:table-cell>
          <table:table-cell office:value-type="float" office:value="1.62" table:style-name="ce29">
            <text:p>1.6</text:p>
          </table:table-cell>
          <table:table-cell office:value-type="float" office:value="1.35" table:style-name="ce29">
            <text:p>1.4</text:p>
          </table:table-cell>
          <table:table-cell office:value-type="float" office:value="0.84" table:style-name="ce29">
            <text:p>0.8</text:p>
          </table:table-cell>
          <table:table-cell office:value-type="float" office:value="1.52" table:style-name="ce29">
            <text:p>1.5</text:p>
          </table:table-cell>
          <table:table-cell office:value-type="float" office:value="1.25" table:style-name="ce29">
            <text:p>1.3</text:p>
          </table:table-cell>
          <table:table-cell office:value-type="float" office:value="1.65" table:style-name="ce29">
            <text:p>1.7</text:p>
          </table:table-cell>
          <table:table-cell office:value-type="float" office:value="1.74" table:style-name="ce29">
            <text:p>1.7</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13</text:p>
          </table:table-cell>
          <table:table-cell office:value-type="string" table:style-name="ce3">
            <text:p>Gloucester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56" table:style-name="ce29">
            <text:p>1.6</text:p>
          </table:table-cell>
          <table:table-cell office:value-type="string" table:style-name="ce29">
            <text:p>[z]</text:p>
          </table:table-cell>
          <table:table-cell office:value-type="float" office:value="3.4" table:style-name="ce29">
            <text:p>3.4</text:p>
          </table:table-cell>
          <table:table-cell office:value-type="float" office:value="2" table:style-name="ce29">
            <text:p>2.0</text:p>
          </table:table-cell>
          <table:table-cell office:value-type="float" office:value="1.33" table:style-name="ce29">
            <text:p>1.3</text:p>
          </table:table-cell>
          <table:table-cell office:value-type="float" office:value="2.1" table:style-name="ce29">
            <text:p>2.1</text:p>
          </table:table-cell>
          <table:table-cell office:value-type="string" table:style-name="ce29">
            <text:p>[z]</text:p>
          </table:table-cell>
          <table:table-cell office:value-type="string" table:style-name="ce29">
            <text:p>[z]</text:p>
          </table:table-cell>
          <table:table-cell office:value-type="float" office:value="6" table:style-name="ce29">
            <text:p>6.0</text:p>
          </table:table-cell>
          <table:table-cell office:value-type="float" office:value="6" table:style-name="ce29">
            <text:p>6.0</text:p>
          </table:table-cell>
          <table:table-cell office:value-type="float" office:value="6.1" table:style-name="ce29">
            <text:p>6.1</text:p>
          </table:table-cell>
          <table:table-cell office:value-type="string" table:style-name="ce29">
            <text:p>[z]</text:p>
          </table:table-cell>
          <table:table-cell office:value-type="string" table:style-name="ce29">
            <text:p>[z]</text:p>
          </table:table-cell>
          <table:table-cell office:value-type="float" office:value="6.41" table:style-name="ce29">
            <text:p>6.4</text:p>
          </table:table-cell>
          <table:table-cell office:value-type="string" table:style-name="ce3">
            <text:p>[z]</text:p>
          </table:table-cell>
          <table:table-cell table:number-columns-repeated="16363"/>
        </table:table-row>
        <table:table-row table:style-name="ro2">
          <table:table-cell office:value-type="string" table:style-name="ce3">
            <text:p>E06000024</text:p>
          </table:table-cell>
          <table:table-cell office:value-type="string" table:style-name="ce3">
            <text:p>North Somerset</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77" table:style-name="ce29">
            <text:p>1.8</text:p>
          </table:table-cell>
          <table:table-cell office:value-type="string" table:style-name="ce29">
            <text:p>[z]</text:p>
          </table:table-cell>
          <table:table-cell office:value-type="float" office:value="1.43" table:style-name="ce29">
            <text:p>1.4</text:p>
          </table:table-cell>
          <table:table-cell office:value-type="float" office:value="0.76" table:style-name="ce29">
            <text:p>0.8</text:p>
          </table:table-cell>
          <table:table-cell office:value-type="float" office:value="0.38" table:style-name="ce29">
            <text:p>0.4</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26</text:p>
          </table:table-cell>
          <table:table-cell office:value-type="string" table:style-name="ce3">
            <text:p>Plymouth</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1.1499999999999999" table:style-name="ce29">
            <text:p>1.2</text:p>
          </table:table-cell>
          <table:table-cell office:value-type="float" office:value="0.86" table:style-name="ce29">
            <text:p>0.9</text:p>
          </table:table-cell>
          <table:table-cell office:value-type="float" office:value="1.22" table:style-name="ce29">
            <text:p>1.2</text:p>
          </table:table-cell>
          <table:table-cell office:value-type="float" office:value="0.94" table:style-name="ce29">
            <text:p>0.9</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 table:style-name="ce29">
            <text:p>0.0</text:p>
          </table:table-cell>
          <table:table-cell office:value-type="string" table:style-name="ce3">
            <text:p>[z]</text:p>
          </table:table-cell>
          <table:table-cell table:number-columns-repeated="16363"/>
        </table:table-row>
        <table:table-row table:style-name="ro2">
          <table:table-cell office:value-type="string" table:style-name="ce3">
            <text:p>E06000029</text:p>
          </table:table-cell>
          <table:table-cell office:value-type="string" table:style-name="ce3">
            <text:p>Pool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94" table:style-name="ce29">
            <text:p>0.9</text:p>
          </table:table-cell>
          <table:table-cell office:value-type="float" office:value="1.65" table:style-name="ce29">
            <text:p>1.7</text:p>
          </table:table-cell>
          <table:table-cell office:value-type="float" office:value="0.99" table:style-name="ce29">
            <text:p>1.0</text:p>
          </table:table-cell>
          <table:table-cell office:value-type="float" office:value="1.1399999999999999" table:style-name="ce29">
            <text:p>1.1</text:p>
          </table:table-cell>
          <table:table-cell office:value-type="float" office:value="0.98" table:style-name="ce29">
            <text:p>1.0</text:p>
          </table:table-cell>
          <table:table-cell office:value-type="float" office:value="1.1000000000000001" table:style-name="ce29">
            <text:p>1.1</text:p>
          </table:table-cell>
          <table:table-cell office:value-type="float" office:value="1.1000000000000001" table:style-name="ce29">
            <text:p>1.1</text:p>
          </table:table-cell>
          <table:table-cell office:value-type="float" office:value="1.22" table:style-name="ce29">
            <text:p>1.2</text:p>
          </table:table-cell>
          <table:table-cell office:value-type="float" office:value="1.42" table:style-name="ce29">
            <text:p>1.4</text:p>
          </table:table-cell>
          <table:table-cell office:value-type="float" office:value="1.76" table:style-name="ce29">
            <text:p>1.8</text:p>
          </table:table-cell>
          <table:table-cell office:value-type="float" office:value="1.48" table:style-name="ce29">
            <text:p>1.5</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10000027</text:p>
          </table:table-cell>
          <table:table-cell office:value-type="string" table:style-name="ce3">
            <text:p>Somerset</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25</text:p>
          </table:table-cell>
          <table:table-cell office:value-type="string" table:style-name="ce3">
            <text:p>South Gloucestershire</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30</text:p>
          </table:table-cell>
          <table:table-cell office:value-type="string" table:style-name="ce3">
            <text:p>Swindon</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27</text:p>
          </table:table-cell>
          <table:table-cell office:value-type="string" table:style-name="ce3">
            <text:p>Torbay</text:p>
          </table:table-cell>
          <table:table-cell office:value-type="string" table:style-name="ce29">
            <text:p>[z]</text:p>
          </table:table-cell>
          <table:table-cell office:value-type="float" office:value="8.4" table:style-name="ce29">
            <text:p>8.4</text:p>
          </table:table-cell>
          <table:table-cell office:value-type="float" office:value="8.4" table:style-name="ce29">
            <text:p>8.4</text:p>
          </table:table-cell>
          <table:table-cell office:value-type="float" office:value="0.87" table:style-name="ce29">
            <text:p>0.9</text:p>
          </table:table-cell>
          <table:table-cell office:value-type="float" office:value="1.25" table:style-name="ce29">
            <text:p>1.3</text:p>
          </table:table-cell>
          <table:table-cell office:value-type="float" office:value="1.34" table:style-name="ce29">
            <text:p>1.3</text:p>
          </table:table-cell>
          <table:table-cell office:value-type="float" office:value="0.87" table:style-name="ce29">
            <text:p>0.9</text:p>
          </table:table-cell>
          <table:table-cell office:value-type="float" office:value="0.56999999999999995" table:style-name="ce29">
            <text:p>0.6</text:p>
          </table:table-cell>
          <table:table-cell office:value-type="float" office:value="0.77" table:style-name="ce29">
            <text:p>0.8</text:p>
          </table:table-cell>
          <table:table-cell office:value-type="float" office:value="0.65" table:style-name="ce29">
            <text:p>0.7</text:p>
          </table:table-cell>
          <table:table-cell office:value-type="float" office:value="0.79" table:style-name="ce29">
            <text:p>0.8</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style-name="ro2">
          <table:table-cell office:value-type="string" table:style-name="ce3">
            <text:p>E06000054</text:p>
          </table:table-cell>
          <table:table-cell office:value-type="string" table:style-name="ce3">
            <text:p>Wiltshire exc Swindon</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float" office:value="0.77" table:style-name="ce29">
            <text:p>0.8</text:p>
          </table:table-cell>
          <table:table-cell office:value-type="float" office:value="0.71" table:style-name="ce29">
            <text:p>0.7</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29">
            <text:p>[z]</text:p>
          </table:table-cell>
          <table:table-cell office:value-type="string" table:style-name="ce3">
            <text:p>[z]</text:p>
          </table:table-cell>
          <table:table-cell table:number-columns-repeated="16363"/>
        </table:table-row>
        <table:table-row table:number-rows-repeated="1048467" table:style-name="ro4">
          <table:table-cell table:number-columns-repeated="16384"/>
        </table:table-row>
        <table:named-expressions>
          <table:named-expression table:name="Dialog" table:expression="of:='http://www.dft.gov.uk/TSGB00/8-01-98.XLS'#$$Dialog" table:base-cell-address="Cover_Sheet.$A$1"/>
          <table:named-expression table:name="dialog2" table:expression="of:='http://www.dft.gov.uk/TSGB00/8-01-98.XLS'#$$dialog2" table:base-cell-address="Cover_Sheet.$A$1"/>
          <table:named-expression table:name="new_dialog" table:expression="of:='file://tslan10/COMQ/TSGB00/8-01-98.XLS'#$$Dialog" table:base-cell-address="Cover_Sheet.$A$1"/>
        </table:named-expressions>
      </table:table>
      <table:table table:name="'file:///W:/SECTION1/1-15-98.XLS'#RAWDATA" table:style-name="ta3">
        <table:table-source xlink:href="file:///W:/SECTION1/1-15-98.XLS" table:table-name="RAWDATA" table:mode="copy-results-only"/>
        <table:table-column/>
        <table:table-row>
          <table:table-cell table:number-columns-repeated="16384"/>
        </table:table-row>
        <table:table-row>
          <table:table-cell table:number-columns-repeated="9"/>
          <table:table-cell office:value-type="float" office:value="1986"/>
          <table:table-cell/>
          <table:table-cell office:value-type="string" office:string-value="1996/97"/>
          <table:table-cell table:number-columns-repeated="16372"/>
        </table:table-row>
        <table:table-row table:number-rows-repeated="1048574">
          <table:table-cell table:number-columns-repeated="16372"/>
        </table:table-row>
      </table:table>
      <table:table table:name="'file:///W:/SECTION1/1-15-98.XLS'#1997" table:style-name="ta3">
        <table:table-source xlink:href="file:///W:/SECTION1/1-15-98.XLS" table:table-name="1997" table:mode="copy-results-only"/>
        <table:table-column/>
        <table:table-row table:number-rows-repeated="1048576">
          <table:table-cell table:number-columns-repeated="16384"/>
        </table:table-row>
      </table:table>
      <table:table table:name="'file:///W:/SECTION1/1-15-98.XLS'#1-15-98" table:style-name="ta3">
        <table:table-source xlink:href="file:///W:/SECTION1/1-15-98.XLS" table:table-name="1-15-98" table:mode="copy-results-only"/>
        <table:table-column/>
        <table:table-row table:number-rows-repeated="1048576">
          <table:table-cell table:number-columns-repeated="16384"/>
        </table:table-row>
      </table:table>
      <table:table table:name="'file:///W:/SECTION1/1-15-98.XLS'#TIS-INDEX" table:style-name="ta3">
        <table:table-source xlink:href="file:///W:/SECTION1/1-15-98.XLS" table:table-name="TIS-INDEX" table:mode="copy-results-only"/>
        <table:table-column/>
        <table:table-row table:number-rows-repeated="1048576">
          <table:table-cell table:number-columns-repeated="16384"/>
        </table:table-row>
      </table:table>
      <table:table table:name="'file:///W:/SECTION1/1-15-98.XLS'#Sheet1" table:style-name="ta3">
        <table:table-source xlink:href="file:///W:/SECTION1/1-15-98.XLS" table:table-name="Sheet1" table:mode="copy-results-only"/>
        <table:table-column/>
        <table:table-row table:number-rows-repeated="1048576">
          <table:table-cell table:number-columns-repeated="16384"/>
        </table:table-row>
      </table:table>
      <table:table table:name="'file:///C:/temp/Working%20files/6.11.9%20DW%20LHA%20&amp;%20HA%20roads%20casulties_1WIP.xls'#Sheet2" table:style-name="ta3">
        <table:table-source xlink:href="file:///C:/temp/Working%20files/6.11.9%20DW%20LHA%20&amp;%20HA%20roads%20casulties_1WIP.xls" table:table-name="Sheet2" table:mode="copy-results-only"/>
        <table:table-column/>
        <table:table-row table:number-rows-repeated="1048576">
          <table:table-cell table:number-columns-repeated="16384"/>
        </table:table-row>
      </table:table>
      <table:table table:name="'file:///C:/temp/Working%20files/6.11.9%20DW%20LHA%20&amp;%20HA%20roads%20casulties_1WIP.xls'#Sheet3" table:style-name="ta3">
        <table:table-source xlink:href="file:///C:/temp/Working%20files/6.11.9%20DW%20LHA%20&amp;%20HA%20roads%20casulties_1WIP.xls" table:table-name="Sheet3" table:mode="copy-results-only"/>
        <table:table-column/>
        <table:table-row table:number-rows-repeated="1048576">
          <table:table-cell table:number-columns-repeated="16384"/>
        </table:table-row>
      </table:table>
      <table:table table:name="'file:///C:/temp/Working%20files/6.11.9%20DW%20LHA%20&amp;%20HA%20roads%20casulties_1WIP.xls'#Sheet5" table:style-name="ta3">
        <table:table-source xlink:href="file:///C:/temp/Working%20files/6.11.9%20DW%20LHA%20&amp;%20HA%20roads%20casulties_1WIP.xls" table:table-name="Sheet5" table:mode="copy-results-only"/>
        <table:table-column/>
        <table:table-row table:number-rows-repeated="1048576">
          <table:table-cell table:number-columns-repeated="16384"/>
        </table:table-row>
      </table:table>
      <table:table table:name="'file:///C:/temp/Working%20files/6.11.9%20DW%20LHA%20&amp;%20HA%20roads%20casulties_1WIP.xls'#Sheet1" table:style-name="ta3">
        <table:table-source xlink:href="file:///C:/temp/Working%20files/6.11.9%20DW%20LHA%20&amp;%20HA%20roads%20casulties_1WIP.xls" table:table-name="Sheet1" table:mode="copy-results-only"/>
        <table:table-column/>
        <table:table-row>
          <table:table-cell office:value-type="string" office:string-value="LACode"/>
          <table:table-cell office:value-type="string" office:string-value="Local Authority Name"/>
          <table:table-cell office:value-type="string" office:string-value="RCat"/>
          <table:table-cell office:value-type="float" office:value="1998"/>
          <table:table-cell office:value-type="float" office:value="1997"/>
          <table:table-cell office:value-type="float" office:value="1996"/>
          <table:table-cell office:value-type="float" office:value="1995"/>
          <table:table-cell office:value-type="float" office:value="1994"/>
          <table:table-cell table:number-columns-repeated="2"/>
          <table:table-cell office:value-type="string" office:string-value="LACode"/>
          <table:table-cell office:value-type="string" office:string-value="Local Authority Name"/>
          <table:table-cell office:value-type="string" office:string-value="RCat"/>
          <table:table-cell office:value-type="float" office:value="1998"/>
          <table:table-cell office:value-type="float" office:value="1997"/>
          <table:table-cell office:value-type="float" office:value="1996"/>
          <table:table-cell office:value-type="float" office:value="1995"/>
          <table:table-cell office:value-type="float" office:value="1994"/>
          <table:table-cell table:number-columns-repeated="2"/>
          <table:table-cell office:value-type="string" office:string-value="LACode"/>
          <table:table-cell office:value-type="string" office:string-value="Local Authority Name"/>
          <table:table-cell office:value-type="string" office:string-value="RCat"/>
          <table:table-cell office:value-type="string" office:string-value="TR1998"/>
          <table:table-cell office:value-type="string" office:string-value="TR1997"/>
          <table:table-cell office:value-type="string" office:string-value="TR1996"/>
          <table:table-cell office:value-type="string" office:string-value="TR1995"/>
          <table:table-cell office:value-type="string" office:string-value="TR1994"/>
          <table:table-cell office:value-type="string" office:string-value="LACode"/>
          <table:table-cell office:value-type="string" office:string-value="Local Authority Name"/>
          <table:table-cell office:value-type="string" office:string-value="RCat"/>
          <table:table-cell office:value-type="string" office:string-value="TU1998"/>
          <table:table-cell office:value-type="string" office:string-value="TU1997"/>
          <table:table-cell office:value-type="string" office:string-value="TU1996"/>
          <table:table-cell office:value-type="string" office:string-value="TU1995"/>
          <table:table-cell office:value-type="string" office:string-value="TU1994"/>
          <table:table-cell table:number-columns-repeated="16348"/>
        </table:table-row>
        <table:table-row>
          <table:table-cell office:value-type="float" office:value="120"/>
          <table:table-cell office:value-type="string" office:string-value="Bristol City Council"/>
          <table:table-cell office:value-type="string" office:string-value="TM"/>
          <table:table-cell office:value-type="float" office:value="289947.15999999997"/>
          <table:table-cell office:value-type="float" office:value="279366.44"/>
          <table:table-cell office:value-type="float" office:value="266512.25"/>
          <table:table-cell office:value-type="float" office:value="280720.02"/>
          <table:table-cell office:value-type="float" office:value="270320.73"/>
          <table:table-cell office:value-type="float" office:value="277373.32"/>
          <table:table-cell/>
          <table:table-cell office:value-type="float" office:value="330"/>
          <table:table-cell office:value-type="string" office:string-value="Wokingham District Council"/>
          <table:table-cell office:value-type="string" office:string-value="PM"/>
          <table:table-cell office:value-type="float" office:value="198308.46"/>
          <table:table-cell office:value-type="float" office:value="192697.67"/>
          <table:table-cell office:value-type="float" office:value="186103.96"/>
          <table:table-cell office:value-type="float" office:value="284108.61"/>
          <table:table-cell office:value-type="float" office:value="273570.8"/>
          <table:table-cell office:value-type="float" office:value="226957.9"/>
          <table:table-cell/>
          <table:table-cell office:value-type="float" office:value="110"/>
          <table:table-cell office:value-type="string" office:string-value="Bath and North East Somerset Council"/>
          <table:table-cell office:value-type="string" office:string-value="TR"/>
          <table:table-cell office:value-type="float" office:value="164400.78"/>
          <table:table-cell office:value-type="float" office:value="167588.39000000001"/>
          <table:table-cell office:value-type="float" office:value="164112.01999999999"/>
          <table:table-cell office:value-type="float" office:value="156652.66"/>
          <table:table-cell office:value-type="float" office:value="154202.78"/>
          <table:table-cell office:value-type="float" office:value="110"/>
          <table:table-cell office:value-type="string" office:string-value="Bath and North East Somerset Council"/>
          <table:table-cell office:value-type="string" office:string-value="TU"/>
          <table:table-cell office:value-type="float" office:value="10755.9"/>
          <table:table-cell office:value-type="float" office:value="10769.19"/>
          <table:table-cell office:value-type="float" office:value="10836.54"/>
          <table:table-cell office:value-type="float" office:value="8923.33"/>
          <table:table-cell office:value-type="float" office:value="8747.1"/>
          <table:table-cell table:number-columns-repeated="16348"/>
        </table:table-row>
        <table:table-row>
          <table:table-cell office:value-type="float" office:value="130"/>
          <table:table-cell office:value-type="string" office:string-value="North Somerset Council"/>
          <table:table-cell office:value-type="string" office:string-value="TM"/>
          <table:table-cell office:value-type="float" office:value="717698.32"/>
          <table:table-cell office:value-type="float" office:value="682086.02"/>
          <table:table-cell office:value-type="float" office:value="670293.63"/>
          <table:table-cell office:value-type="float" office:value="629604.52"/>
          <table:table-cell office:value-type="float" office:value="606146.68999999994"/>
          <table:table-cell office:value-type="float" office:value="661165.83599999989"/>
          <table:table-cell/>
          <table:table-cell office:value-type="float" office:value="1745"/>
          <table:table-cell office:value-type="string" office:string-value="Portsmouth City Council"/>
          <table:table-cell office:value-type="string" office:string-value="PM"/>
          <table:table-cell office:value-type="float" office:value="58880.63"/>
          <table:table-cell office:value-type="float" office:value="57493.85"/>
          <table:table-cell office:value-type="float" office:value="56134.55"/>
          <table:table-cell office:value-type="float" office:value="90452.52"/>
          <table:table-cell office:value-type="float" office:value="87884.12"/>
          <table:table-cell office:value-type="float" office:value="70169.133999999991"/>
          <table:table-cell/>
          <table:table-cell office:value-type="float" office:value="140"/>
          <table:table-cell office:value-type="string" office:string-value="South Gloucestershire Council"/>
          <table:table-cell office:value-type="string" office:string-value="TR"/>
          <table:table-cell office:value-type="float" office:value="72139.89"/>
          <table:table-cell office:value-type="float" office:value="71117.39"/>
          <table:table-cell office:value-type="float" office:value="76038.09"/>
          <table:table-cell office:value-type="float" office:value="72347.320000000007"/>
          <table:table-cell office:value-type="float" office:value="70650.67"/>
          <table:table-cell office:value-type="float" office:value="225"/>
          <table:table-cell office:value-type="string" office:string-value="Bedfordshire County Council"/>
          <table:table-cell office:value-type="string" office:string-value="TU"/>
          <table:table-cell office:value-type="float" office:value="126450.59"/>
          <table:table-cell office:value-type="float" office:value="135043.4"/>
          <table:table-cell office:value-type="float" office:value="135291.71"/>
          <table:table-cell office:value-type="float" office:value="135837.51"/>
          <table:table-cell office:value-type="float" office:value="133958"/>
          <table:table-cell table:number-columns-repeated="16348"/>
        </table:table-row>
        <table:table-row>
          <table:table-cell office:value-type="float" office:value="140"/>
          <table:table-cell office:value-type="string" office:string-value="South Gloucestershire Council"/>
          <table:table-cell office:value-type="string" office:string-value="TM"/>
          <table:table-cell office:value-type="float" office:value="1567155.6"/>
          <table:table-cell office:value-type="float" office:value="1498789.02"/>
          <table:table-cell office:value-type="float" office:value="1430927.22"/>
          <table:table-cell office:value-type="float" office:value="1360053.19"/>
          <table:table-cell office:value-type="float" office:value="1307705.24"/>
          <table:table-cell office:value-type="float" office:value="1432926.054"/>
          <table:table-cell/>
          <table:table-cell office:value-type="float" office:value="2305"/>
          <table:table-cell office:value-type="string" office:string-value="Blackburn with Darwen Borough Council"/>
          <table:table-cell office:value-type="string" office:string-value="PM"/>
          <table:table-cell office:value-type="float" office:value="2440.4299999999998"/>
          <table:table-cell office:value-type="float" office:value="2378.4499999999998"/>
          <table:table-cell office:value-type="float" office:value="2315.2399999999998"/>
          <table:table-cell office:value-type="float" office:value="3566.89"/>
          <table:table-cell office:value-type="float" office:value="3470.65"/>
          <table:table-cell office:value-type="float" office:value="2834.3319999999994"/>
          <table:table-cell/>
          <table:table-cell office:value-type="float" office:value="225"/>
          <table:table-cell office:value-type="string" office:string-value="Bedfordshire County Council"/>
          <table:table-cell office:value-type="string" office:string-value="TR"/>
          <table:table-cell office:value-type="float" office:value="894147.98"/>
          <table:table-cell office:value-type="float" office:value="871265.04"/>
          <table:table-cell office:value-type="float" office:value="838647.76"/>
          <table:table-cell office:value-type="float" office:value="798044.63"/>
          <table:table-cell office:value-type="float" office:value="780158.77"/>
          <table:table-cell office:value-type="float" office:value="310"/>
          <table:table-cell office:value-type="string" office:string-value="West Berkshire Council"/>
          <table:table-cell office:value-type="string" office:string-value="TU"/>
          <table:table-cell office:value-type="float" office:value="34209.4"/>
          <table:table-cell office:value-type="float" office:value="33440.94"/>
          <table:table-cell office:value-type="float" office:value="33850.33"/>
          <table:table-cell office:value-type="float" office:value="33970.07"/>
          <table:table-cell office:value-type="float" office:value="34478.36"/>
          <table:table-cell table:number-columns-repeated="16348"/>
        </table:table-row>
        <table:table-row>
          <table:table-cell office:value-type="float" office:value="205"/>
          <table:table-cell office:value-type="string" office:string-value="Luton Borough Council"/>
          <table:table-cell office:value-type="string" office:string-value="TM"/>
          <table:table-cell office:value-type="float" office:value="102471.96"/>
          <table:table-cell office:value-type="float" office:value="97146.38"/>
          <table:table-cell office:value-type="float" office:value="92137.14"/>
          <table:table-cell office:value-type="float" office:value="88262.92"/>
          <table:table-cell office:value-type="float" office:value="84954.03"/>
          <table:table-cell office:value-type="float" office:value="92994.486000000004"/>
          <table:table-cell/>
          <table:table-cell office:value-type="float" office:value="2310"/>
          <table:table-cell office:value-type="string" office:string-value="Blackpool Borough Council"/>
          <table:table-cell office:value-type="string" office:string-value="PM"/>
          <table:table-cell office:value-type="float" office:value="1983.54"/>
          <table:table-cell office:value-type="float" office:value="1997.8"/>
          <table:table-cell office:value-type="float" office:value="1992.54"/>
          <table:table-cell office:value-type="float" office:value="3130.51"/>
          <table:table-cell office:value-type="float" office:value="3027.01"/>
          <table:table-cell office:value-type="float" office:value="2426.2800000000002"/>
          <table:table-cell/>
          <table:table-cell office:value-type="float" office:value="310"/>
          <table:table-cell office:value-type="string" office:string-value="West Berkshire Council"/>
          <table:table-cell office:value-type="string" office:string-value="TR"/>
          <table:table-cell office:value-type="float" office:value="436292.2"/>
          <table:table-cell office:value-type="float" office:value="427762.99"/>
          <table:table-cell office:value-type="float" office:value="407047.66"/>
          <table:table-cell office:value-type="float" office:value="387732.62"/>
          <table:table-cell office:value-type="float" office:value="377824.86"/>
          <table:table-cell office:value-type="float" office:value="320"/>
          <table:table-cell office:value-type="string" office:string-value="Slough Borough Council"/>
          <table:table-cell office:value-type="string" office:string-value="TU"/>
          <table:table-cell office:value-type="float" office:value="5146.58"/>
          <table:table-cell office:value-type="float" office:value="6251.35"/>
          <table:table-cell office:value-type="float" office:value="6113.1"/>
          <table:table-cell office:value-type="float" office:value="5953.96"/>
          <table:table-cell office:value-type="float" office:value="5893.93"/>
          <table:table-cell table:number-columns-repeated="16348"/>
        </table:table-row>
        <table:table-row>
          <table:table-cell office:value-type="float" office:value="225"/>
          <table:table-cell office:value-type="string" office:string-value="Bedfordshire County Council"/>
          <table:table-cell office:value-type="string" office:string-value="TM"/>
          <table:table-cell office:value-type="float" office:value="916937.16"/>
          <table:table-cell office:value-type="float" office:value="870778.83"/>
          <table:table-cell office:value-type="float" office:value="826032.16"/>
          <table:table-cell office:value-type="float" office:value="781240.14"/>
          <table:table-cell office:value-type="float" office:value="751426.52"/>
          <table:table-cell office:value-type="float" office:value="829282.96200000006"/>
          <table:table-cell/>
          <table:table-cell office:value-type="float" office:value="2315"/>
          <table:table-cell office:value-type="string" office:string-value="Lancashire County Council"/>
          <table:table-cell office:value-type="string" office:string-value="PM"/>
          <table:table-cell office:value-type="float" office:value="144317.32"/>
          <table:table-cell office:value-type="float" office:value="139804.84"/>
          <table:table-cell office:value-type="float" office:value="136739.10999999999"/>
          <table:table-cell office:value-type="float" office:value="208299.79"/>
          <table:table-cell office:value-type="float" office:value="202105.52"/>
          <table:table-cell office:value-type="float" office:value="166253.31600000002"/>
          <table:table-cell/>
          <table:table-cell office:value-type="float" office:value="320"/>
          <table:table-cell office:value-type="string" office:string-value="Slough Borough Council"/>
          <table:table-cell office:value-type="string" office:string-value="TR"/>
          <table:table-cell office:value-type="float" office:value="20638.28"/>
          <table:table-cell office:value-type="float" office:value="25050.61"/>
          <table:table-cell office:value-type="float" office:value="24090.34"/>
          <table:table-cell office:value-type="float" office:value="22940.78"/>
          <table:table-cell office:value-type="float" office:value="22426.2"/>
          <table:table-cell office:value-type="float" office:value="415"/>
          <table:table-cell office:value-type="string" office:string-value="Milton Keynes Council"/>
          <table:table-cell office:value-type="string" office:string-value="TU"/>
          <table:table-cell office:value-type="float" office:value="108218.08"/>
          <table:table-cell office:value-type="float" office:value="103343.37"/>
          <table:table-cell office:value-type="float" office:value="103632.32000000001"/>
          <table:table-cell office:value-type="float" office:value="103241.85"/>
          <table:table-cell office:value-type="float" office:value="102158.14"/>
          <table:table-cell table:number-columns-repeated="16348"/>
        </table:table-row>
        <table:table-row>
          <table:table-cell office:value-type="float" office:value="305"/>
          <table:table-cell office:value-type="string" office:string-value="Bracknell Forest Borough Council"/>
          <table:table-cell office:value-type="string" office:string-value="TM"/>
          <table:table-cell office:value-type="float" office:value="36403.699999999997"/>
          <table:table-cell office:value-type="float" office:value="37839.230000000003"/>
          <table:table-cell office:value-type="float" office:value="35986.300000000003"/>
          <table:table-cell office:value-type="float" office:value="33452.32"/>
          <table:table-cell office:value-type="float" office:value="31905.4"/>
          <table:table-cell office:value-type="float" office:value="35117.39"/>
          <table:table-cell/>
          <table:table-cell office:value-type="float" office:value="4215"/>
          <table:table-cell office:value-type="string" office:string-value="Manchester City Council"/>
          <table:table-cell office:value-type="string" office:string-value="PM"/>
          <table:table-cell office:value-type="float" office:value="59983.81"/>
          <table:table-cell office:value-type="float" office:value="57172.24"/>
          <table:table-cell office:value-type="float" office:value="54864"/>
          <table:table-cell office:value-type="float" office:value="84677.98"/>
          <table:table-cell office:value-type="float" office:value="82253.42"/>
          <table:table-cell office:value-type="float" office:value="67790.289999999994"/>
          <table:table-cell/>
          <table:table-cell office:value-type="float" office:value="325"/>
          <table:table-cell office:value-type="string" office:string-value="Royal Borough of Windsor and Maidenhead"/>
          <table:table-cell office:value-type="string" office:string-value="TR"/>
          <table:table-cell office:value-type="float" office:value="105343.99"/>
          <table:table-cell office:value-type="float" office:value="107978.12"/>
          <table:table-cell office:value-type="float" office:value="98952.2"/>
          <table:table-cell office:value-type="float" office:value="94220.03"/>
          <table:table-cell office:value-type="float" office:value="92064.42"/>
          <table:table-cell office:value-type="float" office:value="430"/>
          <table:table-cell office:value-type="string" office:string-value="Buckinghamshire County Council"/>
          <table:table-cell office:value-type="string" office:string-value="TU"/>
          <table:table-cell office:value-type="float" office:value="48767.16"/>
          <table:table-cell office:value-type="float" office:value="48397.46"/>
          <table:table-cell office:value-type="float" office:value="49292.31"/>
          <table:table-cell office:value-type="float" office:value="49449.46"/>
          <table:table-cell office:value-type="float" office:value="48928.63"/>
          <table:table-cell table:number-columns-repeated="16348"/>
        </table:table-row>
        <table:table-row>
          <table:table-cell office:value-type="float" office:value="310"/>
          <table:table-cell office:value-type="string" office:string-value="West Berkshire Council"/>
          <table:table-cell office:value-type="string" office:string-value="TM"/>
          <table:table-cell office:value-type="float" office:value="1330472.78"/>
          <table:table-cell office:value-type="float" office:value="1250647.06"/>
          <table:table-cell office:value-type="float" office:value="1189099.03"/>
          <table:table-cell office:value-type="float" office:value="1117223.3500000001"/>
          <table:table-cell office:value-type="float" office:value="1070715.3600000001"/>
          <table:table-cell office:value-type="float" office:value="1191631.5160000003"/>
          <table:table-cell/>
          <table:table-cell office:value-type="float" office:value="4245"/>
          <table:table-cell office:value-type="string" office:string-value="Trafford Metropolitan Borough Council"/>
          <table:table-cell office:value-type="string" office:string-value="PM"/>
          <table:table-cell office:value-type="float" office:value="14538.41"/>
          <table:table-cell office:value-type="float" office:value="14399.7"/>
          <table:table-cell office:value-type="float" office:value="13966.16"/>
          <table:table-cell office:value-type="float" office:value="21487.71"/>
          <table:table-cell office:value-type="float" office:value="20498.46"/>
          <table:table-cell office:value-type="float" office:value="16978.088"/>
          <table:table-cell/>
          <table:table-cell office:value-type="float" office:value="415"/>
          <table:table-cell office:value-type="string" office:string-value="Milton Keynes Council"/>
          <table:table-cell office:value-type="string" office:string-value="TR"/>
          <table:table-cell office:value-type="float" office:value="113502.57"/>
          <table:table-cell office:value-type="float" office:value="112735.17"/>
          <table:table-cell office:value-type="float" office:value="106776.69"/>
          <table:table-cell office:value-type="float" office:value="101833.44"/>
          <table:table-cell office:value-type="float" office:value="99682.52"/>
          <table:table-cell office:value-type="float" office:value="505"/>
          <table:table-cell office:value-type="string" office:string-value="Peterborough City Council"/>
          <table:table-cell office:value-type="string" office:string-value="TU"/>
          <table:table-cell office:value-type="float" office:value="69152.100000000006"/>
          <table:table-cell office:value-type="float" office:value="69382.649999999994"/>
          <table:table-cell office:value-type="float" office:value="70286.789999999994"/>
          <table:table-cell office:value-type="float" office:value="70590.95"/>
          <table:table-cell office:value-type="float" office:value="69887.399999999994"/>
          <table:table-cell table:number-columns-repeated="16348"/>
        </table:table-row>
        <table:table-row>
          <table:table-cell office:value-type="float" office:value="315"/>
          <table:table-cell office:value-type="string" office:string-value="Reading Borough Council"/>
          <table:table-cell office:value-type="string" office:string-value="TM"/>
          <table:table-cell office:value-type="float" office:value="43122.34"/>
          <table:table-cell office:value-type="float" office:value="41146.61"/>
          <table:table-cell office:value-type="float" office:value="39102.01"/>
          <table:table-cell office:value-type="float" office:value="36641.760000000002"/>
          <table:table-cell office:value-type="float" office:value="35103.760000000002"/>
          <table:table-cell office:value-type="float" office:value="39023.296000000002"/>
          <table:table-cell/>
          <table:table-cell office:value-type="float" office:value="4305"/>
          <table:table-cell office:value-type="string" office:string-value="Knowsley Metropolitan Borough Council"/>
          <table:table-cell office:value-type="string" office:string-value="PM"/>
          <table:table-cell office:value-type="float" office:value="99716.37"/>
          <table:table-cell office:value-type="float" office:value="98487.63"/>
          <table:table-cell office:value-type="float" office:value="95529.37"/>
          <table:table-cell office:value-type="float" office:value="153782.56"/>
          <table:table-cell office:value-type="float" office:value="149183.85999999999"/>
          <table:table-cell office:value-type="float" office:value="119339.95800000001"/>
          <table:table-cell/>
          <table:table-cell office:value-type="float" office:value="430"/>
          <table:table-cell office:value-type="string" office:string-value="Buckinghamshire County Council"/>
          <table:table-cell office:value-type="string" office:string-value="TR"/>
          <table:table-cell office:value-type="float" office:value="259280.89"/>
          <table:table-cell office:value-type="float" office:value="259239.03"/>
          <table:table-cell office:value-type="float" office:value="251847.24"/>
          <table:table-cell office:value-type="float" office:value="238630.14"/>
          <table:table-cell office:value-type="float" office:value="233199.93"/>
          <table:table-cell office:value-type="float" office:value="515"/>
          <table:table-cell office:value-type="string" office:string-value="Cambridgeshire County Council"/>
          <table:table-cell office:value-type="string" office:string-value="TU"/>
          <table:table-cell office:value-type="float" office:value="92710.81"/>
          <table:table-cell office:value-type="float" office:value="91278.86"/>
          <table:table-cell office:value-type="float" office:value="89180.69"/>
          <table:table-cell office:value-type="float" office:value="87102.080000000002"/>
          <table:table-cell office:value-type="float" office:value="1957498.3"/>
          <table:table-cell table:number-columns-repeated="16348"/>
        </table:table-row>
        <table:table-row>
          <table:table-cell office:value-type="float" office:value="320"/>
          <table:table-cell office:value-type="string" office:string-value="Slough Borough Council"/>
          <table:table-cell office:value-type="string" office:string-value="TM"/>
          <table:table-cell office:value-type="float" office:value="459785.84"/>
          <table:table-cell office:value-type="float" office:value="440826.72"/>
          <table:table-cell office:value-type="float" office:value="419514.81"/>
          <table:table-cell office:value-type="float" office:value="391429.44"/>
          <table:table-cell office:value-type="float" office:value="373112.22"/>
          <table:table-cell office:value-type="float" office:value="416933.80599999998"/>
          <table:table-cell/>
          <table:table-cell office:value-type="float" office:value="4310"/>
          <table:table-cell office:value-type="string" office:string-value="Liverpool City Council"/>
          <table:table-cell office:value-type="string" office:string-value="PM"/>
          <table:table-cell office:value-type="float" office:value="17407.990000000002"/>
          <table:table-cell office:value-type="float" office:value="16939.27"/>
          <table:table-cell office:value-type="float" office:value="16425.82"/>
          <table:table-cell office:value-type="float" office:value="32171.87"/>
          <table:table-cell office:value-type="float" office:value="31195.43"/>
          <table:table-cell office:value-type="float" office:value="22828.076000000001"/>
          <table:table-cell/>
          <table:table-cell office:value-type="float" office:value="505"/>
          <table:table-cell office:value-type="string" office:string-value="Peterborough City Council"/>
          <table:table-cell office:value-type="string" office:string-value="TR"/>
          <table:table-cell office:value-type="float" office:value="315020.13"/>
          <table:table-cell office:value-type="float" office:value="319853.81"/>
          <table:table-cell office:value-type="float" office:value="307341.77"/>
          <table:table-cell office:value-type="float" office:value="299098.94"/>
          <table:table-cell office:value-type="float" office:value="292035.76"/>
          <table:table-cell office:value-type="float" office:value="605"/>
          <table:table-cell office:value-type="string" office:string-value="Halton Borough Council"/>
          <table:table-cell office:value-type="string" office:string-value="TU"/>
          <table:table-cell office:value-type="float" office:value="25408.57"/>
          <table:table-cell office:value-type="float" office:value="25493.14"/>
          <table:table-cell office:value-type="float" office:value="25698.55"/>
          <table:table-cell office:value-type="float" office:value="25589.200000000001"/>
          <table:table-cell office:value-type="float" office:value="25162.02"/>
          <table:table-cell table:number-columns-repeated="16348"/>
        </table:table-row>
        <table:table-row>
          <table:table-cell office:value-type="float" office:value="325"/>
          <table:table-cell office:value-type="string" office:string-value="Royal Borough of Windsor and Maidenhead"/>
          <table:table-cell office:value-type="string" office:string-value="TM"/>
          <table:table-cell office:value-type="float" office:value="776914.29"/>
          <table:table-cell office:value-type="float" office:value="772207.31"/>
          <table:table-cell office:value-type="float" office:value="734815.56"/>
          <table:table-cell office:value-type="float" office:value="685796.81"/>
          <table:table-cell office:value-type="float" office:value="653877.53"/>
          <table:table-cell office:value-type="float" office:value="724722.3"/>
          <table:table-cell/>
          <table:table-cell office:value-type="float" office:value="4510"/>
          <table:table-cell office:value-type="string" office:string-value="Newcastle City Council"/>
          <table:table-cell office:value-type="string" office:string-value="PM"/>
          <table:table-cell office:value-type="float" office:value="57726.28"/>
          <table:table-cell office:value-type="float" office:value="56326.73"/>
          <table:table-cell office:value-type="float" office:value="56587.55"/>
          <table:table-cell office:value-type="float" office:value="91981.37"/>
          <table:table-cell office:value-type="float" office:value="89311.12"/>
          <table:table-cell office:value-type="float" office:value="70386.61"/>
          <table:table-cell/>
          <table:table-cell office:value-type="float" office:value="515"/>
          <table:table-cell office:value-type="string" office:string-value="Cambridgeshire County Council"/>
          <table:table-cell office:value-type="string" office:string-value="TR"/>
          <table:table-cell office:value-type="float" office:value="2247350.92"/>
          <table:table-cell office:value-type="float" office:value="2224054.6"/>
          <table:table-cell office:value-type="float" office:value="2123463.91"/>
          <table:table-cell office:value-type="float" office:value="2008489.3"/>
          <table:table-cell office:value-type="float" office:value="686006.04"/>
          <table:table-cell office:value-type="float" office:value="615"/>
          <table:table-cell office:value-type="string" office:string-value="Cheshire County Council"/>
          <table:table-cell office:value-type="string" office:string-value="TU"/>
          <table:table-cell office:value-type="float" office:value="94388.31"/>
          <table:table-cell office:value-type="float" office:value="94671.73"/>
          <table:table-cell office:value-type="float" office:value="96385.67"/>
          <table:table-cell office:value-type="float" office:value="97538.77"/>
          <table:table-cell office:value-type="float" office:value="96088.38"/>
          <table:table-cell table:number-columns-repeated="16348"/>
        </table:table-row>
        <table:table-row>
          <table:table-cell office:value-type="float" office:value="330"/>
          <table:table-cell office:value-type="string" office:string-value="Wokingham District Council"/>
          <table:table-cell office:value-type="string" office:string-value="TM"/>
          <table:table-cell office:value-type="float" office:value="501569.26"/>
          <table:table-cell office:value-type="float" office:value="490361.68"/>
          <table:table-cell office:value-type="float" office:value="466152.2"/>
          <table:table-cell office:value-type="float" office:value="434709.76000000001"/>
          <table:table-cell office:value-type="float" office:value="414623.39"/>
          <table:table-cell office:value-type="float" office:value="461483.25800000003"/>
          <table:table-cell/>
          <table:table-cell office:value-type="float" office:value="4605"/>
          <table:table-cell office:value-type="string" office:string-value="Birmingham City Council"/>
          <table:table-cell office:value-type="string" office:string-value="PM"/>
          <table:table-cell office:value-type="float" office:value="153584.79"/>
          <table:table-cell office:value-type="float" office:value="152469.59"/>
          <table:table-cell office:value-type="float" office:value="148429.37"/>
          <table:table-cell office:value-type="float" office:value="247754.74"/>
          <table:table-cell office:value-type="float" office:value="240325.47"/>
          <table:table-cell office:value-type="float" office:value="188512.79199999999"/>
          <table:table-cell/>
          <table:table-cell office:value-type="float" office:value="605"/>
          <table:table-cell office:value-type="string" office:string-value="Halton Borough Council"/>
          <table:table-cell office:value-type="string" office:string-value="TR"/>
          <table:table-cell office:value-type="float" office:value="16657.62"/>
          <table:table-cell office:value-type="float" office:value="16384.009999999998"/>
          <table:table-cell office:value-type="float" office:value="15750.24"/>
          <table:table-cell office:value-type="float" office:value="15008.59"/>
          <table:table-cell office:value-type="float" office:value="14663.81"/>
          <table:table-cell office:value-type="float" office:value="720"/>
          <table:table-cell office:value-type="string" office:string-value="Redcar and Cleveland Borough Council"/>
          <table:table-cell office:value-type="string" office:string-value="TU"/>
          <table:table-cell office:value-type="float" office:value="18603.48"/>
          <table:table-cell office:value-type="float" office:value="18424.349999999999"/>
          <table:table-cell office:value-type="float" office:value="18101.62"/>
          <table:table-cell office:value-type="float" office:value="17941.599999999999"/>
          <table:table-cell office:value-type="float" office:value="17520.53"/>
          <table:table-cell table:number-columns-repeated="16348"/>
        </table:table-row>
        <table:table-row>
          <table:table-cell office:value-type="float" office:value="415"/>
          <table:table-cell office:value-type="string" office:string-value="Milton Keynes Council"/>
          <table:table-cell office:value-type="string" office:string-value="TM"/>
          <table:table-cell office:value-type="float" office:value="532349.93999999994"/>
          <table:table-cell office:value-type="float" office:value="505069.43"/>
          <table:table-cell office:value-type="float" office:value="507087.45"/>
          <table:table-cell office:value-type="float" office:value="476210.3"/>
          <table:table-cell office:value-type="float" office:value="457859.39"/>
          <table:table-cell office:value-type="float" office:value="495715.30199999997"/>
          <table:table-cell/>
          <table:table-cell office:value-type="float" office:value="4720"/>
          <table:table-cell office:value-type="string" office:string-value="Leeds City Council"/>
          <table:table-cell office:value-type="string" office:string-value="PM"/>
          <table:table-cell office:value-type="float" office:value="92037.89"/>
          <table:table-cell office:value-type="float" office:value="89830.18"/>
          <table:table-cell office:value-type="float" office:value="86553.279999999999"/>
          <table:table-cell office:value-type="float" office:value="133064.89000000001"/>
          <table:table-cell office:value-type="float" office:value="129034.27"/>
          <table:table-cell office:value-type="float" office:value="106104.102"/>
          <table:table-cell/>
          <table:table-cell office:value-type="float" office:value="610"/>
          <table:table-cell office:value-type="string" office:string-value="Warrington Borough Council"/>
          <table:table-cell office:value-type="string" office:string-value="TR"/>
          <table:table-cell office:value-type="float" office:value="3917.85"/>
          <table:table-cell office:value-type="float" office:value="3922.25"/>
          <table:table-cell office:value-type="float" office:value="3862.07"/>
          <table:table-cell office:value-type="float" office:value="3734.14"/>
          <table:table-cell office:value-type="float" office:value="3687.15"/>
          <table:table-cell office:value-type="float" office:value="730"/>
          <table:table-cell office:value-type="string" office:string-value="Middlesbrough Borough Council"/>
          <table:table-cell office:value-type="string" office:string-value="TU"/>
          <table:table-cell office:value-type="float" office:value="105011.24"/>
          <table:table-cell office:value-type="float" office:value="103941.64"/>
          <table:table-cell office:value-type="float" office:value="107259.22"/>
          <table:table-cell office:value-type="float" office:value="105677.21"/>
          <table:table-cell office:value-type="float" office:value="104296.8"/>
          <table:table-cell table:number-columns-repeated="16348"/>
        </table:table-row>
        <table:table-row>
          <table:table-cell office:value-type="float" office:value="430"/>
          <table:table-cell office:value-type="string" office:string-value="Buckinghamshire County Council"/>
          <table:table-cell office:value-type="string" office:string-value="TM"/>
          <table:table-cell office:value-type="float" office:value="2197481.79"/>
          <table:table-cell office:value-type="float" office:value="2127082.37"/>
          <table:table-cell office:value-type="float" office:value="2032198.56"/>
          <table:table-cell office:value-type="float" office:value="1884476.8"/>
          <table:table-cell office:value-type="float" office:value="1812693.83"/>
          <table:table-cell office:value-type="float" office:value="2010786.67"/>
          <table:table-cell table:number-columns-repeated="11"/>
          <table:table-cell office:value-type="float" office:value="615"/>
          <table:table-cell office:value-type="string" office:string-value="Cheshire County Council"/>
          <table:table-cell office:value-type="string" office:string-value="TR"/>
          <table:table-cell office:value-type="float" office:value="1262262.24"/>
          <table:table-cell office:value-type="float" office:value="1248604.1200000001"/>
          <table:table-cell office:value-type="float" office:value="1205335.81"/>
          <table:table-cell office:value-type="float" office:value="1140937.17"/>
          <table:table-cell office:value-type="float" office:value="1116316.47"/>
          <table:table-cell office:value-type="float" office:value="740"/>
          <table:table-cell office:value-type="string" office:string-value="Stockton-on-Tees Borough Council"/>
          <table:table-cell office:value-type="string" office:string-value="TU"/>
          <table:table-cell office:value-type="float" office:value="192762.36"/>
          <table:table-cell office:value-type="float" office:value="191017.52"/>
          <table:table-cell office:value-type="float" office:value="187253.29"/>
          <table:table-cell office:value-type="float" office:value="184513.53"/>
          <table:table-cell office:value-type="float" office:value="182227.6"/>
          <table:table-cell table:number-columns-repeated="16348"/>
        </table:table-row>
        <table:table-row>
          <table:table-cell office:value-type="float" office:value="515"/>
          <table:table-cell office:value-type="string" office:string-value="Cambridgeshire County Council"/>
          <table:table-cell office:value-type="string" office:string-value="TM"/>
          <table:table-cell office:value-type="float" office:value="831727.94"/>
          <table:table-cell office:value-type="float" office:value="808393.44"/>
          <table:table-cell office:value-type="float" office:value="755227.06"/>
          <table:table-cell office:value-type="float" office:value="716421.2"/>
          <table:table-cell office:value-type="float" office:value="289717.40999999997"/>
          <table:table-cell office:value-type="float" office:value="680297.41"/>
          <table:table-cell table:number-columns-repeated="11"/>
          <table:table-cell office:value-type="float" office:value="710"/>
          <table:table-cell office:value-type="string" office:string-value="Hartlepool Borough Council"/>
          <table:table-cell office:value-type="string" office:string-value="TR"/>
          <table:table-cell office:value-type="float" office:value="96868"/>
          <table:table-cell office:value-type="float" office:value="95437.01"/>
          <table:table-cell office:value-type="float" office:value="79855.73"/>
          <table:table-cell office:value-type="float" office:value="86519.16"/>
          <table:table-cell office:value-type="float" office:value="84395.71"/>
          <table:table-cell office:value-type="float" office:value="810"/>
          <table:table-cell office:value-type="string" office:string-value="Cornwall County Council"/>
          <table:table-cell office:value-type="string" office:string-value="TU"/>
          <table:table-cell office:value-type="float" office:value="27504.62"/>
          <table:table-cell office:value-type="float" office:value="27826.82"/>
          <table:table-cell office:value-type="float" office:value="27848.799999999999"/>
          <table:table-cell office:value-type="float" office:value="29057.93"/>
          <table:table-cell office:value-type="float" office:value="28315.48"/>
          <table:table-cell table:number-columns-repeated="16348"/>
        </table:table-row>
        <table:table-row>
          <table:table-cell office:value-type="float" office:value="605"/>
          <table:table-cell office:value-type="string" office:string-value="Halton Borough Council"/>
          <table:table-cell office:value-type="string" office:string-value="TM"/>
          <table:table-cell office:value-type="float" office:value="177376.82"/>
          <table:table-cell office:value-type="float" office:value="167969.58"/>
          <table:table-cell office:value-type="float" office:value="146101.23000000001"/>
          <table:table-cell office:value-type="float" office:value="136060.66"/>
          <table:table-cell office:value-type="float" office:value="130696.39"/>
          <table:table-cell office:value-type="float" office:value="151640.93600000002"/>
          <table:table-cell table:number-columns-repeated="11"/>
          <table:table-cell office:value-type="float" office:value="720"/>
          <table:table-cell office:value-type="string" office:string-value="Redcar and Cleveland Borough Council"/>
          <table:table-cell office:value-type="string" office:string-value="TR"/>
          <table:table-cell office:value-type="float" office:value="35041.06"/>
          <table:table-cell office:value-type="float" office:value="34530.65"/>
          <table:table-cell office:value-type="float" office:value="33164.03"/>
          <table:table-cell office:value-type="float" office:value="36144.160000000003"/>
          <table:table-cell office:value-type="float" office:value="35197.19"/>
          <table:table-cell office:value-type="float" office:value="900"/>
          <table:table-cell office:value-type="string" office:string-value="Cumbria County Council"/>
          <table:table-cell office:value-type="string" office:string-value="TU"/>
          <table:table-cell office:value-type="float" office:value="103086.11"/>
          <table:table-cell office:value-type="float" office:value="104305.09"/>
          <table:table-cell office:value-type="float" office:value="104352.7"/>
          <table:table-cell office:value-type="float" office:value="98787.68"/>
          <table:table-cell office:value-type="float" office:value="96225.61"/>
          <table:table-cell table:number-columns-repeated="16348"/>
        </table:table-row>
        <table:table-row>
          <table:table-cell office:value-type="float" office:value="610"/>
          <table:table-cell office:value-type="string" office:string-value="Warrington Borough Council"/>
          <table:table-cell office:value-type="string" office:string-value="TM"/>
          <table:table-cell office:value-type="float" office:value="1204910.58"/>
          <table:table-cell office:value-type="float" office:value="1157253.1299999999"/>
          <table:table-cell office:value-type="float" office:value="1101541.53"/>
          <table:table-cell office:value-type="float" office:value="1056174.74"/>
          <table:table-cell office:value-type="float" office:value="1014715.47"/>
          <table:table-cell office:value-type="float" office:value="1106919.0900000001"/>
          <table:table-cell table:number-columns-repeated="11"/>
          <table:table-cell office:value-type="float" office:value="730"/>
          <table:table-cell office:value-type="string" office:string-value="Middlesbrough Borough Council"/>
          <table:table-cell office:value-type="string" office:string-value="TR"/>
          <table:table-cell office:value-type="float" office:value="95246.82"/>
          <table:table-cell office:value-type="float" office:value="96644.14"/>
          <table:table-cell office:value-type="float" office:value="91236.38"/>
          <table:table-cell office:value-type="float" office:value="86713.78"/>
          <table:table-cell office:value-type="float" office:value="84496.26"/>
          <table:table-cell office:value-type="float" office:value="1020"/>
          <table:table-cell office:value-type="string" office:string-value="Derby City Council"/>
          <table:table-cell office:value-type="string" office:string-value="TU"/>
          <table:table-cell office:value-type="float" office:value="319291.61"/>
          <table:table-cell office:value-type="float" office:value="327371.23"/>
          <table:table-cell office:value-type="float" office:value="334039.39"/>
          <table:table-cell office:value-type="float" office:value="338089.3"/>
          <table:table-cell office:value-type="float" office:value="334117.36"/>
          <table:table-cell table:number-columns-repeated="16348"/>
        </table:table-row>
        <table:table-row>
          <table:table-cell office:value-type="float" office:value="615"/>
          <table:table-cell office:value-type="string" office:string-value="Cheshire County Council"/>
          <table:table-cell office:value-type="string" office:string-value="TM"/>
          <table:table-cell office:value-type="float" office:value="2628610.69"/>
          <table:table-cell office:value-type="float" office:value="2540676.2000000002"/>
          <table:table-cell office:value-type="float" office:value="2419887.63"/>
          <table:table-cell office:value-type="float" office:value="2263690.66"/>
          <table:table-cell office:value-type="float" office:value="2177013.81"/>
          <table:table-cell office:value-type="float" office:value="2405975.798"/>
          <table:table-cell table:number-columns-repeated="11"/>
          <table:table-cell office:value-type="float" office:value="740"/>
          <table:table-cell office:value-type="string" office:string-value="Stockton-on-Tees Borough Council"/>
          <table:table-cell office:value-type="string" office:string-value="TR"/>
          <table:table-cell office:value-type="float" office:value="247692.5"/>
          <table:table-cell office:value-type="float" office:value="242572.61"/>
          <table:table-cell office:value-type="float" office:value="238082.77"/>
          <table:table-cell office:value-type="float" office:value="225319.96"/>
          <table:table-cell office:value-type="float" office:value="219487.21"/>
          <table:table-cell office:value-type="float" office:value="1050"/>
          <table:table-cell office:value-type="string" office:string-value="Derbyshire County Council"/>
          <table:table-cell office:value-type="string" office:string-value="TU"/>
          <table:table-cell office:value-type="float" office:value="181420.38"/>
          <table:table-cell office:value-type="float" office:value="181542.16"/>
          <table:table-cell office:value-type="float" office:value="182934.25"/>
          <table:table-cell office:value-type="float" office:value="185641.85"/>
          <table:table-cell office:value-type="float" office:value="183107.06"/>
          <table:table-cell table:number-columns-repeated="16348"/>
        </table:table-row>
        <table:table-row>
          <table:table-cell office:value-type="float" office:value="900"/>
          <table:table-cell office:value-type="string" office:string-value="Cumbria County Council"/>
          <table:table-cell office:value-type="string" office:string-value="TM"/>
          <table:table-cell office:value-type="float" office:value="1349957.01"/>
          <table:table-cell office:value-type="float" office:value="1278504.52"/>
          <table:table-cell office:value-type="float" office:value="1207774.5"/>
          <table:table-cell office:value-type="float" office:value="1147347.68"/>
          <table:table-cell office:value-type="float" office:value="1102699.03"/>
          <table:table-cell office:value-type="float" office:value="1217256.548"/>
          <table:table-cell table:number-columns-repeated="11"/>
          <table:table-cell office:value-type="float" office:value="810"/>
          <table:table-cell office:value-type="string" office:string-value="Cornwall County Council"/>
          <table:table-cell office:value-type="string" office:string-value="TR"/>
          <table:table-cell office:value-type="float" office:value="1113159.8899999999"/>
          <table:table-cell office:value-type="float" office:value="1097428.3400000001"/>
          <table:table-cell office:value-type="float" office:value="1065280.72"/>
          <table:table-cell office:value-type="float" office:value="1044390.95"/>
          <table:table-cell office:value-type="float" office:value="1015599.47"/>
          <table:table-cell office:value-type="float" office:value="1105"/>
          <table:table-cell office:value-type="string" office:string-value="Plymouth City Council"/>
          <table:table-cell office:value-type="string" office:string-value="TU"/>
          <table:table-cell office:value-type="float" office:value="137550.17000000001"/>
          <table:table-cell office:value-type="float" office:value="139739.26"/>
          <table:table-cell office:value-type="float" office:value="147901.56"/>
          <table:table-cell office:value-type="float" office:value="139196.57"/>
          <table:table-cell office:value-type="float" office:value="135732.57"/>
          <table:table-cell table:number-columns-repeated="16348"/>
        </table:table-row>
        <table:table-row>
          <table:table-cell office:value-type="float" office:value="1050"/>
          <table:table-cell office:value-type="string" office:string-value="Derbyshire County Council"/>
          <table:table-cell office:value-type="string" office:string-value="TM"/>
          <table:table-cell office:value-type="float" office:value="1412588.34"/>
          <table:table-cell office:value-type="float" office:value="1327372.0900000001"/>
          <table:table-cell office:value-type="float" office:value="1265436.96"/>
          <table:table-cell office:value-type="float" office:value="1133998.1299999999"/>
          <table:table-cell office:value-type="float" office:value="1069379.3600000001"/>
          <table:table-cell office:value-type="float" office:value="1241754.976"/>
          <table:table-cell table:number-columns-repeated="11"/>
          <table:table-cell office:value-type="float" office:value="900"/>
          <table:table-cell office:value-type="string" office:string-value="Cumbria County Council"/>
          <table:table-cell office:value-type="string" office:string-value="TR"/>
          <table:table-cell office:value-type="float" office:value="1348481.24"/>
          <table:table-cell office:value-type="float" office:value="1335393.5"/>
          <table:table-cell office:value-type="float" office:value="1263625.27"/>
          <table:table-cell office:value-type="float" office:value="1232921.1399999999"/>
          <table:table-cell office:value-type="float" office:value="1197815.93"/>
          <table:table-cell office:value-type="float" office:value="1245"/>
          <table:table-cell office:value-type="string" office:string-value="Dorset County Council"/>
          <table:table-cell office:value-type="string" office:string-value="TU"/>
          <table:table-cell office:value-type="float" office:value="24069.22"/>
          <table:table-cell office:value-type="float" office:value="24036.09"/>
          <table:table-cell office:value-type="float" office:value="24048.66"/>
          <table:table-cell office:value-type="float" office:value="23794.639999999999"/>
          <table:table-cell office:value-type="float" office:value="23349.34"/>
          <table:table-cell table:number-columns-repeated="16348"/>
        </table:table-row>
        <table:table-row>
          <table:table-cell office:value-type="float" office:value="1115"/>
          <table:table-cell office:value-type="string" office:string-value="Devon County Council"/>
          <table:table-cell office:value-type="string" office:string-value="TM"/>
          <table:table-cell office:value-type="float" office:value="757232.7"/>
          <table:table-cell office:value-type="float" office:value="718533.24"/>
          <table:table-cell office:value-type="float" office:value="679844.04"/>
          <table:table-cell office:value-type="float" office:value="646305.84"/>
          <table:table-cell office:value-type="float" office:value="623666.47"/>
          <table:table-cell office:value-type="float" office:value="685116.45799999998"/>
          <table:table-cell table:number-columns-repeated="11"/>
          <table:table-cell office:value-type="float" office:value="1020"/>
          <table:table-cell office:value-type="string" office:string-value="Derby City Council"/>
          <table:table-cell office:value-type="string" office:string-value="TR"/>
          <table:table-cell office:value-type="float" office:value="37522.79"/>
          <table:table-cell office:value-type="float" office:value="38803.71"/>
          <table:table-cell office:value-type="float" office:value="40796.129999999997"/>
          <table:table-cell office:value-type="float" office:value="38892.42"/>
          <table:table-cell office:value-type="float" office:value="37933.58"/>
          <table:table-cell office:value-type="float" office:value="1310"/>
          <table:table-cell office:value-type="string" office:string-value="Durham County Council"/>
          <table:table-cell office:value-type="string" office:string-value="TU"/>
          <table:table-cell office:value-type="float" office:value="22825.81"/>
          <table:table-cell office:value-type="float" office:value="24790.51"/>
          <table:table-cell office:value-type="float" office:value="24598.36"/>
          <table:table-cell office:value-type="float" office:value="24611.86"/>
          <table:table-cell office:value-type="float" office:value="24383.54"/>
          <table:table-cell table:number-columns-repeated="16348"/>
        </table:table-row>
        <table:table-row>
          <table:table-cell office:value-type="float" office:value="1305"/>
          <table:table-cell office:value-type="string" office:string-value="Darlington Borough Council"/>
          <table:table-cell office:value-type="string" office:string-value="TM"/>
          <table:table-cell office:value-type="float" office:value="129856.07"/>
          <table:table-cell office:value-type="float" office:value="127030.05"/>
          <table:table-cell office:value-type="float" office:value="120308.63"/>
          <table:table-cell office:value-type="float" office:value="116343.06"/>
          <table:table-cell office:value-type="float" office:value="111873.63"/>
          <table:table-cell office:value-type="float" office:value="121082.28799999999"/>
          <table:table-cell table:number-columns-repeated="11"/>
          <table:table-cell office:value-type="float" office:value="1050"/>
          <table:table-cell office:value-type="string" office:string-value="Derbyshire County Council"/>
          <table:table-cell office:value-type="string" office:string-value="TR"/>
          <table:table-cell office:value-type="float" office:value="1617576.91"/>
          <table:table-cell office:value-type="float" office:value="1580416.49"/>
          <table:table-cell office:value-type="float" office:value="1542958.99"/>
          <table:table-cell office:value-type="float" office:value="1463231.59"/>
          <table:table-cell office:value-type="float" office:value="1429893.5"/>
          <table:table-cell office:value-type="float" office:value="1410"/>
          <table:table-cell office:value-type="string" office:string-value="East Sussex County Council"/>
          <table:table-cell office:value-type="string" office:string-value="TU"/>
          <table:table-cell office:value-type="float" office:value="63521.1"/>
          <table:table-cell office:value-type="float" office:value="63645.46"/>
          <table:table-cell office:value-type="float" office:value="63523.99"/>
          <table:table-cell office:value-type="float" office:value="63850.62"/>
          <table:table-cell office:value-type="float" office:value="62858.57"/>
          <table:table-cell table:number-columns-repeated="16348"/>
        </table:table-row>
        <table:table-row>
          <table:table-cell office:value-type="float" office:value="1310"/>
          <table:table-cell office:value-type="string" office:string-value="Durham County Council"/>
          <table:table-cell office:value-type="string" office:string-value="TM"/>
          <table:table-cell office:value-type="float" office:value="690668.19"/>
          <table:table-cell office:value-type="float" office:value="671953.56"/>
          <table:table-cell office:value-type="float" office:value="626914.09"/>
          <table:table-cell office:value-type="float" office:value="595999.43000000005"/>
          <table:table-cell office:value-type="float" office:value="571694.51"/>
          <table:table-cell office:value-type="float" office:value="631445.95600000001"/>
          <table:table-cell table:number-columns-repeated="11"/>
          <table:table-cell office:value-type="float" office:value="1105"/>
          <table:table-cell office:value-type="string" office:string-value="Plymouth City Council"/>
          <table:table-cell office:value-type="string" office:string-value="TR"/>
          <table:table-cell office:value-type="float" office:value="61264.98"/>
          <table:table-cell office:value-type="float" office:value="60646.26"/>
          <table:table-cell office:value-type="float" office:value="59055.18"/>
          <table:table-cell office:value-type="float" office:value="57040.27"/>
          <table:table-cell office:value-type="float" office:value="55452.5"/>
          <table:table-cell office:value-type="float" office:value="1510"/>
          <table:table-cell office:value-type="string" office:string-value="Thurrock Borough Council"/>
          <table:table-cell office:value-type="string" office:string-value="TU"/>
          <table:table-cell office:value-type="float" office:value="22188.41"/>
          <table:table-cell office:value-type="float" office:value="22234.69"/>
          <table:table-cell office:value-type="float" office:value="22332.06"/>
          <table:table-cell office:value-type="float" office:value="22175.360000000001"/>
          <table:table-cell office:value-type="float" office:value="21830.799999999999"/>
          <table:table-cell table:number-columns-repeated="16348"/>
        </table:table-row>
        <table:table-row>
          <table:table-cell office:value-type="float" office:value="1510"/>
          <table:table-cell office:value-type="string" office:string-value="Thurrock Borough Council"/>
          <table:table-cell office:value-type="string" office:string-value="TM"/>
          <table:table-cell office:value-type="float" office:value="183425.03"/>
          <table:table-cell office:value-type="float" office:value="175591.88"/>
          <table:table-cell office:value-type="float" office:value="166597.76999999999"/>
          <table:table-cell office:value-type="float" office:value="155162.51"/>
          <table:table-cell office:value-type="float" office:value="147365.47"/>
          <table:table-cell office:value-type="float" office:value="165628.53200000001"/>
          <table:table-cell table:number-columns-repeated="11"/>
          <table:table-cell office:value-type="float" office:value="1115"/>
          <table:table-cell office:value-type="string" office:string-value="Devon County Council"/>
          <table:table-cell office:value-type="string" office:string-value="TR"/>
          <table:table-cell office:value-type="float" office:value="1975566.36"/>
          <table:table-cell office:value-type="float" office:value="1908537.98"/>
          <table:table-cell office:value-type="float" office:value="1853677.2"/>
          <table:table-cell office:value-type="float" office:value="1788447.38"/>
          <table:table-cell office:value-type="float" office:value="1739485.74"/>
          <table:table-cell office:value-type="float" office:value="1515"/>
          <table:table-cell office:value-type="string" office:string-value="Essex County Council"/>
          <table:table-cell office:value-type="string" office:string-value="TU"/>
          <table:table-cell office:value-type="float" office:value="3322.24"/>
          <table:table-cell office:value-type="float" office:value="3332.75"/>
          <table:table-cell office:value-type="float" office:value="3352.27"/>
          <table:table-cell office:value-type="float" office:value="3326.08"/>
          <table:table-cell office:value-type="float" office:value="3247.59"/>
          <table:table-cell table:number-columns-repeated="16348"/>
        </table:table-row>
        <table:table-row>
          <table:table-cell office:value-type="float" office:value="1515"/>
          <table:table-cell office:value-type="string" office:string-value="Essex County Council"/>
          <table:table-cell office:value-type="string" office:string-value="TM"/>
          <table:table-cell office:value-type="float" office:value="2137393.0299999998"/>
          <table:table-cell office:value-type="float" office:value="2105446.58"/>
          <table:table-cell office:value-type="float" office:value="2004404.45"/>
          <table:table-cell office:value-type="float" office:value="1875233.86"/>
          <table:table-cell office:value-type="float" office:value="1783211.95"/>
          <table:table-cell office:value-type="float" office:value="1981137.9739999999"/>
          <table:table-cell table:number-columns-repeated="11"/>
          <table:table-cell office:value-type="float" office:value="1225"/>
          <table:table-cell office:value-type="string" office:string-value="Borough of Poole Council"/>
          <table:table-cell office:value-type="string" office:string-value="TR"/>
          <table:table-cell office:value-type="float" office:value="24652.7"/>
          <table:table-cell office:value-type="float" office:value="24293.29"/>
          <table:table-cell office:value-type="float" office:value="23837.82"/>
          <table:table-cell office:value-type="float" office:value="22817.45"/>
          <table:table-cell office:value-type="float" office:value="22232.21"/>
          <table:table-cell office:value-type="float" office:value="1600"/>
          <table:table-cell office:value-type="string" office:string-value="Gloucestershire County Council"/>
          <table:table-cell office:value-type="string" office:string-value="TU"/>
          <table:table-cell office:value-type="float" office:value="94259.21"/>
          <table:table-cell office:value-type="float" office:value="96832.26"/>
          <table:table-cell office:value-type="float" office:value="99327.64"/>
          <table:table-cell office:value-type="float" office:value="100069.69"/>
          <table:table-cell office:value-type="float" office:value="98504.47"/>
          <table:table-cell table:number-columns-repeated="16348"/>
        </table:table-row>
        <table:table-row>
          <table:table-cell office:value-type="float" office:value="1600"/>
          <table:table-cell office:value-type="string" office:string-value="Gloucestershire County Council"/>
          <table:table-cell office:value-type="string" office:string-value="TM"/>
          <table:table-cell office:value-type="float" office:value="1321561.58"/>
          <table:table-cell office:value-type="float" office:value="1266091.1299999999"/>
          <table:table-cell office:value-type="float" office:value="1205856.3600000001"/>
          <table:table-cell office:value-type="float" office:value="1105506.46"/>
          <table:table-cell office:value-type="float" office:value="1045244.83"/>
          <table:table-cell office:value-type="float" office:value="1188852.0720000002"/>
          <table:table-cell table:number-columns-repeated="11"/>
          <table:table-cell office:value-type="float" office:value="1245"/>
          <table:table-cell office:value-type="string" office:string-value="Dorset County Council"/>
          <table:table-cell office:value-type="string" office:string-value="TR"/>
          <table:table-cell office:value-type="float" office:value="575209.23"/>
          <table:table-cell office:value-type="float" office:value="565042.17000000004"/>
          <table:table-cell office:value-type="float" office:value="548645.15"/>
          <table:table-cell office:value-type="float" office:value="532299.63"/>
          <table:table-cell office:value-type="float" office:value="517675.63"/>
          <table:table-cell office:value-type="float" office:value="1770"/>
          <table:table-cell office:value-type="string" office:string-value="Hampshire County Council"/>
          <table:table-cell office:value-type="string" office:string-value="TU"/>
          <table:table-cell office:value-type="float" office:value="158733.31"/>
          <table:table-cell office:value-type="float" office:value="162321.32"/>
          <table:table-cell office:value-type="float" office:value="160524.79999999999"/>
          <table:table-cell office:value-type="float" office:value="151265.93"/>
          <table:table-cell office:value-type="float" office:value="149695.32999999999"/>
          <table:table-cell table:number-columns-repeated="16348"/>
        </table:table-row>
        <table:table-row>
          <table:table-cell office:value-type="float" office:value="1745"/>
          <table:table-cell office:value-type="string" office:string-value="Portsmouth City Council"/>
          <table:table-cell office:value-type="string" office:string-value="TM"/>
          <table:table-cell office:value-type="float" office:value="211401.21"/>
          <table:table-cell office:value-type="float" office:value="200896.47"/>
          <table:table-cell office:value-type="float" office:value="193403.71"/>
          <table:table-cell office:value-type="float" office:value="187801.45"/>
          <table:table-cell office:value-type="float" office:value="180903.63"/>
          <table:table-cell office:value-type="float" office:value="194881.29400000002"/>
          <table:table-cell table:number-columns-repeated="11"/>
          <table:table-cell office:value-type="float" office:value="1305"/>
          <table:table-cell office:value-type="string" office:string-value="Darlington Borough Council"/>
          <table:table-cell office:value-type="string" office:string-value="TR"/>
          <table:table-cell office:value-type="float" office:value="94940.41"/>
          <table:table-cell office:value-type="float" office:value="96982.83"/>
          <table:table-cell office:value-type="float" office:value="93195.8"/>
          <table:table-cell office:value-type="float" office:value="79920.490000000005"/>
          <table:table-cell office:value-type="float" office:value="77785.59"/>
          <table:table-cell office:value-type="float" office:value="1810"/>
          <table:table-cell office:value-type="string" office:string-value="Worcestershire County Council"/>
          <table:table-cell office:value-type="string" office:string-value="TU"/>
          <table:table-cell office:value-type="float" office:value="110915.68"/>
          <table:table-cell office:value-type="float" office:value="114473.03"/>
          <table:table-cell office:value-type="float" office:value="114525.42"/>
          <table:table-cell office:value-type="float" office:value="114011.29"/>
          <table:table-cell office:value-type="float" office:value="112544.39"/>
          <table:table-cell table:number-columns-repeated="16348"/>
        </table:table-row>
        <table:table-row>
          <table:table-cell office:value-type="float" office:value="1755"/>
          <table:table-cell office:value-type="string" office:string-value="Southampton City Council"/>
          <table:table-cell office:value-type="string" office:string-value="TM"/>
          <table:table-cell office:value-type="float" office:value="67207.08"/>
          <table:table-cell office:value-type="float" office:value="65087.17"/>
          <table:table-cell office:value-type="float" office:value="63645.25"/>
          <table:table-cell office:value-type="float" office:value="60955.34"/>
          <table:table-cell office:value-type="float" office:value="58611.82"/>
          <table:table-cell office:value-type="float" office:value="63101.331999999995"/>
          <table:table-cell table:number-columns-repeated="11"/>
          <table:table-cell office:value-type="float" office:value="1310"/>
          <table:table-cell office:value-type="string" office:string-value="Durham County Council"/>
          <table:table-cell office:value-type="string" office:string-value="TR"/>
          <table:table-cell office:value-type="float" office:value="576176.47"/>
          <table:table-cell office:value-type="float" office:value="572960.80000000005"/>
          <table:table-cell office:value-type="float" office:value="533293.80000000005"/>
          <table:table-cell office:value-type="float" office:value="515619.34"/>
          <table:table-cell office:value-type="float" office:value="504129.59"/>
          <table:table-cell office:value-type="float" office:value="1815"/>
          <table:table-cell office:value-type="string" office:string-value="Herefordshire County Council"/>
          <table:table-cell office:value-type="string" office:string-value="TU"/>
          <table:table-cell office:value-type="float" office:value="61885.599999999999"/>
          <table:table-cell office:value-type="float" office:value="61590.43"/>
          <table:table-cell office:value-type="float" office:value="63351.95"/>
          <table:table-cell office:value-type="float" office:value="63142.92"/>
          <table:table-cell office:value-type="float" office:value="62144.480000000003"/>
          <table:table-cell table:number-columns-repeated="16348"/>
        </table:table-row>
        <table:table-row>
          <table:table-cell office:value-type="float" office:value="1770"/>
          <table:table-cell office:value-type="string" office:string-value="Hampshire County Council"/>
          <table:table-cell office:value-type="string" office:string-value="TM"/>
          <table:table-cell office:value-type="float" office:value="3515319.08"/>
          <table:table-cell office:value-type="float" office:value="3363311.77"/>
          <table:table-cell office:value-type="float" office:value="3209707.42"/>
          <table:table-cell office:value-type="float" office:value="3017185.3"/>
          <table:table-cell office:value-type="float" office:value="2903668.01"/>
          <table:table-cell office:value-type="float" office:value="3201838.3160000001"/>
          <table:table-cell table:number-columns-repeated="11"/>
          <table:table-cell office:value-type="float" office:value="1405"/>
          <table:table-cell office:value-type="string" office:string-value="Brighton &amp; Hove Council"/>
          <table:table-cell office:value-type="string" office:string-value="TR"/>
          <table:table-cell office:value-type="float" office:value="289353.95"/>
          <table:table-cell office:value-type="float" office:value="284595.93"/>
          <table:table-cell office:value-type="float" office:value="254133.28"/>
          <table:table-cell office:value-type="float" office:value="240487.56"/>
          <table:table-cell office:value-type="float" office:value="234910.72"/>
          <table:table-cell office:value-type="float" office:value="1900"/>
          <table:table-cell office:value-type="string" office:string-value="Hertfordshire County Council"/>
          <table:table-cell office:value-type="string" office:string-value="TU"/>
          <table:table-cell office:value-type="float" office:value="128108.22"/>
          <table:table-cell office:value-type="float" office:value="127022.45"/>
          <table:table-cell office:value-type="float" office:value="127299.15"/>
          <table:table-cell office:value-type="float" office:value="126643.64"/>
          <table:table-cell office:value-type="float" office:value="124657.54"/>
          <table:table-cell table:number-columns-repeated="16348"/>
        </table:table-row>
        <table:table-row>
          <table:table-cell office:value-type="float" office:value="1810"/>
          <table:table-cell office:value-type="string" office:string-value="Worcestershire County Council"/>
          <table:table-cell office:value-type="string" office:string-value="TM"/>
          <table:table-cell office:value-type="float" office:value="2081213.23"/>
          <table:table-cell office:value-type="float" office:value="1987725.16"/>
          <table:table-cell office:value-type="float" office:value="1863479.37"/>
          <table:table-cell office:value-type="float" office:value="1690079.98"/>
          <table:table-cell office:value-type="float" office:value="1626241.8"/>
          <table:table-cell office:value-type="float" office:value="1849747.9080000003"/>
          <table:table-cell table:number-columns-repeated="11"/>
          <table:table-cell office:value-type="float" office:value="1410"/>
          <table:table-cell office:value-type="string" office:string-value="East Sussex County Council"/>
          <table:table-cell office:value-type="string" office:string-value="TR"/>
          <table:table-cell office:value-type="float" office:value="537094.48"/>
          <table:table-cell office:value-type="float" office:value="527521.97"/>
          <table:table-cell office:value-type="float" office:value="490128.47"/>
          <table:table-cell office:value-type="float" office:value="450794"/>
          <table:table-cell office:value-type="float" office:value="442224.8"/>
          <table:table-cell office:value-type="float" office:value="2010"/>
          <table:table-cell office:value-type="string" office:string-value="Kingston Upon Hull City Council"/>
          <table:table-cell office:value-type="string" office:string-value="TU"/>
          <table:table-cell office:value-type="float" office:value="179270.57"/>
          <table:table-cell office:value-type="float" office:value="183795.54"/>
          <table:table-cell office:value-type="float" office:value="195032.75"/>
          <table:table-cell office:value-type="float" office:value="206610.28"/>
          <table:table-cell office:value-type="float" office:value="203944.12"/>
          <table:table-cell table:number-columns-repeated="16348"/>
        </table:table-row>
        <table:table-row>
          <table:table-cell office:value-type="float" office:value="1815"/>
          <table:table-cell office:value-type="string" office:string-value="Herefordshire County Council"/>
          <table:table-cell office:value-type="string" office:string-value="TM"/>
          <table:table-cell office:value-type="float" office:value="59759.32"/>
          <table:table-cell office:value-type="float" office:value="58308.39"/>
          <table:table-cell office:value-type="float" office:value="54300.25"/>
          <table:table-cell office:value-type="float" office:value="50447.22"/>
          <table:table-cell office:value-type="float" office:value="48395.14"/>
          <table:table-cell office:value-type="float" office:value="54242.063999999998"/>
          <table:table-cell table:number-columns-repeated="11"/>
          <table:table-cell office:value-type="float" office:value="1510"/>
          <table:table-cell office:value-type="string" office:string-value="Thurrock Borough Council"/>
          <table:table-cell office:value-type="string" office:string-value="TR"/>
          <table:table-cell office:value-type="float" office:value="305328.90000000002"/>
          <table:table-cell office:value-type="float" office:value="302384.90999999997"/>
          <table:table-cell office:value-type="float" office:value="289874.69"/>
          <table:table-cell office:value-type="float" office:value="282566.92"/>
          <table:table-cell office:value-type="float" office:value="274578.2"/>
          <table:table-cell office:value-type="float" office:value="2036"/>
          <table:table-cell office:value-type="string" office:string-value="East Riding of Yorkshire Council"/>
          <table:table-cell office:value-type="string" office:string-value="TU"/>
          <table:table-cell office:value-type="float" office:value="7453.17"/>
          <table:table-cell office:value-type="float" office:value="8877.1200000000008"/>
          <table:table-cell office:value-type="float" office:value="8962.4599999999991"/>
          <table:table-cell office:value-type="float" office:value="8977.27"/>
          <table:table-cell office:value-type="float" office:value="8851.74"/>
          <table:table-cell table:number-columns-repeated="16348"/>
        </table:table-row>
        <table:table-row>
          <table:table-cell office:value-type="float" office:value="1900"/>
          <table:table-cell office:value-type="string" office:string-value="Hertfordshire County Council"/>
          <table:table-cell office:value-type="string" office:string-value="TM"/>
          <table:table-cell office:value-type="float" office:value="3686434.38"/>
          <table:table-cell office:value-type="float" office:value="3633871.87"/>
          <table:table-cell office:value-type="float" office:value="3499541.88"/>
          <table:table-cell office:value-type="float" office:value="3337339.53"/>
          <table:table-cell office:value-type="float" office:value="3177700.98"/>
          <table:table-cell office:value-type="float" office:value="3466977.7279999992"/>
          <table:table-cell table:number-columns-repeated="11"/>
          <table:table-cell office:value-type="float" office:value="1515"/>
          <table:table-cell office:value-type="string" office:string-value="Essex County Council"/>
          <table:table-cell office:value-type="string" office:string-value="TR"/>
          <table:table-cell office:value-type="float" office:value="1572640.41"/>
          <table:table-cell office:value-type="float" office:value="1554968.43"/>
          <table:table-cell office:value-type="float" office:value="1508209.86"/>
          <table:table-cell office:value-type="float" office:value="1478914.14"/>
          <table:table-cell office:value-type="float" office:value="1442456.13"/>
          <table:table-cell office:value-type="float" office:value="2210"/>
          <table:table-cell office:value-type="string" office:string-value="Kent County Council"/>
          <table:table-cell office:value-type="string" office:string-value="TU"/>
          <table:table-cell office:value-type="float" office:value="122626.49"/>
          <table:table-cell office:value-type="float" office:value="122911.1"/>
          <table:table-cell office:value-type="float" office:value="123284.85"/>
          <table:table-cell office:value-type="float" office:value="123783.11"/>
          <table:table-cell office:value-type="float" office:value="121513.78"/>
          <table:table-cell table:number-columns-repeated="16348"/>
        </table:table-row>
        <table:table-row>
          <table:table-cell office:value-type="float" office:value="2036"/>
          <table:table-cell office:value-type="string" office:string-value="East Riding of Yorkshire Council"/>
          <table:table-cell office:value-type="string" office:string-value="TM"/>
          <table:table-cell office:value-type="float" office:value="409972.83"/>
          <table:table-cell office:value-type="float" office:value="399117.61"/>
          <table:table-cell office:value-type="float" office:value="385985.36"/>
          <table:table-cell office:value-type="float" office:value="363513.01"/>
          <table:table-cell office:value-type="float" office:value="348381.47"/>
          <table:table-cell office:value-type="float" office:value="381394.05599999998"/>
          <table:table-cell table:number-columns-repeated="11"/>
          <table:table-cell office:value-type="float" office:value="1600"/>
          <table:table-cell office:value-type="string" office:string-value="Gloucestershire County Council"/>
          <table:table-cell office:value-type="string" office:string-value="TR"/>
          <table:table-cell office:value-type="float" office:value="691628.04"/>
          <table:table-cell office:value-type="float" office:value="692376.61"/>
          <table:table-cell office:value-type="float" office:value="679071.21"/>
          <table:table-cell office:value-type="float" office:value="642422.35"/>
          <table:table-cell office:value-type="float" office:value="624898.12"/>
          <table:table-cell office:value-type="float" office:value="2315"/>
          <table:table-cell office:value-type="string" office:string-value="Lancashire County Council"/>
          <table:table-cell office:value-type="string" office:string-value="TU"/>
          <table:table-cell office:value-type="float" office:value="149450.26999999999"/>
          <table:table-cell office:value-type="float" office:value="146982.65"/>
          <table:table-cell office:value-type="float" office:value="152118.43"/>
          <table:table-cell office:value-type="float" office:value="151066.9"/>
          <table:table-cell office:value-type="float" office:value="148541.07"/>
          <table:table-cell table:number-columns-repeated="16348"/>
        </table:table-row>
        <table:table-row>
          <table:table-cell office:value-type="float" office:value="2040"/>
          <table:table-cell office:value-type="string" office:string-value="North Lincolnshire Council"/>
          <table:table-cell office:value-type="string" office:string-value="TM"/>
          <table:table-cell office:value-type="float" office:value="360357.18"/>
          <table:table-cell office:value-type="float" office:value="350940.82"/>
          <table:table-cell office:value-type="float" office:value="328272.84999999998"/>
          <table:table-cell office:value-type="float" office:value="314011.34000000003"/>
          <table:table-cell office:value-type="float" office:value="299349.34999999998"/>
          <table:table-cell office:value-type="float" office:value="330586.30800000002"/>
          <table:table-cell table:number-columns-repeated="11"/>
          <table:table-cell office:value-type="float" office:value="1745"/>
          <table:table-cell office:value-type="string" office:string-value="Portsmouth City Council"/>
          <table:table-cell office:value-type="string" office:string-value="TR"/>
          <table:table-cell office:value-type="float" office:value="148010.57999999999"/>
          <table:table-cell office:value-type="float" office:value="145814.47"/>
          <table:table-cell office:value-type="float" office:value="146410.22"/>
          <table:table-cell office:value-type="float" office:value="139265.59"/>
          <table:table-cell office:value-type="float" office:value="136039.19"/>
          <table:table-cell office:value-type="float" office:value="2425"/>
          <table:table-cell office:value-type="string" office:string-value="Leicester City Council"/>
          <table:table-cell office:value-type="string" office:string-value="TU"/>
          <table:table-cell office:value-type="float" office:value="9143.81"/>
          <table:table-cell office:value-type="float" office:value="9178.73"/>
          <table:table-cell office:value-type="float" office:value="9281.8700000000008"/>
          <table:table-cell office:value-type="float" office:value="9271.6299999999992"/>
          <table:table-cell office:value-type="float" office:value="9142.6299999999992"/>
          <table:table-cell table:number-columns-repeated="16348"/>
        </table:table-row>
        <table:table-row>
          <table:table-cell office:value-type="float" office:value="2205"/>
          <table:table-cell office:value-type="string" office:string-value="Medway Council"/>
          <table:table-cell office:value-type="string" office:string-value="TM"/>
          <table:table-cell office:value-type="float" office:value="163057.37"/>
          <table:table-cell office:value-type="float" office:value="171554.97"/>
          <table:table-cell office:value-type="float" office:value="165946.10999999999"/>
          <table:table-cell office:value-type="float" office:value="154428.07"/>
          <table:table-cell office:value-type="float" office:value="146627.32"/>
          <table:table-cell office:value-type="float" office:value="160322.76800000001"/>
          <table:table-cell table:number-columns-repeated="11"/>
          <table:table-cell office:value-type="float" office:value="1755"/>
          <table:table-cell office:value-type="string" office:string-value="Southampton City Council"/>
          <table:table-cell office:value-type="string" office:string-value="TR"/>
          <table:table-cell office:value-type="float" office:value="2591.15"/>
          <table:table-cell office:value-type="float" office:value="2525.62"/>
          <table:table-cell office:value-type="float" office:value="2458.87"/>
          <table:table-cell office:value-type="float" office:value="2338.63"/>
          <table:table-cell office:value-type="float" office:value="2275.17"/>
          <table:table-cell office:value-type="float" office:value="2450"/>
          <table:table-cell office:value-type="string" office:string-value="Leicestershire County Council"/>
          <table:table-cell office:value-type="string" office:string-value="TU"/>
          <table:table-cell office:value-type="float" office:value="66468.78"/>
          <table:table-cell office:value-type="float" office:value="68114.97"/>
          <table:table-cell office:value-type="float" office:value="68993.91"/>
          <table:table-cell office:value-type="float" office:value="69287.08"/>
          <table:table-cell office:value-type="float" office:value="68314.559999999998"/>
          <table:table-cell table:number-columns-repeated="16348"/>
        </table:table-row>
        <table:table-row>
          <table:table-cell office:value-type="float" office:value="2210"/>
          <table:table-cell office:value-type="string" office:string-value="Kent County Council"/>
          <table:table-cell office:value-type="string" office:string-value="TM"/>
          <table:table-cell office:value-type="float" office:value="3650679.04"/>
          <table:table-cell office:value-type="float" office:value="3478961.78"/>
          <table:table-cell office:value-type="float" office:value="3317249.71"/>
          <table:table-cell office:value-type="float" office:value="3053098.89"/>
          <table:table-cell office:value-type="float" office:value="2903479.53"/>
          <table:table-cell office:value-type="float" office:value="3280693.79"/>
          <table:table-cell table:number-columns-repeated="11"/>
          <table:table-cell office:value-type="float" office:value="1770"/>
          <table:table-cell office:value-type="string" office:string-value="Hampshire County Council"/>
          <table:table-cell office:value-type="string" office:string-value="TR"/>
          <table:table-cell office:value-type="float" office:value="1732625.5"/>
          <table:table-cell office:value-type="float" office:value="1720864.83"/>
          <table:table-cell office:value-type="float" office:value="1627960.22"/>
          <table:table-cell office:value-type="float" office:value="1543693.53"/>
          <table:table-cell office:value-type="float" office:value="1506470.99"/>
          <table:table-cell office:value-type="float" office:value="2500"/>
          <table:table-cell office:value-type="string" office:string-value="Lincolnshire County Council"/>
          <table:table-cell office:value-type="string" office:string-value="TU"/>
          <table:table-cell office:value-type="float" office:value="39061.519999999997"/>
          <table:table-cell office:value-type="float" office:value="40555.760000000002"/>
          <table:table-cell office:value-type="float" office:value="39919.74"/>
          <table:table-cell office:value-type="float" office:value="37837.879999999997"/>
          <table:table-cell office:value-type="float" office:value="37018.17"/>
          <table:table-cell table:number-columns-repeated="16348"/>
        </table:table-row>
        <table:table-row>
          <table:table-cell office:value-type="float" office:value="2305"/>
          <table:table-cell office:value-type="string" office:string-value="Blackburn with Darwen Borough Council"/>
          <table:table-cell office:value-type="string" office:string-value="TM"/>
          <table:table-cell office:value-type="float" office:value="141040.89000000001"/>
          <table:table-cell office:value-type="float" office:value="133676.64000000001"/>
          <table:table-cell office:value-type="float" office:value="126833.37"/>
          <table:table-cell office:value-type="float" office:value="119166.43"/>
          <table:table-cell office:value-type="float" office:value="114593.39"/>
          <table:table-cell office:value-type="float" office:value="127062.144"/>
          <table:table-cell table:number-columns-repeated="11"/>
          <table:table-cell office:value-type="float" office:value="1810"/>
          <table:table-cell office:value-type="string" office:string-value="Worcestershire County Council"/>
          <table:table-cell office:value-type="string" office:string-value="TR"/>
          <table:table-cell office:value-type="float" office:value="570472.85"/>
          <table:table-cell office:value-type="float" office:value="564511.05000000005"/>
          <table:table-cell office:value-type="float" office:value="549776.31000000006"/>
          <table:table-cell office:value-type="float" office:value="529554.52"/>
          <table:table-cell office:value-type="float" office:value="518010.22"/>
          <table:table-cell office:value-type="float" office:value="2600"/>
          <table:table-cell office:value-type="string" office:string-value="Norfolk County Council"/>
          <table:table-cell office:value-type="string" office:string-value="TU"/>
          <table:table-cell office:value-type="float" office:value="76831.67"/>
          <table:table-cell office:value-type="float" office:value="77001.39"/>
          <table:table-cell office:value-type="float" office:value="77915.31"/>
          <table:table-cell office:value-type="float" office:value="80162.53"/>
          <table:table-cell office:value-type="float" office:value="79266.44"/>
          <table:table-cell table:number-columns-repeated="16348"/>
        </table:table-row>
        <table:table-row>
          <table:table-cell office:value-type="float" office:value="2315"/>
          <table:table-cell office:value-type="string" office:string-value="Lancashire County Council"/>
          <table:table-cell office:value-type="string" office:string-value="TM"/>
          <table:table-cell office:value-type="float" office:value="3070571.25"/>
          <table:table-cell office:value-type="float" office:value="2890524.04"/>
          <table:table-cell office:value-type="float" office:value="2768630.87"/>
          <table:table-cell office:value-type="float" office:value="2594069.75"/>
          <table:table-cell office:value-type="float" office:value="2493832.48"/>
          <table:table-cell office:value-type="float" office:value="2763525.6780000003"/>
          <table:table-cell table:number-columns-repeated="11"/>
          <table:table-cell office:value-type="float" office:value="1815"/>
          <table:table-cell office:value-type="string" office:string-value="Herefordshire County Council"/>
          <table:table-cell office:value-type="string" office:string-value="TR"/>
          <table:table-cell office:value-type="float" office:value="362760.79"/>
          <table:table-cell office:value-type="float" office:value="357914.07"/>
          <table:table-cell office:value-type="float" office:value="350352.18"/>
          <table:table-cell office:value-type="float" office:value="336116.08"/>
          <table:table-cell office:value-type="float" office:value="326556.82"/>
          <table:table-cell office:value-type="float" office:value="2705"/>
          <table:table-cell office:value-type="string" office:string-value="North Yorkshire County Council"/>
          <table:table-cell office:value-type="string" office:string-value="TU"/>
          <table:table-cell office:value-type="float" office:value="26482.93"/>
          <table:table-cell office:value-type="float" office:value="26546.53"/>
          <table:table-cell office:value-type="float" office:value="26830.66"/>
          <table:table-cell office:value-type="float" office:value="25727.48"/>
          <table:table-cell office:value-type="float" office:value="25165.59"/>
          <table:table-cell table:number-columns-repeated="16348"/>
        </table:table-row>
        <table:table-row>
          <table:table-cell office:value-type="float" office:value="2450"/>
          <table:table-cell office:value-type="string" office:string-value="Leicestershire County Council"/>
          <table:table-cell office:value-type="string" office:string-value="TM"/>
          <table:table-cell office:value-type="float" office:value="2197579.6"/>
          <table:table-cell office:value-type="float" office:value="2059109.11"/>
          <table:table-cell office:value-type="float" office:value="1855476.4"/>
          <table:table-cell office:value-type="float" office:value="1694245.17"/>
          <table:table-cell office:value-type="float" office:value="1615556.33"/>
          <table:table-cell office:value-type="float" office:value="1884393.3219999999"/>
          <table:table-cell table:number-columns-repeated="11"/>
          <table:table-cell office:value-type="float" office:value="1900"/>
          <table:table-cell office:value-type="string" office:string-value="Hertfordshire County Council"/>
          <table:table-cell office:value-type="string" office:string-value="TR"/>
          <table:table-cell office:value-type="float" office:value="1060363.51"/>
          <table:table-cell office:value-type="float" office:value="1051945.2"/>
          <table:table-cell office:value-type="float" office:value="1026149.34"/>
          <table:table-cell office:value-type="float" office:value="976657.62"/>
          <table:table-cell office:value-type="float" office:value="954674.16"/>
          <table:table-cell office:value-type="float" office:value="2710"/>
          <table:table-cell office:value-type="string" office:string-value="York City Council"/>
          <table:table-cell office:value-type="string" office:string-value="TU"/>
          <table:table-cell office:value-type="float" office:value="49125.9"/>
          <table:table-cell office:value-type="float" office:value="49732.22"/>
          <table:table-cell office:value-type="float" office:value="49401.21"/>
          <table:table-cell office:value-type="float" office:value="44312.08"/>
          <table:table-cell office:value-type="float" office:value="43196.57"/>
          <table:table-cell table:number-columns-repeated="16348"/>
        </table:table-row>
        <table:table-row>
          <table:table-cell office:value-type="float" office:value="2705"/>
          <table:table-cell office:value-type="string" office:string-value="North Yorkshire County Council"/>
          <table:table-cell office:value-type="string" office:string-value="TM"/>
          <table:table-cell office:value-type="float" office:value="801961.59"/>
          <table:table-cell office:value-type="float" office:value="750953.66"/>
          <table:table-cell office:value-type="float" office:value="722213.8"/>
          <table:table-cell office:value-type="float" office:value="684107.28"/>
          <table:table-cell office:value-type="float" office:value="656771.97"/>
          <table:table-cell office:value-type="float" office:value="723201.66"/>
          <table:table-cell table:number-columns-repeated="11"/>
          <table:table-cell office:value-type="float" office:value="2020"/>
          <table:table-cell office:value-type="string" office:string-value="North East Lincolnshire Council"/>
          <table:table-cell office:value-type="string" office:string-value="TR"/>
          <table:table-cell office:value-type="float" office:value="129301.42"/>
          <table:table-cell office:value-type="float" office:value="126714.36"/>
          <table:table-cell office:value-type="float" office:value="121777.15"/>
          <table:table-cell office:value-type="float" office:value="121975.2"/>
          <table:table-cell office:value-type="float" office:value="118736.26"/>
          <table:table-cell office:value-type="float" office:value="2800"/>
          <table:table-cell office:value-type="string" office:string-value="Northamptonshire County Council"/>
          <table:table-cell office:value-type="string" office:string-value="TU"/>
          <table:table-cell office:value-type="float" office:value="44031.22"/>
          <table:table-cell office:value-type="float" office:value="44221.11"/>
          <table:table-cell office:value-type="float" office:value="45745.32"/>
          <table:table-cell office:value-type="float" office:value="45434.39"/>
          <table:table-cell office:value-type="float" office:value="44618.79"/>
          <table:table-cell table:number-columns-repeated="16348"/>
        </table:table-row>
        <table:table-row>
          <table:table-cell office:value-type="float" office:value="2800"/>
          <table:table-cell office:value-type="string" office:string-value="Northamptonshire County Council"/>
          <table:table-cell office:value-type="string" office:string-value="TM"/>
          <table:table-cell office:value-type="float" office:value="1488254.68"/>
          <table:table-cell office:value-type="float" office:value="1411508.38"/>
          <table:table-cell office:value-type="float" office:value="1423450.68"/>
          <table:table-cell office:value-type="float" office:value="1346712.93"/>
          <table:table-cell office:value-type="float" office:value="1295721.05"/>
          <table:table-cell office:value-type="float" office:value="1393129.5439999998"/>
          <table:table-cell table:number-columns-repeated="11"/>
          <table:table-cell office:value-type="float" office:value="2036"/>
          <table:table-cell office:value-type="string" office:string-value="East Riding of Yorkshire Council"/>
          <table:table-cell office:value-type="string" office:string-value="TR"/>
          <table:table-cell office:value-type="float" office:value="483985.27"/>
          <table:table-cell office:value-type="float" office:value="478022.41"/>
          <table:table-cell office:value-type="float" office:value="479317.03"/>
          <table:table-cell office:value-type="float" office:value="462510.22"/>
          <table:table-cell office:value-type="float" office:value="449354.67"/>
          <table:table-cell office:value-type="float" office:value="2900"/>
          <table:table-cell office:value-type="string" office:string-value="Northumberland County Council"/>
          <table:table-cell office:value-type="string" office:string-value="TU"/>
          <table:table-cell office:value-type="float" office:value="3615.6"/>
          <table:table-cell office:value-type="float" office:value="3586.07"/>
          <table:table-cell office:value-type="float" office:value="3555.45"/>
          <table:table-cell office:value-type="float" office:value="3512.02"/>
          <table:table-cell office:value-type="float" office:value="3461.56"/>
          <table:table-cell table:number-columns-repeated="16348"/>
        </table:table-row>
        <table:table-row>
          <table:table-cell office:value-type="float" office:value="3005"/>
          <table:table-cell office:value-type="string" office:string-value="Nottingham City Council"/>
          <table:table-cell office:value-type="string" office:string-value="TM"/>
          <table:table-cell office:value-type="float" office:value="12517.91"/>
          <table:table-cell office:value-type="float" office:value="12065.48"/>
          <table:table-cell office:value-type="float" office:value="11513.17"/>
          <table:table-cell office:value-type="float" office:value="10792.62"/>
          <table:table-cell office:value-type="float" office:value="10172.98"/>
          <table:table-cell office:value-type="float" office:value="11412.432000000001"/>
          <table:table-cell table:number-columns-repeated="11"/>
          <table:table-cell office:value-type="float" office:value="2040"/>
          <table:table-cell office:value-type="string" office:string-value="North Lincolnshire Council"/>
          <table:table-cell office:value-type="string" office:string-value="TR"/>
          <table:table-cell office:value-type="float" office:value="225133.73"/>
          <table:table-cell office:value-type="float" office:value="221214.04"/>
          <table:table-cell office:value-type="float" office:value="212416.33"/>
          <table:table-cell office:value-type="float" office:value="203217.67"/>
          <table:table-cell office:value-type="float" office:value="197602.67"/>
          <table:table-cell office:value-type="float" office:value="3005"/>
          <table:table-cell office:value-type="string" office:string-value="Nottingham City Council"/>
          <table:table-cell office:value-type="string" office:string-value="TU"/>
          <table:table-cell office:value-type="float" office:value="271935.88"/>
          <table:table-cell office:value-type="float" office:value="268829.71999999997"/>
          <table:table-cell office:value-type="float" office:value="269577.74"/>
          <table:table-cell office:value-type="float" office:value="272149.05"/>
          <table:table-cell office:value-type="float" office:value="269176.31"/>
          <table:table-cell table:number-columns-repeated="16348"/>
        </table:table-row>
        <table:table-row>
          <table:table-cell office:value-type="float" office:value="3010"/>
          <table:table-cell office:value-type="string" office:string-value="Nottinghamshire County Council"/>
          <table:table-cell office:value-type="string" office:string-value="TM"/>
          <table:table-cell office:value-type="float" office:value="734151.58"/>
          <table:table-cell office:value-type="float" office:value="710347.94"/>
          <table:table-cell office:value-type="float" office:value="675791.95"/>
          <table:table-cell office:value-type="float" office:value="613667.9"/>
          <table:table-cell office:value-type="float" office:value="583493.18000000005"/>
          <table:table-cell office:value-type="float" office:value="663490.51"/>
          <table:table-cell table:number-columns-repeated="11"/>
          <table:table-cell office:value-type="float" office:value="2210"/>
          <table:table-cell office:value-type="string" office:string-value="Kent County Council"/>
          <table:table-cell office:value-type="string" office:string-value="TR"/>
          <table:table-cell office:value-type="float" office:value="1905118.47"/>
          <table:table-cell office:value-type="float" office:value="1875809.14"/>
          <table:table-cell office:value-type="float" office:value="1825038.83"/>
          <table:table-cell office:value-type="float" office:value="1766871.82"/>
          <table:table-cell office:value-type="float" office:value="1724786.39"/>
          <table:table-cell office:value-type="float" office:value="3010"/>
          <table:table-cell office:value-type="string" office:string-value="Nottinghamshire County Council"/>
          <table:table-cell office:value-type="string" office:string-value="TU"/>
          <table:table-cell office:value-type="float" office:value="145057.38"/>
          <table:table-cell office:value-type="float" office:value="144360.6"/>
          <table:table-cell office:value-type="float" office:value="146096.78"/>
          <table:table-cell office:value-type="float" office:value="146534.98000000001"/>
          <table:table-cell office:value-type="float" office:value="145022.01999999999"/>
          <table:table-cell table:number-columns-repeated="16348"/>
        </table:table-row>
        <table:table-row>
          <table:table-cell office:value-type="float" office:value="3100"/>
          <table:table-cell office:value-type="string" office:string-value="Oxfordshire County Council"/>
          <table:table-cell office:value-type="string" office:string-value="TM"/>
          <table:table-cell office:value-type="float" office:value="1539862.53"/>
          <table:table-cell office:value-type="float" office:value="1490404.99"/>
          <table:table-cell office:value-type="float" office:value="1423225.02"/>
          <table:table-cell office:value-type="float" office:value="1329888.31"/>
          <table:table-cell office:value-type="float" office:value="1268678.6499999999"/>
          <table:table-cell office:value-type="float" office:value="1410411.9"/>
          <table:table-cell table:number-columns-repeated="11"/>
          <table:table-cell office:value-type="float" office:value="2315"/>
          <table:table-cell office:value-type="string" office:string-value="Lancashire County Council"/>
          <table:table-cell office:value-type="string" office:string-value="TR"/>
          <table:table-cell office:value-type="float" office:value="785913.2"/>
          <table:table-cell office:value-type="float" office:value="796006.35"/>
          <table:table-cell office:value-type="float" office:value="791984.43"/>
          <table:table-cell office:value-type="float" office:value="753850.23"/>
          <table:table-cell office:value-type="float" office:value="739157.51"/>
          <table:table-cell office:value-type="float" office:value="3100"/>
          <table:table-cell office:value-type="string" office:string-value="Oxfordshire County Council"/>
          <table:table-cell office:value-type="string" office:string-value="TU"/>
          <table:table-cell office:value-type="float" office:value="62411.06"/>
          <table:table-cell office:value-type="float" office:value="62028.21"/>
          <table:table-cell office:value-type="float" office:value="57526.11"/>
          <table:table-cell office:value-type="float" office:value="56232.85"/>
          <table:table-cell office:value-type="float" office:value="55449.37"/>
          <table:table-cell table:number-columns-repeated="16348"/>
        </table:table-row>
        <table:table-row>
          <table:table-cell office:value-type="float" office:value="3205"/>
          <table:table-cell office:value-type="string" office:string-value="Telford and Wrekin Council"/>
          <table:table-cell office:value-type="string" office:string-value="TM"/>
          <table:table-cell office:value-type="float" office:value="111253.32"/>
          <table:table-cell office:value-type="float" office:value="108253.3"/>
          <table:table-cell office:value-type="float" office:value="108403.39"/>
          <table:table-cell office:value-type="float" office:value="102480.46"/>
          <table:table-cell office:value-type="float" office:value="98524.14"/>
          <table:table-cell office:value-type="float" office:value="105782.92199999999"/>
          <table:table-cell table:number-columns-repeated="11"/>
          <table:table-cell office:value-type="float" office:value="2425"/>
          <table:table-cell office:value-type="string" office:string-value="Leicester City Council"/>
          <table:table-cell office:value-type="string" office:string-value="TR"/>
          <table:table-cell office:value-type="float" office:value="52119.03"/>
          <table:table-cell office:value-type="float" office:value="51312.54"/>
          <table:table-cell office:value-type="float" office:value="49317.1"/>
          <table:table-cell office:value-type="float" office:value="46965.599999999999"/>
          <table:table-cell office:value-type="float" office:value="45805.77"/>
          <table:table-cell office:value-type="float" office:value="3440"/>
          <table:table-cell office:value-type="string" office:string-value="Stoke-on-Trent City Council"/>
          <table:table-cell office:value-type="string" office:string-value="TU"/>
          <table:table-cell office:value-type="float" office:value="300199.83"/>
          <table:table-cell office:value-type="float" office:value="300869.42"/>
          <table:table-cell office:value-type="float" office:value="305880.36"/>
          <table:table-cell office:value-type="float" office:value="307712.26"/>
          <table:table-cell office:value-type="float" office:value="304183.05"/>
          <table:table-cell table:number-columns-repeated="16348"/>
        </table:table-row>
        <table:table-row>
          <table:table-cell office:value-type="float" office:value="3210"/>
          <table:table-cell office:value-type="string" office:string-value="Shropshire County Council"/>
          <table:table-cell office:value-type="string" office:string-value="TM"/>
          <table:table-cell office:value-type="float" office:value="180114.18"/>
          <table:table-cell office:value-type="float" office:value="175576.55"/>
          <table:table-cell office:value-type="float" office:value="163441.5"/>
          <table:table-cell office:value-type="float" office:value="158322.34"/>
          <table:table-cell office:value-type="float" office:value="152350"/>
          <table:table-cell office:value-type="float" office:value="165960.91399999999"/>
          <table:table-cell table:number-columns-repeated="11"/>
          <table:table-cell office:value-type="float" office:value="2445"/>
          <table:table-cell office:value-type="string" office:string-value="Rutland Council"/>
          <table:table-cell office:value-type="string" office:string-value="TR"/>
          <table:table-cell office:value-type="float" office:value="255264.98"/>
          <table:table-cell office:value-type="float" office:value="253302.99"/>
          <table:table-cell office:value-type="float" office:value="250348.15"/>
          <table:table-cell office:value-type="float" office:value="241151.53"/>
          <table:table-cell office:value-type="float" office:value="233929"/>
          <table:table-cell office:value-type="float" office:value="3450"/>
          <table:table-cell office:value-type="string" office:string-value="Staffordshire County Council"/>
          <table:table-cell office:value-type="string" office:string-value="TU"/>
          <table:table-cell office:value-type="float" office:value="337912.33"/>
          <table:table-cell office:value-type="float" office:value="327061.73"/>
          <table:table-cell office:value-type="float" office:value="330112.49"/>
          <table:table-cell office:value-type="float" office:value="330013.03999999998"/>
          <table:table-cell office:value-type="float" office:value="325988.64"/>
          <table:table-cell table:number-columns-repeated="16348"/>
        </table:table-row>
        <table:table-row>
          <table:table-cell office:value-type="float" office:value="3300"/>
          <table:table-cell office:value-type="string" office:string-value="Somerset County Council"/>
          <table:table-cell office:value-type="string" office:string-value="TM"/>
          <table:table-cell office:value-type="float" office:value="1002884.03"/>
          <table:table-cell office:value-type="float" office:value="970241.3"/>
          <table:table-cell office:value-type="float" office:value="952974.26"/>
          <table:table-cell office:value-type="float" office:value="898527.24"/>
          <table:table-cell office:value-type="float" office:value="861705.49"/>
          <table:table-cell office:value-type="float" office:value="937266.46400000004"/>
          <table:table-cell table:number-columns-repeated="11"/>
          <table:table-cell office:value-type="float" office:value="2450"/>
          <table:table-cell office:value-type="string" office:string-value="Leicestershire County Council"/>
          <table:table-cell office:value-type="string" office:string-value="TR"/>
          <table:table-cell office:value-type="float" office:value="1261207.17"/>
          <table:table-cell office:value-type="float" office:value="1234173.76"/>
          <table:table-cell office:value-type="float" office:value="1183137.4099999999"/>
          <table:table-cell office:value-type="float" office:value="1130646.04"/>
          <table:table-cell office:value-type="float" office:value="1103446.27"/>
          <table:table-cell office:value-type="float" office:value="3500"/>
          <table:table-cell office:value-type="string" office:string-value="Suffolk County Council"/>
          <table:table-cell office:value-type="string" office:string-value="TU"/>
          <table:table-cell office:value-type="float" office:value="125050.88"/>
          <table:table-cell office:value-type="float" office:value="122855.97"/>
          <table:table-cell office:value-type="float" office:value="122891.92"/>
          <table:table-cell office:value-type="float" office:value="122975.54"/>
          <table:table-cell office:value-type="float" office:value="120254.95"/>
          <table:table-cell table:number-columns-repeated="16348"/>
        </table:table-row>
        <table:table-row>
          <table:table-cell office:value-type="float" office:value="3450"/>
          <table:table-cell office:value-type="string" office:string-value="Staffordshire County Council"/>
          <table:table-cell office:value-type="string" office:string-value="TM"/>
          <table:table-cell office:value-type="float" office:value="2318043.63"/>
          <table:table-cell office:value-type="float" office:value="2267896.89"/>
          <table:table-cell office:value-type="float" office:value="2221049.1800000002"/>
          <table:table-cell office:value-type="float" office:value="2158400.7599999998"/>
          <table:table-cell office:value-type="float" office:value="2038648.44"/>
          <table:table-cell office:value-type="float" office:value="2200807.7799999998"/>
          <table:table-cell table:number-columns-repeated="11"/>
          <table:table-cell office:value-type="float" office:value="2500"/>
          <table:table-cell office:value-type="string" office:string-value="Lincolnshire County Council"/>
          <table:table-cell office:value-type="string" office:string-value="TR"/>
          <table:table-cell office:value-type="float" office:value="1446406.05"/>
          <table:table-cell office:value-type="float" office:value="1432184.29"/>
          <table:table-cell office:value-type="float" office:value="1396313.57"/>
          <table:table-cell office:value-type="float" office:value="1344418"/>
          <table:table-cell office:value-type="float" office:value="1304003.55"/>
          <table:table-cell office:value-type="float" office:value="3600"/>
          <table:table-cell office:value-type="string" office:string-value="Surrey County Council"/>
          <table:table-cell office:value-type="string" office:string-value="TU"/>
          <table:table-cell office:value-type="float" office:value="126852.81"/>
          <table:table-cell office:value-type="float" office:value="107978.51"/>
          <table:table-cell office:value-type="float" office:value="108937.27"/>
          <table:table-cell office:value-type="float" office:value="109433.41"/>
          <table:table-cell office:value-type="float" office:value="108297.12"/>
          <table:table-cell table:number-columns-repeated="16348"/>
        </table:table-row>
        <table:table-row>
          <table:table-cell office:value-type="float" office:value="3600"/>
          <table:table-cell office:value-type="string" office:string-value="Surrey County Council"/>
          <table:table-cell office:value-type="string" office:string-value="TM"/>
          <table:table-cell office:value-type="float" office:value="4454080.9000000004"/>
          <table:table-cell office:value-type="float" office:value="4165624.66"/>
          <table:table-cell office:value-type="float" office:value="3968259.13"/>
          <table:table-cell office:value-type="float" office:value="3726775.07"/>
          <table:table-cell office:value-type="float" office:value="3548938.54"/>
          <table:table-cell office:value-type="float" office:value="3972735.66"/>
          <table:table-cell table:number-columns-repeated="11"/>
          <table:table-cell office:value-type="float" office:value="2600"/>
          <table:table-cell office:value-type="string" office:string-value="Norfolk County Council"/>
          <table:table-cell office:value-type="string" office:string-value="TR"/>
          <table:table-cell office:value-type="float" office:value="1667069.29"/>
          <table:table-cell office:value-type="float" office:value="1631793.13"/>
          <table:table-cell office:value-type="float" office:value="1595093.56"/>
          <table:table-cell office:value-type="float" office:value="1548549.1"/>
          <table:table-cell office:value-type="float" office:value="1505276.28"/>
          <table:table-cell office:value-type="float" office:value="3700"/>
          <table:table-cell office:value-type="string" office:string-value="Warwickshire County Council"/>
          <table:table-cell office:value-type="string" office:string-value="TU"/>
          <table:table-cell office:value-type="float" office:value="68239.520000000004"/>
          <table:table-cell office:value-type="float" office:value="67870.95"/>
          <table:table-cell office:value-type="float" office:value="66334.58"/>
          <table:table-cell office:value-type="float" office:value="64411.95"/>
          <table:table-cell office:value-type="float" office:value="63691.34"/>
          <table:table-cell table:number-columns-repeated="16348"/>
        </table:table-row>
        <table:table-row>
          <table:table-cell office:value-type="float" office:value="3700"/>
          <table:table-cell office:value-type="string" office:string-value="Warwickshire County Council"/>
          <table:table-cell office:value-type="string" office:string-value="TM"/>
          <table:table-cell office:value-type="float" office:value="3426264.79"/>
          <table:table-cell office:value-type="float" office:value="3275951.05"/>
          <table:table-cell office:value-type="float" office:value="3090850.51"/>
          <table:table-cell office:value-type="float" office:value="2870059.12"/>
          <table:table-cell office:value-type="float" office:value="2749493.1"/>
          <table:table-cell office:value-type="float" office:value="3082523.7139999997"/>
          <table:table-cell table:number-columns-repeated="11"/>
          <table:table-cell office:value-type="float" office:value="2705"/>
          <table:table-cell office:value-type="string" office:string-value="North Yorkshire County Council"/>
          <table:table-cell office:value-type="string" office:string-value="TR"/>
          <table:table-cell office:value-type="float" office:value="2258631.25"/>
          <table:table-cell office:value-type="float" office:value="2251292.73"/>
          <table:table-cell office:value-type="float" office:value="2196512.71"/>
          <table:table-cell office:value-type="float" office:value="2129966.33"/>
          <table:table-cell office:value-type="float" office:value="2068417.01"/>
          <table:table-cell office:value-type="float" office:value="3800"/>
          <table:table-cell office:value-type="string" office:string-value="West Sussex County Council"/>
          <table:table-cell office:value-type="string" office:string-value="TU"/>
          <table:table-cell office:value-type="float" office:value="144181.32"/>
          <table:table-cell office:value-type="float" office:value="144562.73000000001"/>
          <table:table-cell office:value-type="float" office:value="146531.56"/>
          <table:table-cell office:value-type="float" office:value="137587.26999999999"/>
          <table:table-cell office:value-type="float" office:value="136094"/>
          <table:table-cell table:number-columns-repeated="16348"/>
        </table:table-row>
        <table:table-row>
          <table:table-cell office:value-type="float" office:value="3800"/>
          <table:table-cell office:value-type="string" office:string-value="West Sussex County Council"/>
          <table:table-cell office:value-type="string" office:string-value="TM"/>
          <table:table-cell office:value-type="float" office:value="381719.3"/>
          <table:table-cell office:value-type="float" office:value="337075.13"/>
          <table:table-cell office:value-type="float" office:value="316129.12"/>
          <table:table-cell office:value-type="float" office:value="296461.19"/>
          <table:table-cell office:value-type="float" office:value="280791.51"/>
          <table:table-cell office:value-type="float" office:value="322435.25"/>
          <table:table-cell table:number-columns-repeated="11"/>
          <table:table-cell office:value-type="float" office:value="2710"/>
          <table:table-cell office:value-type="string" office:string-value="York City Council"/>
          <table:table-cell office:value-type="string" office:string-value="TR"/>
          <table:table-cell office:value-type="float" office:value="331393.65000000002"/>
          <table:table-cell office:value-type="float" office:value="328696.82"/>
          <table:table-cell office:value-type="float" office:value="320119.09999999998"/>
          <table:table-cell office:value-type="float" office:value="309178.34999999998"/>
          <table:table-cell office:value-type="float" office:value="300302.39"/>
          <table:table-cell office:value-type="float" office:value="3930"/>
          <table:table-cell office:value-type="string" office:string-value="Wiltshire County Council"/>
          <table:table-cell office:value-type="string" office:string-value="TU"/>
          <table:table-cell office:value-type="float" office:value="66203.73"/>
          <table:table-cell office:value-type="float" office:value="66584.740000000005"/>
          <table:table-cell office:value-type="float" office:value="69858.210000000006"/>
          <table:table-cell office:value-type="float" office:value="69643.289999999994"/>
          <table:table-cell office:value-type="float" office:value="68538.3"/>
          <table:table-cell table:number-columns-repeated="16348"/>
        </table:table-row>
        <table:table-row>
          <table:table-cell office:value-type="float" office:value="3920"/>
          <table:table-cell office:value-type="string" office:string-value="Swindon Borough Council"/>
          <table:table-cell office:value-type="string" office:string-value="TM"/>
          <table:table-cell office:value-type="float" office:value="414403.28"/>
          <table:table-cell office:value-type="float" office:value="385211.1"/>
          <table:table-cell office:value-type="float" office:value="373848.37"/>
          <table:table-cell office:value-type="float" office:value="350628.93"/>
          <table:table-cell office:value-type="float" office:value="330479.93"/>
          <table:table-cell office:value-type="float" office:value="370914.32199999999"/>
          <table:table-cell table:number-columns-repeated="11"/>
          <table:table-cell office:value-type="float" office:value="2800"/>
          <table:table-cell office:value-type="string" office:string-value="Northamptonshire County Council"/>
          <table:table-cell office:value-type="string" office:string-value="TR"/>
          <table:table-cell office:value-type="float" office:value="1681175.01"/>
          <table:table-cell office:value-type="float" office:value="1652796.28"/>
          <table:table-cell office:value-type="float" office:value="1578621.47"/>
          <table:table-cell office:value-type="float" office:value="1510178.17"/>
          <table:table-cell office:value-type="float" office:value="1476383.09"/>
          <table:table-cell office:value-type="float" office:value="4215"/>
          <table:table-cell office:value-type="string" office:string-value="Manchester City Council"/>
          <table:table-cell office:value-type="string" office:string-value="TU"/>
          <table:table-cell office:value-type="float" office:value="64712.35"/>
          <table:table-cell office:value-type="float" office:value="54540.02"/>
          <table:table-cell office:value-type="float" office:value="54652.46"/>
          <table:table-cell office:value-type="float" office:value="54321.84"/>
          <table:table-cell office:value-type="float" office:value="53745.37"/>
          <table:table-cell table:number-columns-repeated="16348"/>
        </table:table-row>
        <table:table-row>
          <table:table-cell office:value-type="float" office:value="3930"/>
          <table:table-cell office:value-type="string" office:string-value="Wiltshire County Council"/>
          <table:table-cell office:value-type="string" office:string-value="TM"/>
          <table:table-cell office:value-type="float" office:value="952750.99"/>
          <table:table-cell office:value-type="float" office:value="903922.31"/>
          <table:table-cell office:value-type="float" office:value="863708.88"/>
          <table:table-cell office:value-type="float" office:value="810232.62"/>
          <table:table-cell office:value-type="float" office:value="763977.6"/>
          <table:table-cell office:value-type="float" office:value="858918.48"/>
          <table:table-cell table:number-columns-repeated="11"/>
          <table:table-cell office:value-type="float" office:value="2900"/>
          <table:table-cell office:value-type="string" office:string-value="Northumberland County Council"/>
          <table:table-cell office:value-type="string" office:string-value="TR"/>
          <table:table-cell office:value-type="float" office:value="862584.57"/>
          <table:table-cell office:value-type="float" office:value="850837.07"/>
          <table:table-cell office:value-type="float" office:value="822393.59"/>
          <table:table-cell office:value-type="float" office:value="806991.06"/>
          <table:table-cell office:value-type="float" office:value="783635.2"/>
          <table:table-cell office:value-type="float" office:value="4220"/>
          <table:table-cell office:value-type="string" office:string-value="Oldham Metropolitan Borough Council"/>
          <table:table-cell office:value-type="string" office:string-value="TU"/>
          <table:table-cell office:value-type="float" office:value="32768.49"/>
          <table:table-cell office:value-type="float" office:value="36730.129999999997"/>
          <table:table-cell office:value-type="float" office:value="37197.64"/>
          <table:table-cell office:value-type="float" office:value="37277.160000000003"/>
          <table:table-cell office:value-type="float" office:value="36853.160000000003"/>
          <table:table-cell table:number-columns-repeated="16348"/>
        </table:table-row>
        <table:table-row>
          <table:table-cell office:value-type="float" office:value="4205"/>
          <table:table-cell office:value-type="string" office:string-value="Bolton Metropolitan Borough Council"/>
          <table:table-cell office:value-type="string" office:string-value="TM"/>
          <table:table-cell office:value-type="float" office:value="463961.91"/>
          <table:table-cell office:value-type="float" office:value="435648.69"/>
          <table:table-cell office:value-type="float" office:value="409834.91"/>
          <table:table-cell office:value-type="float" office:value="379155.05"/>
          <table:table-cell office:value-type="float" office:value="364747.64"/>
          <table:table-cell office:value-type="float" office:value="410669.64"/>
          <table:table-cell table:number-columns-repeated="11"/>
          <table:table-cell office:value-type="float" office:value="3005"/>
          <table:table-cell office:value-type="string" office:string-value="Nottingham City Council"/>
          <table:table-cell office:value-type="string" office:string-value="TR"/>
          <table:table-cell office:value-type="float" office:value="7552.41"/>
          <table:table-cell office:value-type="float" office:value="7864.06"/>
          <table:table-cell office:value-type="float" office:value="7559.21"/>
          <table:table-cell office:value-type="float" office:value="7201.54"/>
          <table:table-cell office:value-type="float" office:value="7036.1"/>
          <table:table-cell office:value-type="float" office:value="4230"/>
          <table:table-cell office:value-type="string" office:string-value="Salford City Council"/>
          <table:table-cell office:value-type="string" office:string-value="TU"/>
          <table:table-cell office:value-type="float" office:value="26892.58"/>
          <table:table-cell office:value-type="float" office:value="26917.45"/>
          <table:table-cell office:value-type="float" office:value="25855.43"/>
          <table:table-cell office:value-type="float" office:value="25908.51"/>
          <table:table-cell office:value-type="float" office:value="25621.54"/>
          <table:table-cell table:number-columns-repeated="16348"/>
        </table:table-row>
        <table:table-row>
          <table:table-cell office:value-type="float" office:value="4210"/>
          <table:table-cell office:value-type="string" office:string-value="Bury Metropolitan Borough Council"/>
          <table:table-cell office:value-type="string" office:string-value="TM"/>
          <table:table-cell office:value-type="float" office:value="612460.48"/>
          <table:table-cell office:value-type="float" office:value="587893.14"/>
          <table:table-cell office:value-type="float" office:value="553069.19999999995"/>
          <table:table-cell office:value-type="float" office:value="515829.19"/>
          <table:table-cell office:value-type="float" office:value="496290.39"/>
          <table:table-cell office:value-type="float" office:value="553108.47999999998"/>
          <table:table-cell table:number-columns-repeated="11"/>
          <table:table-cell office:value-type="float" office:value="3010"/>
          <table:table-cell office:value-type="string" office:string-value="Nottinghamshire County Council"/>
          <table:table-cell office:value-type="string" office:string-value="TR"/>
          <table:table-cell office:value-type="float" office:value="1514188.55"/>
          <table:table-cell office:value-type="float" office:value="1531942.69"/>
          <table:table-cell office:value-type="float" office:value="1500590.41"/>
          <table:table-cell office:value-type="float" office:value="1444826.72"/>
          <table:table-cell office:value-type="float" office:value="1409056.59"/>
          <table:table-cell office:value-type="float" office:value="4235"/>
          <table:table-cell office:value-type="string" office:string-value="Stockport Metropolitan Borough Council"/>
          <table:table-cell office:value-type="string" office:string-value="TU"/>
          <table:table-cell office:value-type="float" office:value="32966.69"/>
          <table:table-cell office:value-type="float" office:value="33048.26"/>
          <table:table-cell office:value-type="float" office:value="33774.449999999997"/>
          <table:table-cell office:value-type="float" office:value="34443.22"/>
          <table:table-cell office:value-type="float" office:value="34041.5"/>
          <table:table-cell table:number-columns-repeated="16348"/>
        </table:table-row>
        <table:table-row>
          <table:table-cell office:value-type="float" office:value="4215"/>
          <table:table-cell office:value-type="string" office:string-value="Manchester City Council"/>
          <table:table-cell office:value-type="string" office:string-value="TM"/>
          <table:table-cell office:value-type="float" office:value="465228"/>
          <table:table-cell office:value-type="float" office:value="442180.29"/>
          <table:table-cell office:value-type="float" office:value="419471.72"/>
          <table:table-cell office:value-type="float" office:value="397496.44"/>
          <table:table-cell office:value-type="float" office:value="384357.62"/>
          <table:table-cell office:value-type="float" office:value="421746.81399999995"/>
          <table:table-cell table:number-columns-repeated="11"/>
          <table:table-cell office:value-type="float" office:value="3100"/>
          <table:table-cell office:value-type="string" office:string-value="Oxfordshire County Council"/>
          <table:table-cell office:value-type="string" office:string-value="TR"/>
          <table:table-cell office:value-type="float" office:value="1681725.47"/>
          <table:table-cell office:value-type="float" office:value="1622354.05"/>
          <table:table-cell office:value-type="float" office:value="1551866.93"/>
          <table:table-cell office:value-type="float" office:value="1489299.81"/>
          <table:table-cell office:value-type="float" office:value="1455378.08"/>
          <table:table-cell office:value-type="float" office:value="4240"/>
          <table:table-cell office:value-type="string" office:string-value="Tameside Metropolitan Borough Council"/>
          <table:table-cell office:value-type="string" office:string-value="TU"/>
          <table:table-cell office:value-type="float" office:value="18252.07"/>
          <table:table-cell office:value-type="float" office:value="18334.02"/>
          <table:table-cell office:value-type="float" office:value="18561.59"/>
          <table:table-cell office:value-type="float" office:value="18567.71"/>
          <table:table-cell office:value-type="float" office:value="18343.490000000002"/>
          <table:table-cell table:number-columns-repeated="16348"/>
        </table:table-row>
        <table:table-row>
          <table:table-cell office:value-type="float" office:value="4220"/>
          <table:table-cell office:value-type="string" office:string-value="Oldham Metropolitan Borough Council"/>
          <table:table-cell office:value-type="string" office:string-value="TM"/>
          <table:table-cell office:value-type="float" office:value="29654.03"/>
          <table:table-cell office:value-type="float" office:value="28725.72"/>
          <table:table-cell office:value-type="float" office:value="27202.880000000001"/>
          <table:table-cell office:value-type="float" office:value="25584.66"/>
          <table:table-cell office:value-type="float" office:value="24611.57"/>
          <table:table-cell office:value-type="float" office:value="27155.772000000004"/>
          <table:table-cell table:number-columns-repeated="11"/>
          <table:table-cell office:value-type="float" office:value="3205"/>
          <table:table-cell office:value-type="string" office:string-value="Telford and Wrekin Council"/>
          <table:table-cell office:value-type="string" office:string-value="TR"/>
          <table:table-cell office:value-type="float" office:value="104613.04"/>
          <table:table-cell office:value-type="float" office:value="103600.03"/>
          <table:table-cell office:value-type="float" office:value="89755.06"/>
          <table:table-cell office:value-type="float" office:value="86601.41"/>
          <table:table-cell office:value-type="float" office:value="84532.85"/>
          <table:table-cell office:value-type="float" office:value="4250"/>
          <table:table-cell office:value-type="string" office:string-value="Wigan Metropolitan Borough Council"/>
          <table:table-cell office:value-type="string" office:string-value="TU"/>
          <table:table-cell office:value-type="float" office:value="4837.51"/>
          <table:table-cell office:value-type="float" office:value="4838.72"/>
          <table:table-cell office:value-type="float" office:value="4895.5200000000004"/>
          <table:table-cell office:value-type="float" office:value="4906.8500000000004"/>
          <table:table-cell office:value-type="float" office:value="4857.54"/>
          <table:table-cell table:number-columns-repeated="16348"/>
        </table:table-row>
        <table:table-row>
          <table:table-cell office:value-type="float" office:value="4225"/>
          <table:table-cell office:value-type="string" office:string-value="Rochdale Metropolitan Borough Council"/>
          <table:table-cell office:value-type="string" office:string-value="TM"/>
          <table:table-cell office:value-type="float" office:value="742059.03"/>
          <table:table-cell office:value-type="float" office:value="704524.85"/>
          <table:table-cell office:value-type="float" office:value="675955.15"/>
          <table:table-cell office:value-type="float" office:value="628479.52"/>
          <table:table-cell office:value-type="float" office:value="604448.54"/>
          <table:table-cell office:value-type="float" office:value="671093.41799999995"/>
          <table:table-cell table:number-columns-repeated="11"/>
          <table:table-cell office:value-type="float" office:value="3210"/>
          <table:table-cell office:value-type="string" office:string-value="Shropshire County Council"/>
          <table:table-cell office:value-type="string" office:string-value="TR"/>
          <table:table-cell office:value-type="float" office:value="878233.59"/>
          <table:table-cell office:value-type="float" office:value="867145.65"/>
          <table:table-cell office:value-type="float" office:value="832031.72"/>
          <table:table-cell office:value-type="float" office:value="799514.28"/>
          <table:table-cell office:value-type="float" office:value="776684.26"/>
          <table:table-cell office:value-type="float" office:value="4305"/>
          <table:table-cell office:value-type="string" office:string-value="Knowsley Metropolitan Borough Council"/>
          <table:table-cell office:value-type="string" office:string-value="TU"/>
          <table:table-cell office:value-type="float" office:value="26755.71"/>
          <table:table-cell office:value-type="float" office:value="26140.52"/>
          <table:table-cell office:value-type="float" office:value="25386.81"/>
          <table:table-cell office:value-type="float" office:value="25378.27"/>
          <table:table-cell office:value-type="float" office:value="25072.2"/>
          <table:table-cell table:number-columns-repeated="16348"/>
        </table:table-row>
        <table:table-row>
          <table:table-cell office:value-type="float" office:value="4230"/>
          <table:table-cell office:value-type="string" office:string-value="Salford City Council"/>
          <table:table-cell office:value-type="string" office:string-value="TM"/>
          <table:table-cell office:value-type="float" office:value="994328.33"/>
          <table:table-cell office:value-type="float" office:value="1017415.04"/>
          <table:table-cell office:value-type="float" office:value="964671.85"/>
          <table:table-cell office:value-type="float" office:value="909854.26"/>
          <table:table-cell office:value-type="float" office:value="874919.38"/>
          <table:table-cell office:value-type="float" office:value="952237.77200000011"/>
          <table:table-cell table:number-columns-repeated="11"/>
          <table:table-cell office:value-type="float" office:value="3300"/>
          <table:table-cell office:value-type="string" office:string-value="Somerset County Council"/>
          <table:table-cell office:value-type="string" office:string-value="TR"/>
          <table:table-cell office:value-type="float" office:value="473973.2"/>
          <table:table-cell office:value-type="float" office:value="466299.17"/>
          <table:table-cell office:value-type="float" office:value="466314.81"/>
          <table:table-cell office:value-type="float" office:value="455897.12"/>
          <table:table-cell office:value-type="float" office:value="443289.63"/>
          <table:table-cell office:value-type="float" office:value="4315"/>
          <table:table-cell office:value-type="string" office:string-value="St.Helens Metropolitan Borough Council"/>
          <table:table-cell office:value-type="string" office:string-value="TU"/>
          <table:table-cell office:value-type="float" office:value="26065"/>
          <table:table-cell office:value-type="float" office:value="26037.279999999999"/>
          <table:table-cell office:value-type="float" office:value="26300.86"/>
          <table:table-cell office:value-type="float" office:value="26198.57"/>
          <table:table-cell office:value-type="float" office:value="25858.79"/>
          <table:table-cell table:number-columns-repeated="16348"/>
        </table:table-row>
        <table:table-row>
          <table:table-cell office:value-type="float" office:value="4235"/>
          <table:table-cell office:value-type="string" office:string-value="Stockport Metropolitan Borough Council"/>
          <table:table-cell office:value-type="string" office:string-value="TM"/>
          <table:table-cell office:value-type="float" office:value="393200.94"/>
          <table:table-cell office:value-type="float" office:value="370528.86"/>
          <table:table-cell office:value-type="float" office:value="350451.6"/>
          <table:table-cell office:value-type="float" office:value="328544.94"/>
          <table:table-cell office:value-type="float" office:value="316051.19"/>
          <table:table-cell office:value-type="float" office:value="351755.50599999994"/>
          <table:table-cell table:number-columns-repeated="11"/>
          <table:table-cell office:value-type="float" office:value="3440"/>
          <table:table-cell office:value-type="string" office:string-value="Stoke-on-Trent City Council"/>
          <table:table-cell office:value-type="string" office:string-value="TR"/>
          <table:table-cell office:value-type="float" office:value="26686.18"/>
          <table:table-cell office:value-type="float" office:value="26273.22"/>
          <table:table-cell office:value-type="float" office:value="26629.49"/>
          <table:table-cell office:value-type="float" office:value="25370.84"/>
          <table:table-cell office:value-type="float" office:value="24764"/>
          <table:table-cell office:value-type="float" office:value="4320"/>
          <table:table-cell office:value-type="string" office:string-value="Sefton Metropolitan Borough Council"/>
          <table:table-cell office:value-type="string" office:string-value="TU"/>
          <table:table-cell office:value-type="float" office:value="222534.44"/>
          <table:table-cell office:value-type="float" office:value="220710.22"/>
          <table:table-cell office:value-type="float" office:value="217191.83"/>
          <table:table-cell office:value-type="float" office:value="221753.34"/>
          <table:table-cell office:value-type="float" office:value="218957.38"/>
          <table:table-cell table:number-columns-repeated="16348"/>
        </table:table-row>
        <table:table-row>
          <table:table-cell office:value-type="float" office:value="4240"/>
          <table:table-cell office:value-type="string" office:string-value="Tameside Metropolitan Borough Council"/>
          <table:table-cell office:value-type="string" office:string-value="TM"/>
          <table:table-cell office:value-type="float" office:value="150523.85999999999"/>
          <table:table-cell office:value-type="float" office:value="142717.12"/>
          <table:table-cell office:value-type="float" office:value="136971.47"/>
          <table:table-cell office:value-type="float" office:value="129958.56"/>
          <table:table-cell office:value-type="float" office:value="125025.64"/>
          <table:table-cell office:value-type="float" office:value="137039.32999999999"/>
          <table:table-cell table:number-columns-repeated="11"/>
          <table:table-cell office:value-type="float" office:value="3450"/>
          <table:table-cell office:value-type="string" office:string-value="Staffordshire County Council"/>
          <table:table-cell office:value-type="string" office:string-value="TR"/>
          <table:table-cell office:value-type="float" office:value="1376653.5"/>
          <table:table-cell office:value-type="float" office:value="1373331.56"/>
          <table:table-cell office:value-type="float" office:value="1326860.51"/>
          <table:table-cell office:value-type="float" office:value="1271279.8500000001"/>
          <table:table-cell office:value-type="float" office:value="1242291.6299999999"/>
          <table:table-cell office:value-type="float" office:value="4325"/>
          <table:table-cell office:value-type="string" office:string-value="Wirral Metropolitan Borough Council"/>
          <table:table-cell office:value-type="string" office:string-value="TU"/>
          <table:table-cell office:value-type="float" office:value="79397.039999999994"/>
          <table:table-cell office:value-type="float" office:value="78678.94"/>
          <table:table-cell office:value-type="float" office:value="79600.13"/>
          <table:table-cell office:value-type="float" office:value="79711.789999999994"/>
          <table:table-cell office:value-type="float" office:value="85061.34"/>
          <table:table-cell table:number-columns-repeated="16348"/>
        </table:table-row>
        <table:table-row>
          <table:table-cell office:value-type="float" office:value="4245"/>
          <table:table-cell office:value-type="string" office:string-value="Trafford Metropolitan Borough Council"/>
          <table:table-cell office:value-type="string" office:string-value="TM"/>
          <table:table-cell office:value-type="float" office:value="431222.22"/>
          <table:table-cell office:value-type="float" office:value="411083.99"/>
          <table:table-cell office:value-type="float" office:value="384607.18"/>
          <table:table-cell office:value-type="float" office:value="361240.78"/>
          <table:table-cell office:value-type="float" office:value="350133.99"/>
          <table:table-cell office:value-type="float" office:value="387657.63199999998"/>
          <table:table-cell table:number-columns-repeated="11"/>
          <table:table-cell office:value-type="float" office:value="3500"/>
          <table:table-cell office:value-type="string" office:string-value="Suffolk County Council"/>
          <table:table-cell office:value-type="string" office:string-value="TR"/>
          <table:table-cell office:value-type="float" office:value="1888792.91"/>
          <table:table-cell office:value-type="float" office:value="1882959.16"/>
          <table:table-cell office:value-type="float" office:value="1760520.83"/>
          <table:table-cell office:value-type="float" office:value="1684109.87"/>
          <table:table-cell office:value-type="float" office:value="1631785.3"/>
          <table:table-cell office:value-type="float" office:value="4410"/>
          <table:table-cell office:value-type="string" office:string-value="Doncaster Metropolitan Borough Council"/>
          <table:table-cell office:value-type="string" office:string-value="TU"/>
          <table:table-cell office:value-type="float" office:value="55910.04"/>
          <table:table-cell office:value-type="float" office:value="55191.94"/>
          <table:table-cell office:value-type="float" office:value="51851.81"/>
          <table:table-cell office:value-type="float" office:value="51795.27"/>
          <table:table-cell office:value-type="float" office:value="51067.519999999997"/>
          <table:table-cell table:number-columns-repeated="16348"/>
        </table:table-row>
        <table:table-row>
          <table:table-cell office:value-type="float" office:value="4250"/>
          <table:table-cell office:value-type="string" office:string-value="Wigan Metropolitan Borough Council"/>
          <table:table-cell office:value-type="string" office:string-value="TM"/>
          <table:table-cell office:value-type="float" office:value="514186.89"/>
          <table:table-cell office:value-type="float" office:value="474573.8"/>
          <table:table-cell office:value-type="float" office:value="449718.52"/>
          <table:table-cell office:value-type="float" office:value="423075.76"/>
          <table:table-cell office:value-type="float" office:value="407056.63"/>
          <table:table-cell office:value-type="float" office:value="453722.32"/>
          <table:table-cell table:number-columns-repeated="11"/>
          <table:table-cell office:value-type="float" office:value="3600"/>
          <table:table-cell office:value-type="string" office:string-value="Surrey County Council"/>
          <table:table-cell office:value-type="string" office:string-value="TR"/>
          <table:table-cell office:value-type="float" office:value="1112144.99"/>
          <table:table-cell office:value-type="float" office:value="1078503.02"/>
          <table:table-cell office:value-type="float" office:value="1045100.16"/>
          <table:table-cell office:value-type="float" office:value="1005814.08"/>
          <table:table-cell office:value-type="float" office:value="983254.64"/>
          <table:table-cell office:value-type="float" office:value="4415"/>
          <table:table-cell office:value-type="string" office:string-value="Rotherham Metropolitan Borough Council"/>
          <table:table-cell office:value-type="string" office:string-value="TU"/>
          <table:table-cell office:value-type="float" office:value="3847.99"/>
          <table:table-cell office:value-type="float" office:value="3787.34"/>
          <table:table-cell office:value-type="float" office:value="3699.89"/>
          <table:table-cell office:value-type="float" office:value="3604.15"/>
          <table:table-cell office:value-type="float" office:value="3560.46"/>
          <table:table-cell table:number-columns-repeated="16348"/>
        </table:table-row>
        <table:table-row>
          <table:table-cell office:value-type="float" office:value="4305"/>
          <table:table-cell office:value-type="string" office:string-value="Knowsley Metropolitan Borough Council"/>
          <table:table-cell office:value-type="string" office:string-value="TM"/>
          <table:table-cell office:value-type="float" office:value="261216.96"/>
          <table:table-cell office:value-type="float" office:value="247186.45"/>
          <table:table-cell office:value-type="float" office:value="221062.73"/>
          <table:table-cell office:value-type="float" office:value="203367.08"/>
          <table:table-cell office:value-type="float" office:value="195345.69"/>
          <table:table-cell office:value-type="float" office:value="225635.78199999998"/>
          <table:table-cell table:number-columns-repeated="11"/>
          <table:table-cell office:value-type="float" office:value="3700"/>
          <table:table-cell office:value-type="string" office:string-value="Warwickshire County Council"/>
          <table:table-cell office:value-type="string" office:string-value="TR"/>
          <table:table-cell office:value-type="float" office:value="1168015.42"/>
          <table:table-cell office:value-type="float" office:value="1138392.8799999999"/>
          <table:table-cell office:value-type="float" office:value="1093311.25"/>
          <table:table-cell office:value-type="float" office:value="1016180.23"/>
          <table:table-cell office:value-type="float" office:value="993818.72"/>
          <table:table-cell office:value-type="float" office:value="4420"/>
          <table:table-cell office:value-type="string" office:string-value="Sheffield City Council"/>
          <table:table-cell office:value-type="string" office:string-value="TU"/>
          <table:table-cell office:value-type="float" office:value="9668.98"/>
          <table:table-cell office:value-type="float" office:value="9661.9699999999993"/>
          <table:table-cell office:value-type="float" office:value="9765.99"/>
          <table:table-cell office:value-type="float" office:value="9798.0300000000007"/>
          <table:table-cell office:value-type="float" office:value="9687.1299999999992"/>
          <table:table-cell table:number-columns-repeated="16348"/>
        </table:table-row>
        <table:table-row>
          <table:table-cell office:value-type="float" office:value="4315"/>
          <table:table-cell office:value-type="string" office:string-value="St.Helens Metropolitan Borough Council"/>
          <table:table-cell office:value-type="string" office:string-value="TM"/>
          <table:table-cell office:value-type="float" office:value="417333.17"/>
          <table:table-cell office:value-type="float" office:value="409072.15"/>
          <table:table-cell office:value-type="float" office:value="398039.19"/>
          <table:table-cell office:value-type="float" office:value="373634.45"/>
          <table:table-cell office:value-type="float" office:value="359198.59"/>
          <table:table-cell office:value-type="float" office:value="391455.51"/>
          <table:table-cell table:number-columns-repeated="11"/>
          <table:table-cell office:value-type="float" office:value="3800"/>
          <table:table-cell office:value-type="string" office:string-value="West Sussex County Council"/>
          <table:table-cell office:value-type="string" office:string-value="TR"/>
          <table:table-cell office:value-type="float" office:value="1114479.3500000001"/>
          <table:table-cell office:value-type="float" office:value="1078548.9099999999"/>
          <table:table-cell office:value-type="float" office:value="1046829.76"/>
          <table:table-cell office:value-type="float" office:value="1000067.35"/>
          <table:table-cell office:value-type="float" office:value="977129.72"/>
          <table:table-cell office:value-type="float" office:value="4505"/>
          <table:table-cell office:value-type="string" office:string-value="Gateshead Metropolitan Borough Council"/>
          <table:table-cell office:value-type="string" office:string-value="TU"/>
          <table:table-cell office:value-type="float" office:value="192655.9"/>
          <table:table-cell office:value-type="float" office:value="193004.61"/>
          <table:table-cell office:value-type="float" office:value="182750.74"/>
          <table:table-cell office:value-type="float" office:value="175001.60000000001"/>
          <table:table-cell office:value-type="float" office:value="172987.53"/>
          <table:table-cell table:number-columns-repeated="16348"/>
        </table:table-row>
        <table:table-row>
          <table:table-cell office:value-type="float" office:value="4320"/>
          <table:table-cell office:value-type="string" office:string-value="Sefton Metropolitan Borough Council"/>
          <table:table-cell office:value-type="string" office:string-value="TM"/>
          <table:table-cell office:value-type="float" office:value="73921.23"/>
          <table:table-cell office:value-type="float" office:value="73047.8"/>
          <table:table-cell office:value-type="float" office:value="69219.94"/>
          <table:table-cell office:value-type="float" office:value="66248.37"/>
          <table:table-cell office:value-type="float" office:value="63595.94"/>
          <table:table-cell office:value-type="float" office:value="69206.655999999988"/>
          <table:table-cell table:number-columns-repeated="11"/>
          <table:table-cell office:value-type="float" office:value="3920"/>
          <table:table-cell office:value-type="string" office:string-value="Swindon Borough Council"/>
          <table:table-cell office:value-type="string" office:string-value="TR"/>
          <table:table-cell office:value-type="float" office:value="207538.81"/>
          <table:table-cell office:value-type="float" office:value="189310.47"/>
          <table:table-cell office:value-type="float" office:value="182058.56"/>
          <table:table-cell office:value-type="float" office:value="173440.29"/>
          <table:table-cell office:value-type="float" office:value="169432.7"/>
          <table:table-cell office:value-type="float" office:value="4510"/>
          <table:table-cell office:value-type="string" office:string-value="Newcastle City Council"/>
          <table:table-cell office:value-type="string" office:string-value="TU"/>
          <table:table-cell office:value-type="float" office:value="183597.16"/>
          <table:table-cell office:value-type="float" office:value="183721.22"/>
          <table:table-cell office:value-type="float" office:value="174719.51"/>
          <table:table-cell office:value-type="float" office:value="175019.6"/>
          <table:table-cell office:value-type="float" office:value="173119.83"/>
          <table:table-cell table:number-columns-repeated="16348"/>
        </table:table-row>
        <table:table-row>
          <table:table-cell office:value-type="float" office:value="4325"/>
          <table:table-cell office:value-type="string" office:string-value="Wirral Metropolitan Borough Council"/>
          <table:table-cell office:value-type="string" office:string-value="TM"/>
          <table:table-cell office:value-type="float" office:value="324552.5"/>
          <table:table-cell office:value-type="float" office:value="304693.73"/>
          <table:table-cell office:value-type="float" office:value="289576.81"/>
          <table:table-cell office:value-type="float" office:value="272091.67"/>
          <table:table-cell office:value-type="float" office:value="261642.33"/>
          <table:table-cell office:value-type="float" office:value="290511.408"/>
          <table:table-cell table:number-columns-repeated="11"/>
          <table:table-cell office:value-type="float" office:value="3930"/>
          <table:table-cell office:value-type="string" office:string-value="Wiltshire County Council"/>
          <table:table-cell office:value-type="string" office:string-value="TR"/>
          <table:table-cell office:value-type="float" office:value="715276.03"/>
          <table:table-cell office:value-type="float" office:value="678279.01"/>
          <table:table-cell office:value-type="float" office:value="649127.56999999995"/>
          <table:table-cell office:value-type="float" office:value="618941.86"/>
          <table:table-cell office:value-type="float" office:value="605408.66"/>
          <table:table-cell office:value-type="float" office:value="4515"/>
          <table:table-cell office:value-type="string" office:string-value="North Tyneside Borough Council"/>
          <table:table-cell office:value-type="string" office:string-value="TU"/>
          <table:table-cell office:value-type="float" office:value="71653.240000000005"/>
          <table:table-cell office:value-type="float" office:value="71255.53"/>
          <table:table-cell office:value-type="float" office:value="71681.34"/>
          <table:table-cell office:value-type="float" office:value="70978.44"/>
          <table:table-cell office:value-type="float" office:value="70227.210000000006"/>
          <table:table-cell table:number-columns-repeated="16348"/>
        </table:table-row>
        <table:table-row>
          <table:table-cell office:value-type="float" office:value="4405"/>
          <table:table-cell office:value-type="string" office:string-value="Barnsley Metropolitan Borough Council"/>
          <table:table-cell office:value-type="string" office:string-value="TM"/>
          <table:table-cell office:value-type="float" office:value="447855.14"/>
          <table:table-cell office:value-type="float" office:value="424198.54"/>
          <table:table-cell office:value-type="float" office:value="465170.79"/>
          <table:table-cell office:value-type="float" office:value="436223.79"/>
          <table:table-cell office:value-type="float" office:value="417924.49"/>
          <table:table-cell office:value-type="float" office:value="438274.55"/>
          <table:table-cell table:number-columns-repeated="11"/>
          <table:table-cell office:value-type="float" office:value="4220"/>
          <table:table-cell office:value-type="string" office:string-value="Oldham Metropolitan Borough Council"/>
          <table:table-cell office:value-type="string" office:string-value="TR"/>
          <table:table-cell office:value-type="float" office:value="219.57"/>
          <table:table-cell office:value-type="float" office:value="373.92"/>
          <table:table-cell office:value-type="float" office:value="372.5"/>
          <table:table-cell office:value-type="float" office:value="365.23"/>
          <table:table-cell office:value-type="float" office:value="356.7"/>
          <table:table-cell office:value-type="float" office:value="4520"/>
          <table:table-cell office:value-type="string" office:string-value="South Tyneside Metropolitan Borough Council"/>
          <table:table-cell office:value-type="string" office:string-value="TU"/>
          <table:table-cell office:value-type="float" office:value="42232.68"/>
          <table:table-cell office:value-type="float" office:value="42270.96"/>
          <table:table-cell office:value-type="float" office:value="42766.35"/>
          <table:table-cell office:value-type="float" office:value="42919.26"/>
          <table:table-cell office:value-type="float" office:value="42455.11"/>
          <table:table-cell table:number-columns-repeated="16348"/>
        </table:table-row>
        <table:table-row>
          <table:table-cell office:value-type="float" office:value="4410"/>
          <table:table-cell office:value-type="string" office:string-value="Doncaster Metropolitan Borough Council"/>
          <table:table-cell office:value-type="string" office:string-value="TM"/>
          <table:table-cell office:value-type="float" office:value="958671.49"/>
          <table:table-cell office:value-type="float" office:value="912797.12"/>
          <table:table-cell office:value-type="float" office:value="863498.12"/>
          <table:table-cell office:value-type="float" office:value="791352.26"/>
          <table:table-cell office:value-type="float" office:value="755990.8"/>
          <table:table-cell office:value-type="float" office:value="856461.95799999998"/>
          <table:table-cell table:number-columns-repeated="11"/>
          <table:table-cell office:value-type="float" office:value="4230"/>
          <table:table-cell office:value-type="string" office:string-value="Salford City Council"/>
          <table:table-cell office:value-type="string" office:string-value="TR"/>
          <table:table-cell office:value-type="float" office:value="21551.19"/>
          <table:table-cell office:value-type="float" office:value="21197.09"/>
          <table:table-cell office:value-type="float" office:value="20363.150000000001"/>
          <table:table-cell office:value-type="float" office:value="19909.36"/>
          <table:table-cell office:value-type="float" office:value="19454.29"/>
          <table:table-cell office:value-type="float" office:value="4605"/>
          <table:table-cell office:value-type="string" office:string-value="Birmingham City Council"/>
          <table:table-cell office:value-type="string" office:string-value="TU"/>
          <table:table-cell office:value-type="float" office:value="1200.3800000000001"/>
          <table:table-cell office:value-type="float" office:value="1221.7"/>
          <table:table-cell office:value-type="float" office:value="1230.71"/>
          <table:table-cell office:value-type="float" office:value="1218.97"/>
          <table:table-cell office:value-type="float" office:value="1224.8399999999999"/>
          <table:table-cell table:number-columns-repeated="16348"/>
        </table:table-row>
        <table:table-row>
          <table:table-cell office:value-type="float" office:value="4415"/>
          <table:table-cell office:value-type="string" office:string-value="Rotherham Metropolitan Borough Council"/>
          <table:table-cell office:value-type="string" office:string-value="TM"/>
          <table:table-cell office:value-type="float" office:value="891071.62"/>
          <table:table-cell office:value-type="float" office:value="851214.7"/>
          <table:table-cell office:value-type="float" office:value="807269.2"/>
          <table:table-cell office:value-type="float" office:value="741394.54"/>
          <table:table-cell office:value-type="float" office:value="708830.05"/>
          <table:table-cell office:value-type="float" office:value="799956.02199999988"/>
          <table:table-cell table:number-columns-repeated="11"/>
          <table:table-cell office:value-type="float" office:value="4235"/>
          <table:table-cell office:value-type="string" office:string-value="Stockport Metropolitan Borough Council"/>
          <table:table-cell office:value-type="string" office:string-value="TR"/>
          <table:table-cell office:value-type="float" office:value="33461.18"/>
          <table:table-cell office:value-type="float" office:value="32941.440000000002"/>
          <table:table-cell office:value-type="float" office:value="32516.560000000001"/>
          <table:table-cell office:value-type="float" office:value="31022.42"/>
          <table:table-cell office:value-type="float" office:value="30239.66"/>
          <table:table-cell office:value-type="float" office:value="4610"/>
          <table:table-cell office:value-type="string" office:string-value="Coventry City Council"/>
          <table:table-cell office:value-type="string" office:string-value="TU"/>
          <table:table-cell office:value-type="float" office:value="87755.5"/>
          <table:table-cell office:value-type="float" office:value="84846.99"/>
          <table:table-cell office:value-type="float" office:value="86625.78"/>
          <table:table-cell office:value-type="float" office:value="86993.36"/>
          <table:table-cell office:value-type="float" office:value="86193.56"/>
          <table:table-cell table:number-columns-repeated="16348"/>
        </table:table-row>
        <table:table-row>
          <table:table-cell office:value-type="float" office:value="4420"/>
          <table:table-cell office:value-type="string" office:string-value="Sheffield City Council"/>
          <table:table-cell office:value-type="string" office:string-value="TM"/>
          <table:table-cell office:value-type="float" office:value="332236.71000000002"/>
          <table:table-cell office:value-type="float" office:value="315651.49"/>
          <table:table-cell office:value-type="float" office:value="299688.51"/>
          <table:table-cell office:value-type="float" office:value="283830.76"/>
          <table:table-cell office:value-type="float" office:value="271680.89"/>
          <table:table-cell office:value-type="float" office:value="300617.67199999996"/>
          <table:table-cell table:number-columns-repeated="11"/>
          <table:table-cell office:value-type="float" office:value="4240"/>
          <table:table-cell office:value-type="string" office:string-value="Tameside Metropolitan Borough Council"/>
          <table:table-cell office:value-type="string" office:string-value="TR"/>
          <table:table-cell office:value-type="float" office:value="20757.28"/>
          <table:table-cell office:value-type="float" office:value="20402.64"/>
          <table:table-cell office:value-type="float" office:value="22146.05"/>
          <table:table-cell office:value-type="float" office:value="21456.9"/>
          <table:table-cell office:value-type="float" office:value="20953.25"/>
          <table:table-cell office:value-type="float" office:value="4615"/>
          <table:table-cell office:value-type="string" office:string-value="Dudley Metropolitan Borough Council"/>
          <table:table-cell office:value-type="string" office:string-value="TU"/>
          <table:table-cell office:value-type="float" office:value="56841.69"/>
          <table:table-cell office:value-type="float" office:value="55722.36"/>
          <table:table-cell office:value-type="float" office:value="54586.05"/>
          <table:table-cell office:value-type="float" office:value="55759.02"/>
          <table:table-cell office:value-type="float" office:value="56229.120000000003"/>
          <table:table-cell table:number-columns-repeated="16348"/>
        </table:table-row>
        <table:table-row>
          <table:table-cell office:value-type="float" office:value="4505"/>
          <table:table-cell office:value-type="string" office:string-value="Gateshead Metropolitan Borough Council"/>
          <table:table-cell office:value-type="string" office:string-value="TM"/>
          <table:table-cell office:value-type="float" office:value="105390.71"/>
          <table:table-cell office:value-type="float" office:value="99697.279999999999"/>
          <table:table-cell office:value-type="float" office:value="93569.03"/>
          <table:table-cell office:value-type="float" office:value="87609.57"/>
          <table:table-cell office:value-type="float" office:value="84047.21"/>
          <table:table-cell office:value-type="float" office:value="94062.76"/>
          <table:table-cell table:number-columns-repeated="11"/>
          <table:table-cell office:value-type="float" office:value="4250"/>
          <table:table-cell office:value-type="string" office:string-value="Wigan Metropolitan Borough Council"/>
          <table:table-cell office:value-type="string" office:string-value="TR"/>
          <table:table-cell office:value-type="float" office:value="139698.51999999999"/>
          <table:table-cell office:value-type="float" office:value="141480.65"/>
          <table:table-cell office:value-type="float" office:value="135600.46"/>
          <table:table-cell office:value-type="float" office:value="128783.42"/>
          <table:table-cell office:value-type="float" office:value="125828.23"/>
          <table:table-cell office:value-type="float" office:value="4620"/>
          <table:table-cell office:value-type="string" office:string-value="Sandwell Metropolitan Borough Council"/>
          <table:table-cell office:value-type="string" office:string-value="TU"/>
          <table:table-cell office:value-type="float" office:value="86080.91"/>
          <table:table-cell office:value-type="float" office:value="85741.71"/>
          <table:table-cell office:value-type="float" office:value="85386.3"/>
          <table:table-cell office:value-type="float" office:value="85455.42"/>
          <table:table-cell office:value-type="float" office:value="84406.9"/>
          <table:table-cell table:number-columns-repeated="16348"/>
        </table:table-row>
        <table:table-row>
          <table:table-cell office:value-type="float" office:value="4520"/>
          <table:table-cell office:value-type="string" office:string-value="South Tyneside Metropolitan Borough Council"/>
          <table:table-cell office:value-type="string" office:string-value="TM"/>
          <table:table-cell office:value-type="float" office:value="1171.6500000000001"/>
          <table:table-cell office:value-type="float" office:value="1109.68"/>
          <table:table-cell office:value-type="float" office:value="1052.4100000000001"/>
          <table:table-cell office:value-type="float" office:value="988.5"/>
          <table:table-cell office:value-type="float" office:value="949.5"/>
          <table:table-cell office:value-type="float" office:value="1054.348"/>
          <table:table-cell table:number-columns-repeated="11"/>
          <table:table-cell office:value-type="float" office:value="4305"/>
          <table:table-cell office:value-type="string" office:string-value="Knowsley Metropolitan Borough Council"/>
          <table:table-cell office:value-type="string" office:string-value="TR"/>
          <table:table-cell office:value-type="float" office:value="22124.37"/>
          <table:table-cell office:value-type="float" office:value="21732.74"/>
          <table:table-cell office:value-type="float" office:value="20874.080000000002"/>
          <table:table-cell office:value-type="float" office:value="19972.27"/>
          <table:table-cell office:value-type="float" office:value="19511.169999999998"/>
          <table:table-cell office:value-type="float" office:value="4630"/>
          <table:table-cell office:value-type="string" office:string-value="Walsall Metropolitan Borough Council"/>
          <table:table-cell office:value-type="string" office:string-value="TU"/>
          <table:table-cell office:value-type="float" office:value="17877.39"/>
          <table:table-cell office:value-type="float" office:value="18977.61"/>
          <table:table-cell office:value-type="float" office:value="19141.560000000001"/>
          <table:table-cell office:value-type="float" office:value="17851.98"/>
          <table:table-cell office:value-type="float" office:value="17541.93"/>
          <table:table-cell table:number-columns-repeated="16348"/>
        </table:table-row>
        <table:table-row>
          <table:table-cell office:value-type="float" office:value="4525"/>
          <table:table-cell office:value-type="string" office:string-value="Sunderland Borough Council"/>
          <table:table-cell office:value-type="string" office:string-value="TM"/>
          <table:table-cell office:value-type="float" office:value="36703.1"/>
          <table:table-cell office:value-type="float" office:value="34482.54"/>
          <table:table-cell office:value-type="float" office:value="32751.97"/>
          <table:table-cell office:value-type="float" office:value="31058.2"/>
          <table:table-cell office:value-type="float" office:value="29827.74"/>
          <table:table-cell office:value-type="float" office:value="32964.71"/>
          <table:table-cell table:number-columns-repeated="11"/>
          <table:table-cell office:value-type="float" office:value="4315"/>
          <table:table-cell office:value-type="string" office:string-value="St.Helens Metropolitan Borough Council"/>
          <table:table-cell office:value-type="string" office:string-value="TR"/>
          <table:table-cell office:value-type="float" office:value="151944.20000000001"/>
          <table:table-cell office:value-type="float" office:value="153697.43"/>
          <table:table-cell office:value-type="float" office:value="150912.10999999999"/>
          <table:table-cell office:value-type="float" office:value="143313.95000000001"/>
          <table:table-cell office:value-type="float" office:value="140302.71"/>
          <table:table-cell office:value-type="float" office:value="4705"/>
          <table:table-cell office:value-type="string" office:string-value="Bradford City Council"/>
          <table:table-cell office:value-type="string" office:string-value="TU"/>
          <table:table-cell office:value-type="float" office:value="120411.5"/>
          <table:table-cell office:value-type="float" office:value="119922.93"/>
          <table:table-cell office:value-type="float" office:value="116475.5"/>
          <table:table-cell office:value-type="float" office:value="117225.52"/>
          <table:table-cell office:value-type="float" office:value="115913.9"/>
          <table:table-cell table:number-columns-repeated="16348"/>
        </table:table-row>
        <table:table-row>
          <table:table-cell office:value-type="float" office:value="4605"/>
          <table:table-cell office:value-type="string" office:string-value="Birmingham City Council"/>
          <table:table-cell office:value-type="string" office:string-value="TM"/>
          <table:table-cell office:value-type="float" office:value="623459.02"/>
          <table:table-cell office:value-type="float" office:value="590558.89"/>
          <table:table-cell office:value-type="float" office:value="559552.99"/>
          <table:table-cell office:value-type="float" office:value="535523.24"/>
          <table:table-cell office:value-type="float" office:value="514978.8"/>
          <table:table-cell office:value-type="float" office:value="564814.58799999999"/>
          <table:table-cell table:number-columns-repeated="11"/>
          <table:table-cell office:value-type="float" office:value="4320"/>
          <table:table-cell office:value-type="string" office:string-value="Sefton Metropolitan Borough Council"/>
          <table:table-cell office:value-type="string" office:string-value="TR"/>
          <table:table-cell office:value-type="float" office:value="79035.259999999995"/>
          <table:table-cell office:value-type="float" office:value="105178.56"/>
          <table:table-cell office:value-type="float" office:value="101980.84"/>
          <table:table-cell office:value-type="float" office:value="96989.53"/>
          <table:table-cell office:value-type="float" office:value="94764.61"/>
          <table:table-cell office:value-type="float" office:value="4710"/>
          <table:table-cell office:value-type="string" office:string-value="Calderdale Metropolitan Borough Council"/>
          <table:table-cell office:value-type="string" office:string-value="TU"/>
          <table:table-cell office:value-type="float" office:value="48571.58"/>
          <table:table-cell office:value-type="float" office:value="49880.99"/>
          <table:table-cell office:value-type="float" office:value="49916.62"/>
          <table:table-cell office:value-type="float" office:value="49304.18"/>
          <table:table-cell office:value-type="float" office:value="48612.18"/>
          <table:table-cell table:number-columns-repeated="16348"/>
        </table:table-row>
        <table:table-row>
          <table:table-cell office:value-type="float" office:value="4610"/>
          <table:table-cell office:value-type="string" office:string-value="Coventry City Council"/>
          <table:table-cell office:value-type="string" office:string-value="TM"/>
          <table:table-cell office:value-type="float" office:value="119832.19"/>
          <table:table-cell office:value-type="float" office:value="113572.41"/>
          <table:table-cell office:value-type="float" office:value="107647.38"/>
          <table:table-cell office:value-type="float" office:value="100973.11"/>
          <table:table-cell office:value-type="float" office:value="97116.6"/>
          <table:table-cell office:value-type="float" office:value="107828.33799999999"/>
          <table:table-cell table:number-columns-repeated="11"/>
          <table:table-cell office:value-type="float" office:value="4325"/>
          <table:table-cell office:value-type="string" office:string-value="Wirral Metropolitan Borough Council"/>
          <table:table-cell office:value-type="string" office:string-value="TR"/>
          <table:table-cell office:value-type="float" office:value="10691.57"/>
          <table:table-cell office:value-type="float" office:value="10544.12"/>
          <table:table-cell office:value-type="float" office:value="10138.530000000001"/>
          <table:table-cell office:value-type="float" office:value="9656.41"/>
          <table:table-cell office:value-type="float" office:value="9424.93"/>
          <table:table-cell office:value-type="float" office:value="4715"/>
          <table:table-cell office:value-type="string" office:string-value="Kirklees Metropolitan Borough Council"/>
          <table:table-cell office:value-type="string" office:string-value="TU"/>
          <table:table-cell office:value-type="float" office:value="12952.05"/>
          <table:table-cell office:value-type="float" office:value="12497.79"/>
          <table:table-cell office:value-type="float" office:value="12577.28"/>
          <table:table-cell office:value-type="float" office:value="12464.83"/>
          <table:table-cell office:value-type="float" office:value="12265.35"/>
          <table:table-cell table:number-columns-repeated="16348"/>
        </table:table-row>
        <table:table-row>
          <table:table-cell office:value-type="float" office:value="4615"/>
          <table:table-cell office:value-type="string" office:string-value="Dudley Metropolitan Borough Council"/>
          <table:table-cell office:value-type="string" office:string-value="TM"/>
          <table:table-cell office:value-type="float" office:value="177833.98"/>
          <table:table-cell office:value-type="float" office:value="168631.28"/>
          <table:table-cell office:value-type="float" office:value="160848.93"/>
          <table:table-cell office:value-type="float" office:value="142056.84"/>
          <table:table-cell office:value-type="float" office:value="136705.39000000001"/>
          <table:table-cell office:value-type="float" office:value="157215.28400000001"/>
          <table:table-cell table:number-columns-repeated="11"/>
          <table:table-cell office:value-type="float" office:value="4405"/>
          <table:table-cell office:value-type="string" office:string-value="Barnsley Metropolitan Borough Council"/>
          <table:table-cell office:value-type="string" office:string-value="TR"/>
          <table:table-cell office:value-type="float" office:value="105124.06"/>
          <table:table-cell office:value-type="float" office:value="104753.18"/>
          <table:table-cell office:value-type="float" office:value="101497.16"/>
          <table:table-cell office:value-type="float" office:value="97071.65"/>
          <table:table-cell office:value-type="float" office:value="94949.5"/>
          <table:table-cell office:value-type="float" office:value="4720"/>
          <table:table-cell office:value-type="string" office:string-value="Leeds City Council"/>
          <table:table-cell office:value-type="string" office:string-value="TU"/>
          <table:table-cell office:value-type="float" office:value="206727.38"/>
          <table:table-cell office:value-type="float" office:value="203244.42"/>
          <table:table-cell office:value-type="float" office:value="204278.44"/>
          <table:table-cell office:value-type="float" office:value="202612.2"/>
          <table:table-cell office:value-type="float" office:value="199736.05"/>
          <table:table-cell table:number-columns-repeated="16348"/>
        </table:table-row>
        <table:table-row>
          <table:table-cell office:value-type="float" office:value="4620"/>
          <table:table-cell office:value-type="string" office:string-value="Sandwell Metropolitan Borough Council"/>
          <table:table-cell office:value-type="string" office:string-value="TM"/>
          <table:table-cell office:value-type="float" office:value="459158.62"/>
          <table:table-cell office:value-type="float" office:value="443738.26"/>
          <table:table-cell office:value-type="float" office:value="449989.53"/>
          <table:table-cell office:value-type="float" office:value="418718.31"/>
          <table:table-cell office:value-type="float" office:value="402803.01"/>
          <table:table-cell office:value-type="float" office:value="434881.54600000009"/>
          <table:table-cell table:number-columns-repeated="11"/>
          <table:table-cell office:value-type="float" office:value="4410"/>
          <table:table-cell office:value-type="string" office:string-value="Doncaster Metropolitan Borough Council"/>
          <table:table-cell office:value-type="string" office:string-value="TR"/>
          <table:table-cell office:value-type="float" office:value="123691.82"/>
          <table:table-cell office:value-type="float" office:value="121860.78"/>
          <table:table-cell office:value-type="float" office:value="117636.41"/>
          <table:table-cell office:value-type="float" office:value="110643.34"/>
          <table:table-cell office:value-type="float" office:value="107985.16"/>
          <table:table-cell office:value-type="float" office:value="4725"/>
          <table:table-cell office:value-type="string" office:string-value="Wakefield Metropolitan Borough Council"/>
          <table:table-cell office:value-type="string" office:string-value="TU"/>
          <table:table-cell office:value-type="float" office:value="24327.46"/>
          <table:table-cell office:value-type="float" office:value="24430.79"/>
          <table:table-cell office:value-type="float" office:value="24632.81"/>
          <table:table-cell office:value-type="float" office:value="24702.97"/>
          <table:table-cell office:value-type="float" office:value="24279.67"/>
          <table:table-cell table:number-columns-repeated="16348"/>
        </table:table-row>
        <table:table-row>
          <table:table-cell office:value-type="float" office:value="4625"/>
          <table:table-cell office:value-type="string" office:string-value="Solihull Metropolitan Borough Council"/>
          <table:table-cell office:value-type="string" office:string-value="TM"/>
          <table:table-cell office:value-type="float" office:value="764986.85"/>
          <table:table-cell office:value-type="float" office:value="725667.33"/>
          <table:table-cell office:value-type="float" office:value="689433.57"/>
          <table:table-cell office:value-type="float" office:value="654858.65"/>
          <table:table-cell office:value-type="float" office:value="630005.53"/>
          <table:table-cell office:value-type="float" office:value="692990.38599999994"/>
          <table:table-cell table:number-columns-repeated="11"/>
          <table:table-cell office:value-type="float" office:value="4415"/>
          <table:table-cell office:value-type="string" office:string-value="Rotherham Metropolitan Borough Council"/>
          <table:table-cell office:value-type="string" office:string-value="TR"/>
          <table:table-cell office:value-type="float" office:value="55759.23"/>
          <table:table-cell office:value-type="float" office:value="54846.64"/>
          <table:table-cell office:value-type="float" office:value="52699.9"/>
          <table:table-cell office:value-type="float" office:value="50217.95"/>
          <table:table-cell office:value-type="float" office:value="48982.76"/>
          <table:table-cell office:value-type="float" office:value="5060"/>
          <table:table-cell office:value-type="string" office:string-value="London Borough of  Barking and Dagenham"/>
          <table:table-cell office:value-type="string" office:string-value="TU"/>
          <table:table-cell office:value-type="float" office:value="178480.58"/>
          <table:table-cell office:value-type="float" office:value="183650.91"/>
          <table:table-cell office:value-type="float" office:value="187637.04"/>
          <table:table-cell office:value-type="float" office:value="190136.65"/>
          <table:table-cell office:value-type="float" office:value="194655.66"/>
          <table:table-cell table:number-columns-repeated="16348"/>
        </table:table-row>
        <table:table-row>
          <table:table-cell office:value-type="float" office:value="4630"/>
          <table:table-cell office:value-type="string" office:string-value="Walsall Metropolitan Borough Council"/>
          <table:table-cell office:value-type="string" office:string-value="TM"/>
          <table:table-cell office:value-type="float" office:value="369460.53"/>
          <table:table-cell office:value-type="float" office:value="350468.16"/>
          <table:table-cell office:value-type="float" office:value="332477.65000000002"/>
          <table:table-cell office:value-type="float" office:value="325644.73"/>
          <table:table-cell office:value-type="float" office:value="313492.32"/>
          <table:table-cell office:value-type="float" office:value="338308.67799999996"/>
          <table:table-cell table:number-columns-repeated="11"/>
          <table:table-cell office:value-type="float" office:value="4420"/>
          <table:table-cell office:value-type="string" office:string-value="Sheffield City Council"/>
          <table:table-cell office:value-type="string" office:string-value="TR"/>
          <table:table-cell office:value-type="float" office:value="27362.59"/>
          <table:table-cell office:value-type="float" office:value="26890.43"/>
          <table:table-cell office:value-type="float" office:value="25796.76"/>
          <table:table-cell office:value-type="float" office:value="24610.84"/>
          <table:table-cell office:value-type="float" office:value="23943"/>
          <table:table-cell office:value-type="float" office:value="5090"/>
          <table:table-cell office:value-type="string" office:string-value="London Borough of Barnet"/>
          <table:table-cell office:value-type="string" office:string-value="TU"/>
          <table:table-cell office:value-type="float" office:value="507340.65"/>
          <table:table-cell office:value-type="float" office:value="506688.16"/>
          <table:table-cell office:value-type="float" office:value="503026.28"/>
          <table:table-cell office:value-type="float" office:value="497267.65"/>
          <table:table-cell office:value-type="float" office:value="508887.39"/>
          <table:table-cell table:number-columns-repeated="16348"/>
        </table:table-row>
        <table:table-row>
          <table:table-cell office:value-type="float" office:value="4705"/>
          <table:table-cell office:value-type="string" office:string-value="Bradford City Council"/>
          <table:table-cell office:value-type="string" office:string-value="TM"/>
          <table:table-cell office:value-type="float" office:value="50001.42"/>
          <table:table-cell office:value-type="float" office:value="47378.28"/>
          <table:table-cell office:value-type="float" office:value="44916.52"/>
          <table:table-cell office:value-type="float" office:value="39294.74"/>
          <table:table-cell office:value-type="float" office:value="37795.22"/>
          <table:table-cell office:value-type="float" office:value="43877.235999999997"/>
          <table:table-cell table:number-columns-repeated="11"/>
          <table:table-cell office:value-type="float" office:value="4505"/>
          <table:table-cell office:value-type="string" office:string-value="Gateshead Metropolitan Borough Council"/>
          <table:table-cell office:value-type="string" office:string-value="TR"/>
          <table:table-cell office:value-type="float" office:value="215414.46"/>
          <table:table-cell office:value-type="float" office:value="212179.52"/>
          <table:table-cell office:value-type="float" office:value="201408.41"/>
          <table:table-cell office:value-type="float" office:value="184816.19"/>
          <table:table-cell office:value-type="float" office:value="180265.17"/>
          <table:table-cell office:value-type="float" office:value="5120"/>
          <table:table-cell office:value-type="string" office:string-value="London Borough of Bexley"/>
          <table:table-cell office:value-type="string" office:string-value="TU"/>
          <table:table-cell office:value-type="float" office:value="230171.2"/>
          <table:table-cell office:value-type="float" office:value="228798.91"/>
          <table:table-cell office:value-type="float" office:value="232180.9"/>
          <table:table-cell office:value-type="float" office:value="213593.56"/>
          <table:table-cell office:value-type="float" office:value="218687"/>
          <table:table-cell table:number-columns-repeated="16348"/>
        </table:table-row>
        <table:table-row>
          <table:table-cell office:value-type="float" office:value="4710"/>
          <table:table-cell office:value-type="string" office:string-value="Calderdale Metropolitan Borough Council"/>
          <table:table-cell office:value-type="string" office:string-value="TM"/>
          <table:table-cell office:value-type="float" office:value="427806.97"/>
          <table:table-cell office:value-type="float" office:value="409964.52"/>
          <table:table-cell office:value-type="float" office:value="388871.18"/>
          <table:table-cell office:value-type="float" office:value="363379.64"/>
          <table:table-cell office:value-type="float" office:value="349173.86"/>
          <table:table-cell office:value-type="float" office:value="387839.234"/>
          <table:table-cell table:number-columns-repeated="11"/>
          <table:table-cell office:value-type="float" office:value="4510"/>
          <table:table-cell office:value-type="string" office:string-value="Newcastle City Council"/>
          <table:table-cell office:value-type="string" office:string-value="TR"/>
          <table:table-cell office:value-type="float" office:value="164403.10999999999"/>
          <table:table-cell office:value-type="float" office:value="162093.23000000001"/>
          <table:table-cell office:value-type="float" office:value="155858.63"/>
          <table:table-cell office:value-type="float" office:value="134981.69"/>
          <table:table-cell office:value-type="float" office:value="131741.4"/>
          <table:table-cell office:value-type="float" office:value="5150"/>
          <table:table-cell office:value-type="string" office:string-value="Brent Borough Council"/>
          <table:table-cell office:value-type="string" office:string-value="TU"/>
          <table:table-cell office:value-type="float" office:value="187102.62"/>
          <table:table-cell office:value-type="float" office:value="174116.44"/>
          <table:table-cell office:value-type="float" office:value="176995.14"/>
          <table:table-cell office:value-type="float" office:value="159201.07999999999"/>
          <table:table-cell office:value-type="float" office:value="163431.66"/>
          <table:table-cell table:number-columns-repeated="16348"/>
        </table:table-row>
        <table:table-row>
          <table:table-cell office:value-type="float" office:value="4715"/>
          <table:table-cell office:value-type="string" office:string-value="Kirklees Metropolitan Borough Council"/>
          <table:table-cell office:value-type="string" office:string-value="TM"/>
          <table:table-cell office:value-type="float" office:value="787980.95"/>
          <table:table-cell office:value-type="float" office:value="750765.02"/>
          <table:table-cell office:value-type="float" office:value="711747.3"/>
          <table:table-cell office:value-type="float" office:value="664638.22"/>
          <table:table-cell office:value-type="float" office:value="638592.31000000006"/>
          <table:table-cell office:value-type="float" office:value="710744.76"/>
          <table:table-cell table:number-columns-repeated="11"/>
          <table:table-cell office:value-type="float" office:value="4515"/>
          <table:table-cell office:value-type="string" office:string-value="North Tyneside Borough Council"/>
          <table:table-cell office:value-type="string" office:string-value="TR"/>
          <table:table-cell office:value-type="float" office:value="95781.77"/>
          <table:table-cell office:value-type="float" office:value="95417.7"/>
          <table:table-cell office:value-type="float" office:value="91864.03"/>
          <table:table-cell office:value-type="float" office:value="87575.55"/>
          <table:table-cell office:value-type="float" office:value="85430.2"/>
          <table:table-cell office:value-type="float" office:value="5210"/>
          <table:table-cell office:value-type="string" office:string-value="Camden Borough Council"/>
          <table:table-cell office:value-type="string" office:string-value="TU"/>
          <table:table-cell office:value-type="float" office:value="103157.56"/>
          <table:table-cell office:value-type="float" office:value="107161.56"/>
          <table:table-cell office:value-type="float" office:value="109566.54"/>
          <table:table-cell office:value-type="float" office:value="111756.01"/>
          <table:table-cell office:value-type="float" office:value="111844.62"/>
          <table:table-cell table:number-columns-repeated="16348"/>
        </table:table-row>
        <table:table-row>
          <table:table-cell office:value-type="float" office:value="4720"/>
          <table:table-cell office:value-type="string" office:string-value="Leeds City Council"/>
          <table:table-cell office:value-type="string" office:string-value="TM"/>
          <table:table-cell office:value-type="float" office:value="1581424.34"/>
          <table:table-cell office:value-type="float" office:value="1489541.35"/>
          <table:table-cell office:value-type="float" office:value="1417020.49"/>
          <table:table-cell office:value-type="float" office:value="1314507.1200000001"/>
          <table:table-cell office:value-type="float" office:value="1262856.6399999999"/>
          <table:table-cell office:value-type="float" office:value="1413069.9880000001"/>
          <table:table-cell table:number-columns-repeated="11"/>
          <table:table-cell office:value-type="float" office:value="4520"/>
          <table:table-cell office:value-type="string" office:string-value="South Tyneside Metropolitan Borough Council"/>
          <table:table-cell office:value-type="string" office:string-value="TR"/>
          <table:table-cell office:value-type="float" office:value="74924.17"/>
          <table:table-cell office:value-type="float" office:value="73856.36"/>
          <table:table-cell office:value-type="float" office:value="71109.89"/>
          <table:table-cell office:value-type="float" office:value="67696.2"/>
          <table:table-cell office:value-type="float" office:value="66101.710000000006"/>
          <table:table-cell office:value-type="float" office:value="5240"/>
          <table:table-cell office:value-type="string" office:string-value="London Borough of Croydon"/>
          <table:table-cell office:value-type="string" office:string-value="TU"/>
          <table:table-cell office:value-type="float" office:value="147949.18"/>
          <table:table-cell office:value-type="float" office:value="149682.64000000001"/>
          <table:table-cell office:value-type="float" office:value="156527.16"/>
          <table:table-cell office:value-type="float" office:value="161533.79999999999"/>
          <table:table-cell office:value-type="float" office:value="165536.46"/>
          <table:table-cell table:number-columns-repeated="16348"/>
        </table:table-row>
        <table:table-row>
          <table:table-cell office:value-type="float" office:value="4725"/>
          <table:table-cell office:value-type="string" office:string-value="Wakefield Metropolitan Borough Council"/>
          <table:table-cell office:value-type="string" office:string-value="TM"/>
          <table:table-cell office:value-type="float" office:value="790378.47"/>
          <table:table-cell office:value-type="float" office:value="761235.11"/>
          <table:table-cell office:value-type="float" office:value="721895.82"/>
          <table:table-cell office:value-type="float" office:value="658034.04"/>
          <table:table-cell office:value-type="float" office:value="632204.06999999995"/>
          <table:table-cell office:value-type="float" office:value="712749.50199999998"/>
          <table:table-cell table:number-columns-repeated="11"/>
          <table:table-cell office:value-type="float" office:value="4525"/>
          <table:table-cell office:value-type="string" office:string-value="Sunderland Borough Council"/>
          <table:table-cell office:value-type="string" office:string-value="TR"/>
          <table:table-cell office:value-type="float" office:value="219569.47"/>
          <table:table-cell office:value-type="float" office:value="215777.71"/>
          <table:table-cell office:value-type="float" office:value="212185.74"/>
          <table:table-cell office:value-type="float" office:value="193647.7"/>
          <table:table-cell office:value-type="float" office:value="188988"/>
          <table:table-cell office:value-type="float" office:value="5270"/>
          <table:table-cell office:value-type="string" office:string-value="London Borough of Ealing"/>
          <table:table-cell office:value-type="string" office:string-value="TU"/>
          <table:table-cell office:value-type="float" office:value="463149.7"/>
          <table:table-cell office:value-type="float" office:value="468625.43"/>
          <table:table-cell office:value-type="float" office:value="475805.85"/>
          <table:table-cell office:value-type="float" office:value="462885.1"/>
          <table:table-cell office:value-type="float" office:value="475027.26"/>
          <table:table-cell table:number-columns-repeated="16348"/>
        </table:table-row>
        <table:table-row>
          <table:table-cell office:value-type="float" office:value="5090"/>
          <table:table-cell office:value-type="string" office:string-value="London Borough of Barnet"/>
          <table:table-cell office:value-type="string" office:string-value="TM"/>
          <table:table-cell office:value-type="float" office:value="244998.16"/>
          <table:table-cell office:value-type="float" office:value="252902.25"/>
          <table:table-cell office:value-type="float" office:value="240312.86"/>
          <table:table-cell office:value-type="float" office:value="223999.32"/>
          <table:table-cell office:value-type="float" office:value="213362.81"/>
          <table:table-cell office:value-type="float" office:value="235115.08"/>
          <table:table-cell table:number-columns-repeated="11"/>
          <table:table-cell office:value-type="float" office:value="4605"/>
          <table:table-cell office:value-type="string" office:string-value="Birmingham City Council"/>
          <table:table-cell office:value-type="string" office:string-value="TR"/>
          <table:table-cell office:value-type="float" office:value="32787.32"/>
          <table:table-cell office:value-type="float" office:value="32271.93"/>
          <table:table-cell office:value-type="float" office:value="31690.49"/>
          <table:table-cell office:value-type="float" office:value="30191.96"/>
          <table:table-cell office:value-type="float" office:value="29482.49"/>
          <table:table-cell office:value-type="float" office:value="5300"/>
          <table:table-cell office:value-type="string" office:string-value="Enfield Borough Council"/>
          <table:table-cell office:value-type="string" office:string-value="TU"/>
          <table:table-cell office:value-type="float" office:value="300615.44"/>
          <table:table-cell office:value-type="float" office:value="295798.03000000003"/>
          <table:table-cell office:value-type="float" office:value="296410.39"/>
          <table:table-cell office:value-type="float" office:value="301592.56"/>
          <table:table-cell office:value-type="float" office:value="308807.49"/>
          <table:table-cell table:number-columns-repeated="16348"/>
        </table:table-row>
        <table:table-row>
          <table:table-cell office:value-type="float" office:value="5300"/>
          <table:table-cell office:value-type="string" office:string-value="Enfield Borough Council"/>
          <table:table-cell office:value-type="string" office:string-value="TM"/>
          <table:table-cell office:value-type="float" office:value="485545.13"/>
          <table:table-cell office:value-type="float" office:value="485785.71"/>
          <table:table-cell office:value-type="float" office:value="460986.93"/>
          <table:table-cell office:value-type="float" office:value="429314.72"/>
          <table:table-cell office:value-type="float" office:value="407813.71"/>
          <table:table-cell office:value-type="float" office:value="453889.24"/>
          <table:table-cell table:number-columns-repeated="11"/>
          <table:table-cell office:value-type="float" office:value="4610"/>
          <table:table-cell office:value-type="string" office:string-value="Coventry City Council"/>
          <table:table-cell office:value-type="string" office:string-value="TR"/>
          <table:table-cell office:value-type="float" office:value="93232.75"/>
          <table:table-cell office:value-type="float" office:value="89949.19"/>
          <table:table-cell office:value-type="float" office:value="86532.96"/>
          <table:table-cell office:value-type="float" office:value="82363.97"/>
          <table:table-cell office:value-type="float" office:value="80512.87"/>
          <table:table-cell office:value-type="float" office:value="5330"/>
          <table:table-cell office:value-type="string" office:string-value="Greenwich Borough Council"/>
          <table:table-cell office:value-type="string" office:string-value="TU"/>
          <table:table-cell office:value-type="float" office:value="246009.29"/>
          <table:table-cell office:value-type="float" office:value="245012.24"/>
          <table:table-cell office:value-type="float" office:value="244618.9"/>
          <table:table-cell office:value-type="float" office:value="248908.78"/>
          <table:table-cell office:value-type="float" office:value="254392.93"/>
          <table:table-cell table:number-columns-repeated="16348"/>
        </table:table-row>
        <table:table-row>
          <table:table-cell office:value-type="float" office:value="5330"/>
          <table:table-cell office:value-type="string" office:string-value="Greenwich Borough Council"/>
          <table:table-cell office:value-type="string" office:string-value="TM"/>
          <table:table-cell office:value-type="float" office:value="84766.03"/>
          <table:table-cell office:value-type="float" office:value="81442.41"/>
          <table:table-cell office:value-type="float" office:value="76265.509999999995"/>
          <table:table-cell office:value-type="float" office:value="77399.59"/>
          <table:table-cell office:value-type="float" office:value="74102.039999999994"/>
          <table:table-cell office:value-type="float" office:value="78795.116000000009"/>
          <table:table-cell table:number-columns-repeated="11"/>
          <table:table-cell office:value-type="float" office:value="4615"/>
          <table:table-cell office:value-type="string" office:string-value="Dudley Metropolitan Borough Council"/>
          <table:table-cell office:value-type="string" office:string-value="TR"/>
          <table:table-cell office:value-type="float" office:value="69038.490000000005"/>
          <table:table-cell office:value-type="float" office:value="70869.75"/>
          <table:table-cell office:value-type="float" office:value="68238.12"/>
          <table:table-cell office:value-type="float" office:value="65929.45"/>
          <table:table-cell office:value-type="float" office:value="64373"/>
          <table:table-cell office:value-type="float" office:value="5360"/>
          <table:table-cell office:value-type="string" office:string-value="London Borough of Hackney"/>
          <table:table-cell office:value-type="string" office:string-value="TU"/>
          <table:table-cell office:value-type="float" office:value="30303.72"/>
          <table:table-cell office:value-type="float" office:value="31397.42"/>
          <table:table-cell office:value-type="float" office:value="34726.78"/>
          <table:table-cell office:value-type="float" office:value="35252.639999999999"/>
          <table:table-cell office:value-type="float" office:value="35295.78"/>
          <table:table-cell table:number-columns-repeated="16348"/>
        </table:table-row>
        <table:table-row>
          <table:table-cell office:value-type="float" office:value="5360"/>
          <table:table-cell office:value-type="string" office:string-value="London Borough of Hackney"/>
          <table:table-cell office:value-type="string" office:string-value="TM"/>
          <table:table-cell office:value-type="float" office:value="16746.22"/>
          <table:table-cell office:value-type="float" office:value="17103.96"/>
          <table:table-cell office:value-type="float" office:value="19672.8"/>
          <table:table-cell office:value-type="float" office:value="18313.66"/>
          <table:table-cell office:value-type="float" office:value="17431.560000000001"/>
          <table:table-cell office:value-type="float" office:value="17853.64"/>
          <table:table-cell table:number-columns-repeated="11"/>
          <table:table-cell office:value-type="float" office:value="4625"/>
          <table:table-cell office:value-type="string" office:string-value="Solihull Metropolitan Borough Council"/>
          <table:table-cell office:value-type="string" office:string-value="TR"/>
          <table:table-cell office:value-type="float" office:value="70567.8"/>
          <table:table-cell office:value-type="float" office:value="69323.34"/>
          <table:table-cell office:value-type="float" office:value="66673.460000000006"/>
          <table:table-cell office:value-type="float" office:value="60996.800000000003"/>
          <table:table-cell office:value-type="float" office:value="59595.96"/>
          <table:table-cell office:value-type="float" office:value="5390"/>
          <table:table-cell office:value-type="string" office:string-value="Hammersmith and Fulham Borough Council"/>
          <table:table-cell office:value-type="string" office:string-value="TU"/>
          <table:table-cell office:value-type="float" office:value="173968.35"/>
          <table:table-cell office:value-type="float" office:value="171496.25"/>
          <table:table-cell office:value-type="float" office:value="175728.89"/>
          <table:table-cell office:value-type="float" office:value="170984.29"/>
          <table:table-cell office:value-type="float" office:value="166881.01999999999"/>
          <table:table-cell table:number-columns-repeated="16348"/>
        </table:table-row>
        <table:table-row>
          <table:table-cell office:value-type="float" office:value="5390"/>
          <table:table-cell office:value-type="string" office:string-value="Hammersmith and Fulham Borough Council"/>
          <table:table-cell office:value-type="string" office:string-value="TM"/>
          <table:table-cell office:value-type="float" office:value="23839.31"/>
          <table:table-cell office:value-type="float" office:value="20945.400000000001"/>
          <table:table-cell office:value-type="float" office:value="21661.55"/>
          <table:table-cell office:value-type="float" office:value="20841.29"/>
          <table:table-cell office:value-type="float" office:value="20362.84"/>
          <table:table-cell office:value-type="float" office:value="21530.078000000001"/>
          <table:table-cell table:number-columns-repeated="11"/>
          <table:table-cell office:value-type="float" office:value="4630"/>
          <table:table-cell office:value-type="string" office:string-value="Walsall Metropolitan Borough Council"/>
          <table:table-cell office:value-type="string" office:string-value="TR"/>
          <table:table-cell office:value-type="float" office:value="53189.93"/>
          <table:table-cell office:value-type="float" office:value="52647.87"/>
          <table:table-cell office:value-type="float" office:value="51051.199999999997"/>
          <table:table-cell office:value-type="float" office:value="49351.34"/>
          <table:table-cell office:value-type="float" office:value="48443.23"/>
          <table:table-cell office:value-type="float" office:value="5420"/>
          <table:table-cell office:value-type="string" office:string-value="Haringey Borough Council"/>
          <table:table-cell office:value-type="string" office:string-value="TU"/>
          <table:table-cell office:value-type="float" office:value="76112.759999999995"/>
          <table:table-cell office:value-type="float" office:value="76984.09"/>
          <table:table-cell office:value-type="float" office:value="76663.199999999997"/>
          <table:table-cell office:value-type="float" office:value="76471.38"/>
          <table:table-cell office:value-type="float" office:value="76929.2"/>
          <table:table-cell table:number-columns-repeated="16348"/>
        </table:table-row>
        <table:table-row>
          <table:table-cell office:value-type="float" office:value="5450"/>
          <table:table-cell office:value-type="string" office:string-value="London Borough of Harrow"/>
          <table:table-cell office:value-type="string" office:string-value="TM"/>
          <table:table-cell office:value-type="float" office:value="32153.23"/>
          <table:table-cell office:value-type="float" office:value="30864.63"/>
          <table:table-cell office:value-type="float" office:value="29346.37"/>
          <table:table-cell office:value-type="float" office:value="29251.34"/>
          <table:table-cell office:value-type="float" office:value="27886.81"/>
          <table:table-cell office:value-type="float" office:value="29900.476000000002"/>
          <table:table-cell table:number-columns-repeated="11"/>
          <table:table-cell office:value-type="float" office:value="4705"/>
          <table:table-cell office:value-type="string" office:string-value="Bradford City Council"/>
          <table:table-cell office:value-type="string" office:string-value="TR"/>
          <table:table-cell office:value-type="float" office:value="157082.54"/>
          <table:table-cell office:value-type="float" office:value="157937.1"/>
          <table:table-cell office:value-type="float" office:value="146124.69"/>
          <table:table-cell office:value-type="float" office:value="138713.91"/>
          <table:table-cell office:value-type="float" office:value="133348.49"/>
          <table:table-cell office:value-type="float" office:value="5480"/>
          <table:table-cell office:value-type="string" office:string-value="Havering Borough Council"/>
          <table:table-cell office:value-type="string" office:string-value="TU"/>
          <table:table-cell office:value-type="float" office:value="271927.27"/>
          <table:table-cell office:value-type="float" office:value="274895.90999999997"/>
          <table:table-cell office:value-type="float" office:value="290050.98"/>
          <table:table-cell office:value-type="float" office:value="293790.67"/>
          <table:table-cell office:value-type="float" office:value="300684.58"/>
          <table:table-cell table:number-columns-repeated="16348"/>
        </table:table-row>
        <table:table-row>
          <table:table-cell office:value-type="float" office:value="5480"/>
          <table:table-cell office:value-type="string" office:string-value="Havering Borough Council"/>
          <table:table-cell office:value-type="string" office:string-value="TM"/>
          <table:table-cell office:value-type="float" office:value="468719.74"/>
          <table:table-cell office:value-type="float" office:value="458759.55"/>
          <table:table-cell office:value-type="float" office:value="435369.05"/>
          <table:table-cell office:value-type="float" office:value="414383"/>
          <table:table-cell office:value-type="float" office:value="393796.42"/>
          <table:table-cell office:value-type="float" office:value="434205.55200000003"/>
          <table:table-cell table:number-columns-repeated="11"/>
          <table:table-cell office:value-type="float" office:value="4710"/>
          <table:table-cell office:value-type="string" office:string-value="Calderdale Metropolitan Borough Council"/>
          <table:table-cell office:value-type="string" office:string-value="TR"/>
          <table:table-cell office:value-type="float" office:value="60489.49"/>
          <table:table-cell office:value-type="float" office:value="65835.210000000006"/>
          <table:table-cell office:value-type="float" office:value="63651.31"/>
          <table:table-cell office:value-type="float" office:value="60816.9"/>
          <table:table-cell office:value-type="float" office:value="59668.67"/>
          <table:table-cell office:value-type="float" office:value="5510"/>
          <table:table-cell office:value-type="string" office:string-value="London Borough of Hillingdon"/>
          <table:table-cell office:value-type="string" office:string-value="TU"/>
          <table:table-cell office:value-type="float" office:value="314093.21000000002"/>
          <table:table-cell office:value-type="float" office:value="285716.81"/>
          <table:table-cell office:value-type="float" office:value="287923.59000000003"/>
          <table:table-cell office:value-type="float" office:value="287917.05"/>
          <table:table-cell office:value-type="float" office:value="295379.03000000003"/>
          <table:table-cell table:number-columns-repeated="16348"/>
        </table:table-row>
        <table:table-row>
          <table:table-cell office:value-type="float" office:value="5510"/>
          <table:table-cell office:value-type="string" office:string-value="London Borough of Hillingdon"/>
          <table:table-cell office:value-type="string" office:string-value="TM"/>
          <table:table-cell office:value-type="float" office:value="530143.84"/>
          <table:table-cell office:value-type="float" office:value="508613.16"/>
          <table:table-cell office:value-type="float" office:value="483729.53"/>
          <table:table-cell office:value-type="float" office:value="459213.58"/>
          <table:table-cell office:value-type="float" office:value="437728.69"/>
          <table:table-cell office:value-type="float" office:value="483885.76"/>
          <table:table-cell table:number-columns-repeated="11"/>
          <table:table-cell office:value-type="float" office:value="4720"/>
          <table:table-cell office:value-type="string" office:string-value="Leeds City Council"/>
          <table:table-cell office:value-type="string" office:string-value="TR"/>
          <table:table-cell office:value-type="float" office:value="440431.63"/>
          <table:table-cell office:value-type="float" office:value="430355.35"/>
          <table:table-cell office:value-type="float" office:value="411805.58"/>
          <table:table-cell office:value-type="float" office:value="387570.39"/>
          <table:table-cell office:value-type="float" office:value="377339"/>
          <table:table-cell office:value-type="float" office:value="5540"/>
          <table:table-cell office:value-type="string" office:string-value="Hounslow Borough Council"/>
          <table:table-cell office:value-type="string" office:string-value="TU"/>
          <table:table-cell office:value-type="float" office:value="492459.82"/>
          <table:table-cell office:value-type="float" office:value="495327.17"/>
          <table:table-cell office:value-type="float" office:value="494061.49"/>
          <table:table-cell office:value-type="float" office:value="494057.4"/>
          <table:table-cell office:value-type="float" office:value="506760.31"/>
          <table:table-cell table:number-columns-repeated="16348"/>
        </table:table-row>
        <table:table-row>
          <table:table-cell office:value-type="float" office:value="5540"/>
          <table:table-cell office:value-type="string" office:string-value="Hounslow Borough Council"/>
          <table:table-cell office:value-type="string" office:string-value="TM"/>
          <table:table-cell office:value-type="float" office:value="360762.61"/>
          <table:table-cell office:value-type="float" office:value="346351.1"/>
          <table:table-cell office:value-type="float" office:value="329037.95"/>
          <table:table-cell office:value-type="float" office:value="306633.95"/>
          <table:table-cell office:value-type="float" office:value="292539.71000000002"/>
          <table:table-cell office:value-type="float" office:value="327065.06399999995"/>
          <table:table-cell table:number-columns-repeated="11"/>
          <table:table-cell office:value-type="float" office:value="4725"/>
          <table:table-cell office:value-type="string" office:string-value="Wakefield Metropolitan Borough Council"/>
          <table:table-cell office:value-type="string" office:string-value="TR"/>
          <table:table-cell office:value-type="float" office:value="216110.13"/>
          <table:table-cell office:value-type="float" office:value="212258.47"/>
          <table:table-cell office:value-type="float" office:value="204025.89"/>
          <table:table-cell office:value-type="float" office:value="189561.02"/>
          <table:table-cell office:value-type="float" office:value="184213.82"/>
          <table:table-cell office:value-type="float" office:value="5570"/>
          <table:table-cell office:value-type="string" office:string-value="Islington Borough Council"/>
          <table:table-cell office:value-type="string" office:string-value="TU"/>
          <table:table-cell office:value-type="float" office:value="78659.100000000006"/>
          <table:table-cell office:value-type="float" office:value="80998.23"/>
          <table:table-cell office:value-type="float" office:value="82120.41"/>
          <table:table-cell office:value-type="float" office:value="88302.3"/>
          <table:table-cell office:value-type="float" office:value="88083.62"/>
          <table:table-cell table:number-columns-repeated="16348"/>
        </table:table-row>
        <table:table-row>
          <table:table-cell office:value-type="float" office:value="5600"/>
          <table:table-cell office:value-type="string" office:string-value="Royal Borough of Kensington and Chelsea"/>
          <table:table-cell office:value-type="string" office:string-value="TM"/>
          <table:table-cell office:value-type="float" office:value="74279.600000000006"/>
          <table:table-cell office:value-type="float" office:value="70804.69"/>
          <table:table-cell office:value-type="float" office:value="69955.56"/>
          <table:table-cell office:value-type="float" office:value="69387.7"/>
          <table:table-cell office:value-type="float" office:value="66373.45"/>
          <table:table-cell office:value-type="float" office:value="70160.2"/>
          <table:table-cell table:number-columns-repeated="11"/>
          <table:table-cell office:value-type="float" office:value="5090"/>
          <table:table-cell office:value-type="string" office:string-value="London Borough of Barnet"/>
          <table:table-cell office:value-type="string" office:string-value="TR"/>
          <table:table-cell office:value-type="float" office:value="79503.100000000006"/>
          <table:table-cell office:value-type="float" office:value="78152.97"/>
          <table:table-cell office:value-type="float" office:value="76044.45"/>
          <table:table-cell office:value-type="float" office:value="75680.88"/>
          <table:table-cell office:value-type="float" office:value="74015.320000000007"/>
          <table:table-cell office:value-type="float" office:value="5600"/>
          <table:table-cell office:value-type="string" office:string-value="Royal Borough of Kensington and Chelsea"/>
          <table:table-cell office:value-type="string" office:string-value="TU"/>
          <table:table-cell office:value-type="float" office:value="7456.78"/>
          <table:table-cell office:value-type="float" office:value="7732.88"/>
          <table:table-cell office:value-type="float" office:value="7913.9"/>
          <table:table-cell office:value-type="float" office:value="6806.14"/>
          <table:table-cell office:value-type="float" office:value="6838.76"/>
          <table:table-cell table:number-columns-repeated="16348"/>
        </table:table-row>
        <table:table-row>
          <table:table-cell office:value-type="float" office:value="5780"/>
          <table:table-cell office:value-type="string" office:string-value="Redbridge Borough Council"/>
          <table:table-cell office:value-type="string" office:string-value="TM"/>
          <table:table-cell office:value-type="float" office:value="92483.4"/>
          <table:table-cell office:value-type="float" office:value="91275.520000000004"/>
          <table:table-cell office:value-type="float" office:value="86663.96"/>
          <table:table-cell office:value-type="float" office:value="80710.850000000006"/>
          <table:table-cell office:value-type="float" office:value="76723.38"/>
          <table:table-cell office:value-type="float" office:value="85571.421999999991"/>
          <table:table-cell table:number-columns-repeated="11"/>
          <table:table-cell office:value-type="float" office:value="5120"/>
          <table:table-cell office:value-type="string" office:string-value="London Borough of Bexley"/>
          <table:table-cell office:value-type="string" office:string-value="TR"/>
          <table:table-cell office:value-type="float" office:value="35656"/>
          <table:table-cell office:value-type="float" office:value="36611.120000000003"/>
          <table:table-cell office:value-type="float" office:value="35139.31"/>
          <table:table-cell office:value-type="float" office:value="33431.839999999997"/>
          <table:table-cell office:value-type="float" office:value="32673.24"/>
          <table:table-cell office:value-type="float" office:value="5630"/>
          <table:table-cell office:value-type="string" office:string-value="Royal Borough of Kingston-upon-Thames"/>
          <table:table-cell office:value-type="string" office:string-value="TU"/>
          <table:table-cell office:value-type="float" office:value="314332.31"/>
          <table:table-cell office:value-type="float" office:value="307526.07"/>
          <table:table-cell office:value-type="float" office:value="310095.08"/>
          <table:table-cell office:value-type="float" office:value="304925.67"/>
          <table:table-cell office:value-type="float" office:value="312726"/>
          <table:table-cell table:number-columns-repeated="16348"/>
        </table:table-row>
        <table:table-row>
          <table:table-cell office:value-type="float" office:value="5900"/>
          <table:table-cell office:value-type="string" office:string-value="Tower Hamlets Borough Council"/>
          <table:table-cell office:value-type="string" office:string-value="TM"/>
          <table:table-cell office:value-type="float" office:value="22727.71"/>
          <table:table-cell office:value-type="float" office:value="24822.99"/>
          <table:table-cell office:value-type="float" office:value="23883.54"/>
          <table:table-cell office:value-type="float" office:value="23175.8"/>
          <table:table-cell office:value-type="float" office:value="22261.16"/>
          <table:table-cell office:value-type="float" office:value="23374.240000000002"/>
          <table:table-cell table:number-columns-repeated="11"/>
          <table:table-cell office:value-type="float" office:value="5180"/>
          <table:table-cell office:value-type="string" office:string-value="Bromley Borough Council"/>
          <table:table-cell office:value-type="string" office:string-value="TR"/>
          <table:table-cell office:value-type="float" office:value="46432.71"/>
          <table:table-cell office:value-type="float" office:value="45647.85"/>
          <table:table-cell office:value-type="float" office:value="43825.3"/>
          <table:table-cell office:value-type="float" office:value="35670.47"/>
          <table:table-cell office:value-type="float" office:value="34874.870000000003"/>
          <table:table-cell office:value-type="float" office:value="5660"/>
          <table:table-cell office:value-type="string" office:string-value="London Borough of Lambeth"/>
          <table:table-cell office:value-type="string" office:string-value="TU"/>
          <table:table-cell office:value-type="float" office:value="105219.86"/>
          <table:table-cell office:value-type="float" office:value="107838.03"/>
          <table:table-cell office:value-type="float" office:value="107729.46"/>
          <table:table-cell office:value-type="float" office:value="109009.87"/>
          <table:table-cell office:value-type="float" office:value="109045.39"/>
          <table:table-cell table:number-columns-repeated="16348"/>
        </table:table-row>
        <table:table-row>
          <table:table-cell office:value-type="float" office:value="5990"/>
          <table:table-cell office:value-type="string" office:string-value="City of Westminster Council"/>
          <table:table-cell office:value-type="string" office:string-value="TM"/>
          <table:table-cell office:value-type="float" office:value="68744.44"/>
          <table:table-cell office:value-type="float" office:value="65880.95"/>
          <table:table-cell office:value-type="float" office:value="62566.65"/>
          <table:table-cell office:value-type="float" office:value="63392.58"/>
          <table:table-cell office:value-type="float" office:value="60576.34"/>
          <table:table-cell office:value-type="float" office:value="64232.191999999995"/>
          <table:table-cell table:number-columns-repeated="11"/>
          <table:table-cell office:value-type="float" office:value="5240"/>
          <table:table-cell office:value-type="string" office:string-value="London Borough of Croydon"/>
          <table:table-cell office:value-type="string" office:string-value="TR"/>
          <table:table-cell office:value-type="float" office:value="6614.49"/>
          <table:table-cell office:value-type="float" office:value="6522.18"/>
          <table:table-cell office:value-type="float" office:value="6272.84"/>
          <table:table-cell office:value-type="float" office:value="5304.97"/>
          <table:table-cell office:value-type="float" office:value="5186.9399999999996"/>
          <table:table-cell office:value-type="float" office:value="5690"/>
          <table:table-cell office:value-type="string" office:string-value="London Borough of Lewisham"/>
          <table:table-cell office:value-type="string" office:string-value="TU"/>
          <table:table-cell office:value-type="float" office:value="85512.31"/>
          <table:table-cell office:value-type="float" office:value="86772.18"/>
          <table:table-cell office:value-type="float" office:value="86203.22"/>
          <table:table-cell office:value-type="float" office:value="90265.53"/>
          <table:table-cell office:value-type="float" office:value="90129.31"/>
          <table:table-cell table:number-columns-repeated="16348"/>
        </table:table-row>
        <table:table-row>
          <table:table-cell office:value-type="float" office:value="6110"/>
          <table:table-cell office:value-type="string" office:string-value="Carmarthenshire County Council"/>
          <table:table-cell office:value-type="string" office:string-value="TM"/>
          <table:table-cell office:value-type="float" office:value="68637.070000000007"/>
          <table:table-cell office:value-type="float" office:value="65369.08"/>
          <table:table-cell office:value-type="float" office:value="62749.09"/>
          <table:table-cell office:value-type="float" office:value="59482.75"/>
          <table:table-cell office:value-type="float" office:value="57243.43"/>
          <table:table-cell office:value-type="float" office:value="62696.284000000007"/>
          <table:table-cell table:number-columns-repeated="11"/>
          <table:table-cell office:value-type="float" office:value="5300"/>
          <table:table-cell office:value-type="string" office:string-value="Enfield Borough Council"/>
          <table:table-cell office:value-type="string" office:string-value="TR"/>
          <table:table-cell office:value-type="float" office:value="7468.44"/>
          <table:table-cell office:value-type="float" office:value="8762.14"/>
          <table:table-cell office:value-type="float" office:value="8405.75"/>
          <table:table-cell office:value-type="float" office:value="7997.87"/>
          <table:table-cell office:value-type="float" office:value="7819.78"/>
          <table:table-cell office:value-type="float" office:value="5720"/>
          <table:table-cell office:value-type="string" office:string-value="London Borough of Merton"/>
          <table:table-cell office:value-type="string" office:string-value="TU"/>
          <table:table-cell office:value-type="float" office:value="58166.38"/>
          <table:table-cell office:value-type="float" office:value="58883.78"/>
          <table:table-cell office:value-type="float" office:value="59273.05"/>
          <table:table-cell office:value-type="float" office:value="59416.27"/>
          <table:table-cell office:value-type="float" office:value="61025.08"/>
          <table:table-cell table:number-columns-repeated="16348"/>
        </table:table-row>
        <table:table-row>
          <table:table-cell office:value-type="float" office:value="6215"/>
          <table:table-cell office:value-type="string" office:string-value="Monmouthshire County Council"/>
          <table:table-cell office:value-type="string" office:string-value="TM"/>
          <table:table-cell office:value-type="float" office:value="224259.6"/>
          <table:table-cell office:value-type="float" office:value="217732.77"/>
          <table:table-cell office:value-type="float" office:value="203778.13"/>
          <table:table-cell office:value-type="float" office:value="191528.55"/>
          <table:table-cell office:value-type="float" office:value="183393.62"/>
          <table:table-cell office:value-type="float" office:value="204138.53400000001"/>
          <table:table-cell table:number-columns-repeated="11"/>
          <table:table-cell office:value-type="float" office:value="5480"/>
          <table:table-cell office:value-type="string" office:string-value="Havering Borough Council"/>
          <table:table-cell office:value-type="string" office:string-value="TR"/>
          <table:table-cell office:value-type="float" office:value="94644.95"/>
          <table:table-cell office:value-type="float" office:value="92870.94"/>
          <table:table-cell office:value-type="float" office:value="89169.63"/>
          <table:table-cell office:value-type="float" office:value="84978.85"/>
          <table:table-cell office:value-type="float" office:value="83012.759999999995"/>
          <table:table-cell office:value-type="float" office:value="5750"/>
          <table:table-cell office:value-type="string" office:string-value="London Borough of Newham"/>
          <table:table-cell office:value-type="string" office:string-value="TU"/>
          <table:table-cell office:value-type="float" office:value="266446.83"/>
          <table:table-cell office:value-type="float" office:value="273010.64"/>
          <table:table-cell office:value-type="float" office:value="260649.95"/>
          <table:table-cell office:value-type="float" office:value="253376.53"/>
          <table:table-cell office:value-type="float" office:value="253713.9"/>
          <table:table-cell table:number-columns-repeated="16348"/>
        </table:table-row>
        <table:table-row>
          <table:table-cell office:value-type="float" office:value="6220"/>
          <table:table-cell office:value-type="string" office:string-value="Newport County Borough Council"/>
          <table:table-cell office:value-type="string" office:string-value="TM"/>
          <table:table-cell office:value-type="float" office:value="726434.21"/>
          <table:table-cell office:value-type="float" office:value="689149.89"/>
          <table:table-cell office:value-type="float" office:value="640160.17000000004"/>
          <table:table-cell office:value-type="float" office:value="596144.11"/>
          <table:table-cell office:value-type="float" office:value="573051.31999999995"/>
          <table:table-cell office:value-type="float" office:value="644987.93999999994"/>
          <table:table-cell table:number-columns-repeated="11"/>
          <table:table-cell office:value-type="float" office:value="5510"/>
          <table:table-cell office:value-type="string" office:string-value="London Borough of Hillingdon"/>
          <table:table-cell office:value-type="string" office:string-value="TR"/>
          <table:table-cell office:value-type="float" office:value="50483.72"/>
          <table:table-cell office:value-type="float" office:value="49739.29"/>
          <table:table-cell office:value-type="float" office:value="47812.46"/>
          <table:table-cell office:value-type="float" office:value="45501.86"/>
          <table:table-cell office:value-type="float" office:value="44483.32"/>
          <table:table-cell office:value-type="float" office:value="5780"/>
          <table:table-cell office:value-type="string" office:string-value="Redbridge Borough Council"/>
          <table:table-cell office:value-type="string" office:string-value="TU"/>
          <table:table-cell office:value-type="float" office:value="351089.15"/>
          <table:table-cell office:value-type="float" office:value="344956.6"/>
          <table:table-cell office:value-type="float" office:value="340271.85"/>
          <table:table-cell office:value-type="float" office:value="354500.55"/>
          <table:table-cell office:value-type="float" office:value="362748.78"/>
          <table:table-cell table:number-columns-repeated="16348"/>
        </table:table-row>
        <table:table-row>
          <table:table-cell office:value-type="float" office:value="6405"/>
          <table:table-cell office:value-type="string" office:string-value="Bridgend County Borough Council"/>
          <table:table-cell office:value-type="string" office:string-value="TM"/>
          <table:table-cell office:value-type="float" office:value="306549.39"/>
          <table:table-cell office:value-type="float" office:value="290425.90999999997"/>
          <table:table-cell office:value-type="float" office:value="272265.98"/>
          <table:table-cell office:value-type="float" office:value="246162.25"/>
          <table:table-cell office:value-type="float" office:value="236644.62"/>
          <table:table-cell office:value-type="float" office:value="270409.63"/>
          <table:table-cell table:number-columns-repeated="11"/>
          <table:table-cell office:value-type="float" office:value="5630"/>
          <table:table-cell office:value-type="string" office:string-value="Royal Borough of Kingston-upon-Thames"/>
          <table:table-cell office:value-type="string" office:string-value="TR"/>
          <table:table-cell office:value-type="float" office:value="12131.96"/>
          <table:table-cell office:value-type="float" office:value="11935.23"/>
          <table:table-cell office:value-type="float" office:value="11873.8"/>
          <table:table-cell office:value-type="float" office:value="11287.58"/>
          <table:table-cell office:value-type="float" office:value="11039.79"/>
          <table:table-cell office:value-type="float" office:value="5810"/>
          <table:table-cell office:value-type="string" office:string-value="Richmond upon Thames Borough Council"/>
          <table:table-cell office:value-type="string" office:string-value="TU"/>
          <table:table-cell office:value-type="float" office:value="194444.79999999999"/>
          <table:table-cell office:value-type="float" office:value="195029.83"/>
          <table:table-cell office:value-type="float" office:value="192041.1"/>
          <table:table-cell office:value-type="float" office:value="192346.42"/>
          <table:table-cell office:value-type="float" office:value="197275.67"/>
          <table:table-cell table:number-columns-repeated="16348"/>
        </table:table-row>
        <table:table-row>
          <table:table-cell office:value-type="float" office:value="6415"/>
          <table:table-cell office:value-type="string" office:string-value="Cardiff County Council"/>
          <table:table-cell office:value-type="string" office:string-value="TM"/>
          <table:table-cell office:value-type="float" office:value="426406.3"/>
          <table:table-cell office:value-type="float" office:value="404410.81"/>
          <table:table-cell office:value-type="float" office:value="377913.59999999998"/>
          <table:table-cell office:value-type="float" office:value="355458.44"/>
          <table:table-cell office:value-type="float" office:value="341382.76"/>
          <table:table-cell office:value-type="float" office:value="381114.38199999998"/>
          <table:table-cell table:number-columns-repeated="11"/>
          <table:table-cell office:value-type="float" office:value="6005"/>
          <table:table-cell office:value-type="string" office:string-value="Conwy County Borough Council"/>
          <table:table-cell office:value-type="string" office:string-value="TR"/>
          <table:table-cell office:value-type="float" office:value="491042.58"/>
          <table:table-cell office:value-type="float" office:value="490391.05"/>
          <table:table-cell office:value-type="float" office:value="480286.47"/>
          <table:table-cell office:value-type="float" office:value="463725.07"/>
          <table:table-cell office:value-type="float" office:value="451125.05"/>
          <table:table-cell office:value-type="float" office:value="5840"/>
          <table:table-cell office:value-type="string" office:string-value="Southwark Borough Council"/>
          <table:table-cell office:value-type="string" office:string-value="TU"/>
          <table:table-cell office:value-type="float" office:value="24776.65"/>
          <table:table-cell office:value-type="float" office:value="23006.11"/>
          <table:table-cell office:value-type="float" office:value="23547.21"/>
          <table:table-cell office:value-type="float" office:value="23849.26"/>
          <table:table-cell office:value-type="float" office:value="23932.32"/>
          <table:table-cell table:number-columns-repeated="16348"/>
        </table:table-row>
        <table:table-row>
          <table:table-cell office:value-type="float" office:value="6425"/>
          <table:table-cell office:value-type="string" office:string-value="Rhondda, Cynon, Taff County Borough Council"/>
          <table:table-cell office:value-type="string" office:string-value="TM"/>
          <table:table-cell office:value-type="float" office:value="232264.39"/>
          <table:table-cell office:value-type="float" office:value="220333.39"/>
          <table:table-cell office:value-type="float" office:value="209088.52"/>
          <table:table-cell office:value-type="float" office:value="196417.26"/>
          <table:table-cell office:value-type="float" office:value="188985.83"/>
          <table:table-cell office:value-type="float" office:value="209417.878"/>
          <table:table-cell table:number-columns-repeated="11"/>
          <table:table-cell office:value-type="float" office:value="6010"/>
          <table:table-cell office:value-type="string" office:string-value="Denbighshire County Council"/>
          <table:table-cell office:value-type="string" office:string-value="TR"/>
          <table:table-cell office:value-type="float" office:value="252695.21"/>
          <table:table-cell office:value-type="float" office:value="250754.53"/>
          <table:table-cell office:value-type="float" office:value="248180.8"/>
          <table:table-cell office:value-type="float" office:value="239406.87"/>
          <table:table-cell office:value-type="float" office:value="233096.42"/>
          <table:table-cell office:value-type="float" office:value="5900"/>
          <table:table-cell office:value-type="string" office:string-value="Tower Hamlets Borough Council"/>
          <table:table-cell office:value-type="string" office:string-value="TU"/>
          <table:table-cell office:value-type="float" office:value="223941.67"/>
          <table:table-cell office:value-type="float" office:value="227212.51"/>
          <table:table-cell office:value-type="float" office:value="223615.06"/>
          <table:table-cell office:value-type="float" office:value="233251.44"/>
          <table:table-cell office:value-type="float" office:value="233576.17"/>
          <table:table-cell table:number-columns-repeated="16348"/>
        </table:table-row>
        <table:table-row>
          <table:table-cell office:value-type="float" office:value="6430"/>
          <table:table-cell office:value-type="string" office:string-value="The Vale of Glamorgan Council"/>
          <table:table-cell office:value-type="string" office:string-value="TM"/>
          <table:table-cell office:value-type="float" office:value="103479.84"/>
          <table:table-cell office:value-type="float" office:value="99719.44"/>
          <table:table-cell office:value-type="float" office:value="95224.41"/>
          <table:table-cell office:value-type="float" office:value="89580.51"/>
          <table:table-cell office:value-type="float" office:value="84756.51"/>
          <table:table-cell office:value-type="float" office:value="94552.142000000007"/>
          <table:table-cell table:number-columns-repeated="11"/>
          <table:table-cell office:value-type="float" office:value="6015"/>
          <table:table-cell office:value-type="string" office:string-value="Flintshire County Council"/>
          <table:table-cell office:value-type="string" office:string-value="TR"/>
          <table:table-cell office:value-type="float" office:value="455868.97"/>
          <table:table-cell office:value-type="float" office:value="452785.28"/>
          <table:table-cell office:value-type="float" office:value="429711.66"/>
          <table:table-cell office:value-type="float" office:value="410605.28"/>
          <table:table-cell office:value-type="float" office:value="400884.2"/>
          <table:table-cell office:value-type="float" office:value="5930"/>
          <table:table-cell office:value-type="string" office:string-value="Waltham Forest Borough Council"/>
          <table:table-cell office:value-type="string" office:string-value="TU"/>
          <table:table-cell office:value-type="float" office:value="197707.73"/>
          <table:table-cell office:value-type="float" office:value="198992.78"/>
          <table:table-cell office:value-type="float" office:value="201899.45"/>
          <table:table-cell office:value-type="float" office:value="202538.33"/>
          <table:table-cell office:value-type="float" office:value="207096.84"/>
          <table:table-cell table:number-columns-repeated="16348"/>
        </table:table-row>
        <table:table-row>
          <table:table-cell office:value-type="float" office:value="6705"/>
          <table:table-cell office:value-type="string" office:string-value="Neath Port Talbot County Borough Council"/>
          <table:table-cell office:value-type="string" office:string-value="TM"/>
          <table:table-cell office:value-type="float" office:value="377875.34"/>
          <table:table-cell office:value-type="float" office:value="359678.02"/>
          <table:table-cell office:value-type="float" office:value="337728.42"/>
          <table:table-cell office:value-type="float" office:value="317973.93"/>
          <table:table-cell office:value-type="float" office:value="304936.67"/>
          <table:table-cell office:value-type="float" office:value="339638.47599999997"/>
          <table:table-cell table:number-columns-repeated="11"/>
          <table:table-cell office:value-type="float" office:value="6020"/>
          <table:table-cell office:value-type="string" office:string-value="Powys County Council"/>
          <table:table-cell office:value-type="string" office:string-value="TR"/>
          <table:table-cell office:value-type="float" office:value="656006.67000000004"/>
          <table:table-cell office:value-type="float" office:value="653992.81000000006"/>
          <table:table-cell office:value-type="float" office:value="638019.93000000005"/>
          <table:table-cell office:value-type="float" office:value="621574.25"/>
          <table:table-cell office:value-type="float" office:value="604960.18000000005"/>
          <table:table-cell office:value-type="float" office:value="5960"/>
          <table:table-cell office:value-type="string" office:string-value="Wandsworth Borough Council"/>
          <table:table-cell office:value-type="string" office:string-value="TU"/>
          <table:table-cell office:value-type="float" office:value="214979.27"/>
          <table:table-cell office:value-type="float" office:value="221770.75"/>
          <table:table-cell office:value-type="float" office:value="211564.79999999999"/>
          <table:table-cell office:value-type="float" office:value="212414.07"/>
          <table:table-cell office:value-type="float" office:value="212523.19"/>
          <table:table-cell table:number-columns-repeated="16348"/>
        </table:table-row>
        <table:table-row>
          <table:table-cell office:value-type="float" office:value="6710"/>
          <table:table-cell office:value-type="string" office:string-value="City and County of Swansea"/>
          <table:table-cell office:value-type="string" office:string-value="TM"/>
          <table:table-cell office:value-type="float" office:value="247395.6"/>
          <table:table-cell office:value-type="float" office:value="231724.26"/>
          <table:table-cell office:value-type="float" office:value="220848.23"/>
          <table:table-cell office:value-type="float" office:value="210865.82"/>
          <table:table-cell office:value-type="float" office:value="202892.97"/>
          <table:table-cell office:value-type="float" office:value="222745.37599999999"/>
          <table:table-cell table:number-columns-repeated="11"/>
          <table:table-cell office:value-type="float" office:value="6025"/>
          <table:table-cell office:value-type="string" office:string-value="Wrexham County Borough Council"/>
          <table:table-cell office:value-type="string" office:string-value="TR"/>
          <table:table-cell office:value-type="float" office:value="239155.3"/>
          <table:table-cell office:value-type="float" office:value="235919.66"/>
          <table:table-cell office:value-type="float" office:value="229876.28"/>
          <table:table-cell office:value-type="float" office:value="221845.76000000001"/>
          <table:table-cell office:value-type="float" office:value="215314.45"/>
          <table:table-cell office:value-type="float" office:value="5990"/>
          <table:table-cell office:value-type="string" office:string-value="City of Westminster Council"/>
          <table:table-cell office:value-type="string" office:string-value="TU"/>
          <table:table-cell office:value-type="float" office:value="99318.03"/>
          <table:table-cell office:value-type="float" office:value="99656.03"/>
          <table:table-cell office:value-type="float" office:value="102174.1"/>
          <table:table-cell office:value-type="float" office:value="109734.42"/>
          <table:table-cell office:value-type="float" office:value="110494.63"/>
          <table:table-cell table:number-columns-repeated="16348"/>
        </table:table-row>
        <table:table-row>
          <table:table-cell office:value-type="float" office:value="9170"/>
          <table:table-cell office:value-type="string" office:string-value="Dumfries and Galloway Council"/>
          <table:table-cell office:value-type="string" office:string-value="TM"/>
          <table:table-cell office:value-type="float" office:value="361855.05"/>
          <table:table-cell office:value-type="float" office:value="345257.93"/>
          <table:table-cell office:value-type="float" office:value="331978.5"/>
          <table:table-cell office:value-type="float" office:value="315350.7"/>
          <table:table-cell office:value-type="float" office:value="303237.3"/>
          <table:table-cell office:value-type="float" office:value="331535.89600000001"/>
          <table:table-cell table:number-columns-repeated="11"/>
          <table:table-cell office:value-type="float" office:value="6105"/>
          <table:table-cell office:value-type="string" office:string-value="Ceredigion County Council"/>
          <table:table-cell office:value-type="string" office:string-value="TR"/>
          <table:table-cell office:value-type="float" office:value="213111.45"/>
          <table:table-cell office:value-type="float" office:value="222939.35"/>
          <table:table-cell office:value-type="float" office:value="214886.21"/>
          <table:table-cell office:value-type="float" office:value="201772.04"/>
          <table:table-cell office:value-type="float" office:value="196769.14"/>
          <table:table-cell office:value-type="float" office:value="6015"/>
          <table:table-cell office:value-type="string" office:string-value="Flintshire County Council"/>
          <table:table-cell office:value-type="string" office:string-value="TU"/>
          <table:table-cell office:value-type="float" office:value="111178.82"/>
          <table:table-cell office:value-type="float" office:value="111222.46"/>
          <table:table-cell office:value-type="float" office:value="112580.6"/>
          <table:table-cell office:value-type="float" office:value="125185.4"/>
          <table:table-cell office:value-type="float" office:value="123795.87"/>
          <table:table-cell table:number-columns-repeated="16348"/>
        </table:table-row>
        <table:table-row>
          <table:table-cell office:value-type="float" office:value="9220"/>
          <table:table-cell office:value-type="string" office:string-value="East Renfrewshire Council"/>
          <table:table-cell office:value-type="string" office:string-value="TM"/>
          <table:table-cell office:value-type="float" office:value="40064.629999999997"/>
          <table:table-cell office:value-type="float" office:value="37961.050000000003"/>
          <table:table-cell office:value-type="float" office:value="36030.01"/>
          <table:table-cell office:value-type="float" office:value="33862.639999999999"/>
          <table:table-cell office:value-type="float" office:value="32534.66"/>
          <table:table-cell office:value-type="float" office:value="36090.598000000005"/>
          <table:table-cell table:number-columns-repeated="11"/>
          <table:table-cell office:value-type="float" office:value="6110"/>
          <table:table-cell office:value-type="string" office:string-value="Carmarthenshire County Council"/>
          <table:table-cell office:value-type="string" office:string-value="TR"/>
          <table:table-cell office:value-type="float" office:value="582162.43000000005"/>
          <table:table-cell office:value-type="float" office:value="574981.48"/>
          <table:table-cell office:value-type="float" office:value="552578.14"/>
          <table:table-cell office:value-type="float" office:value="522755.48"/>
          <table:table-cell office:value-type="float" office:value="507729.19"/>
          <table:table-cell office:value-type="float" office:value="6020"/>
          <table:table-cell office:value-type="string" office:string-value="Powys County Council"/>
          <table:table-cell office:value-type="string" office:string-value="TU"/>
          <table:table-cell office:value-type="float" office:value="14649.8"/>
          <table:table-cell office:value-type="float" office:value="14782.36"/>
          <table:table-cell office:value-type="float" office:value="13812.73"/>
          <table:table-cell office:value-type="float" office:value="13006.56"/>
          <table:table-cell office:value-type="float" office:value="12704.29"/>
          <table:table-cell table:number-columns-repeated="16348"/>
        </table:table-row>
        <table:table-row>
          <table:table-cell office:value-type="float" office:value="9230"/>
          <table:table-cell office:value-type="string" office:string-value="Edinburgh City Council"/>
          <table:table-cell office:value-type="string" office:string-value="TM"/>
          <table:table-cell office:value-type="float" office:value="232745.66"/>
          <table:table-cell office:value-type="float" office:value="220692.13"/>
          <table:table-cell office:value-type="float" office:value="209434.2"/>
          <table:table-cell office:value-type="float" office:value="196768.8"/>
          <table:table-cell office:value-type="float" office:value="189234.94"/>
          <table:table-cell office:value-type="float" office:value="209775.14600000001"/>
          <table:table-cell table:number-columns-repeated="11"/>
          <table:table-cell office:value-type="float" office:value="6115"/>
          <table:table-cell office:value-type="string" office:string-value="Pembrokeshire County Council"/>
          <table:table-cell office:value-type="string" office:string-value="TR"/>
          <table:table-cell office:value-type="float" office:value="278930.67"/>
          <table:table-cell office:value-type="float" office:value="281025.5"/>
          <table:table-cell office:value-type="float" office:value="274626.46000000002"/>
          <table:table-cell office:value-type="float" office:value="266524.43"/>
          <table:table-cell office:value-type="float" office:value="259064.9"/>
          <table:table-cell office:value-type="float" office:value="6025"/>
          <table:table-cell office:value-type="string" office:string-value="Wrexham County Borough Council"/>
          <table:table-cell office:value-type="string" office:string-value="TU"/>
          <table:table-cell office:value-type="float" office:value="37066.400000000001"/>
          <table:table-cell office:value-type="float" office:value="36655.760000000002"/>
          <table:table-cell office:value-type="float" office:value="36291.68"/>
          <table:table-cell office:value-type="float" office:value="29006"/>
          <table:table-cell office:value-type="float" office:value="28509.01"/>
          <table:table-cell table:number-columns-repeated="16348"/>
        </table:table-row>
        <table:table-row>
          <table:table-cell office:value-type="float" office:value="9240"/>
          <table:table-cell office:value-type="string" office:string-value="Falkirk Council"/>
          <table:table-cell office:value-type="string" office:string-value="TM"/>
          <table:table-cell office:value-type="float" office:value="407311.2"/>
          <table:table-cell office:value-type="float" office:value="388032.13"/>
          <table:table-cell office:value-type="float" office:value="366738.97"/>
          <table:table-cell office:value-type="float" office:value="344685.61"/>
          <table:table-cell office:value-type="float" office:value="331250.23"/>
          <table:table-cell office:value-type="float" office:value="367603.62800000003"/>
          <table:table-cell table:number-columns-repeated="11"/>
          <table:table-cell office:value-type="float" office:value="6205"/>
          <table:table-cell office:value-type="string" office:string-value="Blaenau Gwent County Borough Council"/>
          <table:table-cell office:value-type="string" office:string-value="TR"/>
          <table:table-cell office:value-type="float" office:value="53945.9"/>
          <table:table-cell office:value-type="float" office:value="55302.64"/>
          <table:table-cell office:value-type="float" office:value="53371.93"/>
          <table:table-cell office:value-type="float" office:value="50977.66"/>
          <table:table-cell office:value-type="float" office:value="49855.51"/>
          <table:table-cell office:value-type="float" office:value="6105"/>
          <table:table-cell office:value-type="string" office:string-value="Ceredigion County Council"/>
          <table:table-cell office:value-type="string" office:string-value="TU"/>
          <table:table-cell office:value-type="float" office:value="26448.37"/>
          <table:table-cell office:value-type="float" office:value="26770.83"/>
          <table:table-cell office:value-type="float" office:value="30251.599999999999"/>
          <table:table-cell office:value-type="float" office:value="28444.560000000001"/>
          <table:table-cell office:value-type="float" office:value="27637.02"/>
          <table:table-cell table:number-columns-repeated="16348"/>
        </table:table-row>
        <table:table-row>
          <table:table-cell office:value-type="float" office:value="9250"/>
          <table:table-cell office:value-type="string" office:string-value="Fife Council"/>
          <table:table-cell office:value-type="string" office:string-value="TM"/>
          <table:table-cell office:value-type="float" office:value="206441.32"/>
          <table:table-cell office:value-type="float" office:value="201068.18"/>
          <table:table-cell office:value-type="float" office:value="187338.36"/>
          <table:table-cell office:value-type="float" office:value="176648.95999999999"/>
          <table:table-cell office:value-type="float" office:value="170074.54"/>
          <table:table-cell office:value-type="float" office:value="188314.272"/>
          <table:table-cell table:number-columns-repeated="11"/>
          <table:table-cell office:value-type="float" office:value="6215"/>
          <table:table-cell office:value-type="string" office:string-value="Monmouthshire County Council"/>
          <table:table-cell office:value-type="string" office:string-value="TR"/>
          <table:table-cell office:value-type="float" office:value="486861.53"/>
          <table:table-cell office:value-type="float" office:value="477533.5"/>
          <table:table-cell office:value-type="float" office:value="465914.75"/>
          <table:table-cell office:value-type="float" office:value="453069.32"/>
          <table:table-cell office:value-type="float" office:value="440312.22"/>
          <table:table-cell office:value-type="float" office:value="6110"/>
          <table:table-cell office:value-type="string" office:string-value="Carmarthenshire County Council"/>
          <table:table-cell office:value-type="string" office:string-value="TU"/>
          <table:table-cell office:value-type="float" office:value="16098.47"/>
          <table:table-cell office:value-type="float" office:value="16319.06"/>
          <table:table-cell office:value-type="float" office:value="16233.62"/>
          <table:table-cell office:value-type="float" office:value="15291.09"/>
          <table:table-cell office:value-type="float" office:value="14821.86"/>
          <table:table-cell table:number-columns-repeated="16348"/>
        </table:table-row>
        <table:table-row>
          <table:table-cell office:value-type="float" office:value="9260"/>
          <table:table-cell office:value-type="string" office:string-value="Glasgow City Council"/>
          <table:table-cell office:value-type="string" office:string-value="TM"/>
          <table:table-cell office:value-type="float" office:value="1164111.54"/>
          <table:table-cell office:value-type="float" office:value="1103561.3999999999"/>
          <table:table-cell office:value-type="float" office:value="1047825.15"/>
          <table:table-cell office:value-type="float" office:value="984467.41"/>
          <table:table-cell office:value-type="float" office:value="946599.37"/>
          <table:table-cell office:value-type="float" office:value="1049312.9739999999"/>
          <table:table-cell table:number-columns-repeated="11"/>
          <table:table-cell office:value-type="float" office:value="6220"/>
          <table:table-cell office:value-type="string" office:string-value="Newport County Borough Council"/>
          <table:table-cell office:value-type="string" office:string-value="TR"/>
          <table:table-cell office:value-type="float" office:value="118185.17"/>
          <table:table-cell office:value-type="float" office:value="116779.25"/>
          <table:table-cell office:value-type="float" office:value="113370.48"/>
          <table:table-cell office:value-type="float" office:value="109449.85"/>
          <table:table-cell office:value-type="float" office:value="106849.18"/>
          <table:table-cell office:value-type="float" office:value="6115"/>
          <table:table-cell office:value-type="string" office:string-value="Pembrokeshire County Council"/>
          <table:table-cell office:value-type="string" office:string-value="TU"/>
          <table:table-cell office:value-type="float" office:value="32007.51"/>
          <table:table-cell office:value-type="float" office:value="32367.73"/>
          <table:table-cell office:value-type="float" office:value="32196.46"/>
          <table:table-cell office:value-type="float" office:value="30165.18"/>
          <table:table-cell office:value-type="float" office:value="29375.5"/>
          <table:table-cell table:number-columns-repeated="16348"/>
        </table:table-row>
        <table:table-row>
          <table:table-cell office:value-type="float" office:value="9320"/>
          <table:table-cell office:value-type="string" office:string-value="North Lanarkshire Council"/>
          <table:table-cell office:value-type="string" office:string-value="TM"/>
          <table:table-cell office:value-type="float" office:value="424643.3"/>
          <table:table-cell office:value-type="float" office:value="402924.27"/>
          <table:table-cell office:value-type="float" office:value="382226.74"/>
          <table:table-cell office:value-type="float" office:value="358866.3"/>
          <table:table-cell office:value-type="float" office:value="344520.94"/>
          <table:table-cell office:value-type="float" office:value="382636.31"/>
          <table:table-cell table:number-columns-repeated="11"/>
          <table:table-cell office:value-type="float" office:value="6225"/>
          <table:table-cell office:value-type="string" office:string-value="Torfaen County Borough Council"/>
          <table:table-cell office:value-type="string" office:string-value="TR"/>
          <table:table-cell office:value-type="float" office:value="94681.08"/>
          <table:table-cell office:value-type="float" office:value="82568.86"/>
          <table:table-cell office:value-type="float" office:value="86652.13"/>
          <table:table-cell office:value-type="float" office:value="82434.14"/>
          <table:table-cell office:value-type="float" office:value="80504.929999999993"/>
          <table:table-cell office:value-type="float" office:value="6205"/>
          <table:table-cell office:value-type="string" office:string-value="Blaenau Gwent County Borough Council"/>
          <table:table-cell office:value-type="string" office:string-value="TU"/>
          <table:table-cell office:value-type="float" office:value="21649.18"/>
          <table:table-cell office:value-type="float" office:value="21747.24"/>
          <table:table-cell office:value-type="float" office:value="21895.93"/>
          <table:table-cell office:value-type="float" office:value="21708.07"/>
          <table:table-cell office:value-type="float" office:value="21349.84"/>
          <table:table-cell table:number-columns-repeated="16348"/>
        </table:table-row>
        <table:table-row>
          <table:table-cell office:value-type="float" office:value="9340"/>
          <table:table-cell office:value-type="string" office:string-value="Perth and Kinross Council"/>
          <table:table-cell office:value-type="string" office:string-value="TM"/>
          <table:table-cell office:value-type="float" office:value="409481.9"/>
          <table:table-cell office:value-type="float" office:value="398761.86"/>
          <table:table-cell office:value-type="float" office:value="371227.48"/>
          <table:table-cell office:value-type="float" office:value="349802.46"/>
          <table:table-cell office:value-type="float" office:value="336467.05"/>
          <table:table-cell office:value-type="float" office:value="373148.15"/>
          <table:table-cell table:number-columns-repeated="11"/>
          <table:table-cell office:value-type="float" office:value="6305"/>
          <table:table-cell office:value-type="string" office:string-value="Isle of Anglesey County Council"/>
          <table:table-cell office:value-type="string" office:string-value="TR"/>
          <table:table-cell office:value-type="float" office:value="127552.47"/>
          <table:table-cell office:value-type="float" office:value="123213.06"/>
          <table:table-cell office:value-type="float" office:value="119824.12"/>
          <table:table-cell office:value-type="float" office:value="115680.8"/>
          <table:table-cell office:value-type="float" office:value="112299.17"/>
          <table:table-cell office:value-type="float" office:value="6215"/>
          <table:table-cell office:value-type="string" office:string-value="Monmouthshire County Council"/>
          <table:table-cell office:value-type="string" office:string-value="TU"/>
          <table:table-cell office:value-type="float" office:value="29313.14"/>
          <table:table-cell office:value-type="float" office:value="29248.12"/>
          <table:table-cell office:value-type="float" office:value="29463.599999999999"/>
          <table:table-cell office:value-type="float" office:value="31201.02"/>
          <table:table-cell office:value-type="float" office:value="30596.41"/>
          <table:table-cell table:number-columns-repeated="16348"/>
        </table:table-row>
        <table:table-row>
          <table:table-cell office:value-type="float" office:value="9350"/>
          <table:table-cell office:value-type="string" office:string-value="Renfrewshire Council"/>
          <table:table-cell office:value-type="string" office:string-value="TM"/>
          <table:table-cell office:value-type="float" office:value="346974.23"/>
          <table:table-cell office:value-type="float" office:value="329285.73"/>
          <table:table-cell office:value-type="float" office:value="312907.31"/>
          <table:table-cell office:value-type="float" office:value="294125.03000000003"/>
          <table:table-cell office:value-type="float" office:value="283225.93"/>
          <table:table-cell office:value-type="float" office:value="313303.64600000001"/>
          <table:table-cell table:number-columns-repeated="11"/>
          <table:table-cell office:value-type="float" office:value="6310"/>
          <table:table-cell office:value-type="string" office:string-value="Gwynedd Council"/>
          <table:table-cell office:value-type="string" office:string-value="TR"/>
          <table:table-cell office:value-type="float" office:value="498680.73"/>
          <table:table-cell office:value-type="float" office:value="496993.49"/>
          <table:table-cell office:value-type="float" office:value="484801.6"/>
          <table:table-cell office:value-type="float" office:value="467258.32"/>
          <table:table-cell office:value-type="float" office:value="454333.25"/>
          <table:table-cell office:value-type="float" office:value="6225"/>
          <table:table-cell office:value-type="string" office:string-value="Torfaen County Borough Council"/>
          <table:table-cell office:value-type="string" office:string-value="TU"/>
          <table:table-cell office:value-type="float" office:value="19544.03"/>
          <table:table-cell office:value-type="float" office:value="19576.03"/>
          <table:table-cell office:value-type="float" office:value="19805.32"/>
          <table:table-cell office:value-type="float" office:value="19848.84"/>
          <table:table-cell office:value-type="float" office:value="19627.71"/>
          <table:table-cell table:number-columns-repeated="16348"/>
        </table:table-row>
        <table:table-row>
          <table:table-cell office:value-type="float" office:value="9380"/>
          <table:table-cell office:value-type="string" office:string-value="South Lanarkshire Council"/>
          <table:table-cell office:value-type="string" office:string-value="TM"/>
          <table:table-cell office:value-type="float" office:value="723275.76"/>
          <table:table-cell office:value-type="float" office:value="703422.18"/>
          <table:table-cell office:value-type="float" office:value="660049.37"/>
          <table:table-cell office:value-type="float" office:value="623445.38"/>
          <table:table-cell office:value-type="float" office:value="595077.4"/>
          <table:table-cell office:value-type="float" office:value="661054.01799999992"/>
          <table:table-cell table:number-columns-repeated="11"/>
          <table:table-cell office:value-type="float" office:value="6410"/>
          <table:table-cell office:value-type="string" office:string-value="Caerphilly County Borough Council"/>
          <table:table-cell office:value-type="string" office:string-value="TR"/>
          <table:table-cell office:value-type="float" office:value="27600.400000000001"/>
          <table:table-cell office:value-type="float" office:value="27150.87"/>
          <table:table-cell office:value-type="float" office:value="26089.57"/>
          <table:table-cell office:value-type="float" office:value="24837.599999999999"/>
          <table:table-cell office:value-type="float" office:value="24243.83"/>
          <table:table-cell office:value-type="float" office:value="6310"/>
          <table:table-cell office:value-type="string" office:string-value="Gwynedd Council"/>
          <table:table-cell office:value-type="string" office:string-value="TU"/>
          <table:table-cell office:value-type="float" office:value="1491.96"/>
          <table:table-cell office:value-type="float" office:value="1511.89"/>
          <table:table-cell office:value-type="float" office:value="1502.74"/>
          <table:table-cell office:value-type="float" office:value="1412.37"/>
          <table:table-cell office:value-type="float" office:value="1369.97"/>
          <table:table-cell table:number-columns-repeated="16348"/>
        </table:table-row>
        <table:table-row>
          <table:table-cell office:value-type="float" office:value="9390"/>
          <table:table-cell office:value-type="string" office:string-value="Stirling Council"/>
          <table:table-cell office:value-type="string" office:string-value="TM"/>
          <table:table-cell office:value-type="float" office:value="200091.61"/>
          <table:table-cell office:value-type="float" office:value="194777.32"/>
          <table:table-cell office:value-type="float" office:value="181247.94"/>
          <table:table-cell office:value-type="float" office:value="170850.79"/>
          <table:table-cell office:value-type="float" office:value="164167.22"/>
          <table:table-cell office:value-type="float" office:value="182226.976"/>
          <table:table-cell table:number-columns-repeated="11"/>
          <table:table-cell office:value-type="float" office:value="6415"/>
          <table:table-cell office:value-type="string" office:string-value="Cardiff County Council"/>
          <table:table-cell office:value-type="string" office:string-value="TR"/>
          <table:table-cell office:value-type="float" office:value="59689.94"/>
          <table:table-cell office:value-type="float" office:value="58652.43"/>
          <table:table-cell office:value-type="float" office:value="56313.51"/>
          <table:table-cell office:value-type="float" office:value="53559.75"/>
          <table:table-cell office:value-type="float" office:value="52288.9"/>
          <table:table-cell office:value-type="float" office:value="6425"/>
          <table:table-cell office:value-type="string" office:string-value="Rhondda, Cynon, Taff County Borough Council"/>
          <table:table-cell office:value-type="string" office:string-value="TU"/>
          <table:table-cell office:value-type="float" office:value="96429.04"/>
          <table:table-cell office:value-type="float" office:value="94168.14"/>
          <table:table-cell office:value-type="float" office:value="95464.29"/>
          <table:table-cell office:value-type="float" office:value="95873.85"/>
          <table:table-cell office:value-type="float" office:value="94887.21"/>
          <table:table-cell table:number-columns-repeated="16348"/>
        </table:table-row>
        <table:table-row>
          <table:table-cell office:value-type="float" office:value="9400"/>
          <table:table-cell office:value-type="string" office:string-value="West Lothian Council"/>
          <table:table-cell office:value-type="string" office:string-value="TM"/>
          <table:table-cell office:value-type="float" office:value="555003.88"/>
          <table:table-cell office:value-type="float" office:value="526197.47"/>
          <table:table-cell office:value-type="float" office:value="499309.89"/>
          <table:table-cell office:value-type="float" office:value="468963.47"/>
          <table:table-cell office:value-type="float" office:value="451021.29"/>
          <table:table-cell office:value-type="float" office:value="500099.2"/>
          <table:table-cell table:number-columns-repeated="11"/>
          <table:table-cell office:value-type="float" office:value="6420"/>
          <table:table-cell office:value-type="string" office:string-value="Merthyr Tydfil County Borough Council"/>
          <table:table-cell office:value-type="string" office:string-value="TR"/>
          <table:table-cell office:value-type="float" office:value="201570.98"/>
          <table:table-cell office:value-type="float" office:value="198661.73"/>
          <table:table-cell office:value-type="float" office:value="192622.56"/>
          <table:table-cell office:value-type="float" office:value="182641.44"/>
          <table:table-cell office:value-type="float" office:value="179022.75"/>
          <table:table-cell office:value-type="float" office:value="6705"/>
          <table:table-cell office:value-type="string" office:string-value="Neath Port Talbot County Borough Council"/>
          <table:table-cell office:value-type="string" office:string-value="TU"/>
          <table:table-cell office:value-type="float" office:value="15043.5"/>
          <table:table-cell office:value-type="float" office:value="39272"/>
          <table:table-cell office:value-type="float" office:value="39825.43"/>
          <table:table-cell office:value-type="float" office:value="40043.699999999997"/>
          <table:table-cell office:value-type="float" office:value="39665.199999999997"/>
          <table:table-cell table:number-columns-repeated="16348"/>
        </table:table-row>
        <table:table-row>
          <table:table-cell table:number-columns-repeated="20"/>
          <table:table-cell office:value-type="float" office:value="6425"/>
          <table:table-cell office:value-type="string" office:string-value="Rhondda, Cynon, Taff County Borough Council"/>
          <table:table-cell office:value-type="string" office:string-value="TR"/>
          <table:table-cell office:value-type="float" office:value="263991.12"/>
          <table:table-cell office:value-type="float" office:value="260830.6"/>
          <table:table-cell office:value-type="float" office:value="251007.46"/>
          <table:table-cell office:value-type="float" office:value="257945.41"/>
          <table:table-cell office:value-type="float" office:value="252195.09"/>
          <table:table-cell office:value-type="float" office:value="9100"/>
          <table:table-cell office:value-type="string" office:string-value="Aberdeen Council"/>
          <table:table-cell office:value-type="string" office:string-value="TU"/>
          <table:table-cell office:value-type="float" office:value="144869.49"/>
          <table:table-cell office:value-type="float" office:value="146611.65"/>
          <table:table-cell office:value-type="float" office:value="145737.54999999999"/>
          <table:table-cell office:value-type="float" office:value="137603.51"/>
          <table:table-cell office:value-type="float" office:value="133778.74"/>
          <table:table-cell table:number-columns-repeated="16348"/>
        </table:table-row>
        <table:table-row>
          <table:table-cell table:number-columns-repeated="20"/>
          <table:table-cell office:value-type="float" office:value="6705"/>
          <table:table-cell office:value-type="string" office:string-value="Neath Port Talbot County Borough Council"/>
          <table:table-cell office:value-type="string" office:string-value="TR"/>
          <table:table-cell office:value-type="float" office:value="135061.26"/>
          <table:table-cell office:value-type="float" office:value="129575.83"/>
          <table:table-cell office:value-type="float" office:value="126150.92"/>
          <table:table-cell office:value-type="float" office:value="116243.43"/>
          <table:table-cell office:value-type="float" office:value="113518.98"/>
          <table:table-cell office:value-type="float" office:value="9110"/>
          <table:table-cell office:value-type="string" office:string-value="Aberdeenshire Council"/>
          <table:table-cell office:value-type="string" office:string-value="TU"/>
          <table:table-cell office:value-type="float" office:value="3765.17"/>
          <table:table-cell office:value-type="float" office:value="3808.92"/>
          <table:table-cell office:value-type="float" office:value="3778.33"/>
          <table:table-cell office:value-type="float" office:value="3552.46"/>
          <table:table-cell office:value-type="float" office:value="3454.17"/>
          <table:table-cell table:number-columns-repeated="16348"/>
        </table:table-row>
        <table:table-row>
          <table:table-cell table:number-columns-repeated="20"/>
          <table:table-cell office:value-type="float" office:value="9100"/>
          <table:table-cell office:value-type="string" office:string-value="Aberdeen Council"/>
          <table:table-cell office:value-type="string" office:string-value="TR"/>
          <table:table-cell office:value-type="float" office:value="101362.6"/>
          <table:table-cell office:value-type="float" office:value="100178.53"/>
          <table:table-cell office:value-type="float" office:value="97551.33"/>
          <table:table-cell office:value-type="float" office:value="94138.47"/>
          <table:table-cell office:value-type="float" office:value="91468.08"/>
          <table:table-cell office:value-type="float" office:value="9140"/>
          <table:table-cell office:value-type="string" office:string-value="Scottish Borders Council"/>
          <table:table-cell office:value-type="string" office:string-value="TU"/>
          <table:table-cell office:value-type="float" office:value="15407.61"/>
          <table:table-cell office:value-type="float" office:value="15620.78"/>
          <table:table-cell office:value-type="float" office:value="15537.91"/>
          <table:table-cell office:value-type="float" office:value="14662.96"/>
          <table:table-cell office:value-type="float" office:value="14237.73"/>
          <table:table-cell table:number-columns-repeated="16348"/>
        </table:table-row>
        <table:table-row>
          <table:table-cell table:number-columns-repeated="20"/>
          <table:table-cell office:value-type="float" office:value="9110"/>
          <table:table-cell office:value-type="string" office:string-value="Aberdeenshire Council"/>
          <table:table-cell office:value-type="string" office:string-value="TR"/>
          <table:table-cell office:value-type="float" office:value="812385.67"/>
          <table:table-cell office:value-type="float" office:value="802635.58"/>
          <table:table-cell office:value-type="float" office:value="782284.81"/>
          <table:table-cell office:value-type="float" office:value="755010.16"/>
          <table:table-cell office:value-type="float" office:value="734148.16"/>
          <table:table-cell office:value-type="float" office:value="9160"/>
          <table:table-cell office:value-type="string" office:string-value="West Dunbartonshire Council"/>
          <table:table-cell office:value-type="string" office:string-value="TU"/>
          <table:table-cell office:value-type="float" office:value="14941.13"/>
          <table:table-cell office:value-type="float" office:value="15000.86"/>
          <table:table-cell office:value-type="float" office:value="15202.93"/>
          <table:table-cell office:value-type="float" office:value="15261.61"/>
          <table:table-cell office:value-type="float" office:value="15094.98"/>
          <table:table-cell table:number-columns-repeated="16348"/>
        </table:table-row>
        <table:table-row>
          <table:table-cell table:number-columns-repeated="20"/>
          <table:table-cell office:value-type="float" office:value="9120"/>
          <table:table-cell office:value-type="string" office:string-value="Angus Council"/>
          <table:table-cell office:value-type="string" office:string-value="TR"/>
          <table:table-cell office:value-type="float" office:value="294446.88"/>
          <table:table-cell office:value-type="float" office:value="290685.03000000003"/>
          <table:table-cell office:value-type="float" office:value="283371.88"/>
          <table:table-cell office:value-type="float" office:value="273310.63"/>
          <table:table-cell office:value-type="float" office:value="265634.33"/>
          <table:table-cell office:value-type="float" office:value="9170"/>
          <table:table-cell office:value-type="string" office:string-value="Dumfries and Galloway Council"/>
          <table:table-cell office:value-type="string" office:string-value="TU"/>
          <table:table-cell office:value-type="float" office:value="9894.67"/>
          <table:table-cell office:value-type="float" office:value="9998.5499999999993"/>
          <table:table-cell office:value-type="float" office:value="9918.66"/>
          <table:table-cell office:value-type="float" office:value="9382.02"/>
          <table:table-cell office:value-type="float" office:value="9176.92"/>
          <table:table-cell table:number-columns-repeated="16348"/>
        </table:table-row>
        <table:table-row>
          <table:table-cell table:number-columns-repeated="20"/>
          <table:table-cell office:value-type="float" office:value="9130"/>
          <table:table-cell office:value-type="string" office:string-value="Argyll and Bute Council"/>
          <table:table-cell office:value-type="string" office:string-value="TR"/>
          <table:table-cell office:value-type="float" office:value="335226.03999999998"/>
          <table:table-cell office:value-type="float" office:value="337043.46"/>
          <table:table-cell office:value-type="float" office:value="330010.96000000002"/>
          <table:table-cell office:value-type="float" office:value="317937.02"/>
          <table:table-cell office:value-type="float" office:value="309535.57"/>
          <table:table-cell office:value-type="float" office:value="9180"/>
          <table:table-cell office:value-type="string" office:string-value="Dundee City Council"/>
          <table:table-cell office:value-type="string" office:string-value="TU"/>
          <table:table-cell office:value-type="float" office:value="161968.78"/>
          <table:table-cell office:value-type="float" office:value="162434.26999999999"/>
          <table:table-cell office:value-type="float" office:value="164376.41"/>
          <table:table-cell office:value-type="float" office:value="164931.62"/>
          <table:table-cell office:value-type="float" office:value="163043.98000000001"/>
          <table:table-cell table:number-columns-repeated="16348"/>
        </table:table-row>
        <table:table-row>
          <table:table-cell table:number-columns-repeated="20"/>
          <table:table-cell office:value-type="float" office:value="9140"/>
          <table:table-cell office:value-type="string" office:string-value="Scottish Borders Council"/>
          <table:table-cell office:value-type="string" office:string-value="TR"/>
          <table:table-cell office:value-type="float" office:value="333325.36"/>
          <table:table-cell office:value-type="float" office:value="329278.51"/>
          <table:table-cell office:value-type="float" office:value="321882.95"/>
          <table:table-cell office:value-type="float" office:value="311610.48"/>
          <table:table-cell office:value-type="float" office:value="303965.09000000003"/>
          <table:table-cell office:value-type="float" office:value="9250"/>
          <table:table-cell office:value-type="string" office:string-value="Fife Council"/>
          <table:table-cell office:value-type="string" office:string-value="TU"/>
          <table:table-cell office:value-type="float" office:value="41012.83"/>
          <table:table-cell office:value-type="float" office:value="41135.47"/>
          <table:table-cell office:value-type="float" office:value="41576.17"/>
          <table:table-cell office:value-type="float" office:value="41481.94"/>
          <table:table-cell office:value-type="float" office:value="40860.559999999998"/>
          <table:table-cell table:number-columns-repeated="16348"/>
        </table:table-row>
        <table:table-row>
          <table:table-cell table:number-columns-repeated="20"/>
          <table:table-cell office:value-type="float" office:value="9160"/>
          <table:table-cell office:value-type="string" office:string-value="West Dunbartonshire Council"/>
          <table:table-cell office:value-type="string" office:string-value="TR"/>
          <table:table-cell office:value-type="float" office:value="162186.29"/>
          <table:table-cell office:value-type="float" office:value="160153.82"/>
          <table:table-cell office:value-type="float" office:value="154279.42000000001"/>
          <table:table-cell office:value-type="float" office:value="147004.67000000001"/>
          <table:table-cell office:value-type="float" office:value="143511.23000000001"/>
          <table:table-cell office:value-type="float" office:value="9270"/>
          <table:table-cell office:value-type="string" office:string-value="Highland Council"/>
          <table:table-cell office:value-type="string" office:string-value="TU"/>
          <table:table-cell office:value-type="float" office:value="55319.68"/>
          <table:table-cell office:value-type="float" office:value="55329.78"/>
          <table:table-cell office:value-type="float" office:value="54785.39"/>
          <table:table-cell office:value-type="float" office:value="52657.53"/>
          <table:table-cell office:value-type="float" office:value="51467.71"/>
          <table:table-cell table:number-columns-repeated="16348"/>
        </table:table-row>
        <table:table-row>
          <table:table-cell table:number-columns-repeated="20"/>
          <table:table-cell office:value-type="float" office:value="9170"/>
          <table:table-cell office:value-type="string" office:string-value="Dumfries and Galloway Council"/>
          <table:table-cell office:value-type="string" office:string-value="TR"/>
          <table:table-cell office:value-type="float" office:value="789695.99"/>
          <table:table-cell office:value-type="float" office:value="782207.35"/>
          <table:table-cell office:value-type="float" office:value="762922.35"/>
          <table:table-cell office:value-type="float" office:value="735500.09"/>
          <table:table-cell office:value-type="float" office:value="714579.81"/>
          <table:table-cell office:value-type="float" office:value="9280"/>
          <table:table-cell office:value-type="string" office:string-value="Inverclyde Council"/>
          <table:table-cell office:value-type="string" office:string-value="TU"/>
          <table:table-cell office:value-type="float" office:value="15778.35"/>
          <table:table-cell office:value-type="float" office:value="15860.41"/>
          <table:table-cell office:value-type="float" office:value="16091.63"/>
          <table:table-cell office:value-type="float" office:value="16119.46"/>
          <table:table-cell office:value-type="float" office:value="15921.86"/>
          <table:table-cell table:number-columns-repeated="16348"/>
        </table:table-row>
        <table:table-row>
          <table:table-cell table:number-columns-repeated="20"/>
          <table:table-cell office:value-type="float" office:value="9180"/>
          <table:table-cell office:value-type="string" office:string-value="Dundee City Council"/>
          <table:table-cell office:value-type="string" office:string-value="TR"/>
          <table:table-cell office:value-type="float" office:value="4798.32"/>
          <table:table-cell office:value-type="float" office:value="4817.17"/>
          <table:table-cell office:value-type="float" office:value="4794.01"/>
          <table:table-cell office:value-type="float" office:value="4707.8100000000004"/>
          <table:table-cell office:value-type="float" office:value="4591.6499999999996"/>
          <table:table-cell office:value-type="float" office:value="9290"/>
          <table:table-cell office:value-type="string" office:string-value="Mid Lothian Council"/>
          <table:table-cell office:value-type="string" office:string-value="TU"/>
          <table:table-cell office:value-type="float" office:value="11811.57"/>
          <table:table-cell office:value-type="float" office:value="11873.32"/>
          <table:table-cell office:value-type="float" office:value="11954.67"/>
          <table:table-cell office:value-type="float" office:value="11850.74"/>
          <table:table-cell office:value-type="float" office:value="11605.21"/>
          <table:table-cell table:number-columns-repeated="16348"/>
        </table:table-row>
        <table:table-row>
          <table:table-cell table:number-columns-repeated="20"/>
          <table:table-cell office:value-type="float" office:value="9190"/>
          <table:table-cell office:value-type="string" office:string-value="East Ayrshire Council"/>
          <table:table-cell office:value-type="string" office:string-value="TR"/>
          <table:table-cell office:value-type="float" office:value="278280"/>
          <table:table-cell office:value-type="float" office:value="275179.48"/>
          <table:table-cell office:value-type="float" office:value="266211.49"/>
          <table:table-cell office:value-type="float" office:value="254531.16"/>
          <table:table-cell office:value-type="float" office:value="249209.56"/>
          <table:table-cell office:value-type="float" office:value="9300"/>
          <table:table-cell office:value-type="string" office:string-value="Moray Council"/>
          <table:table-cell office:value-type="string" office:string-value="TU"/>
          <table:table-cell office:value-type="float" office:value="26079.54"/>
          <table:table-cell office:value-type="float" office:value="26379.56"/>
          <table:table-cell office:value-type="float" office:value="26186.35"/>
          <table:table-cell office:value-type="float" office:value="24666.03"/>
          <table:table-cell office:value-type="float" office:value="24019.14"/>
          <table:table-cell table:number-columns-repeated="16348"/>
        </table:table-row>
        <table:table-row>
          <table:table-cell table:number-columns-repeated="20"/>
          <table:table-cell office:value-type="float" office:value="9210"/>
          <table:table-cell office:value-type="string" office:string-value="East Lothian Council"/>
          <table:table-cell office:value-type="string" office:string-value="TR"/>
          <table:table-cell office:value-type="float" office:value="295204.05"/>
          <table:table-cell office:value-type="float" office:value="291465.15000000002"/>
          <table:table-cell office:value-type="float" office:value="281111.17"/>
          <table:table-cell office:value-type="float" office:value="268413.26"/>
          <table:table-cell office:value-type="float" office:value="261981.7"/>
          <table:table-cell office:value-type="float" office:value="9310"/>
          <table:table-cell office:value-type="string" office:string-value="North Ayrshire Council"/>
          <table:table-cell office:value-type="string" office:string-value="TU"/>
          <table:table-cell office:value-type="float" office:value="58601.25"/>
          <table:table-cell office:value-type="float" office:value="58871.58"/>
          <table:table-cell office:value-type="float" office:value="59383.95"/>
          <table:table-cell office:value-type="float" office:value="58994.559999999998"/>
          <table:table-cell office:value-type="float" office:value="57935.15"/>
          <table:table-cell table:number-columns-repeated="16348"/>
        </table:table-row>
        <table:table-row>
          <table:table-cell table:number-columns-repeated="20"/>
          <table:table-cell office:value-type="float" office:value="9220"/>
          <table:table-cell office:value-type="string" office:string-value="East Renfrewshire Council"/>
          <table:table-cell office:value-type="string" office:string-value="TR"/>
          <table:table-cell office:value-type="float" office:value="47396.27"/>
          <table:table-cell office:value-type="float" office:value="46733.78"/>
          <table:table-cell office:value-type="float" office:value="44937.52"/>
          <table:table-cell office:value-type="float" office:value="42769.48"/>
          <table:table-cell office:value-type="float" office:value="41771.78"/>
          <table:table-cell office:value-type="float" office:value="9320"/>
          <table:table-cell office:value-type="string" office:string-value="North Lanarkshire Council"/>
          <table:table-cell office:value-type="string" office:string-value="TU"/>
          <table:table-cell office:value-type="float" office:value="267422.88"/>
          <table:table-cell office:value-type="float" office:value="267962.84000000003"/>
          <table:table-cell office:value-type="float" office:value="270889.59999999998"/>
          <table:table-cell office:value-type="float" office:value="271719.34999999998"/>
          <table:table-cell office:value-type="float" office:value="268576.13"/>
          <table:table-cell table:number-columns-repeated="16348"/>
        </table:table-row>
        <table:table-row>
          <table:table-cell table:number-columns-repeated="20"/>
          <table:table-cell office:value-type="float" office:value="9230"/>
          <table:table-cell office:value-type="string" office:string-value="Edinburgh City Council"/>
          <table:table-cell office:value-type="string" office:string-value="TR"/>
          <table:table-cell office:value-type="float" office:value="353038.35"/>
          <table:table-cell office:value-type="float" office:value="348105.54"/>
          <table:table-cell office:value-type="float" office:value="334682.53999999998"/>
          <table:table-cell office:value-type="float" office:value="318705.65999999997"/>
          <table:table-cell office:value-type="float" office:value="310955.65000000002"/>
          <table:table-cell office:value-type="float" office:value="9380"/>
          <table:table-cell office:value-type="string" office:string-value="South Lanarkshire Council"/>
          <table:table-cell office:value-type="string" office:string-value="TU"/>
          <table:table-cell office:value-type="float" office:value="79861.759999999995"/>
          <table:table-cell office:value-type="float" office:value="80012.850000000006"/>
          <table:table-cell office:value-type="float" office:value="81015.67"/>
          <table:table-cell office:value-type="float" office:value="81250.87"/>
          <table:table-cell office:value-type="float" office:value="80367.710000000006"/>
          <table:table-cell table:number-columns-repeated="16348"/>
        </table:table-row>
        <table:table-row>
          <table:table-cell table:number-columns-repeated="20"/>
          <table:table-cell office:value-type="float" office:value="9240"/>
          <table:table-cell office:value-type="string" office:string-value="Falkirk Council"/>
          <table:table-cell office:value-type="string" office:string-value="TR"/>
          <table:table-cell office:value-type="float" office:value="50758.71"/>
          <table:table-cell office:value-type="float" office:value="49817.84"/>
          <table:table-cell office:value-type="float" office:value="47837.57"/>
          <table:table-cell office:value-type="float" office:value="45546.84"/>
          <table:table-cell office:value-type="float" office:value="44355.42"/>
          <table:table-cell table:number-columns-repeated="16356"/>
        </table:table-row>
        <table:table-row>
          <table:table-cell table:number-columns-repeated="20"/>
          <table:table-cell office:value-type="float" office:value="9250"/>
          <table:table-cell office:value-type="string" office:string-value="Fife Council"/>
          <table:table-cell office:value-type="string" office:string-value="TR"/>
          <table:table-cell office:value-type="float" office:value="462383.8"/>
          <table:table-cell office:value-type="float" office:value="458049.66"/>
          <table:table-cell office:value-type="float" office:value="443951.66"/>
          <table:table-cell office:value-type="float" office:value="425130.96"/>
          <table:table-cell office:value-type="float" office:value="416792.23"/>
          <table:table-cell table:number-columns-repeated="16356"/>
        </table:table-row>
        <table:table-row>
          <table:table-cell table:number-columns-repeated="20"/>
          <table:table-cell office:value-type="float" office:value="9270"/>
          <table:table-cell office:value-type="string" office:string-value="Highland Council"/>
          <table:table-cell office:value-type="string" office:string-value="TR"/>
          <table:table-cell office:value-type="float" office:value="1292031.78"/>
          <table:table-cell office:value-type="float" office:value="1289761.1100000001"/>
          <table:table-cell office:value-type="float" office:value="1260017.92"/>
          <table:table-cell office:value-type="float" office:value="1214985.3"/>
          <table:table-cell office:value-type="float" office:value="1181690.8700000001"/>
          <table:table-cell table:number-columns-repeated="16356"/>
        </table:table-row>
        <table:table-row>
          <table:table-cell table:number-columns-repeated="20"/>
          <table:table-cell office:value-type="float" office:value="9280"/>
          <table:table-cell office:value-type="string" office:string-value="Inverclyde Council"/>
          <table:table-cell office:value-type="string" office:string-value="TR"/>
          <table:table-cell office:value-type="float" office:value="51265.29"/>
          <table:table-cell office:value-type="float" office:value="51068.959999999999"/>
          <table:table-cell office:value-type="float" office:value="49899.64"/>
          <table:table-cell office:value-type="float" office:value="47975.85"/>
          <table:table-cell office:value-type="float" office:value="47202.98"/>
          <table:table-cell table:number-columns-repeated="16356"/>
        </table:table-row>
        <table:table-row>
          <table:table-cell table:number-columns-repeated="20"/>
          <table:table-cell office:value-type="float" office:value="9290"/>
          <table:table-cell office:value-type="string" office:string-value="Mid Lothian Council"/>
          <table:table-cell office:value-type="string" office:string-value="TR"/>
          <table:table-cell office:value-type="float" office:value="123687.24"/>
          <table:table-cell office:value-type="float" office:value="122994.55"/>
          <table:table-cell office:value-type="float" office:value="119947.02"/>
          <table:table-cell office:value-type="float" office:value="115277.39"/>
          <table:table-cell office:value-type="float" office:value="113349.3"/>
          <table:table-cell table:number-columns-repeated="16356"/>
        </table:table-row>
        <table:table-row>
          <table:table-cell table:number-columns-repeated="20"/>
          <table:table-cell office:value-type="float" office:value="9300"/>
          <table:table-cell office:value-type="string" office:string-value="Moray Council"/>
          <table:table-cell office:value-type="string" office:string-value="TR"/>
          <table:table-cell office:value-type="float" office:value="220950.57"/>
          <table:table-cell office:value-type="float" office:value="218208.08"/>
          <table:table-cell office:value-type="float" office:value="212393.66"/>
          <table:table-cell office:value-type="float" office:value="205140.16"/>
          <table:table-cell office:value-type="float" office:value="199295.76"/>
          <table:table-cell table:number-columns-repeated="16356"/>
        </table:table-row>
        <table:table-row>
          <table:table-cell table:number-columns-repeated="20"/>
          <table:table-cell office:value-type="float" office:value="9310"/>
          <table:table-cell office:value-type="string" office:string-value="North Ayrshire Council"/>
          <table:table-cell office:value-type="string" office:string-value="TR"/>
          <table:table-cell office:value-type="float" office:value="235419.84"/>
          <table:table-cell office:value-type="float" office:value="233824.44"/>
          <table:table-cell office:value-type="float" office:value="227611.37"/>
          <table:table-cell office:value-type="float" office:value="218277.71"/>
          <table:table-cell office:value-type="float" office:value="214642.19"/>
          <table:table-cell table:number-columns-repeated="16356"/>
        </table:table-row>
        <table:table-row>
          <table:table-cell table:number-columns-repeated="20"/>
          <table:table-cell office:value-type="float" office:value="9320"/>
          <table:table-cell office:value-type="string" office:string-value="North Lanarkshire Council"/>
          <table:table-cell office:value-type="string" office:string-value="TR"/>
          <table:table-cell office:value-type="float" office:value="341095.12"/>
          <table:table-cell office:value-type="float" office:value="335637.86"/>
          <table:table-cell office:value-type="float" office:value="322529.61"/>
          <table:table-cell office:value-type="float" office:value="307310.23"/>
          <table:table-cell office:value-type="float" office:value="299570.5"/>
          <table:table-cell table:number-columns-repeated="16356"/>
        </table:table-row>
        <table:table-row>
          <table:table-cell table:number-columns-repeated="20"/>
          <table:table-cell office:value-type="float" office:value="9340"/>
          <table:table-cell office:value-type="string" office:string-value="Perth and Kinross Council"/>
          <table:table-cell office:value-type="string" office:string-value="TR"/>
          <table:table-cell office:value-type="float" office:value="863316.11"/>
          <table:table-cell office:value-type="float" office:value="852451.73"/>
          <table:table-cell office:value-type="float" office:value="830755.99"/>
          <table:table-cell office:value-type="float" office:value="801535.58"/>
          <table:table-cell office:value-type="float" office:value="778779.6"/>
          <table:table-cell table:number-columns-repeated="16356"/>
        </table:table-row>
        <table:table-row>
          <table:table-cell table:number-columns-repeated="20"/>
          <table:table-cell office:value-type="float" office:value="9350"/>
          <table:table-cell office:value-type="string" office:string-value="Renfrewshire Council"/>
          <table:table-cell office:value-type="string" office:string-value="TR"/>
          <table:table-cell office:value-type="float" office:value="191861.94"/>
          <table:table-cell office:value-type="float" office:value="189159.18"/>
          <table:table-cell office:value-type="float" office:value="182027.05"/>
          <table:table-cell office:value-type="float" office:value="173904.83"/>
          <table:table-cell office:value-type="float" office:value="169896.38"/>
          <table:table-cell table:number-columns-repeated="16356"/>
        </table:table-row>
        <table:table-row>
          <table:table-cell table:number-columns-repeated="20"/>
          <table:table-cell office:value-type="float" office:value="9370"/>
          <table:table-cell office:value-type="string" office:string-value="South Ayrshire Council"/>
          <table:table-cell office:value-type="string" office:string-value="TR"/>
          <table:table-cell office:value-type="float" office:value="334879.96999999997"/>
          <table:table-cell office:value-type="float" office:value="331636.55"/>
          <table:table-cell office:value-type="float" office:value="323579.87"/>
          <table:table-cell office:value-type="float" office:value="312553.92"/>
          <table:table-cell office:value-type="float" office:value="304463.90999999997"/>
          <table:table-cell table:number-columns-repeated="16356"/>
        </table:table-row>
        <table:table-row>
          <table:table-cell table:number-columns-repeated="20"/>
          <table:table-cell office:value-type="float" office:value="9380"/>
          <table:table-cell office:value-type="string" office:string-value="South Lanarkshire Council"/>
          <table:table-cell office:value-type="string" office:string-value="TR"/>
          <table:table-cell office:value-type="float" office:value="97036.52"/>
          <table:table-cell office:value-type="float" office:value="96305.49"/>
          <table:table-cell office:value-type="float" office:value="93541.25"/>
          <table:table-cell office:value-type="float" office:value="89646.75"/>
          <table:table-cell office:value-type="float" office:value="87980.73"/>
          <table:table-cell table:number-columns-repeated="16356"/>
        </table:table-row>
        <table:table-row>
          <table:table-cell table:number-columns-repeated="20"/>
          <table:table-cell office:value-type="float" office:value="9390"/>
          <table:table-cell office:value-type="string" office:string-value="Stirling Council"/>
          <table:table-cell office:value-type="string" office:string-value="TR"/>
          <table:table-cell office:value-type="float" office:value="194288.13"/>
          <table:table-cell office:value-type="float" office:value="193114.52"/>
          <table:table-cell office:value-type="float" office:value="188318.46"/>
          <table:table-cell office:value-type="float" office:value="181013.93"/>
          <table:table-cell office:value-type="float" office:value="177746.21"/>
          <table:table-cell table:number-columns-repeated="16356"/>
        </table:table-row>
        <table:table-row table:number-rows-repeated="1048430">
          <table:table-cell table:number-columns-repeated="16356"/>
        </table:table-row>
      </table:table>
      <table:table table:name="'file://tslan10/COMQ/TSGB00/8-01-98.XLS'#1995" table:style-name="ta3">
        <table:table-source xlink:href="file://tslan10/COMQ/TSGB00/8-01-98.XLS" table:table-name="1995" table:mode="copy-results-only"/>
        <table:table-column/>
        <table:table-row table:number-rows-repeated="1048576">
          <table:table-cell table:number-columns-repeated="16384"/>
        </table:table-row>
      </table:table>
      <table:table table:name="'file://tslan10/COMQ/TSGB00/8-01-98.XLS'#Button" table:style-name="ta3">
        <table:table-source xlink:href="file://tslan10/COMQ/TSGB00/8-01-98.XLS" table:table-name="Button" table:mode="copy-results-only"/>
        <table:table-column/>
        <table:table-row table:number-rows-repeated="1048576">
          <table:table-cell table:number-columns-repeated="16384"/>
        </table:table-row>
      </table:table>
      <table:table table:name="'file://tslan10/COMQ/TSGB00/8-01-98.XLS'#1997" table:style-name="ta3">
        <table:table-source xlink:href="file://tslan10/COMQ/TSGB00/8-01-98.XLS" table:table-name="1997" table:mode="copy-results-only"/>
        <table:table-column/>
        <table:table-row table:number-rows-repeated="9">
          <table:table-cell table:number-columns-repeated="16384"/>
        </table:table-row>
        <table:table-row>
          <table:table-cell table:number-columns-repeated="12"/>
          <table:table-cell office:value-type="string" office:string-value="At purchasing power parity"/>
          <table:table-cell table:number-columns-repeated="16371"/>
        </table:table-row>
        <table:table-row table:number-rows-repeated="8">
          <table:table-cell table:number-columns-repeated="16384"/>
        </table:table-row>
        <table:table-row>
          <table:table-cell table:number-columns-repeated="12"/>
          <table:table-cell office:value-type="string" office:string-value=".."/>
          <table:table-cell table:number-columns-repeated="16371"/>
        </table:table-row>
        <table:table-row table:number-rows-repeated="1048557">
          <table:table-cell table:number-columns-repeated="16371"/>
        </table:table-row>
      </table:table>
      <table:table table:name="'file://tslan10/COMQ/TSGB00/8-01-98.XLS'#1998" table:style-name="ta3">
        <table:table-source xlink:href="file://tslan10/COMQ/TSGB00/8-01-98.XLS" table:table-name="1998" table:mode="copy-results-only"/>
        <table:table-column/>
        <table:table-row table:number-rows-repeated="1048576">
          <table:table-cell table:number-columns-repeated="16384"/>
        </table:table-row>
      </table:table>
      <table:table table:name="'file://tslan10/COMQ/TSGB00/8-01-98.XLS'#1999" table:style-name="ta3">
        <table:table-source xlink:href="file://tslan10/COMQ/TSGB00/8-01-98.XLS" table:table-name="1999" table:mode="copy-results-only"/>
        <table:table-column/>
        <table:table-row table:number-rows-repeated="1048576">
          <table:table-cell table:number-columns-repeated="16384"/>
        </table:table-row>
      </table:table>
      <table:table table:name="'file://tslan10/COMQ/TSGB00/8-01-98.XLS'#2000" table:style-name="ta3">
        <table:table-source xlink:href="file://tslan10/COMQ/TSGB00/8-01-98.XLS" table:table-name="2000" table:mode="copy-results-only"/>
        <table:table-column/>
        <table:table-row table:number-rows-repeated="1048576">
          <table:table-cell table:number-columns-repeated="16384"/>
        </table:table-row>
      </table:table>
      <table:table table:name="'file://tslan10/COMQ/TSGB00/8-01-98.XLS'#2001" table:style-name="ta3">
        <table:table-source xlink:href="file://tslan10/COMQ/TSGB00/8-01-98.XLS" table:table-name="2001" table:mode="copy-results-only"/>
        <table:table-column/>
        <table:table-row table:number-rows-repeated="1048576">
          <table:table-cell table:number-columns-repeated="16384"/>
        </table:table-row>
      </table:table>
      <table:table table:name="'file://tslan10/COMQ/TSGB00/8-01-98.XLS'#2002" table:style-name="ta3">
        <table:table-source xlink:href="file://tslan10/COMQ/TSGB00/8-01-98.XLS" table:table-name="2002" table:mode="copy-results-only"/>
        <table:table-column/>
        <table:table-row table:number-rows-repeated="1048576">
          <table:table-cell table:number-columns-repeated="16384"/>
        </table:table-row>
      </table:table>
      <table:table table:name="'file://tslan10/COMQ/TSGB00/8-01-98.XLS'#2003" table:style-name="ta3">
        <table:table-source xlink:href="file://tslan10/COMQ/TSGB00/8-01-98.XLS" table:table-name="2003" table:mode="copy-results-only"/>
        <table:table-column/>
        <table:table-row table:number-rows-repeated="1048576">
          <table:table-cell table:number-columns-repeated="16384"/>
        </table:table-row>
      </table:table>
      <table:table table:name="'file://tslan10/COMQ/TSGB00/8-01-98.XLS'#2004" table:style-name="ta3">
        <table:table-source xlink:href="file://tslan10/COMQ/TSGB00/8-01-98.XLS" table:table-name="2004" table:mode="copy-results-only"/>
        <table:table-column/>
        <table:table-row table:number-rows-repeated="1048576">
          <table:table-cell table:number-columns-repeated="16384"/>
        </table:table-row>
      </table:table>
      <table:table table:name="'file://tslan10/COMQ/TSGB00/8-01-98.XLS'#2005" table:style-name="ta3">
        <table:table-source xlink:href="file://tslan10/COMQ/TSGB00/8-01-98.XLS" table:table-name="2005" table:mode="copy-results-only"/>
        <table:table-column/>
        <table:table-row table:number-rows-repeated="1048576">
          <table:table-cell table:number-columns-repeated="16384"/>
        </table:table-row>
      </table:table>
      <table:table table:name="'file://tslan10/COMQ/TSGB00/8-01-98.XLS'#2006" table:style-name="ta3">
        <table:table-source xlink:href="file://tslan10/COMQ/TSGB00/8-01-98.XLS" table:table-name="2006" table:mode="copy-results-only"/>
        <table:table-column/>
        <table:table-row table:number-rows-repeated="1048576">
          <table:table-cell table:number-columns-repeated="16384"/>
        </table:table-row>
      </table:table>
      <table:table table:name="'file://tslan10/COMQ/TSGB00/8-01-98.XLS'#2007" table:style-name="ta3">
        <table:table-source xlink:href="file://tslan10/COMQ/TSGB00/8-01-98.XLS" table:table-name="2007" table:mode="copy-results-only"/>
        <table:table-column/>
        <table:table-row table:number-rows-repeated="1048576">
          <table:table-cell table:number-columns-repeated="16384"/>
        </table:table-row>
      </table:table>
      <table:table table:name="'file://tslan10/COMQ/TSGB00/8-01-98.XLS'#2008" table:style-name="ta3">
        <table:table-source xlink:href="file://tslan10/COMQ/TSGB00/8-01-98.XLS" table:table-name="2008" table:mode="copy-results-only"/>
        <table:table-column/>
        <table:table-row table:number-rows-repeated="1048576">
          <table:table-cell table:number-columns-repeated="16384"/>
        </table:table-row>
      </table:table>
      <table:table table:name="'file://tslan10/COMQ/TSGB00/8-01-98.XLS'#2009" table:style-name="ta3">
        <table:table-source xlink:href="file://tslan10/COMQ/TSGB00/8-01-98.XLS" table:table-name="2009" table:mode="copy-results-only"/>
        <table:table-column/>
        <table:table-row table:number-rows-repeated="1048576">
          <table:table-cell table:number-columns-repeated="16384"/>
        </table:table-row>
      </table:table>
      <table:table table:name="'file://tslan10/COMQ/TSGB00/8-01-98.XLS'#2010" table:style-name="ta3">
        <table:table-source xlink:href="file://tslan10/COMQ/TSGB00/8-01-98.XLS" table:table-name="2010" table:mode="copy-results-only"/>
        <table:table-column/>
        <table:table-row table:number-rows-repeated="1048576">
          <table:table-cell table:number-columns-repeated="16384"/>
        </table:table-row>
      </table:table>
      <table:table table:name="'file://tslan10/COMQ/TSGB00/8-01-98.XLS'#TIS-INDEX" table:style-name="ta3">
        <table:table-source xlink:href="file://tslan10/COMQ/TSGB00/8-01-98.XLS" table:table-name="TIS-INDEX" table:mode="copy-results-only"/>
        <table:table-column/>
        <table:table-row table:number-rows-repeated="1048576">
          <table:table-cell table:number-columns-repeated="16384"/>
        </table:table-row>
      </table:table>
      <table:table table:name="'file://tslan10/COMQ/TSGB00/8-01-98.XLS'#Admin" table:style-name="ta3">
        <table:table-source xlink:href="file://tslan10/COMQ/TSGB00/8-01-98.XLS" table:table-name="Admin" table:mode="copy-results-only"/>
        <table:table-column/>
        <table:table-row table:number-rows-repeated="1048576">
          <table:table-cell table:number-columns-repeated="16384"/>
        </table:table-row>
      </table:table>
      <table:table table:name="'file://tslan10/COMQ/TSGB00/8-01-98.XLS'#Replacer" table:style-name="ta3">
        <table:table-source xlink:href="file://tslan10/COMQ/TSGB00/8-01-98.XLS" table:table-name="Replacer" table:mode="copy-results-only"/>
        <table:table-column/>
        <table:table-row table:number-rows-repeated="1048576">
          <table:table-cell table:number-columns-repeated="16384"/>
        </table:table-row>
      </table:table>
      <table:table table:name="'file://tslan10/COMQ/TSGB00/8-01-98.XLS'#8-01-98" table:style-name="ta3">
        <table:table-source xlink:href="file://tslan10/COMQ/TSGB00/8-01-98.XLS" table:table-name="8-01-98" table:mode="copy-results-only"/>
        <table:table-column/>
        <table:table-row table:number-rows-repeated="1048576">
          <table:table-cell table:number-columns-repeated="16384"/>
        </table:table-row>
      </table:table>
      <table:table table:name="'file:///T:/TSGB1998/SECTION1/1-13-98.XLS'#TIS-INDEX" table:style-name="ta3">
        <table:table-source xlink:href="file:///T:/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http://www.dft.gov.uk/TSGB00/8-01-98.XLS'#1995" table:style-name="ta3">
        <table:table-source xlink:href="http://www.dft.gov.uk/TSGB00/8-01-98.XLS" table:table-name="1995" table:mode="copy-results-only"/>
        <table:table-column/>
        <table:table-row table:number-rows-repeated="1048576">
          <table:table-cell table:number-columns-repeated="16384"/>
        </table:table-row>
      </table:table>
      <table:table table:name="'http://www.dft.gov.uk/TSGB00/8-01-98.XLS'#Button" table:style-name="ta3">
        <table:table-source xlink:href="http://www.dft.gov.uk/TSGB00/8-01-98.XLS" table:table-name="Button" table:mode="copy-results-only"/>
        <table:table-column/>
        <table:table-row table:number-rows-repeated="1048576">
          <table:table-cell table:number-columns-repeated="16384"/>
        </table:table-row>
      </table:table>
      <table:table table:name="'http://www.dft.gov.uk/TSGB00/8-01-98.XLS'#1997" table:style-name="ta3">
        <table:table-source xlink:href="http://www.dft.gov.uk/TSGB00/8-01-98.XLS" table:table-name="1997" table:mode="copy-results-only"/>
        <table:table-column/>
        <table:table-row table:number-rows-repeated="9">
          <table:table-cell table:number-columns-repeated="16384"/>
        </table:table-row>
        <table:table-row>
          <table:table-cell table:number-columns-repeated="12"/>
          <table:table-cell office:value-type="string" office:string-value="At purchasing power parity"/>
          <table:table-cell table:number-columns-repeated="16371"/>
        </table:table-row>
        <table:table-row table:number-rows-repeated="8">
          <table:table-cell table:number-columns-repeated="16384"/>
        </table:table-row>
        <table:table-row>
          <table:table-cell table:number-columns-repeated="12"/>
          <table:table-cell office:value-type="string" office:string-value=".."/>
          <table:table-cell table:number-columns-repeated="16371"/>
        </table:table-row>
        <table:table-row table:number-rows-repeated="1048557">
          <table:table-cell table:number-columns-repeated="16371"/>
        </table:table-row>
      </table:table>
      <table:table table:name="'http://www.dft.gov.uk/TSGB00/8-01-98.XLS'#1998" table:style-name="ta3">
        <table:table-source xlink:href="http://www.dft.gov.uk/TSGB00/8-01-98.XLS" table:table-name="1998" table:mode="copy-results-only"/>
        <table:table-column/>
        <table:table-row table:number-rows-repeated="1048576">
          <table:table-cell table:number-columns-repeated="16384"/>
        </table:table-row>
      </table:table>
      <table:table table:name="'http://www.dft.gov.uk/TSGB00/8-01-98.XLS'#1999" table:style-name="ta3">
        <table:table-source xlink:href="http://www.dft.gov.uk/TSGB00/8-01-98.XLS" table:table-name="1999" table:mode="copy-results-only"/>
        <table:table-column/>
        <table:table-row table:number-rows-repeated="1048576">
          <table:table-cell table:number-columns-repeated="16384"/>
        </table:table-row>
      </table:table>
      <table:table table:name="'http://www.dft.gov.uk/TSGB00/8-01-98.XLS'#2000" table:style-name="ta3">
        <table:table-source xlink:href="http://www.dft.gov.uk/TSGB00/8-01-98.XLS" table:table-name="2000" table:mode="copy-results-only"/>
        <table:table-column/>
        <table:table-row table:number-rows-repeated="1048576">
          <table:table-cell table:number-columns-repeated="16384"/>
        </table:table-row>
      </table:table>
      <table:table table:name="'http://www.dft.gov.uk/TSGB00/8-01-98.XLS'#2001" table:style-name="ta3">
        <table:table-source xlink:href="http://www.dft.gov.uk/TSGB00/8-01-98.XLS" table:table-name="2001" table:mode="copy-results-only"/>
        <table:table-column/>
        <table:table-row table:number-rows-repeated="1048576">
          <table:table-cell table:number-columns-repeated="16384"/>
        </table:table-row>
      </table:table>
      <table:table table:name="'http://www.dft.gov.uk/TSGB00/8-01-98.XLS'#2002" table:style-name="ta3">
        <table:table-source xlink:href="http://www.dft.gov.uk/TSGB00/8-01-98.XLS" table:table-name="2002" table:mode="copy-results-only"/>
        <table:table-column/>
        <table:table-row table:number-rows-repeated="1048576">
          <table:table-cell table:number-columns-repeated="16384"/>
        </table:table-row>
      </table:table>
      <table:table table:name="'http://www.dft.gov.uk/TSGB00/8-01-98.XLS'#2003" table:style-name="ta3">
        <table:table-source xlink:href="http://www.dft.gov.uk/TSGB00/8-01-98.XLS" table:table-name="2003" table:mode="copy-results-only"/>
        <table:table-column/>
        <table:table-row table:number-rows-repeated="1048576">
          <table:table-cell table:number-columns-repeated="16384"/>
        </table:table-row>
      </table:table>
      <table:table table:name="'http://www.dft.gov.uk/TSGB00/8-01-98.XLS'#2004" table:style-name="ta3">
        <table:table-source xlink:href="http://www.dft.gov.uk/TSGB00/8-01-98.XLS" table:table-name="2004" table:mode="copy-results-only"/>
        <table:table-column/>
        <table:table-row table:number-rows-repeated="1048576">
          <table:table-cell table:number-columns-repeated="16384"/>
        </table:table-row>
      </table:table>
      <table:table table:name="'http://www.dft.gov.uk/TSGB00/8-01-98.XLS'#2005" table:style-name="ta3">
        <table:table-source xlink:href="http://www.dft.gov.uk/TSGB00/8-01-98.XLS" table:table-name="2005" table:mode="copy-results-only"/>
        <table:table-column/>
        <table:table-row table:number-rows-repeated="1048576">
          <table:table-cell table:number-columns-repeated="16384"/>
        </table:table-row>
      </table:table>
      <table:table table:name="'http://www.dft.gov.uk/TSGB00/8-01-98.XLS'#2006" table:style-name="ta3">
        <table:table-source xlink:href="http://www.dft.gov.uk/TSGB00/8-01-98.XLS" table:table-name="2006" table:mode="copy-results-only"/>
        <table:table-column/>
        <table:table-row table:number-rows-repeated="1048576">
          <table:table-cell table:number-columns-repeated="16384"/>
        </table:table-row>
      </table:table>
      <table:table table:name="'http://www.dft.gov.uk/TSGB00/8-01-98.XLS'#2007" table:style-name="ta3">
        <table:table-source xlink:href="http://www.dft.gov.uk/TSGB00/8-01-98.XLS" table:table-name="2007" table:mode="copy-results-only"/>
        <table:table-column/>
        <table:table-row table:number-rows-repeated="1048576">
          <table:table-cell table:number-columns-repeated="16384"/>
        </table:table-row>
      </table:table>
      <table:table table:name="'http://www.dft.gov.uk/TSGB00/8-01-98.XLS'#2008" table:style-name="ta3">
        <table:table-source xlink:href="http://www.dft.gov.uk/TSGB00/8-01-98.XLS" table:table-name="2008" table:mode="copy-results-only"/>
        <table:table-column/>
        <table:table-row table:number-rows-repeated="1048576">
          <table:table-cell table:number-columns-repeated="16384"/>
        </table:table-row>
      </table:table>
      <table:table table:name="'http://www.dft.gov.uk/TSGB00/8-01-98.XLS'#2009" table:style-name="ta3">
        <table:table-source xlink:href="http://www.dft.gov.uk/TSGB00/8-01-98.XLS" table:table-name="2009" table:mode="copy-results-only"/>
        <table:table-column/>
        <table:table-row table:number-rows-repeated="1048576">
          <table:table-cell table:number-columns-repeated="16384"/>
        </table:table-row>
      </table:table>
      <table:table table:name="'http://www.dft.gov.uk/TSGB00/8-01-98.XLS'#2010" table:style-name="ta3">
        <table:table-source xlink:href="http://www.dft.gov.uk/TSGB00/8-01-98.XLS" table:table-name="2010" table:mode="copy-results-only"/>
        <table:table-column/>
        <table:table-row table:number-rows-repeated="1048576">
          <table:table-cell table:number-columns-repeated="16384"/>
        </table:table-row>
      </table:table>
      <table:table table:name="'http://www.dft.gov.uk/TSGB00/8-01-98.XLS'#TIS-INDEX" table:style-name="ta3">
        <table:table-source xlink:href="http://www.dft.gov.uk/TSGB00/8-01-98.XLS" table:table-name="TIS-INDEX" table:mode="copy-results-only"/>
        <table:table-column/>
        <table:table-row table:number-rows-repeated="1048576">
          <table:table-cell table:number-columns-repeated="16384"/>
        </table:table-row>
      </table:table>
      <table:table table:name="'http://www.dft.gov.uk/TSGB00/8-01-98.XLS'#Admin" table:style-name="ta3">
        <table:table-source xlink:href="http://www.dft.gov.uk/TSGB00/8-01-98.XLS" table:table-name="Admin" table:mode="copy-results-only"/>
        <table:table-column/>
        <table:table-row table:number-rows-repeated="1048576">
          <table:table-cell table:number-columns-repeated="16384"/>
        </table:table-row>
      </table:table>
      <table:table table:name="'http://www.dft.gov.uk/TSGB00/8-01-98.XLS'#Replacer" table:style-name="ta3">
        <table:table-source xlink:href="http://www.dft.gov.uk/TSGB00/8-01-98.XLS" table:table-name="Replacer" table:mode="copy-results-only"/>
        <table:table-column/>
        <table:table-row table:number-rows-repeated="1048576">
          <table:table-cell table:number-columns-repeated="16384"/>
        </table:table-row>
      </table:table>
      <table:table table:name="'http://www.dft.gov.uk/TSGB00/8-01-98.XLS'#8-01-98" table:style-name="ta3">
        <table:table-source xlink:href="http://www.dft.gov.uk/TSGB00/8-01-98.XLS" table:table-name="8-01-98" table:mode="copy-results-only"/>
        <table:table-column/>
        <table:table-row table:number-rows-repeated="1048576">
          <table:table-cell table:number-columns-repeated="16384"/>
        </table:table-row>
      </table:table>
      <table:named-expressions>
        <table:named-expression table:name="\a" table:expression="of:=[.#REF!]" table:base-cell-address="Cover_Sheet.$A$1"/>
        <table:named-expression table:name="\b" table:expression="of:=#N/A" table:base-cell-address="Cover_Sheet.$A$1"/>
        <table:named-expression table:name="\p" table:expression="of:=[.#REF!]" table:base-cell-address="Cover_Sheet.$A$1"/>
        <table:named-expression table:name="\s" table:expression="of:=[.#REF!]" table:base-cell-address="Cover_Sheet.$A$1"/>
        <table:named-expression table:name="\z" table:expression="of:=[.#REF!]" table:base-cell-address="Cover_Sheet.$A$1"/>
        <table:named-expression table:name="_PRv2" table:expression="of:=[.#REF!]" table:base-cell-address="Cover_Sheet.$A$1"/>
        <table:named-expression table:name="_PUv2" table:expression="of:=[.#REF!]" table:base-cell-address="Cover_Sheet.$A$1"/>
        <table:named-expression table:name="_TAB2" table:expression="of:=[.#REF!]" table:base-cell-address="Cover_Sheet.$A$1"/>
        <table:named-expression table:name="_TAB9" table:expression="of:=[.#REF!]" table:base-cell-address="Cover_Sheet.$A$1"/>
        <table:named-expression table:name="_TRv2" table:expression="of:=[.#REF!]" table:base-cell-address="Cover_Sheet.$A$1"/>
        <table:named-expression table:name="_tuv2" table:expression="of:=[.#REF!]" table:base-cell-address="Cover_Sheet.$A$1"/>
        <table:named-range table:name="a" table:cell-range-address="'file:///W:/SECTION1/1-15-98.XLS'#RAWDATA.$L$2" table:base-cell-address="Cover_Sheet.$A$1"/>
        <table:named-expression table:name="activeCell" table:expression="of:=[.#REF!]" table:base-cell-address="Cover_Sheet.$A$1"/>
        <table:named-range table:name="ayear" table:cell-range-address="'file:///W:/SECTION1/1-15-98.XLS'#RAWDATA.$J$2" table:base-cell-address="Cover_Sheet.$A$1"/>
        <table:named-expression table:name="BOTO" table:expression="of:=[.#REF!]" table:base-cell-address="Cover_Sheet.$A$1"/>
        <table:named-expression table:name="BOTO2" table:expression="of:=[.#REF!]" table:base-cell-address="Cover_Sheet.$A$1"/>
        <table:named-range table:name="byear" table:cell-range-address="'file:///W:/SECTION1/1-15-98.XLS'#RAWDATA.$L$2" table:base-cell-address="Cover_Sheet.$A$1"/>
        <table:named-expression table:name="CategoryTitle" table:expression="of:=[.#REF!]" table:base-cell-address="Cover_Sheet.$A$1"/>
        <table:named-expression table:name="chart" table:expression="of:=['http://www.dft.gov.uk/TSGB00/8-01-98.XLS'#'1997'.$A$7]~['http://www.dft.gov.uk/TSGB00/8-01-98.XLS'#'1997'.$L$7]~['http://www.dft.gov.uk/TSGB00/8-01-98.XLS'#'1997'.$M$7]~['http://www.dft.gov.uk/TSGB00/8-01-98.XLS'#'1997'.#REF!]~['http://www.dft.gov.uk/TSGB00/8-01-98.XLS'#'1997'.$A$10]~['http://www.dft.gov.uk/TSGB00/8-01-98.XLS'#'1997'.$A$11]~['http://www.dft.gov.uk/TSGB00/8-01-98.XLS'#'1997'.$L$10]~['http://www.dft.gov.uk/TSGB00/8-01-98.XLS'#'1997'.$L$11]~['http://www.dft.gov.uk/TSGB00/8-01-98.XLS'#'1997'.$M$10]~['http://www.dft.gov.uk/TSGB00/8-01-98.XLS'#'1997'.$M$11]~['http://www.dft.gov.uk/TSGB00/8-01-98.XLS'#'1997'.#REF!]~['http://www.dft.gov.uk/TSGB00/8-01-98.XLS'#'1997'.#REF!]~['http://www.dft.gov.uk/TSGB00/8-01-98.XLS'#'1997'.$Q$20]~['http://www.dft.gov.uk/TSGB00/8-01-98.XLS'#'1997'.$L$19]~['http://www.dft.gov.uk/TSGB00/8-01-98.XLS'#'1997'.$M$19]~['http://www.dft.gov.uk/TSGB00/8-01-98.XLS'#'1997'.#REF!]" table:base-cell-address="Cover_Sheet.$A$1"/>
        <table:named-expression table:name="Chart2" table:expression="of:=['http://www.dft.gov.uk/TSGB00/8-01-98.XLS'#'1997'.$R$3:.$U$5]~['http://www.dft.gov.uk/TSGB00/8-01-98.XLS'#'1997'.$R$8:.$U$9]~['http://www.dft.gov.uk/TSGB00/8-01-98.XLS'#'1997'.$R$17:.$U$17]~['http://www.dft.gov.uk/TSGB00/8-01-98.XLS'#'1997'.$R$27:.$U$28]" table:base-cell-address="Cover_Sheet.$A$1"/>
        <table:named-range table:name="cyear" table:cell-range-address="'file:///W:/SECTION1/1-15-98.XLS'#RAWDATA.$J$2" table:base-cell-address="Cover_Sheet.$A$1"/>
        <table:named-expression table:name="DASH" table:expression="of:=[.#REF!]" table:base-cell-address="Cover_Sheet.$A$1"/>
        <table:named-expression table:name="dgdsfyh" table:expression="of:=[.#REF!]" table:base-cell-address="Cover_Sheet.$A$1"/>
        <table:named-expression table:name="Dialog" table:expression="of:='http://www.dft.gov.uk/TSGB00/8-01-98.XLS'#$$Dialog" table:base-cell-address="Cover_Sheet.$A$1"/>
        <table:named-expression table:name="dialog2" table:expression="of:='http://www.dft.gov.uk/TSGB00/8-01-98.XLS'#$$dialog2" table:base-cell-address="Cover_Sheet.$A$1"/>
        <table:named-expression table:name="fayear" table:expression="of:=[.#REF!]" table:base-cell-address="Cover_Sheet.$A$1"/>
        <table:named-expression table:name="fdafda" table:expression="of:=[.#REF!]" table:base-cell-address="Cover_Sheet.$A$1"/>
        <table:named-range table:name="fendyear" table:cell-range-address="'file:///W:/SECTION1/1-15-98.XLS'#RAWDATA.$L$2" table:base-cell-address="Cover_Sheet.$A$1"/>
        <table:named-range table:name="ffyear" table:cell-range-address="'file:///W:/SECTION1/1-15-98.XLS'#RAWDATA.$J$2" table:base-cell-address="Cover_Sheet.$A$1"/>
        <table:named-expression table:name="Footnotes" table:expression="of:=[.#REF!]" table:base-cell-address="Cover_Sheet.$A$1"/>
        <table:named-range table:name="fyear" table:cell-range-address="'file:///W:/SECTION1/1-15-98.XLS'#RAWDATA.$J$2" table:base-cell-address="Cover_Sheet.$A$1"/>
        <table:named-expression table:name="fyear2" table:expression="of:=[.#REF!]" table:base-cell-address="Cover_Sheet.$A$1"/>
        <table:named-expression table:name="GraphData" table:expression="of:=['file:///T:/TSGB1998/SECTION1/1-13-98.XLS'#'TIS-INDEX'.$B$13:.$Q$44]~['file:///T:/TSGB1998/SECTION1/1-13-98.XLS'#'TIS-INDEX'.$E$9:.$R$9]" table:base-cell-address="Cover_Sheet.$A$1"/>
        <table:named-expression table:name="GraphTitle" table:expression="of:=[.#REF!]" table:base-cell-address="Cover_Sheet.$A$1"/>
        <table:named-expression table:name="MACRO" table:expression="of:=#N/A" table:base-cell-address="Cover_Sheet.$A$1"/>
        <table:named-expression table:name="MIN" table:expression="of:=[.#REF!]" table:base-cell-address="Cover_Sheet.$A$1"/>
        <table:named-expression table:name="mincheck" table:expression="of:=[.#REF!]" table:base-cell-address="Cover_Sheet.$A$1"/>
        <table:named-expression table:name="name" table:expression="of:=[.#REF!]" table:base-cell-address="Cover_Sheet.$A$1"/>
        <table:named-expression table:name="new_chart" table:expression="of:=['file://tslan10/COMQ/TSGB00/8-01-98.XLS'#'1997'.$A$7]~['file://tslan10/COMQ/TSGB00/8-01-98.XLS'#'1997'.$L$7]~['file://tslan10/COMQ/TSGB00/8-01-98.XLS'#'1997'.$M$7]~['file://tslan10/COMQ/TSGB00/8-01-98.XLS'#'1997'.#REF!]~['file://tslan10/COMQ/TSGB00/8-01-98.XLS'#'1997'.$A$10]~['file://tslan10/COMQ/TSGB00/8-01-98.XLS'#'1997'.$A$11]~['file://tslan10/COMQ/TSGB00/8-01-98.XLS'#'1997'.$L$10]~['file://tslan10/COMQ/TSGB00/8-01-98.XLS'#'1997'.$L$11]~['file://tslan10/COMQ/TSGB00/8-01-98.XLS'#'1997'.$M$10]~['file://tslan10/COMQ/TSGB00/8-01-98.XLS'#'1997'.$M$11]~['file://tslan10/COMQ/TSGB00/8-01-98.XLS'#'1997'.#REF!]~['file://tslan10/COMQ/TSGB00/8-01-98.XLS'#'1997'.#REF!]~['file://tslan10/COMQ/TSGB00/8-01-98.XLS'#'1997'.$Q$20]~['file://tslan10/COMQ/TSGB00/8-01-98.XLS'#'1997'.$L$19]~['file://tslan10/COMQ/TSGB00/8-01-98.XLS'#'1997'.$M$19]~['file://tslan10/COMQ/TSGB00/8-01-98.XLS'#'1997'.#REF!]" table:base-cell-address="Cover_Sheet.$A$1"/>
        <table:named-expression table:name="new_dialog" table:expression="of:='file://tslan10/COMQ/TSGB00/8-01-98.XLS'#$$Dialog" table:base-cell-address="Cover_Sheet.$A$1"/>
        <table:named-expression table:name="new_table" table:expression="of:=[.#REF!]" table:base-cell-address="Cover_Sheet.$A$1"/>
        <table:named-expression table:name="OldData" table:expression="of:=[.#REF!]" table:base-cell-address="Cover_Sheet.$A$1"/>
        <table:named-expression table:name="other" table:expression="of:=[.#REF!]" table:base-cell-address="Cover_Sheet.$A$1"/>
        <table:named-range table:name="PM" table:cell-range-address="'file:///C:/temp/Working%20files/6.11.9%20DW%20LHA%20&amp;%20HA%20roads%20casulties_1WIP.xls'#Sheet1.$K$1:Sheet1.$S$13" table:base-cell-address="Cover_Sheet.$A$1"/>
        <table:named-expression table:name="PR" table:expression="of:=[.#REF!]" table:base-cell-address="Cover_Sheet.$A$1"/>
        <table:named-expression table:name="Print_Area" table:expression="of:=[.#REF!]" table:base-cell-address="Cover_Sheet.$A$1"/>
        <table:named-expression table:name="printarea" table:expression="of:=[.#REF!]" table:base-cell-address="Cover_Sheet.$A$1"/>
        <table:named-expression table:name="PU" table:expression="of:=[.#REF!]" table:base-cell-address="Cover_Sheet.$A$1"/>
        <table:named-expression table:name="PUBLISH1998_Print_Area" table:expression="of:=[.#REF!]" table:base-cell-address="Cover_Sheet.$A$1"/>
        <table:named-expression table:name="R_" table:expression="of:=[.#REF!]" table:base-cell-address="Cover_Sheet.$A$1"/>
        <table:named-expression table:name="region" table:expression="of:=[.#REF!]" table:base-cell-address="Cover_Sheet.$A$1"/>
        <table:named-expression table:name="TAB5cQT" table:expression="of:=[.#REF!]" table:base-cell-address="Cover_Sheet.$A$1"/>
        <table:named-expression table:name="TABA1_2" table:expression="of:=#N/A" table:base-cell-address="Cover_Sheet.$A$1"/>
        <table:named-expression table:name="TABA3" table:expression="of:=#N/A" table:base-cell-address="Cover_Sheet.$A$1"/>
        <table:named-expression table:name="TABB1_2" table:expression="of:=#N/A" table:base-cell-address="Cover_Sheet.$A$1"/>
        <table:named-expression table:name="TableTitle" table:expression="of:=[.#REF!]" table:base-cell-address="Cover_Sheet.$A$1"/>
        <table:named-expression table:name="TB6a_bik" table:expression="of:=[.#REF!]" table:base-cell-address="Cover_Sheet.$A$1"/>
        <table:named-expression table:name="TB6a_car" table:expression="of:=[.#REF!]" table:base-cell-address="Cover_Sheet.$A$1"/>
        <table:named-expression table:name="TB6a_cyc" table:expression="of:=[.#REF!]" table:base-cell-address="Cover_Sheet.$A$1"/>
        <table:named-expression table:name="TB6a_ped" table:expression="of:=[.#REF!]" table:base-cell-address="Cover_Sheet.$A$1"/>
        <table:named-expression table:name="TB6b_bik" table:expression="of:=[.#REF!]" table:base-cell-address="Cover_Sheet.$A$1"/>
        <table:named-expression table:name="TB6b_car" table:expression="of:=[.#REF!]" table:base-cell-address="Cover_Sheet.$A$1"/>
        <table:named-expression table:name="TB6b_cyc" table:expression="of:=[.#REF!]" table:base-cell-address="Cover_Sheet.$A$1"/>
        <table:named-expression table:name="TB6b_ped" table:expression="of:=[.#REF!]" table:base-cell-address="Cover_Sheet.$A$1"/>
        <table:named-expression table:name="TB6c_bik" table:expression="of:=[.#REF!]" table:base-cell-address="Cover_Sheet.$A$1"/>
        <table:named-expression table:name="TB6c_car" table:expression="of:=[.#REF!]" table:base-cell-address="Cover_Sheet.$A$1"/>
        <table:named-expression table:name="TB6c_cyc" table:expression="of:=[.#REF!]" table:base-cell-address="Cover_Sheet.$A$1"/>
        <table:named-expression table:name="TB6c_ped" table:expression="of:=[.#REF!]" table:base-cell-address="Cover_Sheet.$A$1"/>
        <table:named-expression table:name="testing" table:expression="of:=[.#REF!]" table:base-cell-address="Cover_Sheet.$A$1"/>
        <table:named-range table:name="TM" table:cell-range-address="'file:///C:/temp/Working%20files/6.11.9%20DW%20LHA%20&amp;%20HA%20roads%20casulties_1WIP.xls'#Sheet1.$A$1:Sheet1.$I$119" table:base-cell-address="Cover_Sheet.$A$1"/>
        <table:named-expression table:name="TOP" table:expression="of:=[.#REF!]" table:base-cell-address="Cover_Sheet.$A$1"/>
        <table:named-range table:name="TR" table:cell-range-address="'file:///C:/temp/Working%20files/6.11.9%20DW%20LHA%20&amp;%20HA%20roads%20casulties_1WIP.xls'#Sheet1.$U$1:Sheet1.$AB$146" table:base-cell-address="Cover_Sheet.$A$1"/>
        <table:named-range table:name="TU" table:cell-range-address="'file:///C:/temp/Working%20files/6.11.9%20DW%20LHA%20&amp;%20HA%20roads%20casulties_1WIP.xls'#Sheet1.$AC$1:Sheet1.$AJ$133" table:base-cell-address="Cover_Sheet.$A$1"/>
        <table:named-expression table:name="v" table:expression="of:=[.#REF!]" table:base-cell-address="Cover_Sheet.$A$1"/>
        <table:named-expression table:name="ValueTitle" table:expression="of:=[.#REF!]" table:base-cell-address="Cover_Sheet.$A$1"/>
        <table:named-expression table:name="year" table:expression="of:=[.#REF!]" table:base-cell-address="Cover_Sheet.$A$1"/>
      </table:named-expressions>
      <table:database-ranges>
        <table:database-range table:target-range-address="Table_of_Contents.A3:Table_of_Contents.C5" table:name="Contents"/>
        <table:database-range table:target-range-address="Notes.A3:Notes.B10" table:name="Notes"/>
        <table:database-range table:target-range-address="BUS09a.A8:BUS09a.U113" table:name="non_frequent_on_time_la"/>
        <table:database-range table:target-range-address="BUS09b.A8:BUS09b.U109" table:name="excess_waiting_time_la"/>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Helv" svg:font-family="Helv"/>
    <style:font-face style:name="Times New Roman" svg:font-family="&quot;Times New Roman&quot;"/>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6P0">
      <number:number number:decimal-places="0" number:min-decimal-places="0" number:min-integer-digits="1" number:grouping="true"/>
    </number:number-style>
    <number:number-style style:name="N36P1">
      <number:text>-</number:text>
      <number:number number:decimal-places="0" number:min-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
      <number:number number:decimal-places="1" number:min-decimal-places="1" number:min-integer-digits="1"/>
    </number:number-style>
    <number:number-style style:name="N39">
      <number:number number:decimal-places="1" number:min-decimal-places="1" number:min-integer-digits="1" number:grouping="true"/>
    </number:number-style>
    <number:number-style style:name="N40">
      <number:number number:decimal-places="0" number:min-decimal-places="0" number:min-integer-digits="1">
        <number:embedded-text number:position="0"> </number:embedded-text>
      </number:number>
    </number:number-style>
    <number:number-style style:name="N41P0">
      <number:text> </number:text>
      <number:number number:decimal-places="2" number:min-decimal-places="2" number:min-integer-digits="1" number:grouping="true"/>
      <number:text> </number:text>
    </number:number-style>
    <number:number-style style:name="N41P1">
      <number:text>-</number:text>
      <number:number number:decimal-places="2" number:min-decimal-places="2" number:min-integer-digits="1" number:grouping="true"/>
      <number:text> </number:text>
    </number:number-style>
    <number:number-style style:name="N41P2">
      <number:text> -</number:text>
      <number:number number:decimal-places="0" number:min-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fill-character> </number:fill-character>
      <number:number number:decimal-places="2" number:min-decimal-places="2" number:min-integer-digits="1" number:grouping="true"/>
      <number:text> </number:text>
    </number:number-style>
    <number:number-style style:name="N42P1">
      <number:text>-</number:text>
      <number:fill-character> </number:fill-character>
      <number:number number:decimal-places="2" number:min-decimal-places="2" number:min-integer-digits="1" number:grouping="true"/>
      <number:text> </number:text>
    </number:number-style>
    <number:number-style style:name="N42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style:style style:name="Comma_32_2" style:display-name="Comma 2" style:family="table-cell" style:data-style-name="N41"/>
    <style:style style:name="Comma_BUS1001" style:family="table-cell" style:data-style-name="N42"/>
    <style:style style:name="Heading" style:family="table-cell" style:data-style-name="N36">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6._32_New_32_topics" style:display-name="Heading_6. New topics" style:family="table-cell" style:data-style-name="N36">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font-name="Helv" style:font-name-asian="Helv" style:font-name-complex="Helv" fo:font-size="12pt" style:font-size-asian="12pt" style:font-size-complex="12pt" style:text-underline-style="solid" style:text-underline-type="single"/>
    </style:style>
    <style:style style:name="Hyperlink_32_2_32_2" style:display-name="Hyperlink 2 2" style:family="table-cell" style:data-style-name="N0">
      <style:text-properties fo:color="#0000FF" style:font-name="Helv" style:font-name-asian="Helv" style:font-name-complex="Helv" fo:font-size="12pt" style:font-size-asian="12pt" style:font-size-complex="12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 style:display-name="Normal 3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Main" style:family="table-cell" style:data-style-name="N39">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Percent_32_2" style:display-name="Percent 2" style:family="table-cell" style:data-style-name="N13"/>
    <style:style style:name="Percent_32_3" style:display-name="Percent 3" style:family="table-cell" style:data-style-name="N13"/>
    <style:style style:name="Publication_style" style:family="table-cell" style:data-style-name="N36">
      <style:text-properties style:font-name="Times New Roman" style:font-name-asian="Times New Roman" style:font-name-complex="Times New Roman" fo:font-size="10pt" style:font-size-asian="10pt" style:font-size-complex="10pt" style:font-family-generic="roman"/>
    </style:style>
    <style:style style:name="Refdb_32_standard" style:display-name="Refdb standard"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Source" style:family="table-cell" style:data-style-name="N0">
      <style:table-cell-properties style:vertical-align="automatic" fo:background-color="transparent"/>
      <style:text-properties style:font-name="Times New Roman" style:font-name-asian="Times New Roman" style:font-name-complex="Times New Roman" fo:font-size="12pt" style:font-size-asian="12pt" style:font-size-complex="12pt" fo:font-style="italic" style:font-style-asian="italic" style:font-style-complex="italic" style:font-family-generic="roman"/>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meta:initial-creator>Matthew Johnson</meta:initial-creator>
    <dc:creator>Becky Cleminson</dc:creator>
    <meta:creation-date>2021-10-20T07:43:51Z</meta:creation-date>
    <dc:date>2023-01-30T11:14:49Z</dc:date>
  </office:meta>
</office:document-meta>
</file>